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9.66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apid_robotics_traj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16" table:default-cell-style-name="Default"/>
        <table:table-row table:style-name="ro1">
          <table:table-cell office:value-type="string" calcext:value-type="string">
            <text:p>J1 Pos</text:p>
          </table:table-cell>
          <table:table-cell office:value-type="string" calcext:value-type="string">
            <text:p>J2 Pos</text:p>
          </table:table-cell>
          <table:table-cell office:value-type="string" calcext:value-type="string">
            <text:p>J3 Pos</text:p>
          </table:table-cell>
          <table:table-cell office:value-type="string" calcext:value-type="string">
            <text:p>J4 Pos</text:p>
          </table:table-cell>
          <table:table-cell office:value-type="string" calcext:value-type="string">
            <text:p>J5 Pos</text:p>
          </table:table-cell>
          <table:table-cell office:value-type="string" calcext:value-type="string">
            <text:p>J6 Pos</text:p>
          </table:table-cell>
          <table:table-cell/>
          <table:table-cell office:value-type="string" calcext:value-type="string">
            <text:p>Timestep</text:p>
          </table:table-cell>
          <table:table-cell/>
          <table:table-cell office:value-type="string" calcext:value-type="string">
            <text:p>Velocities</text:p>
          </table:table-cell>
          <table:table-cell table:number-columns-repeated="6"/>
          <table:table-cell office:value-type="string" calcext:value-type="string">
            <text:p>Accelerations</text:p>
          </table:table-cell>
          <table:table-cell table:number-columns-repeated="5"/>
        </table:table-row>
        <table:table-row table:style-name="ro1">
          <table:table-cell office:value-type="float" office:value="0.238288" calcext:value-type="float">
            <text:p>0.238288</text:p>
          </table:table-cell>
          <table:table-cell office:value-type="float" office:value="0.378499" calcext:value-type="float">
            <text:p>0.378499</text:p>
          </table:table-cell>
          <table:table-cell office:value-type="float" office:value="1.63914" calcext:value-type="float">
            <text:p>1.63914</text:p>
          </table:table-cell>
          <table:table-cell office:value-type="float" office:value="1.10303" calcext:value-type="float">
            <text:p>1.10303</text:p>
          </table:table-cell>
          <table:table-cell office:value-type="float" office:value="0.225048" calcext:value-type="float">
            <text:p>0.225048</text:p>
          </table:table-cell>
          <table:table-cell office:value-type="float" office:value="1.55303" calcext:value-type="float">
            <text:p>1.55303</text:p>
          </table:table-cell>
          <table:table-cell/>
          <table:table-cell office:value-type="float" office:value="0.005" calcext:value-type="float">
            <text:p>0.005</text:p>
          </table:table-cell>
          <table:table-cell/>
          <table:table-cell table:formula="of:=([.A3]-[.A2])/[.$H$2]" office:value-type="float" office:value="0.129799999999997" calcext:value-type="float">
            <text:p>0.129799999999997</text:p>
          </table:table-cell>
          <table:table-cell table:formula="of:=([.B3]-[.B2])/[.$H$2]" office:value-type="float" office:value="0.0722000000000111" calcext:value-type="float">
            <text:p>0.072200000000011</text:p>
          </table:table-cell>
          <table:table-cell table:formula="of:=([.C3]-[.C2])/[.$H$2]" office:value-type="float" office:value="-0.104000000000015" calcext:value-type="float">
            <text:p>-0.104000000000015</text:p>
          </table:table-cell>
          <table:table-cell table:formula="of:=([.D3]-[.D2])/[.$H$2]" office:value-type="float" office:value="0.0440000000000218" calcext:value-type="float">
            <text:p>0.044000000000022</text:p>
          </table:table-cell>
          <table:table-cell table:formula="of:=([.E3]-[.E2])/[.$H$2]" office:value-type="float" office:value="0.129799999999997" calcext:value-type="float">
            <text:p>0.129799999999997</text:p>
          </table:table-cell>
          <table:table-cell table:formula="of:=([.F3]-[.F2])/[.$H$2]" office:value-type="float" office:value="0.0119999999999898" calcext:value-type="float">
            <text:p>0.01199999999999</text:p>
          </table:table-cell>
          <table:table-cell/>
          <table:table-cell table:formula="of:=([.J3]-[.J2])/[.$H$2]" office:value-type="float" office:value="17.3200000000007" calcext:value-type="float">
            <text:p>17.3200000000007</text:p>
          </table:table-cell>
          <table:table-cell table:formula="of:=([.K3]-[.K2])/[.$H$2]" office:value-type="float" office:value="9.59999999999628" calcext:value-type="float">
            <text:p>9.59999999999628</text:p>
          </table:table-cell>
          <table:table-cell table:formula="of:=([.L3]-[.L2])/[.$H$2]" office:value-type="float" office:value="-13.999999999994" calcext:value-type="float">
            <text:p>-13.999999999994</text:p>
          </table:table-cell>
          <table:table-cell table:formula="of:=([.M3]-[.M2])/[.$H$2]" office:value-type="float" office:value="5.59999999999228" calcext:value-type="float">
            <text:p>5.59999999999228</text:p>
          </table:table-cell>
          <table:table-cell table:formula="of:=([.N3]-[.N2])/[.$H$2]" office:value-type="float" office:value="17.2800000000006" calcext:value-type="float">
            <text:p>17.2800000000006</text:p>
          </table:table-cell>
          <table:table-cell table:formula="of:=([.O3]-[.O2])/[.$H$2]" office:value-type="float" office:value="1.6000000000016" calcext:value-type="float">
            <text:p>1.6000000000016</text:p>
          </table:table-cell>
        </table:table-row>
        <table:table-row table:style-name="ro1">
          <table:table-cell office:value-type="float" office:value="0.238937" calcext:value-type="float">
            <text:p>0.238937</text:p>
          </table:table-cell>
          <table:table-cell office:value-type="float" office:value="0.37886" calcext:value-type="float">
            <text:p>0.37886</text:p>
          </table:table-cell>
          <table:table-cell office:value-type="float" office:value="1.63862" calcext:value-type="float">
            <text:p>1.63862</text:p>
          </table:table-cell>
          <table:table-cell office:value-type="float" office:value="1.10325" calcext:value-type="float">
            <text:p>1.10325</text:p>
          </table:table-cell>
          <table:table-cell office:value-type="float" office:value="0.225697" calcext:value-type="float">
            <text:p>0.225697</text:p>
          </table:table-cell>
          <table:table-cell office:value-type="float" office:value="1.55309" calcext:value-type="float">
            <text:p>1.55309</text:p>
          </table:table-cell>
          <table:table-cell table:number-columns-repeated="3"/>
          <table:table-cell table:formula="of:=([.A4]-[.A3])/[.$H$2]" office:value-type="float" office:value="0.2164" calcext:value-type="float">
            <text:p>0.2164</text:p>
          </table:table-cell>
          <table:table-cell table:formula="of:=([.B4]-[.B3])/[.$H$2]" office:value-type="float" office:value="0.120199999999993" calcext:value-type="float">
            <text:p>0.120199999999993</text:p>
          </table:table-cell>
          <table:table-cell table:formula="of:=([.C4]-[.C3])/[.$H$2]" office:value-type="float" office:value="-0.173999999999985" calcext:value-type="float">
            <text:p>-0.173999999999985</text:p>
          </table:table-cell>
          <table:table-cell table:formula="of:=([.D4]-[.D3])/[.$H$2]" office:value-type="float" office:value="0.0719999999999832" calcext:value-type="float">
            <text:p>0.071999999999983</text:p>
          </table:table-cell>
          <table:table-cell table:formula="of:=([.E4]-[.E3])/[.$H$2]" office:value-type="float" office:value="0.2162" calcext:value-type="float">
            <text:p>0.2162</text:p>
          </table:table-cell>
          <table:table-cell table:formula="of:=([.F4]-[.F3])/[.$H$2]" office:value-type="float" office:value="0.0199999999999978" calcext:value-type="float">
            <text:p>0.019999999999998</text:p>
          </table:table-cell>
          <table:table-cell/>
          <table:table-cell table:formula="of:=([.J4]-[.J3])/[.$H$2]" office:value-type="float" office:value="17.2400000000006" calcext:value-type="float">
            <text:p>17.2400000000006</text:p>
          </table:table-cell>
          <table:table-cell table:formula="of:=([.K4]-[.K3])/[.$H$2]" office:value-type="float" office:value="9.6800000000008" calcext:value-type="float">
            <text:p>9.6800000000008</text:p>
          </table:table-cell>
          <table:table-cell table:formula="of:=([.L4]-[.L3])/[.$H$2]" office:value-type="float" office:value="-14.0000000000029" calcext:value-type="float">
            <text:p>-14.0000000000029</text:p>
          </table:table-cell>
          <table:table-cell table:formula="of:=([.M4]-[.M3])/[.$H$2]" office:value-type="float" office:value="6.4000000000064" calcext:value-type="float">
            <text:p>6.4000000000064</text:p>
          </table:table-cell>
          <table:table-cell table:formula="of:=([.N4]-[.N3])/[.$H$2]" office:value-type="float" office:value="17.2800000000006" calcext:value-type="float">
            <text:p>17.2800000000006</text:p>
          </table:table-cell>
          <table:table-cell table:formula="of:=([.O4]-[.O3])/[.$H$2]" office:value-type="float" office:value="1.6000000000016" calcext:value-type="float">
            <text:p>1.6000000000016</text:p>
          </table:table-cell>
        </table:table-row>
        <table:table-row table:style-name="ro1">
          <table:table-cell office:value-type="float" office:value="0.240019" calcext:value-type="float">
            <text:p>0.240019</text:p>
          </table:table-cell>
          <table:table-cell office:value-type="float" office:value="0.379461" calcext:value-type="float">
            <text:p>0.379461</text:p>
          </table:table-cell>
          <table:table-cell office:value-type="float" office:value="1.63775" calcext:value-type="float">
            <text:p>1.63775</text:p>
          </table:table-cell>
          <table:table-cell office:value-type="float" office:value="1.10361" calcext:value-type="float">
            <text:p>1.10361</text:p>
          </table:table-cell>
          <table:table-cell office:value-type="float" office:value="0.226778" calcext:value-type="float">
            <text:p>0.226778</text:p>
          </table:table-cell>
          <table:table-cell office:value-type="float" office:value="1.55319" calcext:value-type="float">
            <text:p>1.55319</text:p>
          </table:table-cell>
          <table:table-cell table:number-columns-repeated="3"/>
          <table:table-cell table:formula="of:=([.A5]-[.A4])/[.$H$2]" office:value-type="float" office:value="0.302600000000003" calcext:value-type="float">
            <text:p>0.302600000000003</text:p>
          </table:table-cell>
          <table:table-cell table:formula="of:=([.B5]-[.B4])/[.$H$2]" office:value-type="float" office:value="0.168599999999997" calcext:value-type="float">
            <text:p>0.168599999999997</text:p>
          </table:table-cell>
          <table:table-cell table:formula="of:=([.C5]-[.C4])/[.$H$2]" office:value-type="float" office:value="-0.244" calcext:value-type="float">
            <text:p>-0.244</text:p>
          </table:table-cell>
          <table:table-cell table:formula="of:=([.D5]-[.D4])/[.$H$2]" office:value-type="float" office:value="0.104000000000015" calcext:value-type="float">
            <text:p>0.104000000000015</text:p>
          </table:table-cell>
          <table:table-cell table:formula="of:=([.E5]-[.E4])/[.$H$2]" office:value-type="float" office:value="0.302600000000003" calcext:value-type="float">
            <text:p>0.302600000000003</text:p>
          </table:table-cell>
          <table:table-cell table:formula="of:=([.F5]-[.F4])/[.$H$2]" office:value-type="float" office:value="0.0280000000000058" calcext:value-type="float">
            <text:p>0.028000000000006</text:p>
          </table:table-cell>
          <table:table-cell/>
          <table:table-cell table:formula="of:=([.J5]-[.J4])/[.$H$2]" office:value-type="float" office:value="17.2799999999995" calcext:value-type="float">
            <text:p>17.2799999999995</text:p>
          </table:table-cell>
          <table:table-cell table:formula="of:=([.K5]-[.K4])/[.$H$2]" office:value-type="float" office:value="9.80000000000203" calcext:value-type="float">
            <text:p>9.80000000000203</text:p>
          </table:table-cell>
          <table:table-cell table:formula="of:=([.L5]-[.L4])/[.$H$2]" office:value-type="float" office:value="-14.0000000000029" calcext:value-type="float">
            <text:p>-14.0000000000029</text:p>
          </table:table-cell>
          <table:table-cell table:formula="of:=([.M5]-[.M4])/[.$H$2]" office:value-type="float" office:value="5.19999999999854" calcext:value-type="float">
            <text:p>5.19999999999854</text:p>
          </table:table-cell>
          <table:table-cell table:formula="of:=([.N5]-[.N4])/[.$H$2]" office:value-type="float" office:value="17.2799999999995" calcext:value-type="float">
            <text:p>17.2799999999995</text:p>
          </table:table-cell>
          <table:table-cell table:formula="of:=([.O5]-[.O4])/[.$H$2]" office:value-type="float" office:value="1.6000000000016" calcext:value-type="float">
            <text:p>1.6000000000016</text:p>
          </table:table-cell>
        </table:table-row>
        <table:table-row table:style-name="ro1">
          <table:table-cell office:value-type="float" office:value="0.241532" calcext:value-type="float">
            <text:p>0.241532</text:p>
          </table:table-cell>
          <table:table-cell office:value-type="float" office:value="0.380304" calcext:value-type="float">
            <text:p>0.380304</text:p>
          </table:table-cell>
          <table:table-cell office:value-type="float" office:value="1.63653" calcext:value-type="float">
            <text:p>1.63653</text:p>
          </table:table-cell>
          <table:table-cell office:value-type="float" office:value="1.10413" calcext:value-type="float">
            <text:p>1.10413</text:p>
          </table:table-cell>
          <table:table-cell office:value-type="float" office:value="0.228291" calcext:value-type="float">
            <text:p>0.228291</text:p>
          </table:table-cell>
          <table:table-cell office:value-type="float" office:value="1.55333" calcext:value-type="float">
            <text:p>1.55333</text:p>
          </table:table-cell>
          <table:table-cell table:number-columns-repeated="3"/>
          <table:table-cell table:formula="of:=([.A6]-[.A5])/[.$H$2]" office:value-type="float" office:value="0.389" calcext:value-type="float">
            <text:p>0.389</text:p>
          </table:table-cell>
          <table:table-cell table:formula="of:=([.B6]-[.B5])/[.$H$2]" office:value-type="float" office:value="0.217600000000007" calcext:value-type="float">
            <text:p>0.217600000000007</text:p>
          </table:table-cell>
          <table:table-cell table:formula="of:=([.C6]-[.C5])/[.$H$2]" office:value-type="float" office:value="-0.314000000000014" calcext:value-type="float">
            <text:p>-0.314000000000014</text:p>
          </table:table-cell>
          <table:table-cell table:formula="of:=([.D6]-[.D5])/[.$H$2]" office:value-type="float" office:value="0.130000000000008" calcext:value-type="float">
            <text:p>0.130000000000008</text:p>
          </table:table-cell>
          <table:table-cell table:formula="of:=([.E6]-[.E5])/[.$H$2]" office:value-type="float" office:value="0.389" calcext:value-type="float">
            <text:p>0.389</text:p>
          </table:table-cell>
          <table:table-cell table:formula="of:=([.F6]-[.F5])/[.$H$2]" office:value-type="float" office:value="0.0360000000000138" calcext:value-type="float">
            <text:p>0.036000000000014</text:p>
          </table:table-cell>
          <table:table-cell/>
          <table:table-cell table:formula="of:=([.J6]-[.J5])/[.$H$2]" office:value-type="float" office:value="17.2799999999995" calcext:value-type="float">
            <text:p>17.2799999999995</text:p>
          </table:table-cell>
          <table:table-cell table:formula="of:=([.K6]-[.K5])/[.$H$2]" office:value-type="float" office:value="9.87999999999767" calcext:value-type="float">
            <text:p>9.87999999999767</text:p>
          </table:table-cell>
          <table:table-cell table:formula="of:=([.L6]-[.L5])/[.$H$2]" office:value-type="float" office:value="-14.7999999999904" calcext:value-type="float">
            <text:p>-14.7999999999904</text:p>
          </table:table-cell>
          <table:table-cell table:formula="of:=([.M6]-[.M5])/[.$H$2]" office:value-type="float" office:value="6.39999999999752" calcext:value-type="float">
            <text:p>6.39999999999752</text:p>
          </table:table-cell>
          <table:table-cell table:formula="of:=([.N6]-[.N5])/[.$H$2]" office:value-type="float" office:value="17.2399999999995" calcext:value-type="float">
            <text:p>17.2399999999995</text:p>
          </table:table-cell>
          <table:table-cell table:formula="of:=([.O6]-[.O5])/[.$H$2]" office:value-type="float" office:value="1.1999999999901" calcext:value-type="float">
            <text:p>1.1999999999901</text:p>
          </table:table-cell>
        </table:table-row>
        <table:table-row table:style-name="ro1">
          <table:table-cell office:value-type="float" office:value="0.243477" calcext:value-type="float">
            <text:p>0.243477</text:p>
          </table:table-cell>
          <table:table-cell office:value-type="float" office:value="0.381392" calcext:value-type="float">
            <text:p>0.381392</text:p>
          </table:table-cell>
          <table:table-cell office:value-type="float" office:value="1.63496" calcext:value-type="float">
            <text:p>1.63496</text:p>
          </table:table-cell>
          <table:table-cell office:value-type="float" office:value="1.10478" calcext:value-type="float">
            <text:p>1.10478</text:p>
          </table:table-cell>
          <table:table-cell office:value-type="float" office:value="0.230236" calcext:value-type="float">
            <text:p>0.230236</text:p>
          </table:table-cell>
          <table:table-cell office:value-type="float" office:value="1.55351" calcext:value-type="float">
            <text:p>1.55351</text:p>
          </table:table-cell>
          <table:table-cell table:number-columns-repeated="3"/>
          <table:table-cell table:formula="of:=([.A7]-[.A6])/[.$H$2]" office:value-type="float" office:value="0.475399999999998" calcext:value-type="float">
            <text:p>0.475399999999998</text:p>
          </table:table-cell>
          <table:table-cell table:formula="of:=([.B7]-[.B6])/[.$H$2]" office:value-type="float" office:value="0.266999999999995" calcext:value-type="float">
            <text:p>0.266999999999995</text:p>
          </table:table-cell>
          <table:table-cell table:formula="of:=([.C7]-[.C6])/[.$H$2]" office:value-type="float" office:value="-0.387999999999966" calcext:value-type="float">
            <text:p>-0.387999999999966</text:p>
          </table:table-cell>
          <table:table-cell table:formula="of:=([.D7]-[.D6])/[.$H$2]" office:value-type="float" office:value="0.161999999999995" calcext:value-type="float">
            <text:p>0.161999999999995</text:p>
          </table:table-cell>
          <table:table-cell table:formula="of:=([.E7]-[.E6])/[.$H$2]" office:value-type="float" office:value="0.475199999999998" calcext:value-type="float">
            <text:p>0.475199999999998</text:p>
          </table:table-cell>
          <table:table-cell table:formula="of:=([.F7]-[.F6])/[.$H$2]" office:value-type="float" office:value="0.0419999999999643" calcext:value-type="float">
            <text:p>0.041999999999964</text:p>
          </table:table-cell>
          <table:table-cell/>
          <table:table-cell table:formula="of:=([.J7]-[.J6])/[.$H$2]" office:value-type="float" office:value="17.2400000000006" calcext:value-type="float">
            <text:p>17.2400000000006</text:p>
          </table:table-cell>
          <table:table-cell table:formula="of:=([.K7]-[.K6])/[.$H$2]" office:value-type="float" office:value="10.0800000000012" calcext:value-type="float">
            <text:p>10.0800000000012</text:p>
          </table:table-cell>
          <table:table-cell table:formula="of:=([.L7]-[.L6])/[.$H$2]" office:value-type="float" office:value="-14.4000000000055" calcext:value-type="float">
            <text:p>-14.4000000000055</text:p>
          </table:table-cell>
          <table:table-cell table:formula="of:=([.M7]-[.M6])/[.$H$2]" office:value-type="float" office:value="5.60000000000116" calcext:value-type="float">
            <text:p>5.60000000000116</text:p>
          </table:table-cell>
          <table:table-cell table:formula="of:=([.N7]-[.N6])/[.$H$2]" office:value-type="float" office:value="17.2800000000017" calcext:value-type="float">
            <text:p>17.2800000000017</text:p>
          </table:table-cell>
          <table:table-cell table:formula="of:=([.O7]-[.O6])/[.$H$2]" office:value-type="float" office:value="1.20000000000786" calcext:value-type="float">
            <text:p>1.20000000000786</text:p>
          </table:table-cell>
        </table:table-row>
        <table:table-row table:style-name="ro1">
          <table:table-cell office:value-type="float" office:value="0.245854" calcext:value-type="float">
            <text:p>0.245854</text:p>
          </table:table-cell>
          <table:table-cell office:value-type="float" office:value="0.382727" calcext:value-type="float">
            <text:p>0.382727</text:p>
          </table:table-cell>
          <table:table-cell office:value-type="float" office:value="1.63302" calcext:value-type="float">
            <text:p>1.63302</text:p>
          </table:table-cell>
          <table:table-cell office:value-type="float" office:value="1.10559" calcext:value-type="float">
            <text:p>1.10559</text:p>
          </table:table-cell>
          <table:table-cell office:value-type="float" office:value="0.232612" calcext:value-type="float">
            <text:p>0.232612</text:p>
          </table:table-cell>
          <table:table-cell office:value-type="float" office:value="1.55372" calcext:value-type="float">
            <text:p>1.55372</text:p>
          </table:table-cell>
          <table:table-cell table:number-columns-repeated="3"/>
          <table:table-cell table:formula="of:=([.A8]-[.A7])/[.$H$2]" office:value-type="float" office:value="0.561600000000001" calcext:value-type="float">
            <text:p>0.561600000000001</text:p>
          </table:table-cell>
          <table:table-cell table:formula="of:=([.B8]-[.B7])/[.$H$2]" office:value-type="float" office:value="0.317400000000001" calcext:value-type="float">
            <text:p>0.317400000000001</text:p>
          </table:table-cell>
          <table:table-cell table:formula="of:=([.C8]-[.C7])/[.$H$2]" office:value-type="float" office:value="-0.459999999999994" calcext:value-type="float">
            <text:p>-0.459999999999994</text:p>
          </table:table-cell>
          <table:table-cell table:formula="of:=([.D8]-[.D7])/[.$H$2]" office:value-type="float" office:value="0.190000000000001" calcext:value-type="float">
            <text:p>0.190000000000001</text:p>
          </table:table-cell>
          <table:table-cell table:formula="of:=([.E8]-[.E7])/[.$H$2]" office:value-type="float" office:value="0.561600000000007" calcext:value-type="float">
            <text:p>0.561600000000007</text:p>
          </table:table-cell>
          <table:table-cell table:formula="of:=([.F8]-[.F7])/[.$H$2]" office:value-type="float" office:value="0.0480000000000036" calcext:value-type="float">
            <text:p>0.048000000000004</text:p>
          </table:table-cell>
          <table:table-cell/>
          <table:table-cell table:formula="of:=([.J8]-[.J7])/[.$H$2]" office:value-type="float" office:value="17.3199999999996" calcext:value-type="float">
            <text:p>17.3199999999996</text:p>
          </table:table-cell>
          <table:table-cell table:formula="of:=([.K8]-[.K7])/[.$H$2]" office:value-type="float" office:value="10.2000000000002" calcext:value-type="float">
            <text:p>10.2000000000002</text:p>
          </table:table-cell>
          <table:table-cell table:formula="of:=([.L8]-[.L7])/[.$H$2]" office:value-type="float" office:value="-14.8000000000081" calcext:value-type="float">
            <text:p>-14.8000000000081</text:p>
          </table:table-cell>
          <table:table-cell table:formula="of:=([.M8]-[.M7])/[.$H$2]" office:value-type="float" office:value="5.9999999999949" calcext:value-type="float">
            <text:p>5.9999999999949</text:p>
          </table:table-cell>
          <table:table-cell table:formula="of:=([.N8]-[.N7])/[.$H$2]" office:value-type="float" office:value="17.2799999999984" calcext:value-type="float">
            <text:p>17.2799999999984</text:p>
          </table:table-cell>
          <table:table-cell table:formula="of:=([.O8]-[.O7])/[.$H$2]" office:value-type="float" office:value="1.19999999999898" calcext:value-type="float">
            <text:p>1.19999999999898</text:p>
          </table:table-cell>
        </table:table-row>
        <table:table-row table:style-name="ro1">
          <table:table-cell office:value-type="float" office:value="0.248662" calcext:value-type="float">
            <text:p>0.248662</text:p>
          </table:table-cell>
          <table:table-cell office:value-type="float" office:value="0.384314" calcext:value-type="float">
            <text:p>0.384314</text:p>
          </table:table-cell>
          <table:table-cell office:value-type="float" office:value="1.63072" calcext:value-type="float">
            <text:p>1.63072</text:p>
          </table:table-cell>
          <table:table-cell office:value-type="float" office:value="1.10654" calcext:value-type="float">
            <text:p>1.10654</text:p>
          </table:table-cell>
          <table:table-cell office:value-type="float" office:value="0.23542" calcext:value-type="float">
            <text:p>0.23542</text:p>
          </table:table-cell>
          <table:table-cell office:value-type="float" office:value="1.55396" calcext:value-type="float">
            <text:p>1.55396</text:p>
          </table:table-cell>
          <table:table-cell table:number-columns-repeated="3"/>
          <table:table-cell table:formula="of:=([.A9]-[.A8])/[.$H$2]" office:value-type="float" office:value="0.648199999999999" calcext:value-type="float">
            <text:p>0.648199999999999</text:p>
          </table:table-cell>
          <table:table-cell table:formula="of:=([.B9]-[.B8])/[.$H$2]" office:value-type="float" office:value="0.368400000000002" calcext:value-type="float">
            <text:p>0.368400000000002</text:p>
          </table:table-cell>
          <table:table-cell table:formula="of:=([.C9]-[.C8])/[.$H$2]" office:value-type="float" office:value="-0.534000000000034" calcext:value-type="float">
            <text:p>-0.534000000000034</text:p>
          </table:table-cell>
          <table:table-cell table:formula="of:=([.D9]-[.D8])/[.$H$2]" office:value-type="float" office:value="0.219999999999976" calcext:value-type="float">
            <text:p>0.219999999999976</text:p>
          </table:table-cell>
          <table:table-cell table:formula="of:=([.E9]-[.E8])/[.$H$2]" office:value-type="float" office:value="0.647999999999999" calcext:value-type="float">
            <text:p>0.647999999999999</text:p>
          </table:table-cell>
          <table:table-cell table:formula="of:=([.F9]-[.F8])/[.$H$2]" office:value-type="float" office:value="0.0539999999999985" calcext:value-type="float">
            <text:p>0.053999999999999</text:p>
          </table:table-cell>
          <table:table-cell/>
          <table:table-cell table:formula="of:=([.J9]-[.J8])/[.$H$2]" office:value-type="float" office:value="15.5600000000011" calcext:value-type="float">
            <text:p>15.5600000000011</text:p>
          </table:table-cell>
          <table:table-cell table:formula="of:=([.K9]-[.K8])/[.$H$2]" office:value-type="float" office:value="9.43999999999834" calcext:value-type="float">
            <text:p>9.43999999999834</text:p>
          </table:table-cell>
          <table:table-cell table:formula="of:=([.L9]-[.L8])/[.$H$2]" office:value-type="float" office:value="-14.3999999999878" calcext:value-type="float">
            <text:p>-14.3999999999878</text:p>
          </table:table-cell>
          <table:table-cell table:formula="of:=([.M9]-[.M8])/[.$H$2]" office:value-type="float" office:value="5.60000000001004" calcext:value-type="float">
            <text:p>5.60000000001004</text:p>
          </table:table-cell>
          <table:table-cell table:formula="of:=([.N9]-[.N8])/[.$H$2]" office:value-type="float" office:value="15.5599999999989" calcext:value-type="float">
            <text:p>15.5599999999989</text:p>
          </table:table-cell>
          <table:table-cell table:formula="of:=([.O9]-[.O8])/[.$H$2]" office:value-type="float" office:value="1.20000000000786" calcext:value-type="float">
            <text:p>1.20000000000786</text:p>
          </table:table-cell>
        </table:table-row>
        <table:table-row table:style-name="ro1">
          <table:table-cell office:value-type="float" office:value="0.251903" calcext:value-type="float">
            <text:p>0.251903</text:p>
          </table:table-cell>
          <table:table-cell office:value-type="float" office:value="0.386156" calcext:value-type="float">
            <text:p>0.386156</text:p>
          </table:table-cell>
          <table:table-cell office:value-type="float" office:value="1.62805" calcext:value-type="float">
            <text:p>1.62805</text:p>
          </table:table-cell>
          <table:table-cell office:value-type="float" office:value="1.10764" calcext:value-type="float">
            <text:p>1.10764</text:p>
          </table:table-cell>
          <table:table-cell office:value-type="float" office:value="0.23866" calcext:value-type="float">
            <text:p>0.23866</text:p>
          </table:table-cell>
          <table:table-cell office:value-type="float" office:value="1.55423" calcext:value-type="float">
            <text:p>1.55423</text:p>
          </table:table-cell>
          <table:table-cell table:number-columns-repeated="3"/>
          <table:table-cell table:formula="of:=([.A10]-[.A9])/[.$H$2]" office:value-type="float" office:value="0.726000000000004" calcext:value-type="float">
            <text:p>0.726000000000004</text:p>
          </table:table-cell>
          <table:table-cell table:formula="of:=([.B10]-[.B9])/[.$H$2]" office:value-type="float" office:value="0.415599999999994" calcext:value-type="float">
            <text:p>0.415599999999994</text:p>
          </table:table-cell>
          <table:table-cell table:formula="of:=([.C10]-[.C9])/[.$H$2]" office:value-type="float" office:value="-0.605999999999973" calcext:value-type="float">
            <text:p>-0.605999999999973</text:p>
          </table:table-cell>
          <table:table-cell table:formula="of:=([.D10]-[.D9])/[.$H$2]" office:value-type="float" office:value="0.248000000000026" calcext:value-type="float">
            <text:p>0.248000000000026</text:p>
          </table:table-cell>
          <table:table-cell table:formula="of:=([.E10]-[.E9])/[.$H$2]" office:value-type="float" office:value="0.725799999999993" calcext:value-type="float">
            <text:p>0.725799999999993</text:p>
          </table:table-cell>
          <table:table-cell table:formula="of:=([.F10]-[.F9])/[.$H$2]" office:value-type="float" office:value="0.0600000000000378" calcext:value-type="float">
            <text:p>0.060000000000038</text:p>
          </table:table-cell>
          <table:table-cell/>
          <table:table-cell table:formula="of:=([.J10]-[.J9])/[.$H$2]" office:value-type="float" office:value="7.6799999999988" calcext:value-type="float">
            <text:p>7.6799999999988</text:p>
          </table:table-cell>
          <table:table-cell table:formula="of:=([.K10]-[.K9])/[.$H$2]" office:value-type="float" office:value="5.16000000000183" calcext:value-type="float">
            <text:p>5.16000000000183</text:p>
          </table:table-cell>
          <table:table-cell table:formula="of:=([.L10]-[.L9])/[.$H$2]" office:value-type="float" office:value="-7.20000000001164" calcext:value-type="float">
            <text:p>-7.20000000001164</text:p>
          </table:table-cell>
          <table:table-cell table:formula="of:=([.M10]-[.M9])/[.$H$2]" office:value-type="float" office:value="2.39999999998908" calcext:value-type="float">
            <text:p>2.39999999998908</text:p>
          </table:table-cell>
          <table:table-cell table:formula="of:=([.N10]-[.N9])/[.$H$2]" office:value-type="float" office:value="7.72000000000217" calcext:value-type="float">
            <text:p>7.72000000000217</text:p>
          </table:table-cell>
          <table:table-cell table:formula="of:=([.O10]-[.O9])/[.$H$2]" office:value-type="float" office:value="0.399999999984857" calcext:value-type="float">
            <text:p>0.399999999984857</text:p>
          </table:table-cell>
        </table:table-row>
        <table:table-row table:style-name="ro1">
          <table:table-cell office:value-type="float" office:value="0.255533" calcext:value-type="float">
            <text:p>0.255533</text:p>
          </table:table-cell>
          <table:table-cell office:value-type="float" office:value="0.388234" calcext:value-type="float">
            <text:p>0.388234</text:p>
          </table:table-cell>
          <table:table-cell office:value-type="float" office:value="1.62502" calcext:value-type="float">
            <text:p>1.62502</text:p>
          </table:table-cell>
          <table:table-cell office:value-type="float" office:value="1.10888" calcext:value-type="float">
            <text:p>1.10888</text:p>
          </table:table-cell>
          <table:table-cell office:value-type="float" office:value="0.242289" calcext:value-type="float">
            <text:p>0.242289</text:p>
          </table:table-cell>
          <table:table-cell office:value-type="float" office:value="1.55453" calcext:value-type="float">
            <text:p>1.55453</text:p>
          </table:table-cell>
          <table:table-cell table:number-columns-repeated="3"/>
          <table:table-cell table:formula="of:=([.A11]-[.A10])/[.$H$2]" office:value-type="float" office:value="0.764399999999998" calcext:value-type="float">
            <text:p>0.764399999999998</text:p>
          </table:table-cell>
          <table:table-cell table:formula="of:=([.B11]-[.B10])/[.$H$2]" office:value-type="float" office:value="0.441400000000003" calcext:value-type="float">
            <text:p>0.441400000000003</text:p>
          </table:table-cell>
          <table:table-cell table:formula="of:=([.C11]-[.C10])/[.$H$2]" office:value-type="float" office:value="-0.642000000000031" calcext:value-type="float">
            <text:p>-0.642000000000031</text:p>
          </table:table-cell>
          <table:table-cell table:formula="of:=([.D11]-[.D10])/[.$H$2]" office:value-type="float" office:value="0.259999999999971" calcext:value-type="float">
            <text:p>0.259999999999971</text:p>
          </table:table-cell>
          <table:table-cell table:formula="of:=([.E11]-[.E10])/[.$H$2]" office:value-type="float" office:value="0.764400000000004" calcext:value-type="float">
            <text:p>0.764400000000004</text:p>
          </table:table-cell>
          <table:table-cell table:formula="of:=([.F11]-[.F10])/[.$H$2]" office:value-type="float" office:value="0.0619999999999621" calcext:value-type="float">
            <text:p>0.061999999999962</text:p>
          </table:table-cell>
          <table:table-cell/>
          <table:table-cell table:formula="of:=([.J11]-[.J10])/[.$H$2]" office:value-type="float" office:value="3.51999999999908" calcext:value-type="float">
            <text:p>3.51999999999908</text:p>
          </table:table-cell>
          <table:table-cell table:formula="of:=([.K11]-[.K10])/[.$H$2]" office:value-type="float" office:value="2.7200000000005" calcext:value-type="float">
            <text:p>2.7200000000005</text:p>
          </table:table-cell>
          <table:table-cell table:formula="of:=([.L11]-[.L10])/[.$H$2]" office:value-type="float" office:value="-4.3999999999933" calcext:value-type="float">
            <text:p>-4.3999999999933</text:p>
          </table:table-cell>
          <table:table-cell table:formula="of:=([.M11]-[.M10])/[.$H$2]" office:value-type="float" office:value="1.60000000001048" calcext:value-type="float">
            <text:p>1.60000000001048</text:p>
          </table:table-cell>
          <table:table-cell table:formula="of:=([.N11]-[.N10])/[.$H$2]" office:value-type="float" office:value="3.48000000000015" calcext:value-type="float">
            <text:p>3.48000000000015</text:p>
          </table:table-cell>
          <table:table-cell table:formula="of:=([.O11]-[.O10])/[.$H$2]" office:value-type="float" office:value="-0.399999999984857" calcext:value-type="float">
            <text:p>-0.399999999984857</text:p>
          </table:table-cell>
        </table:table-row>
        <table:table-row table:style-name="ro1">
          <table:table-cell office:value-type="float" office:value="0.259355" calcext:value-type="float">
            <text:p>0.259355</text:p>
          </table:table-cell>
          <table:table-cell office:value-type="float" office:value="0.390441" calcext:value-type="float">
            <text:p>0.390441</text:p>
          </table:table-cell>
          <table:table-cell office:value-type="float" office:value="1.62181" calcext:value-type="float">
            <text:p>1.62181</text:p>
          </table:table-cell>
          <table:table-cell office:value-type="float" office:value="1.11018" calcext:value-type="float">
            <text:p>1.11018</text:p>
          </table:table-cell>
          <table:table-cell office:value-type="float" office:value="0.246111" calcext:value-type="float">
            <text:p>0.246111</text:p>
          </table:table-cell>
          <table:table-cell office:value-type="float" office:value="1.55484" calcext:value-type="float">
            <text:p>1.55484</text:p>
          </table:table-cell>
          <table:table-cell table:number-columns-repeated="3"/>
          <table:table-cell table:formula="of:=([.A12]-[.A11])/[.$H$2]" office:value-type="float" office:value="0.781999999999994" calcext:value-type="float">
            <text:p>0.781999999999994</text:p>
          </table:table-cell>
          <table:table-cell table:formula="of:=([.B12]-[.B11])/[.$H$2]" office:value-type="float" office:value="0.455000000000005" calcext:value-type="float">
            <text:p>0.455000000000005</text:p>
          </table:table-cell>
          <table:table-cell table:formula="of:=([.C12]-[.C11])/[.$H$2]" office:value-type="float" office:value="-0.663999999999998" calcext:value-type="float">
            <text:p>-0.663999999999998</text:p>
          </table:table-cell>
          <table:table-cell table:formula="of:=([.D12]-[.D11])/[.$H$2]" office:value-type="float" office:value="0.268000000000024" calcext:value-type="float">
            <text:p>0.268000000000024</text:p>
          </table:table-cell>
          <table:table-cell table:formula="of:=([.E12]-[.E11])/[.$H$2]" office:value-type="float" office:value="0.781800000000005" calcext:value-type="float">
            <text:p>0.781800000000005</text:p>
          </table:table-cell>
          <table:table-cell table:formula="of:=([.F12]-[.F11])/[.$H$2]" office:value-type="float" office:value="0.0600000000000378" calcext:value-type="float">
            <text:p>0.060000000000038</text:p>
          </table:table-cell>
          <table:table-cell/>
          <table:table-cell table:formula="of:=([.J12]-[.J11])/[.$H$2]" office:value-type="float" office:value="2.52000000000141" calcext:value-type="float">
            <text:p>2.52000000000141</text:p>
          </table:table-cell>
          <table:table-cell table:formula="of:=([.K12]-[.K11])/[.$H$2]" office:value-type="float" office:value="2.27999999999673" calcext:value-type="float">
            <text:p>2.27999999999673</text:p>
          </table:table-cell>
          <table:table-cell table:formula="of:=([.L12]-[.L11])/[.$H$2]" office:value-type="float" office:value="-3.2000000000032" calcext:value-type="float">
            <text:p>-3.2000000000032</text:p>
          </table:table-cell>
          <table:table-cell table:formula="of:=([.M12]-[.M11])/[.$H$2]" office:value-type="float" office:value="0.799999999996359" calcext:value-type="float">
            <text:p>0.799999999996359</text:p>
          </table:table-cell>
          <table:table-cell table:formula="of:=([.N12]-[.N11])/[.$H$2]" office:value-type="float" office:value="2.55999999999701" calcext:value-type="float">
            <text:p>2.55999999999701</text:p>
          </table:table-cell>
          <table:table-cell table:formula="of:=([.O12]-[.O11])/[.$H$2]" office:value-type="float" office:value="-0.0000000000177635683940025" calcext:value-type="float">
            <text:p>-1.77635683940025E-11</text:p>
          </table:table-cell>
        </table:table-row>
        <table:table-row table:style-name="ro1">
          <table:table-cell office:value-type="float" office:value="0.263265" calcext:value-type="float">
            <text:p>0.263265</text:p>
          </table:table-cell>
          <table:table-cell office:value-type="float" office:value="0.392716" calcext:value-type="float">
            <text:p>0.392716</text:p>
          </table:table-cell>
          <table:table-cell office:value-type="float" office:value="1.61849" calcext:value-type="float">
            <text:p>1.61849</text:p>
          </table:table-cell>
          <table:table-cell office:value-type="float" office:value="1.11152" calcext:value-type="float">
            <text:p>1.11152</text:p>
          </table:table-cell>
          <table:table-cell office:value-type="float" office:value="0.25002" calcext:value-type="float">
            <text:p>0.25002</text:p>
          </table:table-cell>
          <table:table-cell office:value-type="float" office:value="1.55514" calcext:value-type="float">
            <text:p>1.55514</text:p>
          </table:table-cell>
          <table:table-cell table:number-columns-repeated="3"/>
          <table:table-cell table:formula="of:=([.A13]-[.A12])/[.$H$2]" office:value-type="float" office:value="0.794600000000001" calcext:value-type="float">
            <text:p>0.794600000000001</text:p>
          </table:table-cell>
          <table:table-cell table:formula="of:=([.B13]-[.B12])/[.$H$2]" office:value-type="float" office:value="0.466399999999989" calcext:value-type="float">
            <text:p>0.466399999999989</text:p>
          </table:table-cell>
          <table:table-cell table:formula="of:=([.C13]-[.C12])/[.$H$2]" office:value-type="float" office:value="-0.680000000000014" calcext:value-type="float">
            <text:p>-0.680000000000014</text:p>
          </table:table-cell>
          <table:table-cell table:formula="of:=([.D13]-[.D12])/[.$H$2]" office:value-type="float" office:value="0.272000000000006" calcext:value-type="float">
            <text:p>0.272000000000006</text:p>
          </table:table-cell>
          <table:table-cell table:formula="of:=([.E13]-[.E12])/[.$H$2]" office:value-type="float" office:value="0.79459999999999" calcext:value-type="float">
            <text:p>0.79459999999999</text:p>
          </table:table-cell>
          <table:table-cell table:formula="of:=([.F13]-[.F12])/[.$H$2]" office:value-type="float" office:value="0.059999999999949" calcext:value-type="float">
            <text:p>0.059999999999949</text:p>
          </table:table-cell>
          <table:table-cell/>
          <table:table-cell table:formula="of:=([.J13]-[.J12])/[.$H$2]" office:value-type="float" office:value="2.40000000000018" calcext:value-type="float">
            <text:p>2.40000000000018</text:p>
          </table:table-cell>
          <table:table-cell table:formula="of:=([.K13]-[.K12])/[.$H$2]" office:value-type="float" office:value="2.20000000000331" calcext:value-type="float">
            <text:p>2.20000000000331</text:p>
          </table:table-cell>
          <table:table-cell table:formula="of:=([.L13]-[.L12])/[.$H$2]" office:value-type="float" office:value="-3.99999999999068" calcext:value-type="float">
            <text:p>-3.99999999999068</text:p>
          </table:table-cell>
          <table:table-cell table:formula="of:=([.M13]-[.M12])/[.$H$2]" office:value-type="float" office:value="1.19999999999898" calcext:value-type="float">
            <text:p>1.19999999999898</text:p>
          </table:table-cell>
          <table:table-cell table:formula="of:=([.N13]-[.N12])/[.$H$2]" office:value-type="float" office:value="2.36000000000347" calcext:value-type="float">
            <text:p>2.36000000000347</text:p>
          </table:table-cell>
          <table:table-cell table:formula="of:=([.O13]-[.O12])/[.$H$2]" office:value-type="float" office:value="-0.399999999984857" calcext:value-type="float">
            <text:p>-0.399999999984857</text:p>
          </table:table-cell>
        </table:table-row>
        <table:table-row table:style-name="ro1">
          <table:table-cell office:value-type="float" office:value="0.267238" calcext:value-type="float">
            <text:p>0.267238</text:p>
          </table:table-cell>
          <table:table-cell office:value-type="float" office:value="0.395048" calcext:value-type="float">
            <text:p>0.395048</text:p>
          </table:table-cell>
          <table:table-cell office:value-type="float" office:value="1.61509" calcext:value-type="float">
            <text:p>1.61509</text:p>
          </table:table-cell>
          <table:table-cell office:value-type="float" office:value="1.11288" calcext:value-type="float">
            <text:p>1.11288</text:p>
          </table:table-cell>
          <table:table-cell office:value-type="float" office:value="0.253993" calcext:value-type="float">
            <text:p>0.253993</text:p>
          </table:table-cell>
          <table:table-cell office:value-type="float" office:value="1.55544" calcext:value-type="float">
            <text:p>1.55544</text:p>
          </table:table-cell>
          <table:table-cell table:number-columns-repeated="3"/>
          <table:table-cell table:formula="of:=([.A14]-[.A13])/[.$H$2]" office:value-type="float" office:value="0.806600000000002" calcext:value-type="float">
            <text:p>0.806600000000002</text:p>
          </table:table-cell>
          <table:table-cell table:formula="of:=([.B14]-[.B13])/[.$H$2]" office:value-type="float" office:value="0.477400000000006" calcext:value-type="float">
            <text:p>0.477400000000006</text:p>
          </table:table-cell>
          <table:table-cell table:formula="of:=([.C14]-[.C13])/[.$H$2]" office:value-type="float" office:value="-0.699999999999967" calcext:value-type="float">
            <text:p>-0.699999999999967</text:p>
          </table:table-cell>
          <table:table-cell table:formula="of:=([.D14]-[.D13])/[.$H$2]" office:value-type="float" office:value="0.278" calcext:value-type="float">
            <text:p>0.278</text:p>
          </table:table-cell>
          <table:table-cell table:formula="of:=([.E14]-[.E13])/[.$H$2]" office:value-type="float" office:value="0.806400000000007" calcext:value-type="float">
            <text:p>0.806400000000007</text:p>
          </table:table-cell>
          <table:table-cell table:formula="of:=([.F14]-[.F13])/[.$H$2]" office:value-type="float" office:value="0.0580000000000247" calcext:value-type="float">
            <text:p>0.058000000000025</text:p>
          </table:table-cell>
          <table:table-cell/>
          <table:table-cell table:formula="of:=([.J14]-[.J13])/[.$H$2]" office:value-type="float" office:value="2.3200000000001" calcext:value-type="float">
            <text:p>2.3200000000001</text:p>
          </table:table-cell>
          <table:table-cell table:formula="of:=([.K14]-[.K13])/[.$H$2]" office:value-type="float" office:value="2.27999999999895" calcext:value-type="float">
            <text:p>2.27999999999895</text:p>
          </table:table-cell>
          <table:table-cell table:formula="of:=([.L14]-[.L13])/[.$H$2]" office:value-type="float" office:value="-3.2000000000032" calcext:value-type="float">
            <text:p>-3.2000000000032</text:p>
          </table:table-cell>
          <table:table-cell table:formula="of:=([.M14]-[.M13])/[.$H$2]" office:value-type="float" office:value="1.19999999999898" calcext:value-type="float">
            <text:p>1.19999999999898</text:p>
          </table:table-cell>
          <table:table-cell table:formula="of:=([.N14]-[.N13])/[.$H$2]" office:value-type="float" office:value="2.31999999999788" calcext:value-type="float">
            <text:p>2.31999999999788</text:p>
          </table:table-cell>
          <table:table-cell table:formula="of:=([.O14]-[.O13])/[.$H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1271" calcext:value-type="float">
            <text:p>0.271271</text:p>
          </table:table-cell>
          <table:table-cell office:value-type="float" office:value="0.397435" calcext:value-type="float">
            <text:p>0.397435</text:p>
          </table:table-cell>
          <table:table-cell office:value-type="float" office:value="1.61159" calcext:value-type="float">
            <text:p>1.61159</text:p>
          </table:table-cell>
          <table:table-cell office:value-type="float" office:value="1.11427" calcext:value-type="float">
            <text:p>1.11427</text:p>
          </table:table-cell>
          <table:table-cell office:value-type="float" office:value="0.258025" calcext:value-type="float">
            <text:p>0.258025</text:p>
          </table:table-cell>
          <table:table-cell office:value-type="float" office:value="1.55573" calcext:value-type="float">
            <text:p>1.55573</text:p>
          </table:table-cell>
          <table:table-cell table:number-columns-repeated="3"/>
          <table:table-cell table:formula="of:=([.A15]-[.A14])/[.$H$2]" office:value-type="float" office:value="0.818200000000002" calcext:value-type="float">
            <text:p>0.818200000000002</text:p>
          </table:table-cell>
          <table:table-cell table:formula="of:=([.B15]-[.B14])/[.$H$2]" office:value-type="float" office:value="0.4888" calcext:value-type="float">
            <text:p>0.4888</text:p>
          </table:table-cell>
          <table:table-cell table:formula="of:=([.C15]-[.C14])/[.$H$2]" office:value-type="float" office:value="-0.715999999999983" calcext:value-type="float">
            <text:p>-0.715999999999983</text:p>
          </table:table-cell>
          <table:table-cell table:formula="of:=([.D15]-[.D14])/[.$H$2]" office:value-type="float" office:value="0.283999999999995" calcext:value-type="float">
            <text:p>0.283999999999995</text:p>
          </table:table-cell>
          <table:table-cell table:formula="of:=([.E15]-[.E14])/[.$H$2]" office:value-type="float" office:value="0.817999999999996" calcext:value-type="float">
            <text:p>0.817999999999996</text:p>
          </table:table-cell>
          <table:table-cell table:formula="of:=([.F15]-[.F14])/[.$H$2]" office:value-type="float" office:value="0.0580000000000247" calcext:value-type="float">
            <text:p>0.058000000000025</text:p>
          </table:table-cell>
          <table:table-cell/>
          <table:table-cell table:formula="of:=([.J15]-[.J14])/[.$H$2]" office:value-type="float" office:value="2.40000000000018" calcext:value-type="float">
            <text:p>2.40000000000018</text:p>
          </table:table-cell>
          <table:table-cell table:formula="of:=([.K15]-[.K14])/[.$H$2]" office:value-type="float" office:value="2.28000000000117" calcext:value-type="float">
            <text:p>2.28000000000117</text:p>
          </table:table-cell>
          <table:table-cell table:formula="of:=([.L15]-[.L14])/[.$H$2]" office:value-type="float" office:value="-3.60000000000582" calcext:value-type="float">
            <text:p>-3.60000000000582</text:p>
          </table:table-cell>
          <table:table-cell table:formula="of:=([.M15]-[.M14])/[.$H$2]" office:value-type="float" office:value="0.799999999996359" calcext:value-type="float">
            <text:p>0.799999999996359</text:p>
          </table:table-cell>
          <table:table-cell table:formula="of:=([.N15]-[.N14])/[.$H$2]" office:value-type="float" office:value="2.44000000000133" calcext:value-type="float">
            <text:p>2.44000000000133</text:p>
          </table:table-cell>
          <table:table-cell table:formula="of:=([.O15]-[.O14])/[.$H$2]" office:value-type="float" office:value="-0.00000000000888178419700125" calcext:value-type="float">
            <text:p>-8.88178419700125E-12</text:p>
          </table:table-cell>
        </table:table-row>
        <table:table-row table:style-name="ro1">
          <table:table-cell office:value-type="float" office:value="0.275362" calcext:value-type="float">
            <text:p>0.275362</text:p>
          </table:table-cell>
          <table:table-cell office:value-type="float" office:value="0.399879" calcext:value-type="float">
            <text:p>0.399879</text:p>
          </table:table-cell>
          <table:table-cell office:value-type="float" office:value="1.60801" calcext:value-type="float">
            <text:p>1.60801</text:p>
          </table:table-cell>
          <table:table-cell office:value-type="float" office:value="1.11569" calcext:value-type="float">
            <text:p>1.11569</text:p>
          </table:table-cell>
          <table:table-cell office:value-type="float" office:value="0.262115" calcext:value-type="float">
            <text:p>0.262115</text:p>
          </table:table-cell>
          <table:table-cell office:value-type="float" office:value="1.55602" calcext:value-type="float">
            <text:p>1.55602</text:p>
          </table:table-cell>
          <table:table-cell table:number-columns-repeated="3"/>
          <table:table-cell table:formula="of:=([.A16]-[.A15])/[.$H$2]" office:value-type="float" office:value="0.830200000000003" calcext:value-type="float">
            <text:p>0.830200000000003</text:p>
          </table:table-cell>
          <table:table-cell table:formula="of:=([.B16]-[.B15])/[.$H$2]" office:value-type="float" office:value="0.500200000000006" calcext:value-type="float">
            <text:p>0.500200000000006</text:p>
          </table:table-cell>
          <table:table-cell table:formula="of:=([.C16]-[.C15])/[.$H$2]" office:value-type="float" office:value="-0.734000000000012" calcext:value-type="float">
            <text:p>-0.734000000000012</text:p>
          </table:table-cell>
          <table:table-cell table:formula="of:=([.D16]-[.D15])/[.$H$2]" office:value-type="float" office:value="0.287999999999977" calcext:value-type="float">
            <text:p>0.287999999999977</text:p>
          </table:table-cell>
          <table:table-cell table:formula="of:=([.E16]-[.E15])/[.$H$2]" office:value-type="float" office:value="0.830200000000003" calcext:value-type="float">
            <text:p>0.830200000000003</text:p>
          </table:table-cell>
          <table:table-cell table:formula="of:=([.F16]-[.F15])/[.$H$2]" office:value-type="float" office:value="0.0579999999999803" calcext:value-type="float">
            <text:p>0.05799999999998</text:p>
          </table:table-cell>
          <table:table-cell/>
          <table:table-cell table:formula="of:=([.J16]-[.J15])/[.$H$2]" office:value-type="float" office:value="2.39999999999796" calcext:value-type="float">
            <text:p>2.39999999999796</text:p>
          </table:table-cell>
          <table:table-cell table:formula="of:=([.K16]-[.K15])/[.$H$2]" office:value-type="float" office:value="2.39999999999796" calcext:value-type="float">
            <text:p>2.39999999999796</text:p>
          </table:table-cell>
          <table:table-cell table:formula="of:=([.L16]-[.L15])/[.$H$2]" office:value-type="float" office:value="-3.99999999999956" calcext:value-type="float">
            <text:p>-3.99999999999956</text:p>
          </table:table-cell>
          <table:table-cell table:formula="of:=([.M16]-[.M15])/[.$H$2]" office:value-type="float" office:value="1.60000000001048" calcext:value-type="float">
            <text:p>1.60000000001048</text:p>
          </table:table-cell>
          <table:table-cell table:formula="of:=([.N16]-[.N15])/[.$H$2]" office:value-type="float" office:value="2.35999999999903" calcext:value-type="float">
            <text:p>2.35999999999903</text:p>
          </table:table-cell>
          <table:table-cell table:formula="of:=([.O16]-[.O15])/[.$H$2]" office:value-type="float" office:value="-0.400000000002621" calcext:value-type="float">
            <text:p>-0.400000000002621</text:p>
          </table:table-cell>
        </table:table-row>
        <table:table-row table:style-name="ro1">
          <table:table-cell office:value-type="float" office:value="0.279513" calcext:value-type="float">
            <text:p>0.279513</text:p>
          </table:table-cell>
          <table:table-cell office:value-type="float" office:value="0.40238" calcext:value-type="float">
            <text:p>0.40238</text:p>
          </table:table-cell>
          <table:table-cell office:value-type="float" office:value="1.60434" calcext:value-type="float">
            <text:p>1.60434</text:p>
          </table:table-cell>
          <table:table-cell office:value-type="float" office:value="1.11713" calcext:value-type="float">
            <text:p>1.11713</text:p>
          </table:table-cell>
          <table:table-cell office:value-type="float" office:value="0.266266" calcext:value-type="float">
            <text:p>0.266266</text:p>
          </table:table-cell>
          <table:table-cell office:value-type="float" office:value="1.55631" calcext:value-type="float">
            <text:p>1.55631</text:p>
          </table:table-cell>
          <table:table-cell table:number-columns-repeated="3"/>
          <table:table-cell table:formula="of:=([.A17]-[.A16])/[.$H$2]" office:value-type="float" office:value="0.842199999999993" calcext:value-type="float">
            <text:p>0.842199999999993</text:p>
          </table:table-cell>
          <table:table-cell table:formula="of:=([.B17]-[.B16])/[.$H$2]" office:value-type="float" office:value="0.512199999999996" calcext:value-type="float">
            <text:p>0.512199999999996</text:p>
          </table:table-cell>
          <table:table-cell table:formula="of:=([.C17]-[.C16])/[.$H$2]" office:value-type="float" office:value="-0.75400000000001" calcext:value-type="float">
            <text:p>-0.75400000000001</text:p>
          </table:table-cell>
          <table:table-cell table:formula="of:=([.D17]-[.D16])/[.$H$2]" office:value-type="float" office:value="0.29600000000003" calcext:value-type="float">
            <text:p>0.29600000000003</text:p>
          </table:table-cell>
          <table:table-cell table:formula="of:=([.E17]-[.E16])/[.$H$2]" office:value-type="float" office:value="0.841999999999998" calcext:value-type="float">
            <text:p>0.841999999999998</text:p>
          </table:table-cell>
          <table:table-cell table:formula="of:=([.F17]-[.F16])/[.$H$2]" office:value-type="float" office:value="0.0559999999999672" calcext:value-type="float">
            <text:p>0.055999999999967</text:p>
          </table:table-cell>
          <table:table-cell/>
          <table:table-cell table:formula="of:=([.J17]-[.J16])/[.$H$2]" office:value-type="float" office:value="2.44000000000133" calcext:value-type="float">
            <text:p>2.44000000000133</text:p>
          </table:table-cell>
          <table:table-cell table:formula="of:=([.K17]-[.K16])/[.$H$2]" office:value-type="float" office:value="2.48000000000026" calcext:value-type="float">
            <text:p>2.48000000000026</text:p>
          </table:table-cell>
          <table:table-cell table:formula="of:=([.L17]-[.L16])/[.$H$2]" office:value-type="float" office:value="-3.59999999999694" calcext:value-type="float">
            <text:p>-3.59999999999694</text:p>
          </table:table-cell>
          <table:table-cell table:formula="of:=([.M17]-[.M16])/[.$H$2]" office:value-type="float" office:value="0.799999999987477" calcext:value-type="float">
            <text:p>0.799999999987477</text:p>
          </table:table-cell>
          <table:table-cell table:formula="of:=([.N17]-[.N16])/[.$H$2]" office:value-type="float" office:value="2.43999999999911" calcext:value-type="float">
            <text:p>2.43999999999911</text:p>
          </table:table-cell>
          <table:table-cell table:formula="of:=([.O17]-[.O16])/[.$H$2]" office:value-type="float" office:value="-0.399999999993739" calcext:value-type="float">
            <text:p>-0.399999999993739</text:p>
          </table:table-cell>
        </table:table-row>
        <table:table-row table:style-name="ro1">
          <table:table-cell office:value-type="float" office:value="0.283724" calcext:value-type="float">
            <text:p>0.283724</text:p>
          </table:table-cell>
          <table:table-cell office:value-type="float" office:value="0.404941" calcext:value-type="float">
            <text:p>0.404941</text:p>
          </table:table-cell>
          <table:table-cell office:value-type="float" office:value="1.60057" calcext:value-type="float">
            <text:p>1.60057</text:p>
          </table:table-cell>
          <table:table-cell office:value-type="float" office:value="1.11861" calcext:value-type="float">
            <text:p>1.11861</text:p>
          </table:table-cell>
          <table:table-cell office:value-type="float" office:value="0.270476" calcext:value-type="float">
            <text:p>0.270476</text:p>
          </table:table-cell>
          <table:table-cell office:value-type="float" office:value="1.55659" calcext:value-type="float">
            <text:p>1.55659</text:p>
          </table:table-cell>
          <table:table-cell table:number-columns-repeated="3"/>
          <table:table-cell table:formula="of:=([.A18]-[.A17])/[.$H$2]" office:value-type="float" office:value="0.8544" calcext:value-type="float">
            <text:p>0.8544</text:p>
          </table:table-cell>
          <table:table-cell table:formula="of:=([.B18]-[.B17])/[.$H$2]" office:value-type="float" office:value="0.524599999999997" calcext:value-type="float">
            <text:p>0.524599999999997</text:p>
          </table:table-cell>
          <table:table-cell table:formula="of:=([.C18]-[.C17])/[.$H$2]" office:value-type="float" office:value="-0.771999999999995" calcext:value-type="float">
            <text:p>-0.771999999999995</text:p>
          </table:table-cell>
          <table:table-cell table:formula="of:=([.D18]-[.D17])/[.$H$2]" office:value-type="float" office:value="0.299999999999967" calcext:value-type="float">
            <text:p>0.299999999999967</text:p>
          </table:table-cell>
          <table:table-cell table:formula="of:=([.E18]-[.E17])/[.$H$2]" office:value-type="float" office:value="0.854199999999994" calcext:value-type="float">
            <text:p>0.854199999999994</text:p>
          </table:table-cell>
          <table:table-cell table:formula="of:=([.F18]-[.F17])/[.$H$2]" office:value-type="float" office:value="0.0539999999999985" calcext:value-type="float">
            <text:p>0.053999999999999</text:p>
          </table:table-cell>
          <table:table-cell/>
          <table:table-cell table:formula="of:=([.J18]-[.J17])/[.$H$2]" office:value-type="float" office:value="2.44000000000133" calcext:value-type="float">
            <text:p>2.44000000000133</text:p>
          </table:table-cell>
          <table:table-cell table:formula="of:=([.K18]-[.K17])/[.$H$2]" office:value-type="float" office:value="2.48000000000026" calcext:value-type="float">
            <text:p>2.48000000000026</text:p>
          </table:table-cell>
          <table:table-cell table:formula="of:=([.L18]-[.L17])/[.$H$2]" office:value-type="float" office:value="-3.99999999999956" calcext:value-type="float">
            <text:p>-3.99999999999956</text:p>
          </table:table-cell>
          <table:table-cell table:formula="of:=([.M18]-[.M17])/[.$H$2]" office:value-type="float" office:value="1.60000000001048" calcext:value-type="float">
            <text:p>1.60000000001048</text:p>
          </table:table-cell>
          <table:table-cell table:formula="of:=([.N18]-[.N17])/[.$H$2]" office:value-type="float" office:value="2.44000000000133" calcext:value-type="float">
            <text:p>2.44000000000133</text:p>
          </table:table-cell>
          <table:table-cell table:formula="of:=([.O18]-[.O17])/[.$H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7996" calcext:value-type="float">
            <text:p>0.287996</text:p>
          </table:table-cell>
          <table:table-cell office:value-type="float" office:value="0.407564" calcext:value-type="float">
            <text:p>0.407564</text:p>
          </table:table-cell>
          <table:table-cell office:value-type="float" office:value="1.59671" calcext:value-type="float">
            <text:p>1.59671</text:p>
          </table:table-cell>
          <table:table-cell office:value-type="float" office:value="1.12011" calcext:value-type="float">
            <text:p>1.12011</text:p>
          </table:table-cell>
          <table:table-cell office:value-type="float" office:value="0.274747" calcext:value-type="float">
            <text:p>0.274747</text:p>
          </table:table-cell>
          <table:table-cell office:value-type="float" office:value="1.55686" calcext:value-type="float">
            <text:p>1.55686</text:p>
          </table:table-cell>
          <table:table-cell table:number-columns-repeated="3"/>
          <table:table-cell table:formula="of:=([.A19]-[.A18])/[.$H$2]" office:value-type="float" office:value="0.866600000000006" calcext:value-type="float">
            <text:p>0.866600000000006</text:p>
          </table:table-cell>
          <table:table-cell table:formula="of:=([.B19]-[.B18])/[.$H$2]" office:value-type="float" office:value="0.536999999999999" calcext:value-type="float">
            <text:p>0.536999999999999</text:p>
          </table:table-cell>
          <table:table-cell table:formula="of:=([.C19]-[.C18])/[.$H$2]" office:value-type="float" office:value="-0.791999999999993" calcext:value-type="float">
            <text:p>-0.791999999999993</text:p>
          </table:table-cell>
          <table:table-cell table:formula="of:=([.D19]-[.D18])/[.$H$2]" office:value-type="float" office:value="0.308000000000019" calcext:value-type="float">
            <text:p>0.308000000000019</text:p>
          </table:table-cell>
          <table:table-cell table:formula="of:=([.E19]-[.E18])/[.$H$2]" office:value-type="float" office:value="0.866400000000001" calcext:value-type="float">
            <text:p>0.866400000000001</text:p>
          </table:table-cell>
          <table:table-cell table:formula="of:=([.F19]-[.F18])/[.$H$2]" office:value-type="float" office:value="0.0539999999999985" calcext:value-type="float">
            <text:p>0.053999999999999</text:p>
          </table:table-cell>
          <table:table-cell/>
          <table:table-cell table:formula="of:=([.J19]-[.J18])/[.$H$2]" office:value-type="float" office:value="2.47999999999804" calcext:value-type="float">
            <text:p>2.47999999999804</text:p>
          </table:table-cell>
          <table:table-cell table:formula="of:=([.K19]-[.K18])/[.$H$2]" office:value-type="float" office:value="2.64000000000264" calcext:value-type="float">
            <text:p>2.64000000000264</text:p>
          </table:table-cell>
          <table:table-cell table:formula="of:=([.L19]-[.L18])/[.$H$2]" office:value-type="float" office:value="-4.40000000000218" calcext:value-type="float">
            <text:p>-4.40000000000218</text:p>
          </table:table-cell>
          <table:table-cell table:formula="of:=([.M19]-[.M18])/[.$H$2]" office:value-type="float" office:value="1.19999999999898" calcext:value-type="float">
            <text:p>1.19999999999898</text:p>
          </table:table-cell>
          <table:table-cell table:formula="of:=([.N19]-[.N18])/[.$H$2]" office:value-type="float" office:value="2.52000000000141" calcext:value-type="float">
            <text:p>2.52000000000141</text:p>
          </table:table-cell>
          <table:table-cell table:formula="of:=([.O19]-[.O18])/[.$H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2329" calcext:value-type="float">
            <text:p>0.292329</text:p>
          </table:table-cell>
          <table:table-cell office:value-type="float" office:value="0.410249" calcext:value-type="float">
            <text:p>0.410249</text:p>
          </table:table-cell>
          <table:table-cell office:value-type="float" office:value="1.59275" calcext:value-type="float">
            <text:p>1.59275</text:p>
          </table:table-cell>
          <table:table-cell office:value-type="float" office:value="1.12165" calcext:value-type="float">
            <text:p>1.12165</text:p>
          </table:table-cell>
          <table:table-cell office:value-type="float" office:value="0.279079" calcext:value-type="float">
            <text:p>0.279079</text:p>
          </table:table-cell>
          <table:table-cell office:value-type="float" office:value="1.55713" calcext:value-type="float">
            <text:p>1.55713</text:p>
          </table:table-cell>
          <table:table-cell table:number-columns-repeated="3"/>
          <table:table-cell table:formula="of:=([.A20]-[.A19])/[.$H$2]" office:value-type="float" office:value="0.878999999999996" calcext:value-type="float">
            <text:p>0.878999999999996</text:p>
          </table:table-cell>
          <table:table-cell table:formula="of:=([.B20]-[.B19])/[.$H$2]" office:value-type="float" office:value="0.550200000000012" calcext:value-type="float">
            <text:p>0.550200000000012</text:p>
          </table:table-cell>
          <table:table-cell table:formula="of:=([.C20]-[.C19])/[.$H$2]" office:value-type="float" office:value="-0.814000000000004" calcext:value-type="float">
            <text:p>-0.814000000000004</text:p>
          </table:table-cell>
          <table:table-cell table:formula="of:=([.D20]-[.D19])/[.$H$2]" office:value-type="float" office:value="0.314000000000014" calcext:value-type="float">
            <text:p>0.314000000000014</text:p>
          </table:table-cell>
          <table:table-cell table:formula="of:=([.E20]-[.E19])/[.$H$2]" office:value-type="float" office:value="0.879000000000008" calcext:value-type="float">
            <text:p>0.879000000000008</text:p>
          </table:table-cell>
          <table:table-cell table:formula="of:=([.F20]-[.F19])/[.$H$2]" office:value-type="float" office:value="0.0539999999999985" calcext:value-type="float">
            <text:p>0.053999999999999</text:p>
          </table:table-cell>
          <table:table-cell/>
          <table:table-cell table:formula="of:=([.J20]-[.J19])/[.$H$2]" office:value-type="float" office:value="2.52000000000141" calcext:value-type="float">
            <text:p>2.52000000000141</text:p>
          </table:table-cell>
          <table:table-cell table:formula="of:=([.K20]-[.K19])/[.$H$2]" office:value-type="float" office:value="2.67999999999491" calcext:value-type="float">
            <text:p>2.67999999999491</text:p>
          </table:table-cell>
          <table:table-cell table:formula="of:=([.L20]-[.L19])/[.$H$2]" office:value-type="float" office:value="-3.99999999999956" calcext:value-type="float">
            <text:p>-3.99999999999956</text:p>
          </table:table-cell>
          <table:table-cell table:formula="of:=([.M20]-[.M19])/[.$H$2]" office:value-type="float" office:value="1.59999999999272" calcext:value-type="float">
            <text:p>1.59999999999272</text:p>
          </table:table-cell>
          <table:table-cell table:formula="of:=([.N20]-[.N19])/[.$H$2]" office:value-type="float" office:value="2.47999999999804" calcext:value-type="float">
            <text:p>2.47999999999804</text:p>
          </table:table-cell>
          <table:table-cell table:formula="of:=([.O20]-[.O19])/[.$H$2]" office:value-type="float" office:value="-0.399999999993739" calcext:value-type="float">
            <text:p>-0.399999999993739</text:p>
          </table:table-cell>
        </table:table-row>
        <table:table-row table:style-name="ro1">
          <table:table-cell office:value-type="float" office:value="0.296724" calcext:value-type="float">
            <text:p>0.296724</text:p>
          </table:table-cell>
          <table:table-cell office:value-type="float" office:value="0.413" calcext:value-type="float">
            <text:p>0.413</text:p>
          </table:table-cell>
          <table:table-cell office:value-type="float" office:value="1.58868" calcext:value-type="float">
            <text:p>1.58868</text:p>
          </table:table-cell>
          <table:table-cell office:value-type="float" office:value="1.12322" calcext:value-type="float">
            <text:p>1.12322</text:p>
          </table:table-cell>
          <table:table-cell office:value-type="float" office:value="0.283474" calcext:value-type="float">
            <text:p>0.283474</text:p>
          </table:table-cell>
          <table:table-cell office:value-type="float" office:value="1.5574" calcext:value-type="float">
            <text:p>1.5574</text:p>
          </table:table-cell>
          <table:table-cell table:number-columns-repeated="3"/>
          <table:table-cell table:formula="of:=([.A21]-[.A20])/[.$H$2]" office:value-type="float" office:value="0.891600000000003" calcext:value-type="float">
            <text:p>0.891600000000003</text:p>
          </table:table-cell>
          <table:table-cell table:formula="of:=([.B21]-[.B20])/[.$H$2]" office:value-type="float" office:value="0.563599999999986" calcext:value-type="float">
            <text:p>0.563599999999986</text:p>
          </table:table-cell>
          <table:table-cell table:formula="of:=([.C21]-[.C20])/[.$H$2]" office:value-type="float" office:value="-0.834000000000001" calcext:value-type="float">
            <text:p>-0.834000000000001</text:p>
          </table:table-cell>
          <table:table-cell table:formula="of:=([.D21]-[.D20])/[.$H$2]" office:value-type="float" office:value="0.321999999999978" calcext:value-type="float">
            <text:p>0.321999999999978</text:p>
          </table:table-cell>
          <table:table-cell table:formula="of:=([.E21]-[.E20])/[.$H$2]" office:value-type="float" office:value="0.891399999999998" calcext:value-type="float">
            <text:p>0.891399999999998</text:p>
          </table:table-cell>
          <table:table-cell table:formula="of:=([.F21]-[.F20])/[.$H$2]" office:value-type="float" office:value="0.0520000000000298" calcext:value-type="float">
            <text:p>0.05200000000003</text:p>
          </table:table-cell>
          <table:table-cell/>
          <table:table-cell table:formula="of:=([.J21]-[.J20])/[.$H$2]" office:value-type="float" office:value="2.55999999999812" calcext:value-type="float">
            <text:p>2.55999999999812</text:p>
          </table:table-cell>
          <table:table-cell table:formula="of:=([.K21]-[.K20])/[.$H$2]" office:value-type="float" office:value="2.76000000000387" calcext:value-type="float">
            <text:p>2.76000000000387</text:p>
          </table:table-cell>
          <table:table-cell table:formula="of:=([.L21]-[.L20])/[.$H$2]" office:value-type="float" office:value="-4.79999999999592" calcext:value-type="float">
            <text:p>-4.79999999999592</text:p>
          </table:table-cell>
          <table:table-cell table:formula="of:=([.M21]-[.M20])/[.$H$2]" office:value-type="float" office:value="1.20000000000786" calcext:value-type="float">
            <text:p>1.20000000000786</text:p>
          </table:table-cell>
          <table:table-cell table:formula="of:=([.N21]-[.N20])/[.$H$2]" office:value-type="float" office:value="2.56000000000034" calcext:value-type="float">
            <text:p>2.56000000000034</text:p>
          </table:table-cell>
          <table:table-cell table:formula="of:=([.O21]-[.O20])/[.$H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01182" calcext:value-type="float">
            <text:p>0.301182</text:p>
          </table:table-cell>
          <table:table-cell office:value-type="float" office:value="0.415818" calcext:value-type="float">
            <text:p>0.415818</text:p>
          </table:table-cell>
          <table:table-cell office:value-type="float" office:value="1.58451" calcext:value-type="float">
            <text:p>1.58451</text:p>
          </table:table-cell>
          <table:table-cell office:value-type="float" office:value="1.12483" calcext:value-type="float">
            <text:p>1.12483</text:p>
          </table:table-cell>
          <table:table-cell office:value-type="float" office:value="0.287931" calcext:value-type="float">
            <text:p>0.287931</text:p>
          </table:table-cell>
          <table:table-cell office:value-type="float" office:value="1.55766" calcext:value-type="float">
            <text:p>1.55766</text:p>
          </table:table-cell>
          <table:table-cell table:number-columns-repeated="3"/>
          <table:table-cell table:formula="of:=([.A22]-[.A21])/[.$H$2]" office:value-type="float" office:value="0.904399999999994" calcext:value-type="float">
            <text:p>0.904399999999994</text:p>
          </table:table-cell>
          <table:table-cell table:formula="of:=([.B22]-[.B21])/[.$H$2]" office:value-type="float" office:value="0.577400000000006" calcext:value-type="float">
            <text:p>0.577400000000006</text:p>
          </table:table-cell>
          <table:table-cell table:formula="of:=([.C22]-[.C21])/[.$H$2]" office:value-type="float" office:value="-0.857999999999981" calcext:value-type="float">
            <text:p>-0.857999999999981</text:p>
          </table:table-cell>
          <table:table-cell table:formula="of:=([.D22]-[.D21])/[.$H$2]" office:value-type="float" office:value="0.328000000000017" calcext:value-type="float">
            <text:p>0.328000000000017</text:p>
          </table:table-cell>
          <table:table-cell table:formula="of:=([.E22]-[.E21])/[.$H$2]" office:value-type="float" office:value="0.904199999999999" calcext:value-type="float">
            <text:p>0.904199999999999</text:p>
          </table:table-cell>
          <table:table-cell table:formula="of:=([.F22]-[.F21])/[.$H$2]" office:value-type="float" office:value="0.0520000000000298" calcext:value-type="float">
            <text:p>0.05200000000003</text:p>
          </table:table-cell>
          <table:table-cell/>
          <table:table-cell table:formula="of:=([.J22]-[.J21])/[.$H$2]" office:value-type="float" office:value="2.56000000000256" calcext:value-type="float">
            <text:p>2.56000000000256</text:p>
          </table:table-cell>
          <table:table-cell table:formula="of:=([.K22]-[.K21])/[.$H$2]" office:value-type="float" office:value="2.87999999999844" calcext:value-type="float">
            <text:p>2.87999999999844</text:p>
          </table:table-cell>
          <table:table-cell table:formula="of:=([.L22]-[.L21])/[.$H$2]" office:value-type="float" office:value="-4.40000000001106" calcext:value-type="float">
            <text:p>-4.40000000001106</text:p>
          </table:table-cell>
          <table:table-cell table:formula="of:=([.M22]-[.M21])/[.$H$2]" office:value-type="float" office:value="1.99999999999534" calcext:value-type="float">
            <text:p>1.99999999999534</text:p>
          </table:table-cell>
          <table:table-cell table:formula="of:=([.N22]-[.N21])/[.$H$2]" office:value-type="float" office:value="2.59999999999927" calcext:value-type="float">
            <text:p>2.59999999999927</text:p>
          </table:table-cell>
          <table:table-cell table:formula="of:=([.O22]-[.O21])/[.$H$2]" office:value-type="float" office:value="-0.400000000011502" calcext:value-type="float">
            <text:p>-0.400000000011502</text:p>
          </table:table-cell>
        </table:table-row>
        <table:table-row table:style-name="ro1">
          <table:table-cell office:value-type="float" office:value="0.305704" calcext:value-type="float">
            <text:p>0.305704</text:p>
          </table:table-cell>
          <table:table-cell office:value-type="float" office:value="0.418705" calcext:value-type="float">
            <text:p>0.418705</text:p>
          </table:table-cell>
          <table:table-cell office:value-type="float" office:value="1.58022" calcext:value-type="float">
            <text:p>1.58022</text:p>
          </table:table-cell>
          <table:table-cell office:value-type="float" office:value="1.12647" calcext:value-type="float">
            <text:p>1.12647</text:p>
          </table:table-cell>
          <table:table-cell office:value-type="float" office:value="0.292452" calcext:value-type="float">
            <text:p>0.292452</text:p>
          </table:table-cell>
          <table:table-cell office:value-type="float" office:value="1.55792" calcext:value-type="float">
            <text:p>1.55792</text:p>
          </table:table-cell>
          <table:table-cell table:number-columns-repeated="3"/>
          <table:table-cell table:formula="of:=([.A23]-[.A22])/[.$H$2]" office:value-type="float" office:value="0.917200000000007" calcext:value-type="float">
            <text:p>0.917200000000007</text:p>
          </table:table-cell>
          <table:table-cell table:formula="of:=([.B23]-[.B22])/[.$H$2]" office:value-type="float" office:value="0.591799999999998" calcext:value-type="float">
            <text:p>0.591799999999998</text:p>
          </table:table-cell>
          <table:table-cell table:formula="of:=([.C23]-[.C22])/[.$H$2]" office:value-type="float" office:value="-0.880000000000036" calcext:value-type="float">
            <text:p>-0.880000000000036</text:p>
          </table:table-cell>
          <table:table-cell table:formula="of:=([.D23]-[.D22])/[.$H$2]" office:value-type="float" office:value="0.337999999999994" calcext:value-type="float">
            <text:p>0.337999999999994</text:p>
          </table:table-cell>
          <table:table-cell table:formula="of:=([.E23]-[.E22])/[.$H$2]" office:value-type="float" office:value="0.917199999999996" calcext:value-type="float">
            <text:p>0.917199999999996</text:p>
          </table:table-cell>
          <table:table-cell table:formula="of:=([.F23]-[.F22])/[.$H$2]" office:value-type="float" office:value="0.0499999999999723" calcext:value-type="float">
            <text:p>0.049999999999972</text:p>
          </table:table-cell>
          <table:table-cell/>
          <table:table-cell table:formula="of:=([.J23]-[.J22])/[.$H$2]" office:value-type="float" office:value="2.59999999999705" calcext:value-type="float">
            <text:p>2.59999999999705</text:p>
          </table:table-cell>
          <table:table-cell table:formula="of:=([.K23]-[.K22])/[.$H$2]" office:value-type="float" office:value="2.91999999999959" calcext:value-type="float">
            <text:p>2.91999999999959</text:p>
          </table:table-cell>
          <table:table-cell table:formula="of:=([.L23]-[.L22])/[.$H$2]" office:value-type="float" office:value="-4.3999999999933" calcext:value-type="float">
            <text:p>-4.3999999999933</text:p>
          </table:table-cell>
          <table:table-cell table:formula="of:=([.M23]-[.M22])/[.$H$2]" office:value-type="float" office:value="1.19999999999898" calcext:value-type="float">
            <text:p>1.19999999999898</text:p>
          </table:table-cell>
          <table:table-cell table:formula="of:=([.N23]-[.N22])/[.$H$2]" office:value-type="float" office:value="2.60000000000149" calcext:value-type="float">
            <text:p>2.60000000000149</text:p>
          </table:table-cell>
          <table:table-cell table:formula="of:=([.O23]-[.O22])/[.$H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029" calcext:value-type="float">
            <text:p>0.31029</text:p>
          </table:table-cell>
          <table:table-cell office:value-type="float" office:value="0.421664" calcext:value-type="float">
            <text:p>0.421664</text:p>
          </table:table-cell>
          <table:table-cell office:value-type="float" office:value="1.57582" calcext:value-type="float">
            <text:p>1.57582</text:p>
          </table:table-cell>
          <table:table-cell office:value-type="float" office:value="1.12816" calcext:value-type="float">
            <text:p>1.12816</text:p>
          </table:table-cell>
          <table:table-cell office:value-type="float" office:value="0.297038" calcext:value-type="float">
            <text:p>0.297038</text:p>
          </table:table-cell>
          <table:table-cell office:value-type="float" office:value="1.55817" calcext:value-type="float">
            <text:p>1.55817</text:p>
          </table:table-cell>
          <table:table-cell table:number-columns-repeated="3"/>
          <table:table-cell table:formula="of:=([.A24]-[.A23])/[.$H$2]" office:value-type="float" office:value="0.930199999999992" calcext:value-type="float">
            <text:p>0.930199999999992</text:p>
          </table:table-cell>
          <table:table-cell table:formula="of:=([.B24]-[.B23])/[.$H$2]" office:value-type="float" office:value="0.606399999999996" calcext:value-type="float">
            <text:p>0.606399999999996</text:p>
          </table:table-cell>
          <table:table-cell table:formula="of:=([.C24]-[.C23])/[.$H$2]" office:value-type="float" office:value="-0.902000000000003" calcext:value-type="float">
            <text:p>-0.902000000000003</text:p>
          </table:table-cell>
          <table:table-cell table:formula="of:=([.D24]-[.D23])/[.$H$2]" office:value-type="float" office:value="0.343999999999989" calcext:value-type="float">
            <text:p>0.343999999999989</text:p>
          </table:table-cell>
          <table:table-cell table:formula="of:=([.E24]-[.E23])/[.$H$2]" office:value-type="float" office:value="0.930200000000003" calcext:value-type="float">
            <text:p>0.930200000000003</text:p>
          </table:table-cell>
          <table:table-cell table:formula="of:=([.F24]-[.F23])/[.$H$2]" office:value-type="float" office:value="0.0499999999999723" calcext:value-type="float">
            <text:p>0.049999999999972</text:p>
          </table:table-cell>
          <table:table-cell/>
          <table:table-cell table:formula="of:=([.J24]-[.J23])/[.$H$2]" office:value-type="float" office:value="2.68000000000157" calcext:value-type="float">
            <text:p>2.68000000000157</text:p>
          </table:table-cell>
          <table:table-cell table:formula="of:=([.K24]-[.K23])/[.$H$2]" office:value-type="float" office:value="3.04000000000082" calcext:value-type="float">
            <text:p>3.04000000000082</text:p>
          </table:table-cell>
          <table:table-cell table:formula="of:=([.L24]-[.L23])/[.$H$2]" office:value-type="float" office:value="-5.19999999999854" calcext:value-type="float">
            <text:p>-5.19999999999854</text:p>
          </table:table-cell>
          <table:table-cell table:formula="of:=([.M24]-[.M23])/[.$H$2]" office:value-type="float" office:value="2.00000000000422" calcext:value-type="float">
            <text:p>2.00000000000422</text:p>
          </table:table-cell>
          <table:table-cell table:formula="of:=([.N24]-[.N23])/[.$H$2]" office:value-type="float" office:value="2.64000000000042" calcext:value-type="float">
            <text:p>2.64000000000042</text:p>
          </table:table-cell>
          <table:table-cell table:formula="of:=([.O24]-[.O23])/[.$H$2]" office:value-type="float" office:value="0.00000000000888178419700125" calcext:value-type="float">
            <text:p>8.88178419700125E-12</text:p>
          </table:table-cell>
        </table:table-row>
        <table:table-row table:style-name="ro1">
          <table:table-cell office:value-type="float" office:value="0.314941" calcext:value-type="float">
            <text:p>0.314941</text:p>
          </table:table-cell>
          <table:table-cell office:value-type="float" office:value="0.424696" calcext:value-type="float">
            <text:p>0.424696</text:p>
          </table:table-cell>
          <table:table-cell office:value-type="float" office:value="1.57131" calcext:value-type="float">
            <text:p>1.57131</text:p>
          </table:table-cell>
          <table:table-cell office:value-type="float" office:value="1.12988" calcext:value-type="float">
            <text:p>1.12988</text:p>
          </table:table-cell>
          <table:table-cell office:value-type="float" office:value="0.301689" calcext:value-type="float">
            <text:p>0.301689</text:p>
          </table:table-cell>
          <table:table-cell office:value-type="float" office:value="1.55842" calcext:value-type="float">
            <text:p>1.55842</text:p>
          </table:table-cell>
          <table:table-cell table:number-columns-repeated="3"/>
          <table:table-cell table:formula="of:=([.A25]-[.A24])/[.$H$2]" office:value-type="float" office:value="0.9436" calcext:value-type="float">
            <text:p>0.9436</text:p>
          </table:table-cell>
          <table:table-cell table:formula="of:=([.B25]-[.B24])/[.$H$2]" office:value-type="float" office:value="0.6216" calcext:value-type="float">
            <text:p>0.6216</text:p>
          </table:table-cell>
          <table:table-cell table:formula="of:=([.C25]-[.C24])/[.$H$2]" office:value-type="float" office:value="-0.927999999999996" calcext:value-type="float">
            <text:p>-0.927999999999996</text:p>
          </table:table-cell>
          <table:table-cell table:formula="of:=([.D25]-[.D24])/[.$H$2]" office:value-type="float" office:value="0.35400000000001" calcext:value-type="float">
            <text:p>0.35400000000001</text:p>
          </table:table-cell>
          <table:table-cell table:formula="of:=([.E25]-[.E24])/[.$H$2]" office:value-type="float" office:value="0.943400000000005" calcext:value-type="float">
            <text:p>0.943400000000005</text:p>
          </table:table-cell>
          <table:table-cell table:formula="of:=([.F25]-[.F24])/[.$H$2]" office:value-type="float" office:value="0.0500000000000167" calcext:value-type="float">
            <text:p>0.050000000000017</text:p>
          </table:table-cell>
          <table:table-cell/>
          <table:table-cell table:formula="of:=([.J25]-[.J24])/[.$H$2]" office:value-type="float" office:value="2.64000000000042" calcext:value-type="float">
            <text:p>2.64000000000042</text:p>
          </table:table-cell>
          <table:table-cell table:formula="of:=([.K25]-[.K24])/[.$H$2]" office:value-type="float" office:value="3.15999999999983" calcext:value-type="float">
            <text:p>3.15999999999983</text:p>
          </table:table-cell>
          <table:table-cell table:formula="of:=([.L25]-[.L24])/[.$H$2]" office:value-type="float" office:value="-5.19999999999854" calcext:value-type="float">
            <text:p>-5.19999999999854</text:p>
          </table:table-cell>
          <table:table-cell table:formula="of:=([.M25]-[.M24])/[.$H$2]" office:value-type="float" office:value="1.59999999999272" calcext:value-type="float">
            <text:p>1.59999999999272</text:p>
          </table:table-cell>
          <table:table-cell table:formula="of:=([.N25]-[.N24])/[.$H$2]" office:value-type="float" office:value="2.6399999999982" calcext:value-type="float">
            <text:p>2.6399999999982</text:p>
          </table:table-cell>
          <table:table-cell table:formula="of:=([.O25]-[.O24])/[.$H$2]" office:value-type="float" office:value="-0.400000000002621" calcext:value-type="float">
            <text:p>-0.400000000002621</text:p>
          </table:table-cell>
        </table:table-row>
        <table:table-row table:style-name="ro1">
          <table:table-cell office:value-type="float" office:value="0.319659" calcext:value-type="float">
            <text:p>0.319659</text:p>
          </table:table-cell>
          <table:table-cell office:value-type="float" office:value="0.427804" calcext:value-type="float">
            <text:p>0.427804</text:p>
          </table:table-cell>
          <table:table-cell office:value-type="float" office:value="1.56667" calcext:value-type="float">
            <text:p>1.56667</text:p>
          </table:table-cell>
          <table:table-cell office:value-type="float" office:value="1.13165" calcext:value-type="float">
            <text:p>1.13165</text:p>
          </table:table-cell>
          <table:table-cell office:value-type="float" office:value="0.306406" calcext:value-type="float">
            <text:p>0.306406</text:p>
          </table:table-cell>
          <table:table-cell office:value-type="float" office:value="1.55867" calcext:value-type="float">
            <text:p>1.55867</text:p>
          </table:table-cell>
          <table:table-cell table:number-columns-repeated="3"/>
          <table:table-cell table:formula="of:=([.A26]-[.A25])/[.$H$2]" office:value-type="float" office:value="0.956800000000002" calcext:value-type="float">
            <text:p>0.956800000000002</text:p>
          </table:table-cell>
          <table:table-cell table:formula="of:=([.B26]-[.B25])/[.$H$2]" office:value-type="float" office:value="0.637399999999999" calcext:value-type="float">
            <text:p>0.637399999999999</text:p>
          </table:table-cell>
          <table:table-cell table:formula="of:=([.C26]-[.C25])/[.$H$2]" office:value-type="float" office:value="-0.953999999999988" calcext:value-type="float">
            <text:p>-0.953999999999988</text:p>
          </table:table-cell>
          <table:table-cell table:formula="of:=([.D26]-[.D25])/[.$H$2]" office:value-type="float" office:value="0.361999999999973" calcext:value-type="float">
            <text:p>0.361999999999973</text:p>
          </table:table-cell>
          <table:table-cell table:formula="of:=([.E26]-[.E25])/[.$H$2]" office:value-type="float" office:value="0.956599999999996" calcext:value-type="float">
            <text:p>0.956599999999996</text:p>
          </table:table-cell>
          <table:table-cell table:formula="of:=([.F26]-[.F25])/[.$H$2]" office:value-type="float" office:value="0.0480000000000036" calcext:value-type="float">
            <text:p>0.048000000000004</text:p>
          </table:table-cell>
          <table:table-cell/>
          <table:table-cell table:formula="of:=([.J26]-[.J25])/[.$H$2]" office:value-type="float" office:value="2.7200000000005" calcext:value-type="float">
            <text:p>2.7200000000005</text:p>
          </table:table-cell>
          <table:table-cell table:formula="of:=([.K26]-[.K25])/[.$H$2]" office:value-type="float" office:value="3.24000000000213" calcext:value-type="float">
            <text:p>3.24000000000213</text:p>
          </table:table-cell>
          <table:table-cell table:formula="of:=([.L26]-[.L25])/[.$H$2]" office:value-type="float" office:value="-5.20000000000742" calcext:value-type="float">
            <text:p>-5.20000000000742</text:p>
          </table:table-cell>
          <table:table-cell table:formula="of:=([.M26]-[.M25])/[.$H$2]" office:value-type="float" office:value="1.60000000001048" calcext:value-type="float">
            <text:p>1.60000000001048</text:p>
          </table:table-cell>
          <table:table-cell table:formula="of:=([.N26]-[.N25])/[.$H$2]" office:value-type="float" office:value="2.75999999999943" calcext:value-type="float">
            <text:p>2.75999999999943</text:p>
          </table:table-cell>
          <table:table-cell table:formula="of:=([.O26]-[.O25])/[.$H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4443" calcext:value-type="float">
            <text:p>0.324443</text:p>
          </table:table-cell>
          <table:table-cell office:value-type="float" office:value="0.430991" calcext:value-type="float">
            <text:p>0.430991</text:p>
          </table:table-cell>
          <table:table-cell office:value-type="float" office:value="1.5619" calcext:value-type="float">
            <text:p>1.5619</text:p>
          </table:table-cell>
          <table:table-cell office:value-type="float" office:value="1.13346" calcext:value-type="float">
            <text:p>1.13346</text:p>
          </table:table-cell>
          <table:table-cell office:value-type="float" office:value="0.311189" calcext:value-type="float">
            <text:p>0.311189</text:p>
          </table:table-cell>
          <table:table-cell office:value-type="float" office:value="1.55891" calcext:value-type="float">
            <text:p>1.55891</text:p>
          </table:table-cell>
          <table:table-cell table:number-columns-repeated="3"/>
          <table:table-cell table:formula="of:=([.A27]-[.A26])/[.$H$2]" office:value-type="float" office:value="0.970400000000005" calcext:value-type="float">
            <text:p>0.970400000000005</text:p>
          </table:table-cell>
          <table:table-cell table:formula="of:=([.B27]-[.B26])/[.$H$2]" office:value-type="float" office:value="0.65360000000001" calcext:value-type="float">
            <text:p>0.65360000000001</text:p>
          </table:table-cell>
          <table:table-cell table:formula="of:=([.C27]-[.C26])/[.$H$2]" office:value-type="float" office:value="-0.980000000000025" calcext:value-type="float">
            <text:p>-0.980000000000025</text:p>
          </table:table-cell>
          <table:table-cell table:formula="of:=([.D27]-[.D26])/[.$H$2]" office:value-type="float" office:value="0.370000000000026" calcext:value-type="float">
            <text:p>0.370000000000026</text:p>
          </table:table-cell>
          <table:table-cell table:formula="of:=([.E27]-[.E26])/[.$H$2]" office:value-type="float" office:value="0.970399999999994" calcext:value-type="float">
            <text:p>0.970399999999994</text:p>
          </table:table-cell>
          <table:table-cell table:formula="of:=([.F27]-[.F26])/[.$H$2]" office:value-type="float" office:value="0.0480000000000036" calcext:value-type="float">
            <text:p>0.048000000000004</text:p>
          </table:table-cell>
          <table:table-cell/>
          <table:table-cell table:formula="of:=([.J27]-[.J26])/[.$H$2]" office:value-type="float" office:value="2.71999999999828" calcext:value-type="float">
            <text:p>2.71999999999828</text:p>
          </table:table-cell>
          <table:table-cell table:formula="of:=([.K27]-[.K26])/[.$H$2]" office:value-type="float" office:value="3.31999999999999" calcext:value-type="float">
            <text:p>3.31999999999999</text:p>
          </table:table-cell>
          <table:table-cell table:formula="of:=([.L27]-[.L26])/[.$H$2]" office:value-type="float" office:value="-5.19999999998966" calcext:value-type="float">
            <text:p>-5.19999999998966</text:p>
          </table:table-cell>
          <table:table-cell table:formula="of:=([.M27]-[.M26])/[.$H$2]" office:value-type="float" office:value="2.39999999999796" calcext:value-type="float">
            <text:p>2.39999999999796</text:p>
          </table:table-cell>
          <table:table-cell table:formula="of:=([.N27]-[.N26])/[.$H$2]" office:value-type="float" office:value="2.68000000000379" calcext:value-type="float">
            <text:p>2.68000000000379</text:p>
          </table:table-cell>
          <table:table-cell table:formula="of:=([.O27]-[.O26])/[.$H$2]" office:value-type="float" office:value="-0.400000000002621" calcext:value-type="float">
            <text:p>-0.400000000002621</text:p>
          </table:table-cell>
        </table:table-row>
        <table:table-row table:style-name="ro1">
          <table:table-cell office:value-type="float" office:value="0.329295" calcext:value-type="float">
            <text:p>0.329295</text:p>
          </table:table-cell>
          <table:table-cell office:value-type="float" office:value="0.434259" calcext:value-type="float">
            <text:p>0.434259</text:p>
          </table:table-cell>
          <table:table-cell office:value-type="float" office:value="1.557" calcext:value-type="float">
            <text:p>1.557</text:p>
          </table:table-cell>
          <table:table-cell office:value-type="float" office:value="1.13531" calcext:value-type="float">
            <text:p>1.13531</text:p>
          </table:table-cell>
          <table:table-cell office:value-type="float" office:value="0.316041" calcext:value-type="float">
            <text:p>0.316041</text:p>
          </table:table-cell>
          <table:table-cell office:value-type="float" office:value="1.55915" calcext:value-type="float">
            <text:p>1.55915</text:p>
          </table:table-cell>
          <table:table-cell table:number-columns-repeated="3"/>
          <table:table-cell table:formula="of:=([.A28]-[.A27])/[.$H$2]" office:value-type="float" office:value="0.983999999999996" calcext:value-type="float">
            <text:p>0.983999999999996</text:p>
          </table:table-cell>
          <table:table-cell table:formula="of:=([.B28]-[.B27])/[.$H$2]" office:value-type="float" office:value="0.67020000000001" calcext:value-type="float">
            <text:p>0.67020000000001</text:p>
          </table:table-cell>
          <table:table-cell table:formula="of:=([.C28]-[.C27])/[.$H$2]" office:value-type="float" office:value="-1.00599999999997" calcext:value-type="float">
            <text:p>-1.00599999999997</text:p>
          </table:table-cell>
          <table:table-cell table:formula="of:=([.D28]-[.D27])/[.$H$2]" office:value-type="float" office:value="0.382000000000016" calcext:value-type="float">
            <text:p>0.382000000000016</text:p>
          </table:table-cell>
          <table:table-cell table:formula="of:=([.E28]-[.E27])/[.$H$2]" office:value-type="float" office:value="0.983800000000012" calcext:value-type="float">
            <text:p>0.983800000000012</text:p>
          </table:table-cell>
          <table:table-cell table:formula="of:=([.F28]-[.F27])/[.$H$2]" office:value-type="float" office:value="0.0459999999999905" calcext:value-type="float">
            <text:p>0.045999999999991</text:p>
          </table:table-cell>
          <table:table-cell/>
          <table:table-cell table:formula="of:=([.J28]-[.J27])/[.$H$2]" office:value-type="float" office:value="2.76000000000165" calcext:value-type="float">
            <text:p>2.76000000000165</text:p>
          </table:table-cell>
          <table:table-cell table:formula="of:=([.K28]-[.K27])/[.$H$2]" office:value-type="float" office:value="3.47999999999571" calcext:value-type="float">
            <text:p>3.47999999999571</text:p>
          </table:table-cell>
          <table:table-cell table:formula="of:=([.L28]-[.L27])/[.$H$2]" office:value-type="float" office:value="-6.00000000000378" calcext:value-type="float">
            <text:p>-6.00000000000378</text:p>
          </table:table-cell>
          <table:table-cell table:formula="of:=([.M28]-[.M27])/[.$H$2]" office:value-type="float" office:value="1.59999999999272" calcext:value-type="float">
            <text:p>1.59999999999272</text:p>
          </table:table-cell>
          <table:table-cell table:formula="of:=([.N28]-[.N27])/[.$H$2]" office:value-type="float" office:value="2.79999999999614" calcext:value-type="float">
            <text:p>2.79999999999614</text:p>
          </table:table-cell>
          <table:table-cell table:formula="of:=([.O28]-[.O27])/[.$H$2]" office:value-type="float" office:value="0.00000000000888178419700125" calcext:value-type="float">
            <text:p>8.88178419700125E-12</text:p>
          </table:table-cell>
        </table:table-row>
        <table:table-row table:style-name="ro1">
          <table:table-cell office:value-type="float" office:value="0.334215" calcext:value-type="float">
            <text:p>0.334215</text:p>
          </table:table-cell>
          <table:table-cell office:value-type="float" office:value="0.43761" calcext:value-type="float">
            <text:p>0.43761</text:p>
          </table:table-cell>
          <table:table-cell office:value-type="float" office:value="1.55197" calcext:value-type="float">
            <text:p>1.55197</text:p>
          </table:table-cell>
          <table:table-cell office:value-type="float" office:value="1.13722" calcext:value-type="float">
            <text:p>1.13722</text:p>
          </table:table-cell>
          <table:table-cell office:value-type="float" office:value="0.32096" calcext:value-type="float">
            <text:p>0.32096</text:p>
          </table:table-cell>
          <table:table-cell office:value-type="float" office:value="1.55938" calcext:value-type="float">
            <text:p>1.55938</text:p>
          </table:table-cell>
          <table:table-cell table:number-columns-repeated="3"/>
          <table:table-cell table:formula="of:=([.A29]-[.A28])/[.$H$2]" office:value-type="float" office:value="0.997800000000004" calcext:value-type="float">
            <text:p>0.997800000000004</text:p>
          </table:table-cell>
          <table:table-cell table:formula="of:=([.B29]-[.B28])/[.$H$2]" office:value-type="float" office:value="0.687599999999988" calcext:value-type="float">
            <text:p>0.687599999999988</text:p>
          </table:table-cell>
          <table:table-cell table:formula="of:=([.C29]-[.C28])/[.$H$2]" office:value-type="float" office:value="-1.03599999999999" calcext:value-type="float">
            <text:p>-1.03599999999999</text:p>
          </table:table-cell>
          <table:table-cell table:formula="of:=([.D29]-[.D28])/[.$H$2]" office:value-type="float" office:value="0.389999999999979" calcext:value-type="float">
            <text:p>0.389999999999979</text:p>
          </table:table-cell>
          <table:table-cell table:formula="of:=([.E29]-[.E28])/[.$H$2]" office:value-type="float" office:value="0.997799999999993" calcext:value-type="float">
            <text:p>0.997799999999993</text:p>
          </table:table-cell>
          <table:table-cell table:formula="of:=([.F29]-[.F28])/[.$H$2]" office:value-type="float" office:value="0.0460000000000349" calcext:value-type="float">
            <text:p>0.046000000000035</text:p>
          </table:table-cell>
          <table:table-cell/>
          <table:table-cell table:formula="of:=([.J29]-[.J28])/[.$H$2]" office:value-type="float" office:value="2.79999999999836" calcext:value-type="float">
            <text:p>2.79999999999836</text:p>
          </table:table-cell>
          <table:table-cell table:formula="of:=([.K29]-[.K28])/[.$H$2]" office:value-type="float" office:value="3.56000000000245" calcext:value-type="float">
            <text:p>3.56000000000245</text:p>
          </table:table-cell>
          <table:table-cell table:formula="of:=([.L29]-[.L28])/[.$H$2]" office:value-type="float" office:value="-5.60000000001004" calcext:value-type="float">
            <text:p>-5.60000000001004</text:p>
          </table:table-cell>
          <table:table-cell table:formula="of:=([.M29]-[.M28])/[.$H$2]" office:value-type="float" office:value="2.40000000000684" calcext:value-type="float">
            <text:p>2.40000000000684</text:p>
          </table:table-cell>
          <table:table-cell table:formula="of:=([.N29]-[.N28])/[.$H$2]" office:value-type="float" office:value="2.80000000000058" calcext:value-type="float">
            <text:p>2.80000000000058</text:p>
          </table:table-cell>
          <table:table-cell table:formula="of:=([.O29]-[.O28])/[.$H$2]" office:value-type="float" office:value="-0.0000000000177635683940025" calcext:value-type="float">
            <text:p>-1.77635683940025E-11</text:p>
          </table:table-cell>
        </table:table-row>
        <table:table-row table:style-name="ro1">
          <table:table-cell office:value-type="float" office:value="0.339204" calcext:value-type="float">
            <text:p>0.339204</text:p>
          </table:table-cell>
          <table:table-cell office:value-type="float" office:value="0.441048" calcext:value-type="float">
            <text:p>0.441048</text:p>
          </table:table-cell>
          <table:table-cell office:value-type="float" office:value="1.54679" calcext:value-type="float">
            <text:p>1.54679</text:p>
          </table:table-cell>
          <table:table-cell office:value-type="float" office:value="1.13917" calcext:value-type="float">
            <text:p>1.13917</text:p>
          </table:table-cell>
          <table:table-cell office:value-type="float" office:value="0.325949" calcext:value-type="float">
            <text:p>0.325949</text:p>
          </table:table-cell>
          <table:table-cell office:value-type="float" office:value="1.55961" calcext:value-type="float">
            <text:p>1.55961</text:p>
          </table:table-cell>
          <table:table-cell table:number-columns-repeated="3"/>
          <table:table-cell table:formula="of:=([.A30]-[.A29])/[.$H$2]" office:value-type="float" office:value="1.0118" calcext:value-type="float">
            <text:p>1.0118</text:p>
          </table:table-cell>
          <table:table-cell table:formula="of:=([.B30]-[.B29])/[.$H$2]" office:value-type="float" office:value="0.705400000000001" calcext:value-type="float">
            <text:p>0.705400000000001</text:p>
          </table:table-cell>
          <table:table-cell table:formula="of:=([.C30]-[.C29])/[.$H$2]" office:value-type="float" office:value="-1.06400000000004" calcext:value-type="float">
            <text:p>-1.06400000000004</text:p>
          </table:table-cell>
          <table:table-cell table:formula="of:=([.D30]-[.D29])/[.$H$2]" office:value-type="float" office:value="0.402000000000013" calcext:value-type="float">
            <text:p>0.402000000000013</text:p>
          </table:table-cell>
          <table:table-cell table:formula="of:=([.E30]-[.E29])/[.$H$2]" office:value-type="float" office:value="1.0118" calcext:value-type="float">
            <text:p>1.0118</text:p>
          </table:table-cell>
          <table:table-cell table:formula="of:=([.F30]-[.F29])/[.$H$2]" office:value-type="float" office:value="0.0459999999999461" calcext:value-type="float">
            <text:p>0.045999999999946</text:p>
          </table:table-cell>
          <table:table-cell/>
          <table:table-cell table:formula="of:=([.J30]-[.J29])/[.$H$2]" office:value-type="float" office:value="2.84000000000173" calcext:value-type="float">
            <text:p>2.84000000000173</text:p>
          </table:table-cell>
          <table:table-cell table:formula="of:=([.K30]-[.K29])/[.$H$2]" office:value-type="float" office:value="3.67999999999924" calcext:value-type="float">
            <text:p>3.67999999999924</text:p>
          </table:table-cell>
          <table:table-cell table:formula="of:=([.L30]-[.L29])/[.$H$2]" office:value-type="float" office:value="-5.99999999998602" calcext:value-type="float">
            <text:p>-5.99999999998602</text:p>
          </table:table-cell>
          <table:table-cell table:formula="of:=([.M30]-[.M29])/[.$H$2]" office:value-type="float" office:value="2.39999999999796" calcext:value-type="float">
            <text:p>2.39999999999796</text:p>
          </table:table-cell>
          <table:table-cell table:formula="of:=([.N30]-[.N29])/[.$H$2]" office:value-type="float" office:value="2.80000000000058" calcext:value-type="float">
            <text:p>2.80000000000058</text:p>
          </table:table-cell>
          <table:table-cell table:formula="of:=([.O30]-[.O29])/[.$H$2]" office:value-type="float" office:value="-0.399999999984857" calcext:value-type="float">
            <text:p>-0.399999999984857</text:p>
          </table:table-cell>
        </table:table-row>
        <table:table-row table:style-name="ro1">
          <table:table-cell office:value-type="float" office:value="0.344263" calcext:value-type="float">
            <text:p>0.344263</text:p>
          </table:table-cell>
          <table:table-cell office:value-type="float" office:value="0.444575" calcext:value-type="float">
            <text:p>0.444575</text:p>
          </table:table-cell>
          <table:table-cell office:value-type="float" office:value="1.54147" calcext:value-type="float">
            <text:p>1.54147</text:p>
          </table:table-cell>
          <table:table-cell office:value-type="float" office:value="1.14118" calcext:value-type="float">
            <text:p>1.14118</text:p>
          </table:table-cell>
          <table:table-cell office:value-type="float" office:value="0.331008" calcext:value-type="float">
            <text:p>0.331008</text:p>
          </table:table-cell>
          <table:table-cell office:value-type="float" office:value="1.55984" calcext:value-type="float">
            <text:p>1.55984</text:p>
          </table:table-cell>
          <table:table-cell table:number-columns-repeated="3"/>
          <table:table-cell table:formula="of:=([.A31]-[.A30])/[.$H$2]" office:value-type="float" office:value="1.026" calcext:value-type="float">
            <text:p>1.026</text:p>
          </table:table-cell>
          <table:table-cell table:formula="of:=([.B31]-[.B30])/[.$H$2]" office:value-type="float" office:value="0.723799999999997" calcext:value-type="float">
            <text:p>0.723799999999997</text:p>
          </table:table-cell>
          <table:table-cell table:formula="of:=([.C31]-[.C30])/[.$H$2]" office:value-type="float" office:value="-1.09399999999997" calcext:value-type="float">
            <text:p>-1.09399999999997</text:p>
          </table:table-cell>
          <table:table-cell table:formula="of:=([.D31]-[.D30])/[.$H$2]" office:value-type="float" office:value="0.414000000000003" calcext:value-type="float">
            <text:p>0.414000000000003</text:p>
          </table:table-cell>
          <table:table-cell table:formula="of:=([.E31]-[.E30])/[.$H$2]" office:value-type="float" office:value="1.0258" calcext:value-type="float">
            <text:p>1.0258</text:p>
          </table:table-cell>
          <table:table-cell table:formula="of:=([.F31]-[.F30])/[.$H$2]" office:value-type="float" office:value="0.0440000000000218" calcext:value-type="float">
            <text:p>0.044000000000022</text:p>
          </table:table-cell>
          <table:table-cell/>
          <table:table-cell table:formula="of:=([.J31]-[.J30])/[.$H$2]" office:value-type="float" office:value="2.87999999999844" calcext:value-type="float">
            <text:p>2.87999999999844</text:p>
          </table:table-cell>
          <table:table-cell table:formula="of:=([.K31]-[.K30])/[.$H$2]" office:value-type="float" office:value="3.84000000000162" calcext:value-type="float">
            <text:p>3.84000000000162</text:p>
          </table:table-cell>
          <table:table-cell table:formula="of:=([.L31]-[.L30])/[.$H$2]" office:value-type="float" office:value="-6.4000000000064" calcext:value-type="float">
            <text:p>-6.4000000000064</text:p>
          </table:table-cell>
          <table:table-cell table:formula="of:=([.M31]-[.M30])/[.$H$2]" office:value-type="float" office:value="1.99999999999534" calcext:value-type="float">
            <text:p>1.99999999999534</text:p>
          </table:table-cell>
          <table:table-cell table:formula="of:=([.N31]-[.N30])/[.$H$2]" office:value-type="float" office:value="2.88000000000066" calcext:value-type="float">
            <text:p>2.88000000000066</text:p>
          </table:table-cell>
          <table:table-cell table:formula="of:=([.O31]-[.O30])/[.$H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9393" calcext:value-type="float">
            <text:p>0.349393</text:p>
          </table:table-cell>
          <table:table-cell office:value-type="float" office:value="0.448194" calcext:value-type="float">
            <text:p>0.448194</text:p>
          </table:table-cell>
          <table:table-cell office:value-type="float" office:value="1.536" calcext:value-type="float">
            <text:p>1.536</text:p>
          </table:table-cell>
          <table:table-cell office:value-type="float" office:value="1.14325" calcext:value-type="float">
            <text:p>1.14325</text:p>
          </table:table-cell>
          <table:table-cell office:value-type="float" office:value="0.336137" calcext:value-type="float">
            <text:p>0.336137</text:p>
          </table:table-cell>
          <table:table-cell office:value-type="float" office:value="1.56006" calcext:value-type="float">
            <text:p>1.56006</text:p>
          </table:table-cell>
          <table:table-cell table:number-columns-repeated="3"/>
          <table:table-cell table:formula="of:=([.A32]-[.A31])/[.$H$2]" office:value-type="float" office:value="1.0404" calcext:value-type="float">
            <text:p>1.0404</text:p>
          </table:table-cell>
          <table:table-cell table:formula="of:=([.B32]-[.B31])/[.$H$2]" office:value-type="float" office:value="0.743000000000005" calcext:value-type="float">
            <text:p>0.743000000000005</text:p>
          </table:table-cell>
          <table:table-cell table:formula="of:=([.C32]-[.C31])/[.$H$2]" office:value-type="float" office:value="-1.126" calcext:value-type="float">
            <text:p>-1.126</text:p>
          </table:table-cell>
          <table:table-cell table:formula="of:=([.D32]-[.D31])/[.$H$2]" office:value-type="float" office:value="0.42399999999998" calcext:value-type="float">
            <text:p>0.42399999999998</text:p>
          </table:table-cell>
          <table:table-cell table:formula="of:=([.E32]-[.E31])/[.$H$2]" office:value-type="float" office:value="1.0402" calcext:value-type="float">
            <text:p>1.0402</text:p>
          </table:table-cell>
          <table:table-cell table:formula="of:=([.F32]-[.F31])/[.$H$2]" office:value-type="float" office:value="0.0440000000000218" calcext:value-type="float">
            <text:p>0.044000000000022</text:p>
          </table:table-cell>
          <table:table-cell/>
          <table:table-cell table:formula="of:=([.J32]-[.J31])/[.$H$2]" office:value-type="float" office:value="2.88000000000066" calcext:value-type="float">
            <text:p>2.88000000000066</text:p>
          </table:table-cell>
          <table:table-cell table:formula="of:=([.K32]-[.K31])/[.$H$2]" office:value-type="float" office:value="3.91999999999726" calcext:value-type="float">
            <text:p>3.91999999999726</text:p>
          </table:table-cell>
          <table:table-cell table:formula="of:=([.L32]-[.L31])/[.$H$2]" office:value-type="float" office:value="-6.39999999999752" calcext:value-type="float">
            <text:p>-6.39999999999752</text:p>
          </table:table-cell>
          <table:table-cell table:formula="of:=([.M32]-[.M31])/[.$H$2]" office:value-type="float" office:value="2.40000000000684" calcext:value-type="float">
            <text:p>2.40000000000684</text:p>
          </table:table-cell>
          <table:table-cell table:formula="of:=([.N32]-[.N31])/[.$H$2]" office:value-type="float" office:value="2.91999999999959" calcext:value-type="float">
            <text:p>2.91999999999959</text:p>
          </table:table-cell>
          <table:table-cell table:formula="of:=([.O32]-[.O31])/[.$H$2]" office:value-type="float" office:value="-0.00000000000888178419700125" calcext:value-type="float">
            <text:p>-8.88178419700125E-12</text:p>
          </table:table-cell>
        </table:table-row>
        <table:table-row table:style-name="ro1">
          <table:table-cell office:value-type="float" office:value="0.354595" calcext:value-type="float">
            <text:p>0.354595</text:p>
          </table:table-cell>
          <table:table-cell office:value-type="float" office:value="0.451909" calcext:value-type="float">
            <text:p>0.451909</text:p>
          </table:table-cell>
          <table:table-cell office:value-type="float" office:value="1.53037" calcext:value-type="float">
            <text:p>1.53037</text:p>
          </table:table-cell>
          <table:table-cell office:value-type="float" office:value="1.14537" calcext:value-type="float">
            <text:p>1.14537</text:p>
          </table:table-cell>
          <table:table-cell office:value-type="float" office:value="0.341338" calcext:value-type="float">
            <text:p>0.341338</text:p>
          </table:table-cell>
          <table:table-cell office:value-type="float" office:value="1.56028" calcext:value-type="float">
            <text:p>1.56028</text:p>
          </table:table-cell>
          <table:table-cell table:number-columns-repeated="3"/>
          <table:table-cell table:formula="of:=([.A33]-[.A32])/[.$H$2]" office:value-type="float" office:value="1.0548" calcext:value-type="float">
            <text:p>1.0548</text:p>
          </table:table-cell>
          <table:table-cell table:formula="of:=([.B33]-[.B32])/[.$H$2]" office:value-type="float" office:value="0.762599999999991" calcext:value-type="float">
            <text:p>0.762599999999991</text:p>
          </table:table-cell>
          <table:table-cell table:formula="of:=([.C33]-[.C32])/[.$H$2]" office:value-type="float" office:value="-1.15799999999999" calcext:value-type="float">
            <text:p>-1.15799999999999</text:p>
          </table:table-cell>
          <table:table-cell table:formula="of:=([.D33]-[.D32])/[.$H$2]" office:value-type="float" office:value="0.436000000000014" calcext:value-type="float">
            <text:p>0.436000000000014</text:p>
          </table:table-cell>
          <table:table-cell table:formula="of:=([.E33]-[.E32])/[.$H$2]" office:value-type="float" office:value="1.0548" calcext:value-type="float">
            <text:p>1.0548</text:p>
          </table:table-cell>
          <table:table-cell table:formula="of:=([.F33]-[.F32])/[.$H$2]" office:value-type="float" office:value="0.0439999999999774" calcext:value-type="float">
            <text:p>0.043999999999977</text:p>
          </table:table-cell>
          <table:table-cell/>
          <table:table-cell table:formula="of:=([.J33]-[.J32])/[.$H$2]" office:value-type="float" office:value="2.91999999999959" calcext:value-type="float">
            <text:p>2.91999999999959</text:p>
          </table:table-cell>
          <table:table-cell table:formula="of:=([.K33]-[.K32])/[.$H$2]" office:value-type="float" office:value="4.08000000000186" calcext:value-type="float">
            <text:p>4.08000000000186</text:p>
          </table:table-cell>
          <table:table-cell table:formula="of:=([.L33]-[.L32])/[.$H$2]" office:value-type="float" office:value="-6.80000000000014" calcext:value-type="float">
            <text:p>-6.80000000000014</text:p>
          </table:table-cell>
          <table:table-cell table:formula="of:=([.M33]-[.M32])/[.$H$2]" office:value-type="float" office:value="2.7999999999917" calcext:value-type="float">
            <text:p>2.7999999999917</text:p>
          </table:table-cell>
          <table:table-cell table:formula="of:=([.N33]-[.N32])/[.$H$2]" office:value-type="float" office:value="2.91999999999959" calcext:value-type="float">
            <text:p>2.91999999999959</text:p>
          </table:table-cell>
          <table:table-cell table:formula="of:=([.O33]-[.O32])/[.$H$2]" office:value-type="float" office:value="-0.399999999993739" calcext:value-type="float">
            <text:p>-0.399999999993739</text:p>
          </table:table-cell>
        </table:table-row>
        <table:table-row table:style-name="ro1">
          <table:table-cell office:value-type="float" office:value="0.359869" calcext:value-type="float">
            <text:p>0.359869</text:p>
          </table:table-cell>
          <table:table-cell office:value-type="float" office:value="0.455722" calcext:value-type="float">
            <text:p>0.455722</text:p>
          </table:table-cell>
          <table:table-cell office:value-type="float" office:value="1.52458" calcext:value-type="float">
            <text:p>1.52458</text:p>
          </table:table-cell>
          <table:table-cell office:value-type="float" office:value="1.14755" calcext:value-type="float">
            <text:p>1.14755</text:p>
          </table:table-cell>
          <table:table-cell office:value-type="float" office:value="0.346612" calcext:value-type="float">
            <text:p>0.346612</text:p>
          </table:table-cell>
          <table:table-cell office:value-type="float" office:value="1.5605" calcext:value-type="float">
            <text:p>1.5605</text:p>
          </table:table-cell>
          <table:table-cell table:number-columns-repeated="3"/>
          <table:table-cell table:formula="of:=([.A34]-[.A33])/[.$H$2]" office:value-type="float" office:value="1.0694" calcext:value-type="float">
            <text:p>1.0694</text:p>
          </table:table-cell>
          <table:table-cell table:formula="of:=([.B34]-[.B33])/[.$H$2]" office:value-type="float" office:value="0.783" calcext:value-type="float">
            <text:p>0.783</text:p>
          </table:table-cell>
          <table:table-cell table:formula="of:=([.C34]-[.C33])/[.$H$2]" office:value-type="float" office:value="-1.19199999999999" calcext:value-type="float">
            <text:p>-1.19199999999999</text:p>
          </table:table-cell>
          <table:table-cell table:formula="of:=([.D34]-[.D33])/[.$H$2]" office:value-type="float" office:value="0.449999999999973" calcext:value-type="float">
            <text:p>0.449999999999973</text:p>
          </table:table-cell>
          <table:table-cell table:formula="of:=([.E34]-[.E33])/[.$H$2]" office:value-type="float" office:value="1.0694" calcext:value-type="float">
            <text:p>1.0694</text:p>
          </table:table-cell>
          <table:table-cell table:formula="of:=([.F34]-[.F33])/[.$H$2]" office:value-type="float" office:value="0.0420000000000087" calcext:value-type="float">
            <text:p>0.042000000000009</text:p>
          </table:table-cell>
          <table:table-cell/>
          <table:table-cell table:formula="of:=([.J34]-[.J33])/[.$H$2]" office:value-type="float" office:value="2.99999999999967" calcext:value-type="float">
            <text:p>2.99999999999967</text:p>
          </table:table-cell>
          <table:table-cell table:formula="of:=([.K34]-[.K33])/[.$H$2]" office:value-type="float" office:value="4.2399999999998" calcext:value-type="float">
            <text:p>4.2399999999998</text:p>
          </table:table-cell>
          <table:table-cell table:formula="of:=([.L34]-[.L33])/[.$H$2]" office:value-type="float" office:value="-7.20000000000276" calcext:value-type="float">
            <text:p>-7.20000000000276</text:p>
          </table:table-cell>
          <table:table-cell table:formula="of:=([.M34]-[.M33])/[.$H$2]" office:value-type="float" office:value="2.40000000000684" calcext:value-type="float">
            <text:p>2.40000000000684</text:p>
          </table:table-cell>
          <table:table-cell table:formula="of:=([.N34]-[.N33])/[.$H$2]" office:value-type="float" office:value="2.92000000000181" calcext:value-type="float">
            <text:p>2.92000000000181</text:p>
          </table:table-cell>
          <table:table-cell table:formula="of:=([.O34]-[.O33])/[.$H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5216" calcext:value-type="float">
            <text:p>0.365216</text:p>
          </table:table-cell>
          <table:table-cell office:value-type="float" office:value="0.459637" calcext:value-type="float">
            <text:p>0.459637</text:p>
          </table:table-cell>
          <table:table-cell office:value-type="float" office:value="1.51862" calcext:value-type="float">
            <text:p>1.51862</text:p>
          </table:table-cell>
          <table:table-cell office:value-type="float" office:value="1.1498" calcext:value-type="float">
            <text:p>1.1498</text:p>
          </table:table-cell>
          <table:table-cell office:value-type="float" office:value="0.351959" calcext:value-type="float">
            <text:p>0.351959</text:p>
          </table:table-cell>
          <table:table-cell office:value-type="float" office:value="1.56071" calcext:value-type="float">
            <text:p>1.56071</text:p>
          </table:table-cell>
          <table:table-cell table:number-columns-repeated="3"/>
          <table:table-cell table:formula="of:=([.A35]-[.A34])/[.$H$2]" office:value-type="float" office:value="1.0844" calcext:value-type="float">
            <text:p>1.0844</text:p>
          </table:table-cell>
          <table:table-cell table:formula="of:=([.B35]-[.B34])/[.$H$2]" office:value-type="float" office:value="0.804199999999999" calcext:value-type="float">
            <text:p>0.804199999999999</text:p>
          </table:table-cell>
          <table:table-cell table:formula="of:=([.C35]-[.C34])/[.$H$2]" office:value-type="float" office:value="-1.22800000000001" calcext:value-type="float">
            <text:p>-1.22800000000001</text:p>
          </table:table-cell>
          <table:table-cell table:formula="of:=([.D35]-[.D34])/[.$H$2]" office:value-type="float" office:value="0.462000000000007" calcext:value-type="float">
            <text:p>0.462000000000007</text:p>
          </table:table-cell>
          <table:table-cell table:formula="of:=([.E35]-[.E34])/[.$H$2]" office:value-type="float" office:value="1.08400000000001" calcext:value-type="float">
            <text:p>1.08400000000001</text:p>
          </table:table-cell>
          <table:table-cell table:formula="of:=([.F35]-[.F34])/[.$H$2]" office:value-type="float" office:value="0.0420000000000087" calcext:value-type="float">
            <text:p>0.042000000000009</text:p>
          </table:table-cell>
          <table:table-cell/>
          <table:table-cell table:formula="of:=([.J35]-[.J34])/[.$H$2]" office:value-type="float" office:value="2.96000000000074" calcext:value-type="float">
            <text:p>2.96000000000074</text:p>
          </table:table-cell>
          <table:table-cell table:formula="of:=([.K35]-[.K34])/[.$H$2]" office:value-type="float" office:value="4.36000000000103" calcext:value-type="float">
            <text:p>4.36000000000103</text:p>
          </table:table-cell>
          <table:table-cell table:formula="of:=([.L35]-[.L34])/[.$H$2]" office:value-type="float" office:value="-7.20000000000276" calcext:value-type="float">
            <text:p>-7.20000000000276</text:p>
          </table:table-cell>
          <table:table-cell table:formula="of:=([.M35]-[.M34])/[.$H$2]" office:value-type="float" office:value="2.80000000000058" calcext:value-type="float">
            <text:p>2.80000000000058</text:p>
          </table:table-cell>
          <table:table-cell table:formula="of:=([.N35]-[.N34])/[.$H$2]" office:value-type="float" office:value="3.0399999999986" calcext:value-type="float">
            <text:p>3.0399999999986</text:p>
          </table:table-cell>
          <table:table-cell table:formula="of:=([.O35]-[.O34])/[.$H$2]" office:value-type="float" office:value="-0.00000000000888178419700125" calcext:value-type="float">
            <text:p>-8.88178419700125E-12</text:p>
          </table:table-cell>
        </table:table-row>
        <table:table-row table:style-name="ro1">
          <table:table-cell office:value-type="float" office:value="0.370638" calcext:value-type="float">
            <text:p>0.370638</text:p>
          </table:table-cell>
          <table:table-cell office:value-type="float" office:value="0.463658" calcext:value-type="float">
            <text:p>0.463658</text:p>
          </table:table-cell>
          <table:table-cell office:value-type="float" office:value="1.51248" calcext:value-type="float">
            <text:p>1.51248</text:p>
          </table:table-cell>
          <table:table-cell office:value-type="float" office:value="1.15211" calcext:value-type="float">
            <text:p>1.15211</text:p>
          </table:table-cell>
          <table:table-cell office:value-type="float" office:value="0.357379" calcext:value-type="float">
            <text:p>0.357379</text:p>
          </table:table-cell>
          <table:table-cell office:value-type="float" office:value="1.56092" calcext:value-type="float">
            <text:p>1.56092</text:p>
          </table:table-cell>
          <table:table-cell table:number-columns-repeated="3"/>
          <table:table-cell table:formula="of:=([.A36]-[.A35])/[.$H$2]" office:value-type="float" office:value="1.0992" calcext:value-type="float">
            <text:p>1.0992</text:p>
          </table:table-cell>
          <table:table-cell table:formula="of:=([.B36]-[.B35])/[.$H$2]" office:value-type="float" office:value="0.826000000000004" calcext:value-type="float">
            <text:p>0.826000000000004</text:p>
          </table:table-cell>
          <table:table-cell table:formula="of:=([.C36]-[.C35])/[.$H$2]" office:value-type="float" office:value="-1.26400000000002" calcext:value-type="float">
            <text:p>-1.26400000000002</text:p>
          </table:table-cell>
          <table:table-cell table:formula="of:=([.D36]-[.D35])/[.$H$2]" office:value-type="float" office:value="0.47600000000001" calcext:value-type="float">
            <text:p>0.47600000000001</text:p>
          </table:table-cell>
          <table:table-cell table:formula="of:=([.E36]-[.E35])/[.$H$2]" office:value-type="float" office:value="1.0992" calcext:value-type="float">
            <text:p>1.0992</text:p>
          </table:table-cell>
          <table:table-cell table:formula="of:=([.F36]-[.F35])/[.$H$2]" office:value-type="float" office:value="0.0419999999999643" calcext:value-type="float">
            <text:p>0.041999999999964</text:p>
          </table:table-cell>
          <table:table-cell/>
          <table:table-cell table:formula="of:=([.J36]-[.J35])/[.$H$2]" office:value-type="float" office:value="3.04000000000082" calcext:value-type="float">
            <text:p>3.04000000000082</text:p>
          </table:table-cell>
          <table:table-cell table:formula="of:=([.K36]-[.K35])/[.$H$2]" office:value-type="float" office:value="4.51999999999897" calcext:value-type="float">
            <text:p>4.51999999999897</text:p>
          </table:table-cell>
          <table:table-cell table:formula="of:=([.L36]-[.L35])/[.$H$2]" office:value-type="float" office:value="-7.5999999999965" calcext:value-type="float">
            <text:p>-7.5999999999965</text:p>
          </table:table-cell>
          <table:table-cell table:formula="of:=([.M36]-[.M35])/[.$H$2]" office:value-type="float" office:value="3.19999999999432" calcext:value-type="float">
            <text:p>3.19999999999432</text:p>
          </table:table-cell>
          <table:table-cell table:formula="of:=([.N36]-[.N35])/[.$H$2]" office:value-type="float" office:value="3.0399999999986" calcext:value-type="float">
            <text:p>3.0399999999986</text:p>
          </table:table-cell>
          <table:table-cell table:formula="of:=([.O36]-[.O35])/[.$H$2]" office:value-type="float" office:value="-0.399999999993739" calcext:value-type="float">
            <text:p>-0.399999999993739</text:p>
          </table:table-cell>
        </table:table-row>
        <table:table-row table:style-name="ro1">
          <table:table-cell office:value-type="float" office:value="0.376134" calcext:value-type="float">
            <text:p>0.376134</text:p>
          </table:table-cell>
          <table:table-cell office:value-type="float" office:value="0.467788" calcext:value-type="float">
            <text:p>0.467788</text:p>
          </table:table-cell>
          <table:table-cell office:value-type="float" office:value="1.50616" calcext:value-type="float">
            <text:p>1.50616</text:p>
          </table:table-cell>
          <table:table-cell office:value-type="float" office:value="1.15449" calcext:value-type="float">
            <text:p>1.15449</text:p>
          </table:table-cell>
          <table:table-cell office:value-type="float" office:value="0.362875" calcext:value-type="float">
            <text:p>0.362875</text:p>
          </table:table-cell>
          <table:table-cell office:value-type="float" office:value="1.56113" calcext:value-type="float">
            <text:p>1.56113</text:p>
          </table:table-cell>
          <table:table-cell table:number-columns-repeated="3"/>
          <table:table-cell table:formula="of:=([.A37]-[.A36])/[.$H$2]" office:value-type="float" office:value="1.1144" calcext:value-type="float">
            <text:p>1.1144</text:p>
          </table:table-cell>
          <table:table-cell table:formula="of:=([.B37]-[.B36])/[.$H$2]" office:value-type="float" office:value="0.848599999999999" calcext:value-type="float">
            <text:p>0.848599999999999</text:p>
          </table:table-cell>
          <table:table-cell table:formula="of:=([.C37]-[.C36])/[.$H$2]" office:value-type="float" office:value="-1.302" calcext:value-type="float">
            <text:p>-1.302</text:p>
          </table:table-cell>
          <table:table-cell table:formula="of:=([.D37]-[.D36])/[.$H$2]" office:value-type="float" office:value="0.491999999999981" calcext:value-type="float">
            <text:p>0.491999999999981</text:p>
          </table:table-cell>
          <table:table-cell table:formula="of:=([.E37]-[.E36])/[.$H$2]" office:value-type="float" office:value="1.11439999999999" calcext:value-type="float">
            <text:p>1.11439999999999</text:p>
          </table:table-cell>
          <table:table-cell table:formula="of:=([.F37]-[.F36])/[.$H$2]" office:value-type="float" office:value="0.0399999999999956" calcext:value-type="float">
            <text:p>0.039999999999996</text:p>
          </table:table-cell>
          <table:table-cell/>
          <table:table-cell table:formula="of:=([.J37]-[.J36])/[.$H$2]" office:value-type="float" office:value="3.07999999999975" calcext:value-type="float">
            <text:p>3.07999999999975</text:p>
          </table:table-cell>
          <table:table-cell table:formula="of:=([.K37]-[.K36])/[.$H$2]" office:value-type="float" office:value="4.72000000000028" calcext:value-type="float">
            <text:p>4.72000000000028</text:p>
          </table:table-cell>
          <table:table-cell table:formula="of:=([.L37]-[.L36])/[.$H$2]" office:value-type="float" office:value="-7.99999999999912" calcext:value-type="float">
            <text:p>-7.99999999999912</text:p>
          </table:table-cell>
          <table:table-cell table:formula="of:=([.M37]-[.M36])/[.$H$2]" office:value-type="float" office:value="2.80000000000946" calcext:value-type="float">
            <text:p>2.80000000000946</text:p>
          </table:table-cell>
          <table:table-cell table:formula="of:=([.N37]-[.N36])/[.$H$2]" office:value-type="float" office:value="3.04000000000082" calcext:value-type="float">
            <text:p>3.04000000000082</text:p>
          </table:table-cell>
          <table:table-cell table:formula="of:=([.O37]-[.O36])/[.$H$2]" office:value-type="float" office:value="0.00000000000888178419700125" calcext:value-type="float">
            <text:p>8.88178419700125E-12</text:p>
          </table:table-cell>
        </table:table-row>
        <table:table-row table:style-name="ro1">
          <table:table-cell office:value-type="float" office:value="0.381706" calcext:value-type="float">
            <text:p>0.381706</text:p>
          </table:table-cell>
          <table:table-cell office:value-type="float" office:value="0.472031" calcext:value-type="float">
            <text:p>0.472031</text:p>
          </table:table-cell>
          <table:table-cell office:value-type="float" office:value="1.49965" calcext:value-type="float">
            <text:p>1.49965</text:p>
          </table:table-cell>
          <table:table-cell office:value-type="float" office:value="1.15695" calcext:value-type="float">
            <text:p>1.15695</text:p>
          </table:table-cell>
          <table:table-cell office:value-type="float" office:value="0.368447" calcext:value-type="float">
            <text:p>0.368447</text:p>
          </table:table-cell>
          <table:table-cell office:value-type="float" office:value="1.56133" calcext:value-type="float">
            <text:p>1.56133</text:p>
          </table:table-cell>
          <table:table-cell table:number-columns-repeated="3"/>
          <table:table-cell table:formula="of:=([.A38]-[.A37])/[.$H$2]" office:value-type="float" office:value="1.1298" calcext:value-type="float">
            <text:p>1.1298</text:p>
          </table:table-cell>
          <table:table-cell table:formula="of:=([.B38]-[.B37])/[.$H$2]" office:value-type="float" office:value="0.872200000000001" calcext:value-type="float">
            <text:p>0.872200000000001</text:p>
          </table:table-cell>
          <table:table-cell table:formula="of:=([.C38]-[.C37])/[.$H$2]" office:value-type="float" office:value="-1.342" calcext:value-type="float">
            <text:p>-1.342</text:p>
          </table:table-cell>
          <table:table-cell table:formula="of:=([.D38]-[.D37])/[.$H$2]" office:value-type="float" office:value="0.506000000000029" calcext:value-type="float">
            <text:p>0.506000000000029</text:p>
          </table:table-cell>
          <table:table-cell table:formula="of:=([.E38]-[.E37])/[.$H$2]" office:value-type="float" office:value="1.1296" calcext:value-type="float">
            <text:p>1.1296</text:p>
          </table:table-cell>
          <table:table-cell table:formula="of:=([.F38]-[.F37])/[.$H$2]" office:value-type="float" office:value="0.04000000000004" calcext:value-type="float">
            <text:p>0.04000000000004</text:p>
          </table:table-cell>
          <table:table-cell/>
          <table:table-cell table:formula="of:=([.J38]-[.J37])/[.$H$2]" office:value-type="float" office:value="3.07999999999753" calcext:value-type="float">
            <text:p>3.07999999999753</text:p>
          </table:table-cell>
          <table:table-cell table:formula="of:=([.K38]-[.K37])/[.$H$2]" office:value-type="float" office:value="4.83999999999929" calcext:value-type="float">
            <text:p>4.83999999999929</text:p>
          </table:table-cell>
          <table:table-cell table:formula="of:=([.L38]-[.L37])/[.$H$2]" office:value-type="float" office:value="-7.99999999999912" calcext:value-type="float">
            <text:p>-7.99999999999912</text:p>
          </table:table-cell>
          <table:table-cell table:formula="of:=([.M38]-[.M37])/[.$H$2]" office:value-type="float" office:value="3.59999999998806" calcext:value-type="float">
            <text:p>3.59999999998806</text:p>
          </table:table-cell>
          <table:table-cell table:formula="of:=([.N38]-[.N37])/[.$H$2]" office:value-type="float" office:value="3.1200000000009" calcext:value-type="float">
            <text:p>3.1200000000009</text:p>
          </table:table-cell>
          <table:table-cell table:formula="of:=([.O38]-[.O37])/[.$H$2]" office:value-type="float" office:value="-0.00000000000888178419700125" calcext:value-type="float">
            <text:p>-8.88178419700125E-12</text:p>
          </table:table-cell>
        </table:table-row>
        <table:table-row table:style-name="ro1">
          <table:table-cell office:value-type="float" office:value="0.387355" calcext:value-type="float">
            <text:p>0.387355</text:p>
          </table:table-cell>
          <table:table-cell office:value-type="float" office:value="0.476392" calcext:value-type="float">
            <text:p>0.476392</text:p>
          </table:table-cell>
          <table:table-cell office:value-type="float" office:value="1.49294" calcext:value-type="float">
            <text:p>1.49294</text:p>
          </table:table-cell>
          <table:table-cell office:value-type="float" office:value="1.15948" calcext:value-type="float">
            <text:p>1.15948</text:p>
          </table:table-cell>
          <table:table-cell office:value-type="float" office:value="0.374095" calcext:value-type="float">
            <text:p>0.374095</text:p>
          </table:table-cell>
          <table:table-cell office:value-type="float" office:value="1.56153" calcext:value-type="float">
            <text:p>1.56153</text:p>
          </table:table-cell>
          <table:table-cell table:number-columns-repeated="3"/>
          <table:table-cell table:formula="of:=([.A39]-[.A38])/[.$H$2]" office:value-type="float" office:value="1.14519999999999" calcext:value-type="float">
            <text:p>1.14519999999999</text:p>
          </table:table-cell>
          <table:table-cell table:formula="of:=([.B39]-[.B38])/[.$H$2]" office:value-type="float" office:value="0.896399999999997" calcext:value-type="float">
            <text:p>0.896399999999997</text:p>
          </table:table-cell>
          <table:table-cell table:formula="of:=([.C39]-[.C38])/[.$H$2]" office:value-type="float" office:value="-1.38199999999999" calcext:value-type="float">
            <text:p>-1.38199999999999</text:p>
          </table:table-cell>
          <table:table-cell table:formula="of:=([.D39]-[.D38])/[.$H$2]" office:value-type="float" office:value="0.523999999999969" calcext:value-type="float">
            <text:p>0.523999999999969</text:p>
          </table:table-cell>
          <table:table-cell table:formula="of:=([.E39]-[.E38])/[.$H$2]" office:value-type="float" office:value="1.1452" calcext:value-type="float">
            <text:p>1.1452</text:p>
          </table:table-cell>
          <table:table-cell table:formula="of:=([.F39]-[.F38])/[.$H$2]" office:value-type="float" office:value="0.0399999999999956" calcext:value-type="float">
            <text:p>0.039999999999996</text:p>
          </table:table-cell>
          <table:table-cell/>
          <table:table-cell table:formula="of:=([.J39]-[.J38])/[.$H$2]" office:value-type="float" office:value="3.16000000000205" calcext:value-type="float">
            <text:p>3.16000000000205</text:p>
          </table:table-cell>
          <table:table-cell table:formula="of:=([.K39]-[.K38])/[.$H$2]" office:value-type="float" office:value="5.08000000000175" calcext:value-type="float">
            <text:p>5.08000000000175</text:p>
          </table:table-cell>
          <table:table-cell table:formula="of:=([.L39]-[.L38])/[.$H$2]" office:value-type="float" office:value="-8.40000000000174" calcext:value-type="float">
            <text:p>-8.40000000000174</text:p>
          </table:table-cell>
          <table:table-cell table:formula="of:=([.M39]-[.M38])/[.$H$2]" office:value-type="float" office:value="3.20000000001208" calcext:value-type="float">
            <text:p>3.20000000001208</text:p>
          </table:table-cell>
          <table:table-cell table:formula="of:=([.N39]-[.N38])/[.$H$2]" office:value-type="float" office:value="3.15999999999983" calcext:value-type="float">
            <text:p>3.15999999999983</text:p>
          </table:table-cell>
          <table:table-cell table:formula="of:=([.O39]-[.O38])/[.$H$2]" office:value-type="float" office:value="-0.399999999993739" calcext:value-type="float">
            <text:p>-0.399999999993739</text:p>
          </table:table-cell>
        </table:table-row>
        <table:table-row table:style-name="ro1">
          <table:table-cell office:value-type="float" office:value="0.393081" calcext:value-type="float">
            <text:p>0.393081</text:p>
          </table:table-cell>
          <table:table-cell office:value-type="float" office:value="0.480874" calcext:value-type="float">
            <text:p>0.480874</text:p>
          </table:table-cell>
          <table:table-cell office:value-type="float" office:value="1.48603" calcext:value-type="float">
            <text:p>1.48603</text:p>
          </table:table-cell>
          <table:table-cell office:value-type="float" office:value="1.1621" calcext:value-type="float">
            <text:p>1.1621</text:p>
          </table:table-cell>
          <table:table-cell office:value-type="float" office:value="0.379821" calcext:value-type="float">
            <text:p>0.379821</text:p>
          </table:table-cell>
          <table:table-cell office:value-type="float" office:value="1.56173" calcext:value-type="float">
            <text:p>1.56173</text:p>
          </table:table-cell>
          <table:table-cell table:number-columns-repeated="3"/>
          <table:table-cell table:formula="of:=([.A40]-[.A39])/[.$H$2]" office:value-type="float" office:value="1.161" calcext:value-type="float">
            <text:p>1.161</text:p>
          </table:table-cell>
          <table:table-cell table:formula="of:=([.B40]-[.B39])/[.$H$2]" office:value-type="float" office:value="0.921800000000006" calcext:value-type="float">
            <text:p>0.921800000000006</text:p>
          </table:table-cell>
          <table:table-cell table:formula="of:=([.C40]-[.C39])/[.$H$2]" office:value-type="float" office:value="-1.424" calcext:value-type="float">
            <text:p>-1.424</text:p>
          </table:table-cell>
          <table:table-cell table:formula="of:=([.D40]-[.D39])/[.$H$2]" office:value-type="float" office:value="0.540000000000029" calcext:value-type="float">
            <text:p>0.540000000000029</text:p>
          </table:table-cell>
          <table:table-cell table:formula="of:=([.E40]-[.E39])/[.$H$2]" office:value-type="float" office:value="1.161" calcext:value-type="float">
            <text:p>1.161</text:p>
          </table:table-cell>
          <table:table-cell table:formula="of:=([.F40]-[.F39])/[.$H$2]" office:value-type="float" office:value="0.0380000000000269" calcext:value-type="float">
            <text:p>0.038000000000027</text:p>
          </table:table-cell>
          <table:table-cell/>
          <table:table-cell table:formula="of:=([.J40]-[.J39])/[.$H$2]" office:value-type="float" office:value="3.16000000000205" calcext:value-type="float">
            <text:p>3.16000000000205</text:p>
          </table:table-cell>
          <table:table-cell table:formula="of:=([.K40]-[.K39])/[.$H$2]" office:value-type="float" office:value="5.19999999999854" calcext:value-type="float">
            <text:p>5.19999999999854</text:p>
          </table:table-cell>
          <table:table-cell table:formula="of:=([.L40]-[.L39])/[.$H$2]" office:value-type="float" office:value="-9.1999999999981" calcext:value-type="float">
            <text:p>-9.1999999999981</text:p>
          </table:table-cell>
          <table:table-cell table:formula="of:=([.M40]-[.M39])/[.$H$2]" office:value-type="float" office:value="3.19999999999432" calcext:value-type="float">
            <text:p>3.19999999999432</text:p>
          </table:table-cell>
          <table:table-cell table:formula="of:=([.N40]-[.N39])/[.$H$2]" office:value-type="float" office:value="3.1200000000009" calcext:value-type="float">
            <text:p>3.1200000000009</text:p>
          </table:table-cell>
          <table:table-cell table:formula="of:=([.O40]-[.O39])/[.$H$2]" office:value-type="float" office:value="-0.00000000000888178419700125" calcext:value-type="float">
            <text:p>-8.88178419700125E-12</text:p>
          </table:table-cell>
        </table:table-row>
        <table:table-row table:style-name="ro1">
          <table:table-cell office:value-type="float" office:value="0.398886" calcext:value-type="float">
            <text:p>0.398886</text:p>
          </table:table-cell>
          <table:table-cell office:value-type="float" office:value="0.485483" calcext:value-type="float">
            <text:p>0.485483</text:p>
          </table:table-cell>
          <table:table-cell office:value-type="float" office:value="1.47891" calcext:value-type="float">
            <text:p>1.47891</text:p>
          </table:table-cell>
          <table:table-cell office:value-type="float" office:value="1.1648" calcext:value-type="float">
            <text:p>1.1648</text:p>
          </table:table-cell>
          <table:table-cell office:value-type="float" office:value="0.385626" calcext:value-type="float">
            <text:p>0.385626</text:p>
          </table:table-cell>
          <table:table-cell office:value-type="float" office:value="1.56192" calcext:value-type="float">
            <text:p>1.56192</text:p>
          </table:table-cell>
          <table:table-cell table:number-columns-repeated="3"/>
          <table:table-cell table:formula="of:=([.A41]-[.A40])/[.$H$2]" office:value-type="float" office:value="1.17680000000001" calcext:value-type="float">
            <text:p>1.17680000000001</text:p>
          </table:table-cell>
          <table:table-cell table:formula="of:=([.B41]-[.B40])/[.$H$2]" office:value-type="float" office:value="0.947799999999999" calcext:value-type="float">
            <text:p>0.947799999999999</text:p>
          </table:table-cell>
          <table:table-cell table:formula="of:=([.C41]-[.C40])/[.$H$2]" office:value-type="float" office:value="-1.46999999999999" calcext:value-type="float">
            <text:p>-1.46999999999999</text:p>
          </table:table-cell>
          <table:table-cell table:formula="of:=([.D41]-[.D40])/[.$H$2]" office:value-type="float" office:value="0.556000000000001" calcext:value-type="float">
            <text:p>0.556000000000001</text:p>
          </table:table-cell>
          <table:table-cell table:formula="of:=([.E41]-[.E40])/[.$H$2]" office:value-type="float" office:value="1.17660000000001" calcext:value-type="float">
            <text:p>1.17660000000001</text:p>
          </table:table-cell>
          <table:table-cell table:formula="of:=([.F41]-[.F40])/[.$H$2]" office:value-type="float" office:value="0.0379999999999825" calcext:value-type="float">
            <text:p>0.037999999999983</text:p>
          </table:table-cell>
          <table:table-cell/>
          <table:table-cell table:formula="of:=([.J41]-[.J40])/[.$H$2]" office:value-type="float" office:value="3.19999999999654" calcext:value-type="float">
            <text:p>3.19999999999654</text:p>
          </table:table-cell>
          <table:table-cell table:formula="of:=([.K41]-[.K40])/[.$H$2]" office:value-type="float" office:value="5.43999999999878" calcext:value-type="float">
            <text:p>5.43999999999878</text:p>
          </table:table-cell>
          <table:table-cell table:formula="of:=([.L41]-[.L40])/[.$H$2]" office:value-type="float" office:value="-9.1999999999981" calcext:value-type="float">
            <text:p>-9.1999999999981</text:p>
          </table:table-cell>
          <table:table-cell table:formula="of:=([.M41]-[.M40])/[.$H$2]" office:value-type="float" office:value="3.99999999999956" calcext:value-type="float">
            <text:p>3.99999999999956</text:p>
          </table:table-cell>
          <table:table-cell table:formula="of:=([.N41]-[.N40])/[.$H$2]" office:value-type="float" office:value="3.23999999999769" calcext:value-type="float">
            <text:p>3.23999999999769</text:p>
          </table:table-cell>
          <table:table-cell table:formula="of:=([.O41]-[.O40])/[.$H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477" calcext:value-type="float">
            <text:p>0.40477</text:p>
          </table:table-cell>
          <table:table-cell office:value-type="float" office:value="0.490222" calcext:value-type="float">
            <text:p>0.490222</text:p>
          </table:table-cell>
          <table:table-cell office:value-type="float" office:value="1.47156" calcext:value-type="float">
            <text:p>1.47156</text:p>
          </table:table-cell>
          <table:table-cell office:value-type="float" office:value="1.16758" calcext:value-type="float">
            <text:p>1.16758</text:p>
          </table:table-cell>
          <table:table-cell office:value-type="float" office:value="0.391509" calcext:value-type="float">
            <text:p>0.391509</text:p>
          </table:table-cell>
          <table:table-cell office:value-type="float" office:value="1.56211" calcext:value-type="float">
            <text:p>1.56211</text:p>
          </table:table-cell>
          <table:table-cell table:number-columns-repeated="3"/>
          <table:table-cell table:formula="of:=([.A42]-[.A41])/[.$H$2]" office:value-type="float" office:value="1.19279999999999" calcext:value-type="float">
            <text:p>1.19279999999999</text:p>
          </table:table-cell>
          <table:table-cell table:formula="of:=([.B42]-[.B41])/[.$H$2]" office:value-type="float" office:value="0.974999999999993" calcext:value-type="float">
            <text:p>0.974999999999993</text:p>
          </table:table-cell>
          <table:table-cell table:formula="of:=([.C42]-[.C41])/[.$H$2]" office:value-type="float" office:value="-1.51599999999998" calcext:value-type="float">
            <text:p>-1.51599999999998</text:p>
          </table:table-cell>
          <table:table-cell table:formula="of:=([.D42]-[.D41])/[.$H$2]" office:value-type="float" office:value="0.575999999999999" calcext:value-type="float">
            <text:p>0.575999999999999</text:p>
          </table:table-cell>
          <table:table-cell table:formula="of:=([.E42]-[.E41])/[.$H$2]" office:value-type="float" office:value="1.19279999999999" calcext:value-type="float">
            <text:p>1.19279999999999</text:p>
          </table:table-cell>
          <table:table-cell table:formula="of:=([.F42]-[.F41])/[.$H$2]" office:value-type="float" office:value="0.0379999999999825" calcext:value-type="float">
            <text:p>0.037999999999983</text:p>
          </table:table-cell>
          <table:table-cell/>
          <table:table-cell table:formula="of:=([.J42]-[.J41])/[.$H$2]" office:value-type="float" office:value="3.28000000000328" calcext:value-type="float">
            <text:p>3.28000000000328</text:p>
          </table:table-cell>
          <table:table-cell table:formula="of:=([.K42]-[.K41])/[.$H$2]" office:value-type="float" office:value="5.68000000000124" calcext:value-type="float">
            <text:p>5.68000000000124</text:p>
          </table:table-cell>
          <table:table-cell table:formula="of:=([.L42]-[.L41])/[.$H$2]" office:value-type="float" office:value="-10.0000000000033" calcext:value-type="float">
            <text:p>-10.0000000000033</text:p>
          </table:table-cell>
          <table:table-cell table:formula="of:=([.M42]-[.M41])/[.$H$2]" office:value-type="float" office:value="3.99999999999956" calcext:value-type="float">
            <text:p>3.99999999999956</text:p>
          </table:table-cell>
          <table:table-cell table:formula="of:=([.N42]-[.N41])/[.$H$2]" office:value-type="float" office:value="3.24000000000213" calcext:value-type="float">
            <text:p>3.24000000000213</text:p>
          </table:table-cell>
          <table:table-cell table:formula="of:=([.O42]-[.O41])/[.$H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0734" calcext:value-type="float">
            <text:p>0.410734</text:p>
          </table:table-cell>
          <table:table-cell office:value-type="float" office:value="0.495097" calcext:value-type="float">
            <text:p>0.495097</text:p>
          </table:table-cell>
          <table:table-cell office:value-type="float" office:value="1.46398" calcext:value-type="float">
            <text:p>1.46398</text:p>
          </table:table-cell>
          <table:table-cell office:value-type="float" office:value="1.17046" calcext:value-type="float">
            <text:p>1.17046</text:p>
          </table:table-cell>
          <table:table-cell office:value-type="float" office:value="0.397473" calcext:value-type="float">
            <text:p>0.397473</text:p>
          </table:table-cell>
          <table:table-cell office:value-type="float" office:value="1.5623" calcext:value-type="float">
            <text:p>1.5623</text:p>
          </table:table-cell>
          <table:table-cell table:number-columns-repeated="3"/>
          <table:table-cell table:formula="of:=([.A43]-[.A42])/[.$H$2]" office:value-type="float" office:value="1.20920000000001" calcext:value-type="float">
            <text:p>1.20920000000001</text:p>
          </table:table-cell>
          <table:table-cell table:formula="of:=([.B43]-[.B42])/[.$H$2]" office:value-type="float" office:value="1.0034" calcext:value-type="float">
            <text:p>1.0034</text:p>
          </table:table-cell>
          <table:table-cell table:formula="of:=([.C43]-[.C42])/[.$H$2]" office:value-type="float" office:value="-1.566" calcext:value-type="float">
            <text:p>-1.566</text:p>
          </table:table-cell>
          <table:table-cell table:formula="of:=([.D43]-[.D42])/[.$H$2]" office:value-type="float" office:value="0.595999999999997" calcext:value-type="float">
            <text:p>0.595999999999997</text:p>
          </table:table-cell>
          <table:table-cell table:formula="of:=([.E43]-[.E42])/[.$H$2]" office:value-type="float" office:value="1.209" calcext:value-type="float">
            <text:p>1.209</text:p>
          </table:table-cell>
          <table:table-cell table:formula="of:=([.F43]-[.F42])/[.$H$2]" office:value-type="float" office:value="0.0379999999999825" calcext:value-type="float">
            <text:p>0.037999999999983</text:p>
          </table:table-cell>
          <table:table-cell/>
          <table:table-cell table:formula="of:=([.J43]-[.J42])/[.$H$2]" office:value-type="float" office:value="3.23999999999547" calcext:value-type="float">
            <text:p>3.23999999999547</text:p>
          </table:table-cell>
          <table:table-cell table:formula="of:=([.K43]-[.K42])/[.$H$2]" office:value-type="float" office:value="5.8400000000014" calcext:value-type="float">
            <text:p>5.8400000000014</text:p>
          </table:table-cell>
          <table:table-cell table:formula="of:=([.L43]-[.L42])/[.$H$2]" office:value-type="float" office:value="-9.60000000000072" calcext:value-type="float">
            <text:p>-9.60000000000072</text:p>
          </table:table-cell>
          <table:table-cell table:formula="of:=([.M43]-[.M42])/[.$H$2]" office:value-type="float" office:value="3.99999999999956" calcext:value-type="float">
            <text:p>3.99999999999956</text:p>
          </table:table-cell>
          <table:table-cell table:formula="of:=([.N43]-[.N42])/[.$H$2]" office:value-type="float" office:value="3.27999999999884" calcext:value-type="float">
            <text:p>3.27999999999884</text:p>
          </table:table-cell>
          <table:table-cell table:formula="of:=([.O43]-[.O42])/[.$H$2]" office:value-type="float" office:value="-0.399999999993739" calcext:value-type="float">
            <text:p>-0.399999999993739</text:p>
          </table:table-cell>
        </table:table-row>
        <table:table-row table:style-name="ro1">
          <table:table-cell office:value-type="float" office:value="0.41678" calcext:value-type="float">
            <text:p>0.41678</text:p>
          </table:table-cell>
          <table:table-cell office:value-type="float" office:value="0.500114" calcext:value-type="float">
            <text:p>0.500114</text:p>
          </table:table-cell>
          <table:table-cell office:value-type="float" office:value="1.45615" calcext:value-type="float">
            <text:p>1.45615</text:p>
          </table:table-cell>
          <table:table-cell office:value-type="float" office:value="1.17344" calcext:value-type="float">
            <text:p>1.17344</text:p>
          </table:table-cell>
          <table:table-cell office:value-type="float" office:value="0.403518" calcext:value-type="float">
            <text:p>0.403518</text:p>
          </table:table-cell>
          <table:table-cell office:value-type="float" office:value="1.56249" calcext:value-type="float">
            <text:p>1.56249</text:p>
          </table:table-cell>
          <table:table-cell table:number-columns-repeated="3"/>
          <table:table-cell table:formula="of:=([.A44]-[.A43])/[.$H$2]" office:value-type="float" office:value="1.22539999999999" calcext:value-type="float">
            <text:p>1.22539999999999</text:p>
          </table:table-cell>
          <table:table-cell table:formula="of:=([.B44]-[.B43])/[.$H$2]" office:value-type="float" office:value="1.03260000000001" calcext:value-type="float">
            <text:p>1.03260000000001</text:p>
          </table:table-cell>
          <table:table-cell table:formula="of:=([.C44]-[.C43])/[.$H$2]" office:value-type="float" office:value="-1.614" calcext:value-type="float">
            <text:p>-1.614</text:p>
          </table:table-cell>
          <table:table-cell table:formula="of:=([.D44]-[.D43])/[.$H$2]" office:value-type="float" office:value="0.615999999999994" calcext:value-type="float">
            <text:p>0.615999999999994</text:p>
          </table:table-cell>
          <table:table-cell table:formula="of:=([.E44]-[.E43])/[.$H$2]" office:value-type="float" office:value="1.2254" calcext:value-type="float">
            <text:p>1.2254</text:p>
          </table:table-cell>
          <table:table-cell table:formula="of:=([.F44]-[.F43])/[.$H$2]" office:value-type="float" office:value="0.0360000000000138" calcext:value-type="float">
            <text:p>0.036000000000014</text:p>
          </table:table-cell>
          <table:table-cell/>
          <table:table-cell table:formula="of:=([.J44]-[.J43])/[.$H$2]" office:value-type="float" office:value="3.36000000000336" calcext:value-type="float">
            <text:p>3.36000000000336</text:p>
          </table:table-cell>
          <table:table-cell table:formula="of:=([.K44]-[.K43])/[.$H$2]" office:value-type="float" office:value="6.11999999999835" calcext:value-type="float">
            <text:p>6.11999999999835</text:p>
          </table:table-cell>
          <table:table-cell table:formula="of:=([.L44]-[.L43])/[.$H$2]" office:value-type="float" office:value="-10.7999999999997" calcext:value-type="float">
            <text:p>-10.7999999999997</text:p>
          </table:table-cell>
          <table:table-cell table:formula="of:=([.M44]-[.M43])/[.$H$2]" office:value-type="float" office:value="4.40000000000218" calcext:value-type="float">
            <text:p>4.40000000000218</text:p>
          </table:table-cell>
          <table:table-cell table:formula="of:=([.N44]-[.N43])/[.$H$2]" office:value-type="float" office:value="3.36000000000114" calcext:value-type="float">
            <text:p>3.36000000000114</text:p>
          </table:table-cell>
          <table:table-cell table:formula="of:=([.O44]-[.O43])/[.$H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22907" calcext:value-type="float">
            <text:p>0.422907</text:p>
          </table:table-cell>
          <table:table-cell office:value-type="float" office:value="0.505277" calcext:value-type="float">
            <text:p>0.505277</text:p>
          </table:table-cell>
          <table:table-cell office:value-type="float" office:value="1.44808" calcext:value-type="float">
            <text:p>1.44808</text:p>
          </table:table-cell>
          <table:table-cell office:value-type="float" office:value="1.17652" calcext:value-type="float">
            <text:p>1.17652</text:p>
          </table:table-cell>
          <table:table-cell office:value-type="float" office:value="0.409645" calcext:value-type="float">
            <text:p>0.409645</text:p>
          </table:table-cell>
          <table:table-cell office:value-type="float" office:value="1.56267" calcext:value-type="float">
            <text:p>1.56267</text:p>
          </table:table-cell>
          <table:table-cell table:number-columns-repeated="3"/>
          <table:table-cell table:formula="of:=([.A45]-[.A44])/[.$H$2]" office:value-type="float" office:value="1.2422" calcext:value-type="float">
            <text:p>1.2422</text:p>
          </table:table-cell>
          <table:table-cell table:formula="of:=([.B45]-[.B44])/[.$H$2]" office:value-type="float" office:value="1.0632" calcext:value-type="float">
            <text:p>1.0632</text:p>
          </table:table-cell>
          <table:table-cell table:formula="of:=([.C45]-[.C44])/[.$H$2]" office:value-type="float" office:value="-1.668" calcext:value-type="float">
            <text:p>-1.668</text:p>
          </table:table-cell>
          <table:table-cell table:formula="of:=([.D45]-[.D44])/[.$H$2]" office:value-type="float" office:value="0.638000000000005" calcext:value-type="float">
            <text:p>0.638000000000005</text:p>
          </table:table-cell>
          <table:table-cell table:formula="of:=([.E45]-[.E44])/[.$H$2]" office:value-type="float" office:value="1.2422" calcext:value-type="float">
            <text:p>1.2422</text:p>
          </table:table-cell>
          <table:table-cell table:formula="of:=([.F45]-[.F44])/[.$H$2]" office:value-type="float" office:value="0.0360000000000138" calcext:value-type="float">
            <text:p>0.036000000000014</text:p>
          </table:table-cell>
          <table:table-cell/>
          <table:table-cell table:formula="of:=([.J45]-[.J44])/[.$H$2]" office:value-type="float" office:value="3.31999999999777" calcext:value-type="float">
            <text:p>3.31999999999777</text:p>
          </table:table-cell>
          <table:table-cell table:formula="of:=([.K45]-[.K44])/[.$H$2]" office:value-type="float" office:value="6.36000000000081" calcext:value-type="float">
            <text:p>6.36000000000081</text:p>
          </table:table-cell>
          <table:table-cell table:formula="of:=([.L45]-[.L44])/[.$H$2]" office:value-type="float" office:value="-10.7999999999997" calcext:value-type="float">
            <text:p>-10.7999999999997</text:p>
          </table:table-cell>
          <table:table-cell table:formula="of:=([.M45]-[.M44])/[.$H$2]" office:value-type="float" office:value="4.3999999999933" calcext:value-type="float">
            <text:p>4.3999999999933</text:p>
          </table:table-cell>
          <table:table-cell table:formula="of:=([.N45]-[.N44])/[.$H$2]" office:value-type="float" office:value="3.31999999999999" calcext:value-type="float">
            <text:p>3.31999999999999</text:p>
          </table:table-cell>
          <table:table-cell table:formula="of:=([.O45]-[.O44])/[.$H$2]" office:value-type="float" office:value="-0.00000000000888178419700125" calcext:value-type="float">
            <text:p>-8.88178419700125E-12</text:p>
          </table:table-cell>
        </table:table-row>
        <table:table-row table:style-name="ro1">
          <table:table-cell office:value-type="float" office:value="0.429118" calcext:value-type="float">
            <text:p>0.429118</text:p>
          </table:table-cell>
          <table:table-cell office:value-type="float" office:value="0.510593" calcext:value-type="float">
            <text:p>0.510593</text:p>
          </table:table-cell>
          <table:table-cell office:value-type="float" office:value="1.43974" calcext:value-type="float">
            <text:p>1.43974</text:p>
          </table:table-cell>
          <table:table-cell office:value-type="float" office:value="1.17971" calcext:value-type="float">
            <text:p>1.17971</text:p>
          </table:table-cell>
          <table:table-cell office:value-type="float" office:value="0.415856" calcext:value-type="float">
            <text:p>0.415856</text:p>
          </table:table-cell>
          <table:table-cell office:value-type="float" office:value="1.56285" calcext:value-type="float">
            <text:p>1.56285</text:p>
          </table:table-cell>
          <table:table-cell table:number-columns-repeated="3"/>
          <table:table-cell table:formula="of:=([.A46]-[.A45])/[.$H$2]" office:value-type="float" office:value="1.25879999999999" calcext:value-type="float">
            <text:p>1.25879999999999</text:p>
          </table:table-cell>
          <table:table-cell table:formula="of:=([.B46]-[.B45])/[.$H$2]" office:value-type="float" office:value="1.095" calcext:value-type="float">
            <text:p>1.095</text:p>
          </table:table-cell>
          <table:table-cell table:formula="of:=([.C46]-[.C45])/[.$H$2]" office:value-type="float" office:value="-1.722" calcext:value-type="float">
            <text:p>-1.722</text:p>
          </table:table-cell>
          <table:table-cell table:formula="of:=([.D46]-[.D45])/[.$H$2]" office:value-type="float" office:value="0.659999999999972" calcext:value-type="float">
            <text:p>0.659999999999972</text:p>
          </table:table-cell>
          <table:table-cell table:formula="of:=([.E46]-[.E45])/[.$H$2]" office:value-type="float" office:value="1.2588" calcext:value-type="float">
            <text:p>1.2588</text:p>
          </table:table-cell>
          <table:table-cell table:formula="of:=([.F46]-[.F45])/[.$H$2]" office:value-type="float" office:value="0.0359999999999694" calcext:value-type="float">
            <text:p>0.035999999999969</text:p>
          </table:table-cell>
          <table:table-cell/>
          <table:table-cell table:formula="of:=([.J46]-[.J45])/[.$H$2]" office:value-type="float" office:value="3.44000000000122" calcext:value-type="float">
            <text:p>3.44000000000122</text:p>
          </table:table-cell>
          <table:table-cell table:formula="of:=([.K46]-[.K45])/[.$H$2]" office:value-type="float" office:value="6.63999999999998" calcext:value-type="float">
            <text:p>6.63999999999998</text:p>
          </table:table-cell>
          <table:table-cell table:formula="of:=([.L46]-[.L45])/[.$H$2]" office:value-type="float" office:value="-11.9999999999987" calcext:value-type="float">
            <text:p>-11.9999999999987</text:p>
          </table:table-cell>
          <table:table-cell table:formula="of:=([.M46]-[.M45])/[.$H$2]" office:value-type="float" office:value="4.80000000001368" calcext:value-type="float">
            <text:p>4.80000000001368</text:p>
          </table:table-cell>
          <table:table-cell table:formula="of:=([.N46]-[.N45])/[.$H$2]" office:value-type="float" office:value="3.3599999999967" calcext:value-type="float">
            <text:p>3.3599999999967</text:p>
          </table:table-cell>
          <table:table-cell table:formula="of:=([.O46]-[.O45])/[.$H$2]" office:value-type="float" office:value="-0.399999999984857" calcext:value-type="float">
            <text:p>-0.399999999984857</text:p>
          </table:table-cell>
        </table:table-row>
        <table:table-row table:style-name="ro1">
          <table:table-cell office:value-type="float" office:value="0.435412" calcext:value-type="float">
            <text:p>0.435412</text:p>
          </table:table-cell>
          <table:table-cell office:value-type="float" office:value="0.516068" calcext:value-type="float">
            <text:p>0.516068</text:p>
          </table:table-cell>
          <table:table-cell office:value-type="float" office:value="1.43113" calcext:value-type="float">
            <text:p>1.43113</text:p>
          </table:table-cell>
          <table:table-cell office:value-type="float" office:value="1.18301" calcext:value-type="float">
            <text:p>1.18301</text:p>
          </table:table-cell>
          <table:table-cell office:value-type="float" office:value="0.42215" calcext:value-type="float">
            <text:p>0.42215</text:p>
          </table:table-cell>
          <table:table-cell office:value-type="float" office:value="1.56303" calcext:value-type="float">
            <text:p>1.56303</text:p>
          </table:table-cell>
          <table:table-cell table:number-columns-repeated="3"/>
          <table:table-cell table:formula="of:=([.A47]-[.A46])/[.$H$2]" office:value-type="float" office:value="1.276" calcext:value-type="float">
            <text:p>1.276</text:p>
          </table:table-cell>
          <table:table-cell table:formula="of:=([.B47]-[.B46])/[.$H$2]" office:value-type="float" office:value="1.1282" calcext:value-type="float">
            <text:p>1.1282</text:p>
          </table:table-cell>
          <table:table-cell table:formula="of:=([.C47]-[.C46])/[.$H$2]" office:value-type="float" office:value="-1.78199999999999" calcext:value-type="float">
            <text:p>-1.78199999999999</text:p>
          </table:table-cell>
          <table:table-cell table:formula="of:=([.D47]-[.D46])/[.$H$2]" office:value-type="float" office:value="0.68400000000004" calcext:value-type="float">
            <text:p>0.68400000000004</text:p>
          </table:table-cell>
          <table:table-cell table:formula="of:=([.E47]-[.E46])/[.$H$2]" office:value-type="float" office:value="1.27559999999999" calcext:value-type="float">
            <text:p>1.27559999999999</text:p>
          </table:table-cell>
          <table:table-cell table:formula="of:=([.F47]-[.F46])/[.$H$2]" office:value-type="float" office:value="0.0340000000000451" calcext:value-type="float">
            <text:p>0.034000000000045</text:p>
          </table:table-cell>
          <table:table-cell/>
          <table:table-cell table:formula="of:=([.J47]-[.J46])/[.$H$2]" office:value-type="float" office:value="3.40000000000007" calcext:value-type="float">
            <text:p>3.40000000000007</text:p>
          </table:table-cell>
          <table:table-cell table:formula="of:=([.K47]-[.K46])/[.$H$2]" office:value-type="float" office:value="6.879999999998" calcext:value-type="float">
            <text:p>6.879999999998</text:p>
          </table:table-cell>
          <table:table-cell table:formula="of:=([.L47]-[.L46])/[.$H$2]" office:value-type="float" office:value="-11.6000000000049" calcext:value-type="float">
            <text:p>-11.6000000000049</text:p>
          </table:table-cell>
          <table:table-cell table:formula="of:=([.M47]-[.M46])/[.$H$2]" office:value-type="float" office:value="5.19999999998966" calcext:value-type="float">
            <text:p>5.19999999998966</text:p>
          </table:table-cell>
          <table:table-cell table:formula="of:=([.N47]-[.N46])/[.$H$2]" office:value-type="float" office:value="3.48000000000237" calcext:value-type="float">
            <text:p>3.48000000000237</text:p>
          </table:table-cell>
          <table:table-cell table:formula="of:=([.O47]-[.O46])/[.$H$2]" office:value-type="float" office:value="-0.0000000000177635683940025" calcext:value-type="float">
            <text:p>-1.77635683940025E-11</text:p>
          </table:table-cell>
        </table:table-row>
        <table:table-row table:style-name="ro1">
          <table:table-cell office:value-type="float" office:value="0.441792" calcext:value-type="float">
            <text:p>0.441792</text:p>
          </table:table-cell>
          <table:table-cell office:value-type="float" office:value="0.521709" calcext:value-type="float">
            <text:p>0.521709</text:p>
          </table:table-cell>
          <table:table-cell office:value-type="float" office:value="1.42222" calcext:value-type="float">
            <text:p>1.42222</text:p>
          </table:table-cell>
          <table:table-cell office:value-type="float" office:value="1.18643" calcext:value-type="float">
            <text:p>1.18643</text:p>
          </table:table-cell>
          <table:table-cell office:value-type="float" office:value="0.428528" calcext:value-type="float">
            <text:p>0.428528</text:p>
          </table:table-cell>
          <table:table-cell office:value-type="float" office:value="1.5632" calcext:value-type="float">
            <text:p>1.5632</text:p>
          </table:table-cell>
          <table:table-cell table:number-columns-repeated="3"/>
          <table:table-cell table:formula="of:=([.A48]-[.A47])/[.$H$2]" office:value-type="float" office:value="1.293" calcext:value-type="float">
            <text:p>1.293</text:p>
          </table:table-cell>
          <table:table-cell table:formula="of:=([.B48]-[.B47])/[.$H$2]" office:value-type="float" office:value="1.16259999999999" calcext:value-type="float">
            <text:p>1.16259999999999</text:p>
          </table:table-cell>
          <table:table-cell table:formula="of:=([.C48]-[.C47])/[.$H$2]" office:value-type="float" office:value="-1.84000000000002" calcext:value-type="float">
            <text:p>-1.84000000000002</text:p>
          </table:table-cell>
          <table:table-cell table:formula="of:=([.D48]-[.D47])/[.$H$2]" office:value-type="float" office:value="0.709999999999988" calcext:value-type="float">
            <text:p>0.709999999999988</text:p>
          </table:table-cell>
          <table:table-cell table:formula="of:=([.E48]-[.E47])/[.$H$2]" office:value-type="float" office:value="1.293" calcext:value-type="float">
            <text:p>1.293</text:p>
          </table:table-cell>
          <table:table-cell table:formula="of:=([.F48]-[.F47])/[.$H$2]" office:value-type="float" office:value="0.0339999999999563" calcext:value-type="float">
            <text:p>0.033999999999956</text:p>
          </table:table-cell>
          <table:table-cell/>
          <table:table-cell table:formula="of:=([.J48]-[.J47])/[.$H$2]" office:value-type="float" office:value="3.48000000000015" calcext:value-type="float">
            <text:p>3.48000000000015</text:p>
          </table:table-cell>
          <table:table-cell table:formula="of:=([.K48]-[.K47])/[.$H$2]" office:value-type="float" office:value="7.20000000000276" calcext:value-type="float">
            <text:p>7.20000000000276</text:p>
          </table:table-cell>
          <table:table-cell table:formula="of:=([.L48]-[.L47])/[.$H$2]" office:value-type="float" office:value="-12.799999999995" calcext:value-type="float">
            <text:p>-12.799999999995</text:p>
          </table:table-cell>
          <table:table-cell table:formula="of:=([.M48]-[.M47])/[.$H$2]" office:value-type="float" office:value="5.19999999999854" calcext:value-type="float">
            <text:p>5.19999999999854</text:p>
          </table:table-cell>
          <table:table-cell table:formula="of:=([.N48]-[.N47])/[.$H$2]" office:value-type="float" office:value="3.48000000000015" calcext:value-type="float">
            <text:p>3.48000000000015</text:p>
          </table:table-cell>
          <table:table-cell table:formula="of:=([.O48]-[.O47])/[.$H$2]" office:value-type="float" office:value="0.0000000000177635683940025" calcext:value-type="float">
            <text:p>1.77635683940025E-11</text:p>
          </table:table-cell>
        </table:table-row>
        <table:table-row table:style-name="ro1">
          <table:table-cell office:value-type="float" office:value="0.448257" calcext:value-type="float">
            <text:p>0.448257</text:p>
          </table:table-cell>
          <table:table-cell office:value-type="float" office:value="0.527522" calcext:value-type="float">
            <text:p>0.527522</text:p>
          </table:table-cell>
          <table:table-cell office:value-type="float" office:value="1.41302" calcext:value-type="float">
            <text:p>1.41302</text:p>
          </table:table-cell>
          <table:table-cell office:value-type="float" office:value="1.18998" calcext:value-type="float">
            <text:p>1.18998</text:p>
          </table:table-cell>
          <table:table-cell office:value-type="float" office:value="0.434993" calcext:value-type="float">
            <text:p>0.434993</text:p>
          </table:table-cell>
          <table:table-cell office:value-type="float" office:value="1.56337" calcext:value-type="float">
            <text:p>1.56337</text:p>
          </table:table-cell>
          <table:table-cell table:number-columns-repeated="3"/>
          <table:table-cell table:formula="of:=([.A49]-[.A48])/[.$H$2]" office:value-type="float" office:value="1.3104" calcext:value-type="float">
            <text:p>1.3104</text:p>
          </table:table-cell>
          <table:table-cell table:formula="of:=([.B49]-[.B48])/[.$H$2]" office:value-type="float" office:value="1.19860000000001" calcext:value-type="float">
            <text:p>1.19860000000001</text:p>
          </table:table-cell>
          <table:table-cell table:formula="of:=([.C49]-[.C48])/[.$H$2]" office:value-type="float" office:value="-1.90399999999999" calcext:value-type="float">
            <text:p>-1.90399999999999</text:p>
          </table:table-cell>
          <table:table-cell table:formula="of:=([.D49]-[.D48])/[.$H$2]" office:value-type="float" office:value="0.735999999999981" calcext:value-type="float">
            <text:p>0.735999999999981</text:p>
          </table:table-cell>
          <table:table-cell table:formula="of:=([.E49]-[.E48])/[.$H$2]" office:value-type="float" office:value="1.3104" calcext:value-type="float">
            <text:p>1.3104</text:p>
          </table:table-cell>
          <table:table-cell table:formula="of:=([.F49]-[.F48])/[.$H$2]" office:value-type="float" office:value="0.0340000000000451" calcext:value-type="float">
            <text:p>0.034000000000045</text:p>
          </table:table-cell>
          <table:table-cell/>
          <table:table-cell table:formula="of:=([.J49]-[.J48])/[.$H$2]" office:value-type="float" office:value="3.48000000000015" calcext:value-type="float">
            <text:p>3.48000000000015</text:p>
          </table:table-cell>
          <table:table-cell table:formula="of:=([.K49]-[.K48])/[.$H$2]" office:value-type="float" office:value="7.51999999999864" calcext:value-type="float">
            <text:p>7.51999999999864</text:p>
          </table:table-cell>
          <table:table-cell table:formula="of:=([.L49]-[.L48])/[.$H$2]" office:value-type="float" office:value="-13.1999999999977" calcext:value-type="float">
            <text:p>-13.1999999999977</text:p>
          </table:table-cell>
          <table:table-cell table:formula="of:=([.M49]-[.M48])/[.$H$2]" office:value-type="float" office:value="5.60000000001004" calcext:value-type="float">
            <text:p>5.60000000001004</text:p>
          </table:table-cell>
          <table:table-cell table:formula="of:=([.N49]-[.N48])/[.$H$2]" office:value-type="float" office:value="3.48000000000015" calcext:value-type="float">
            <text:p>3.48000000000015</text:p>
          </table:table-cell>
          <table:table-cell table:formula="of:=([.O49]-[.O48])/[.$H$2]" office:value-type="float" office:value="-0.0000000000177635683940025" calcext:value-type="float">
            <text:p>-1.77635683940025E-11</text:p>
          </table:table-cell>
        </table:table-row>
        <table:table-row table:style-name="ro1">
          <table:table-cell office:value-type="float" office:value="0.454809" calcext:value-type="float">
            <text:p>0.454809</text:p>
          </table:table-cell>
          <table:table-cell office:value-type="float" office:value="0.533515" calcext:value-type="float">
            <text:p>0.533515</text:p>
          </table:table-cell>
          <table:table-cell office:value-type="float" office:value="1.4035" calcext:value-type="float">
            <text:p>1.4035</text:p>
          </table:table-cell>
          <table:table-cell office:value-type="float" office:value="1.19366" calcext:value-type="float">
            <text:p>1.19366</text:p>
          </table:table-cell>
          <table:table-cell office:value-type="float" office:value="0.441545" calcext:value-type="float">
            <text:p>0.441545</text:p>
          </table:table-cell>
          <table:table-cell office:value-type="float" office:value="1.56354" calcext:value-type="float">
            <text:p>1.56354</text:p>
          </table:table-cell>
          <table:table-cell table:number-columns-repeated="3"/>
          <table:table-cell table:formula="of:=([.A50]-[.A49])/[.$H$2]" office:value-type="float" office:value="1.3278" calcext:value-type="float">
            <text:p>1.3278</text:p>
          </table:table-cell>
          <table:table-cell table:formula="of:=([.B50]-[.B49])/[.$H$2]" office:value-type="float" office:value="1.2362" calcext:value-type="float">
            <text:p>1.2362</text:p>
          </table:table-cell>
          <table:table-cell table:formula="of:=([.C50]-[.C49])/[.$H$2]" office:value-type="float" office:value="-1.96999999999998" calcext:value-type="float">
            <text:p>-1.96999999999998</text:p>
          </table:table-cell>
          <table:table-cell table:formula="of:=([.D50]-[.D49])/[.$H$2]" office:value-type="float" office:value="0.764000000000031" calcext:value-type="float">
            <text:p>0.764000000000031</text:p>
          </table:table-cell>
          <table:table-cell table:formula="of:=([.E50]-[.E49])/[.$H$2]" office:value-type="float" office:value="1.3278" calcext:value-type="float">
            <text:p>1.3278</text:p>
          </table:table-cell>
          <table:table-cell table:formula="of:=([.F50]-[.F49])/[.$H$2]" office:value-type="float" office:value="0.0339999999999563" calcext:value-type="float">
            <text:p>0.033999999999956</text:p>
          </table:table-cell>
          <table:table-cell/>
          <table:table-cell table:formula="of:=([.J50]-[.J49])/[.$H$2]" office:value-type="float" office:value="3.59999999999916" calcext:value-type="float">
            <text:p>3.59999999999916</text:p>
          </table:table-cell>
          <table:table-cell table:formula="of:=([.K50]-[.K49])/[.$H$2]" office:value-type="float" office:value="7.80000000000225" calcext:value-type="float">
            <text:p>7.80000000000225</text:p>
          </table:table-cell>
          <table:table-cell table:formula="of:=([.L50]-[.L49])/[.$H$2]" office:value-type="float" office:value="-14.0000000000029" calcext:value-type="float">
            <text:p>-14.0000000000029</text:p>
          </table:table-cell>
          <table:table-cell table:formula="of:=([.M50]-[.M49])/[.$H$2]" office:value-type="float" office:value="5.99999999998602" calcext:value-type="float">
            <text:p>5.99999999998602</text:p>
          </table:table-cell>
          <table:table-cell table:formula="of:=([.N50]-[.N49])/[.$H$2]" office:value-type="float" office:value="3.56000000000023" calcext:value-type="float">
            <text:p>3.56000000000023</text:p>
          </table:table-cell>
          <table:table-cell table:formula="of:=([.O50]-[.O49])/[.$H$2]" office:value-type="float" office:value="-0.399999999984857" calcext:value-type="float">
            <text:p>-0.399999999984857</text:p>
          </table:table-cell>
        </table:table-row>
        <table:table-row table:style-name="ro1">
          <table:table-cell office:value-type="float" office:value="0.461448" calcext:value-type="float">
            <text:p>0.461448</text:p>
          </table:table-cell>
          <table:table-cell office:value-type="float" office:value="0.539696" calcext:value-type="float">
            <text:p>0.539696</text:p>
          </table:table-cell>
          <table:table-cell office:value-type="float" office:value="1.39365" calcext:value-type="float">
            <text:p>1.39365</text:p>
          </table:table-cell>
          <table:table-cell office:value-type="float" office:value="1.19748" calcext:value-type="float">
            <text:p>1.19748</text:p>
          </table:table-cell>
          <table:table-cell office:value-type="float" office:value="0.448184" calcext:value-type="float">
            <text:p>0.448184</text:p>
          </table:table-cell>
          <table:table-cell office:value-type="float" office:value="1.56371" calcext:value-type="float">
            <text:p>1.56371</text:p>
          </table:table-cell>
          <table:table-cell table:number-columns-repeated="3"/>
          <table:table-cell table:formula="of:=([.A51]-[.A50])/[.$H$2]" office:value-type="float" office:value="1.3458" calcext:value-type="float">
            <text:p>1.3458</text:p>
          </table:table-cell>
          <table:table-cell table:formula="of:=([.B51]-[.B50])/[.$H$2]" office:value-type="float" office:value="1.27520000000001" calcext:value-type="float">
            <text:p>1.27520000000001</text:p>
          </table:table-cell>
          <table:table-cell table:formula="of:=([.C51]-[.C50])/[.$H$2]" office:value-type="float" office:value="-2.04" calcext:value-type="float">
            <text:p>-2.04</text:p>
          </table:table-cell>
          <table:table-cell table:formula="of:=([.D51]-[.D50])/[.$H$2]" office:value-type="float" office:value="0.793999999999961" calcext:value-type="float">
            <text:p>0.793999999999961</text:p>
          </table:table-cell>
          <table:table-cell table:formula="of:=([.E51]-[.E50])/[.$H$2]" office:value-type="float" office:value="1.3456" calcext:value-type="float">
            <text:p>1.3456</text:p>
          </table:table-cell>
          <table:table-cell table:formula="of:=([.F51]-[.F50])/[.$H$2]" office:value-type="float" office:value="0.032000000000032" calcext:value-type="float">
            <text:p>0.032000000000032</text:p>
          </table:table-cell>
          <table:table-cell/>
          <table:table-cell table:formula="of:=([.J51]-[.J50])/[.$H$2]" office:value-type="float" office:value="3.56000000000245" calcext:value-type="float">
            <text:p>3.56000000000245</text:p>
          </table:table-cell>
          <table:table-cell table:formula="of:=([.K51]-[.K50])/[.$H$2]" office:value-type="float" office:value="8.23999999999714" calcext:value-type="float">
            <text:p>8.23999999999714</text:p>
          </table:table-cell>
          <table:table-cell table:formula="of:=([.L51]-[.L50])/[.$H$2]" office:value-type="float" office:value="-14.4000000000055" calcext:value-type="float">
            <text:p>-14.4000000000055</text:p>
          </table:table-cell>
          <table:table-cell table:formula="of:=([.M51]-[.M50])/[.$H$2]" office:value-type="float" office:value="6.00000000001266" calcext:value-type="float">
            <text:p>6.00000000001266</text:p>
          </table:table-cell>
          <table:table-cell table:formula="of:=([.N51]-[.N50])/[.$H$2]" office:value-type="float" office:value="3.60000000000138" calcext:value-type="float">
            <text:p>3.60000000000138</text:p>
          </table:table-cell>
          <table:table-cell table:formula="of:=([.O51]-[.O50])/[.$H$2]" office:value-type="float" office:value="0.399999999993739" calcext:value-type="float">
            <text:p>0.399999999993739</text:p>
          </table:table-cell>
        </table:table-row>
        <table:table-row table:style-name="ro1">
          <table:table-cell office:value-type="float" office:value="0.468177" calcext:value-type="float">
            <text:p>0.468177</text:p>
          </table:table-cell>
          <table:table-cell office:value-type="float" office:value="0.546072" calcext:value-type="float">
            <text:p>0.546072</text:p>
          </table:table-cell>
          <table:table-cell office:value-type="float" office:value="1.38345" calcext:value-type="float">
            <text:p>1.38345</text:p>
          </table:table-cell>
          <table:table-cell office:value-type="float" office:value="1.20145" calcext:value-type="float">
            <text:p>1.20145</text:p>
          </table:table-cell>
          <table:table-cell office:value-type="float" office:value="0.454912" calcext:value-type="float">
            <text:p>0.454912</text:p>
          </table:table-cell>
          <table:table-cell office:value-type="float" office:value="1.56387" calcext:value-type="float">
            <text:p>1.56387</text:p>
          </table:table-cell>
          <table:table-cell table:number-columns-repeated="3"/>
          <table:table-cell table:formula="of:=([.A52]-[.A51])/[.$H$2]" office:value-type="float" office:value="1.36360000000001" calcext:value-type="float">
            <text:p>1.36360000000001</text:p>
          </table:table-cell>
          <table:table-cell table:formula="of:=([.B52]-[.B51])/[.$H$2]" office:value-type="float" office:value="1.3164" calcext:value-type="float">
            <text:p>1.3164</text:p>
          </table:table-cell>
          <table:table-cell table:formula="of:=([.C52]-[.C51])/[.$H$2]" office:value-type="float" office:value="-2.11200000000002" calcext:value-type="float">
            <text:p>-2.11200000000002</text:p>
          </table:table-cell>
          <table:table-cell table:formula="of:=([.D52]-[.D51])/[.$H$2]" office:value-type="float" office:value="0.824000000000025" calcext:value-type="float">
            <text:p>0.824000000000025</text:p>
          </table:table-cell>
          <table:table-cell table:formula="of:=([.E52]-[.E51])/[.$H$2]" office:value-type="float" office:value="1.36360000000001" calcext:value-type="float">
            <text:p>1.36360000000001</text:p>
          </table:table-cell>
          <table:table-cell table:formula="of:=([.F52]-[.F51])/[.$H$2]" office:value-type="float" office:value="0.0340000000000007" calcext:value-type="float">
            <text:p>0.034000000000001</text:p>
          </table:table-cell>
          <table:table-cell/>
          <table:table-cell table:formula="of:=([.J52]-[.J51])/[.$H$2]" office:value-type="float" office:value="3.63999999999809" calcext:value-type="float">
            <text:p>3.63999999999809</text:p>
          </table:table-cell>
          <table:table-cell table:formula="of:=([.K52]-[.K51])/[.$H$2]" office:value-type="float" office:value="8.59999999999861" calcext:value-type="float">
            <text:p>8.59999999999861</text:p>
          </table:table-cell>
          <table:table-cell table:formula="of:=([.L52]-[.L51])/[.$H$2]" office:value-type="float" office:value="-15.5999999999867" calcext:value-type="float">
            <text:p>-15.5999999999867</text:p>
          </table:table-cell>
          <table:table-cell table:formula="of:=([.M52]-[.M51])/[.$H$2]" office:value-type="float" office:value="7.19999999999388" calcext:value-type="float">
            <text:p>7.19999999999388</text:p>
          </table:table-cell>
          <table:table-cell table:formula="of:=([.N52]-[.N51])/[.$H$2]" office:value-type="float" office:value="3.63999999999587" calcext:value-type="float">
            <text:p>3.63999999999587</text:p>
          </table:table-cell>
          <table:table-cell table:formula="of:=([.O52]-[.O51])/[.$H$2]" office:value-type="float" office:value="-0.400000000002621" calcext:value-type="float">
            <text:p>-0.400000000002621</text:p>
          </table:table-cell>
        </table:table-row>
        <table:table-row table:style-name="ro1">
          <table:table-cell office:value-type="float" office:value="0.474995" calcext:value-type="float">
            <text:p>0.474995</text:p>
          </table:table-cell>
          <table:table-cell office:value-type="float" office:value="0.552654" calcext:value-type="float">
            <text:p>0.552654</text:p>
          </table:table-cell>
          <table:table-cell office:value-type="float" office:value="1.37289" calcext:value-type="float">
            <text:p>1.37289</text:p>
          </table:table-cell>
          <table:table-cell office:value-type="float" office:value="1.20557" calcext:value-type="float">
            <text:p>1.20557</text:p>
          </table:table-cell>
          <table:table-cell office:value-type="float" office:value="0.46173" calcext:value-type="float">
            <text:p>0.46173</text:p>
          </table:table-cell>
          <table:table-cell office:value-type="float" office:value="1.56404" calcext:value-type="float">
            <text:p>1.56404</text:p>
          </table:table-cell>
          <table:table-cell table:number-columns-repeated="3"/>
          <table:table-cell table:formula="of:=([.A53]-[.A52])/[.$H$2]" office:value-type="float" office:value="1.3818" calcext:value-type="float">
            <text:p>1.3818</text:p>
          </table:table-cell>
          <table:table-cell table:formula="of:=([.B53]-[.B52])/[.$H$2]" office:value-type="float" office:value="1.35939999999999" calcext:value-type="float">
            <text:p>1.35939999999999</text:p>
          </table:table-cell>
          <table:table-cell table:formula="of:=([.C53]-[.C52])/[.$H$2]" office:value-type="float" office:value="-2.18999999999996" calcext:value-type="float">
            <text:p>-2.18999999999996</text:p>
          </table:table-cell>
          <table:table-cell table:formula="of:=([.D53]-[.D52])/[.$H$2]" office:value-type="float" office:value="0.859999999999994" calcext:value-type="float">
            <text:p>0.859999999999994</text:p>
          </table:table-cell>
          <table:table-cell table:formula="of:=([.E53]-[.E52])/[.$H$2]" office:value-type="float" office:value="1.38179999999999" calcext:value-type="float">
            <text:p>1.38179999999999</text:p>
          </table:table-cell>
          <table:table-cell table:formula="of:=([.F53]-[.F52])/[.$H$2]" office:value-type="float" office:value="0.0319999999999876" calcext:value-type="float">
            <text:p>0.031999999999988</text:p>
          </table:table-cell>
          <table:table-cell/>
          <table:table-cell table:formula="of:=([.J53]-[.J52])/[.$H$2]" office:value-type="float" office:value="3.67999999999924" calcext:value-type="float">
            <text:p>3.67999999999924</text:p>
          </table:table-cell>
          <table:table-cell table:formula="of:=([.K53]-[.K52])/[.$H$2]" office:value-type="float" office:value="9.00000000000567" calcext:value-type="float">
            <text:p>9.00000000000567</text:p>
          </table:table-cell>
          <table:table-cell table:formula="of:=([.L53]-[.L52])/[.$H$2]" office:value-type="float" office:value="-15.6000000000134" calcext:value-type="float">
            <text:p>-15.6000000000134</text:p>
          </table:table-cell>
          <table:table-cell table:formula="of:=([.M53]-[.M52])/[.$H$2]" office:value-type="float" office:value="6.39999999999752" calcext:value-type="float">
            <text:p>6.39999999999752</text:p>
          </table:table-cell>
          <table:table-cell table:formula="of:=([.N53]-[.N52])/[.$H$2]" office:value-type="float" office:value="3.64000000000253" calcext:value-type="float">
            <text:p>3.64000000000253</text:p>
          </table:table-cell>
          <table:table-cell table:formula="of:=([.O53]-[.O52])/[.$H$2]" office:value-type="float" office:value="-0.399999999993739" calcext:value-type="float">
            <text:p>-0.399999999993739</text:p>
          </table:table-cell>
        </table:table-row>
        <table:table-row table:style-name="ro1">
          <table:table-cell office:value-type="float" office:value="0.481904" calcext:value-type="float">
            <text:p>0.481904</text:p>
          </table:table-cell>
          <table:table-cell office:value-type="float" office:value="0.559451" calcext:value-type="float">
            <text:p>0.559451</text:p>
          </table:table-cell>
          <table:table-cell office:value-type="float" office:value="1.36194" calcext:value-type="float">
            <text:p>1.36194</text:p>
          </table:table-cell>
          <table:table-cell office:value-type="float" office:value="1.20987" calcext:value-type="float">
            <text:p>1.20987</text:p>
          </table:table-cell>
          <table:table-cell office:value-type="float" office:value="0.468639" calcext:value-type="float">
            <text:p>0.468639</text:p>
          </table:table-cell>
          <table:table-cell office:value-type="float" office:value="1.5642" calcext:value-type="float">
            <text:p>1.5642</text:p>
          </table:table-cell>
          <table:table-cell table:number-columns-repeated="3"/>
          <table:table-cell table:formula="of:=([.A54]-[.A53])/[.$H$2]" office:value-type="float" office:value="1.4002" calcext:value-type="float">
            <text:p>1.4002</text:p>
          </table:table-cell>
          <table:table-cell table:formula="of:=([.B54]-[.B53])/[.$H$2]" office:value-type="float" office:value="1.40440000000002" calcext:value-type="float">
            <text:p>1.40440000000002</text:p>
          </table:table-cell>
          <table:table-cell table:formula="of:=([.C54]-[.C53])/[.$H$2]" office:value-type="float" office:value="-2.26800000000003" calcext:value-type="float">
            <text:p>-2.26800000000003</text:p>
          </table:table-cell>
          <table:table-cell table:formula="of:=([.D54]-[.D53])/[.$H$2]" office:value-type="float" office:value="0.891999999999982" calcext:value-type="float">
            <text:p>0.891999999999982</text:p>
          </table:table-cell>
          <table:table-cell table:formula="of:=([.E54]-[.E53])/[.$H$2]" office:value-type="float" office:value="1.4" calcext:value-type="float">
            <text:p>1.4</text:p>
          </table:table-cell>
          <table:table-cell table:formula="of:=([.F54]-[.F53])/[.$H$2]" office:value-type="float" office:value="0.0300000000000189" calcext:value-type="float">
            <text:p>0.030000000000019</text:p>
          </table:table-cell>
          <table:table-cell/>
          <table:table-cell table:formula="of:=([.J54]-[.J53])/[.$H$2]" office:value-type="float" office:value="3.68000000000146" calcext:value-type="float">
            <text:p>3.68000000000146</text:p>
          </table:table-cell>
          <table:table-cell table:formula="of:=([.K54]-[.K53])/[.$H$2]" office:value-type="float" office:value="9.39999999999941" calcext:value-type="float">
            <text:p>9.39999999999941</text:p>
          </table:table-cell>
          <table:table-cell table:formula="of:=([.L54]-[.L53])/[.$H$2]" office:value-type="float" office:value="-17.599999999991" calcext:value-type="float">
            <text:p>-17.599999999991</text:p>
          </table:table-cell>
          <table:table-cell table:formula="of:=([.M54]-[.M53])/[.$H$2]" office:value-type="float" office:value="8.000000000008" calcext:value-type="float">
            <text:p>8.000000000008</text:p>
          </table:table-cell>
          <table:table-cell table:formula="of:=([.N54]-[.N53])/[.$H$2]" office:value-type="float" office:value="3.72000000000039" calcext:value-type="float">
            <text:p>3.72000000000039</text:p>
          </table:table-cell>
          <table:table-cell table:formula="of:=([.O54]-[.O53])/[.$H$2]" office:value-type="float" office:value="0.399999999993739" calcext:value-type="float">
            <text:p>0.399999999993739</text:p>
          </table:table-cell>
        </table:table-row>
        <table:table-row table:style-name="ro1">
          <table:table-cell office:value-type="float" office:value="0.488905" calcext:value-type="float">
            <text:p>0.488905</text:p>
          </table:table-cell>
          <table:table-cell office:value-type="float" office:value="0.566473" calcext:value-type="float">
            <text:p>0.566473</text:p>
          </table:table-cell>
          <table:table-cell office:value-type="float" office:value="1.3506" calcext:value-type="float">
            <text:p>1.3506</text:p>
          </table:table-cell>
          <table:table-cell office:value-type="float" office:value="1.21433" calcext:value-type="float">
            <text:p>1.21433</text:p>
          </table:table-cell>
          <table:table-cell office:value-type="float" office:value="0.475639" calcext:value-type="float">
            <text:p>0.475639</text:p>
          </table:table-cell>
          <table:table-cell office:value-type="float" office:value="1.56435" calcext:value-type="float">
            <text:p>1.56435</text:p>
          </table:table-cell>
          <table:table-cell table:number-columns-repeated="3"/>
          <table:table-cell table:formula="of:=([.A55]-[.A54])/[.$H$2]" office:value-type="float" office:value="1.4186" calcext:value-type="float">
            <text:p>1.4186</text:p>
          </table:table-cell>
          <table:table-cell table:formula="of:=([.B55]-[.B54])/[.$H$2]" office:value-type="float" office:value="1.45140000000001" calcext:value-type="float">
            <text:p>1.45140000000001</text:p>
          </table:table-cell>
          <table:table-cell table:formula="of:=([.C55]-[.C54])/[.$H$2]" office:value-type="float" office:value="-2.35599999999998" calcext:value-type="float">
            <text:p>-2.35599999999998</text:p>
          </table:table-cell>
          <table:table-cell table:formula="of:=([.D55]-[.D54])/[.$H$2]" office:value-type="float" office:value="0.932000000000022" calcext:value-type="float">
            <text:p>0.932000000000022</text:p>
          </table:table-cell>
          <table:table-cell table:formula="of:=([.E55]-[.E54])/[.$H$2]" office:value-type="float" office:value="1.4186" calcext:value-type="float">
            <text:p>1.4186</text:p>
          </table:table-cell>
          <table:table-cell table:formula="of:=([.F55]-[.F54])/[.$H$2]" office:value-type="float" office:value="0.0319999999999876" calcext:value-type="float">
            <text:p>0.031999999999988</text:p>
          </table:table-cell>
          <table:table-cell/>
          <table:table-cell table:formula="of:=([.J55]-[.J54])/[.$H$2]" office:value-type="float" office:value="0.56000000000056" calcext:value-type="float">
            <text:p>0.56000000000056</text:p>
          </table:table-cell>
          <table:table-cell table:formula="of:=([.K55]-[.K54])/[.$H$2]" office:value-type="float" office:value="6.51999999999653" calcext:value-type="float">
            <text:p>6.51999999999653</text:p>
          </table:table-cell>
          <table:table-cell table:formula="of:=([.L55]-[.L54])/[.$H$2]" office:value-type="float" office:value="-12.0000000000076" calcext:value-type="float">
            <text:p>-12.0000000000076</text:p>
          </table:table-cell>
          <table:table-cell table:formula="of:=([.M55]-[.M54])/[.$H$2]" office:value-type="float" office:value="5.19999999999854" calcext:value-type="float">
            <text:p>5.19999999999854</text:p>
          </table:table-cell>
          <table:table-cell table:formula="of:=([.N55]-[.N54])/[.$H$2]" office:value-type="float" office:value="0.55999999999834" calcext:value-type="float">
            <text:p>0.55999999999834</text:p>
          </table:table-cell>
          <table:table-cell table:formula="of:=([.O55]-[.O54])/[.$H$2]" office:value-type="float" office:value="-0.400000000002621" calcext:value-type="float">
            <text:p>-0.400000000002621</text:p>
          </table:table-cell>
        </table:table-row>
        <table:table-row table:style-name="ro1">
          <table:table-cell office:value-type="float" office:value="0.495998" calcext:value-type="float">
            <text:p>0.495998</text:p>
          </table:table-cell>
          <table:table-cell office:value-type="float" office:value="0.57373" calcext:value-type="float">
            <text:p>0.57373</text:p>
          </table:table-cell>
          <table:table-cell office:value-type="float" office:value="1.33882" calcext:value-type="float">
            <text:p>1.33882</text:p>
          </table:table-cell>
          <table:table-cell office:value-type="float" office:value="1.21899" calcext:value-type="float">
            <text:p>1.21899</text:p>
          </table:table-cell>
          <table:table-cell office:value-type="float" office:value="0.482732" calcext:value-type="float">
            <text:p>0.482732</text:p>
          </table:table-cell>
          <table:table-cell office:value-type="float" office:value="1.56451" calcext:value-type="float">
            <text:p>1.56451</text:p>
          </table:table-cell>
          <table:table-cell table:number-columns-repeated="3"/>
          <table:table-cell table:formula="of:=([.A56]-[.A55])/[.$H$2]" office:value-type="float" office:value="1.42140000000001" calcext:value-type="float">
            <text:p>1.42140000000001</text:p>
          </table:table-cell>
          <table:table-cell table:formula="of:=([.B56]-[.B55])/[.$H$2]" office:value-type="float" office:value="1.484" calcext:value-type="float">
            <text:p>1.484</text:p>
          </table:table-cell>
          <table:table-cell table:formula="of:=([.C56]-[.C55])/[.$H$2]" office:value-type="float" office:value="-2.41600000000002" calcext:value-type="float">
            <text:p>-2.41600000000002</text:p>
          </table:table-cell>
          <table:table-cell table:formula="of:=([.D56]-[.D55])/[.$H$2]" office:value-type="float" office:value="0.958000000000014" calcext:value-type="float">
            <text:p>0.958000000000014</text:p>
          </table:table-cell>
          <table:table-cell table:formula="of:=([.E56]-[.E55])/[.$H$2]" office:value-type="float" office:value="1.4214" calcext:value-type="float">
            <text:p>1.4214</text:p>
          </table:table-cell>
          <table:table-cell table:formula="of:=([.F56]-[.F55])/[.$H$2]" office:value-type="float" office:value="0.0299999999999745" calcext:value-type="float">
            <text:p>0.029999999999975</text:p>
          </table:table-cell>
          <table:table-cell/>
          <table:table-cell table:formula="of:=([.J56]-[.J55])/[.$H$2]" office:value-type="float" office:value="-6.36000000000303" calcext:value-type="float">
            <text:p>-6.36000000000303</text:p>
          </table:table-cell>
          <table:table-cell table:formula="of:=([.K56]-[.K55])/[.$H$2]" office:value-type="float" office:value="-0.68000000000179" calcext:value-type="float">
            <text:p>-0.68000000000179</text:p>
          </table:table-cell>
          <table:table-cell table:formula="of:=([.L56]-[.L55])/[.$H$2]" office:value-type="float" office:value="-0.799999999996359" calcext:value-type="float">
            <text:p>-0.799999999996359</text:p>
          </table:table-cell>
          <table:table-cell table:formula="of:=([.M56]-[.M55])/[.$H$2]" office:value-type="float" office:value="1.59999999999272" calcext:value-type="float">
            <text:p>1.59999999999272</text:p>
          </table:table-cell>
          <table:table-cell table:formula="of:=([.N56]-[.N55])/[.$H$2]" office:value-type="float" office:value="-6.35999999999859" calcext:value-type="float">
            <text:p>-6.35999999999859</text:p>
          </table:table-cell>
          <table:table-cell table:formula="of:=([.O56]-[.O55])/[.$H$2]" office:value-type="float" office:value="0.00000000000888178419700125" calcext:value-type="float">
            <text:p>8.88178419700125E-12</text:p>
          </table:table-cell>
        </table:table-row>
        <table:table-row table:style-name="ro1">
          <table:table-cell office:value-type="float" office:value="0.503105" calcext:value-type="float">
            <text:p>0.503105</text:p>
          </table:table-cell>
          <table:table-cell office:value-type="float" office:value="0.58115" calcext:value-type="float">
            <text:p>0.58115</text:p>
          </table:table-cell>
          <table:table-cell office:value-type="float" office:value="1.32674" calcext:value-type="float">
            <text:p>1.32674</text:p>
          </table:table-cell>
          <table:table-cell office:value-type="float" office:value="1.22378" calcext:value-type="float">
            <text:p>1.22378</text:p>
          </table:table-cell>
          <table:table-cell office:value-type="float" office:value="0.489839" calcext:value-type="float">
            <text:p>0.489839</text:p>
          </table:table-cell>
          <table:table-cell office:value-type="float" office:value="1.56466" calcext:value-type="float">
            <text:p>1.56466</text:p>
          </table:table-cell>
          <table:table-cell table:number-columns-repeated="3"/>
          <table:table-cell table:formula="of:=([.A57]-[.A56])/[.$H$2]" office:value-type="float" office:value="1.38959999999999" calcext:value-type="float">
            <text:p>1.38959999999999</text:p>
          </table:table-cell>
          <table:table-cell table:formula="of:=([.B57]-[.B56])/[.$H$2]" office:value-type="float" office:value="1.48059999999999" calcext:value-type="float">
            <text:p>1.48059999999999</text:p>
          </table:table-cell>
          <table:table-cell table:formula="of:=([.C57]-[.C56])/[.$H$2]" office:value-type="float" office:value="-2.42" calcext:value-type="float">
            <text:p>-2.42</text:p>
          </table:table-cell>
          <table:table-cell table:formula="of:=([.D57]-[.D56])/[.$H$2]" office:value-type="float" office:value="0.965999999999978" calcext:value-type="float">
            <text:p>0.965999999999978</text:p>
          </table:table-cell>
          <table:table-cell table:formula="of:=([.E57]-[.E56])/[.$H$2]" office:value-type="float" office:value="1.3896" calcext:value-type="float">
            <text:p>1.3896</text:p>
          </table:table-cell>
          <table:table-cell table:formula="of:=([.F57]-[.F56])/[.$H$2]" office:value-type="float" office:value="0.0300000000000189" calcext:value-type="float">
            <text:p>0.030000000000019</text:p>
          </table:table-cell>
          <table:table-cell/>
          <table:table-cell table:formula="of:=([.J57]-[.J56])/[.$H$2]" office:value-type="float" office:value="-6.51999999999653" calcext:value-type="float">
            <text:p>-6.51999999999653</text:p>
          </table:table-cell>
          <table:table-cell table:formula="of:=([.K57]-[.K56])/[.$H$2]" office:value-type="float" office:value="-1.03999999999438" calcext:value-type="float">
            <text:p>-1.03999999999438</text:p>
          </table:table-cell>
          <table:table-cell table:formula="of:=([.L57]-[.L56])/[.$H$2]" office:value-type="float" office:value="0" calcext:value-type="float">
            <text:p>0</text:p>
          </table:table-cell>
          <table:table-cell table:formula="of:=([.M57]-[.M56])/[.$H$2]" office:value-type="float" office:value="0.400000000002621" calcext:value-type="float">
            <text:p>0.400000000002621</text:p>
          </table:table-cell>
          <table:table-cell table:formula="of:=([.N57]-[.N56])/[.$H$2]" office:value-type="float" office:value="-6.5599999999999" calcext:value-type="float">
            <text:p>-6.5599999999999</text:p>
          </table:table-cell>
          <table:table-cell table:formula="of:=([.O57]-[.O56])/[.$H$2]" office:value-type="float" office:value="-0.800000000005241" calcext:value-type="float">
            <text:p>-0.800000000005241</text:p>
          </table:table-cell>
        </table:table-row>
        <table:table-row table:style-name="ro1">
          <table:table-cell office:value-type="float" office:value="0.510053" calcext:value-type="float">
            <text:p>0.510053</text:p>
          </table:table-cell>
          <table:table-cell office:value-type="float" office:value="0.588553" calcext:value-type="float">
            <text:p>0.588553</text:p>
          </table:table-cell>
          <table:table-cell office:value-type="float" office:value="1.31464" calcext:value-type="float">
            <text:p>1.31464</text:p>
          </table:table-cell>
          <table:table-cell office:value-type="float" office:value="1.22861" calcext:value-type="float">
            <text:p>1.22861</text:p>
          </table:table-cell>
          <table:table-cell office:value-type="float" office:value="0.496787" calcext:value-type="float">
            <text:p>0.496787</text:p>
          </table:table-cell>
          <table:table-cell office:value-type="float" office:value="1.56481" calcext:value-type="float">
            <text:p>1.56481</text:p>
          </table:table-cell>
          <table:table-cell table:number-columns-repeated="3"/>
          <table:table-cell table:formula="of:=([.A58]-[.A57])/[.$H$2]" office:value-type="float" office:value="1.35700000000001" calcext:value-type="float">
            <text:p>1.35700000000001</text:p>
          </table:table-cell>
          <table:table-cell table:formula="of:=([.B58]-[.B57])/[.$H$2]" office:value-type="float" office:value="1.47540000000002" calcext:value-type="float">
            <text:p>1.47540000000002</text:p>
          </table:table-cell>
          <table:table-cell table:formula="of:=([.C58]-[.C57])/[.$H$2]" office:value-type="float" office:value="-2.42" calcext:value-type="float">
            <text:p>-2.42</text:p>
          </table:table-cell>
          <table:table-cell table:formula="of:=([.D58]-[.D57])/[.$H$2]" office:value-type="float" office:value="0.967999999999991" calcext:value-type="float">
            <text:p>0.967999999999991</text:p>
          </table:table-cell>
          <table:table-cell table:formula="of:=([.E58]-[.E57])/[.$H$2]" office:value-type="float" office:value="1.3568" calcext:value-type="float">
            <text:p>1.3568</text:p>
          </table:table-cell>
          <table:table-cell table:formula="of:=([.F58]-[.F57])/[.$H$2]" office:value-type="float" office:value="0.0259999999999927" calcext:value-type="float">
            <text:p>0.025999999999993</text:p>
          </table:table-cell>
          <table:table-cell/>
          <table:table-cell table:formula="of:=([.J58]-[.J57])/[.$H$2]" office:value-type="float" office:value="-6.36000000000525" calcext:value-type="float">
            <text:p>-6.36000000000525</text:p>
          </table:table-cell>
          <table:table-cell table:formula="of:=([.K58]-[.K57])/[.$H$2]" office:value-type="float" office:value="-1.08000000000441" calcext:value-type="float">
            <text:p>-1.08000000000441</text:p>
          </table:table-cell>
          <table:table-cell table:formula="of:=([.L58]-[.L57])/[.$H$2]" office:value-type="float" office:value="0" calcext:value-type="float">
            <text:p>0</text:p>
          </table:table-cell>
          <table:table-cell table:formula="of:=([.M58]-[.M57])/[.$H$2]" office:value-type="float" office:value="0.800000000005241" calcext:value-type="float">
            <text:p>0.800000000005241</text:p>
          </table:table-cell>
          <table:table-cell table:formula="of:=([.N58]-[.N57])/[.$H$2]" office:value-type="float" office:value="-6.31999999999966" calcext:value-type="float">
            <text:p>-6.31999999999966</text:p>
          </table:table-cell>
          <table:table-cell table:formula="of:=([.O58]-[.O57])/[.$H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6838" calcext:value-type="float">
            <text:p>0.516838</text:p>
          </table:table-cell>
          <table:table-cell office:value-type="float" office:value="0.59593" calcext:value-type="float">
            <text:p>0.59593</text:p>
          </table:table-cell>
          <table:table-cell office:value-type="float" office:value="1.30254" calcext:value-type="float">
            <text:p>1.30254</text:p>
          </table:table-cell>
          <table:table-cell office:value-type="float" office:value="1.23345" calcext:value-type="float">
            <text:p>1.23345</text:p>
          </table:table-cell>
          <table:table-cell office:value-type="float" office:value="0.503571" calcext:value-type="float">
            <text:p>0.503571</text:p>
          </table:table-cell>
          <table:table-cell office:value-type="float" office:value="1.56494" calcext:value-type="float">
            <text:p>1.56494</text:p>
          </table:table-cell>
          <table:table-cell table:number-columns-repeated="3"/>
          <table:table-cell table:formula="of:=([.A59]-[.A58])/[.$H$2]" office:value-type="float" office:value="1.32519999999998" calcext:value-type="float">
            <text:p>1.32519999999998</text:p>
          </table:table-cell>
          <table:table-cell table:formula="of:=([.B59]-[.B58])/[.$H$2]" office:value-type="float" office:value="1.46999999999999" calcext:value-type="float">
            <text:p>1.46999999999999</text:p>
          </table:table-cell>
          <table:table-cell table:formula="of:=([.C59]-[.C58])/[.$H$2]" office:value-type="float" office:value="-2.42" calcext:value-type="float">
            <text:p>-2.42</text:p>
          </table:table-cell>
          <table:table-cell table:formula="of:=([.D59]-[.D58])/[.$H$2]" office:value-type="float" office:value="0.972000000000017" calcext:value-type="float">
            <text:p>0.972000000000017</text:p>
          </table:table-cell>
          <table:table-cell table:formula="of:=([.E59]-[.E58])/[.$H$2]" office:value-type="float" office:value="1.3252" calcext:value-type="float">
            <text:p>1.3252</text:p>
          </table:table-cell>
          <table:table-cell table:formula="of:=([.F59]-[.F58])/[.$H$2]" office:value-type="float" office:value="0.0259999999999927" calcext:value-type="float">
            <text:p>0.025999999999993</text:p>
          </table:table-cell>
          <table:table-cell/>
          <table:table-cell table:formula="of:=([.J59]-[.J58])/[.$H$2]" office:value-type="float" office:value="-6.15999999999506" calcext:value-type="float">
            <text:p>-6.15999999999506</text:p>
          </table:table-cell>
          <table:table-cell table:formula="of:=([.K59]-[.K58])/[.$H$2]" office:value-type="float" office:value="-1.04000000000326" calcext:value-type="float">
            <text:p>-1.04000000000326</text:p>
          </table:table-cell>
          <table:table-cell table:formula="of:=([.L59]-[.L58])/[.$H$2]" office:value-type="float" office:value="0" calcext:value-type="float">
            <text:p>0</text:p>
          </table:table-cell>
          <table:table-cell table:formula="of:=([.M59]-[.M58])/[.$H$2]" office:value-type="float" office:value="1.19999999999898" calcext:value-type="float">
            <text:p>1.19999999999898</text:p>
          </table:table-cell>
          <table:table-cell table:formula="of:=([.N59]-[.N58])/[.$H$2]" office:value-type="float" office:value="-6.16000000000394" calcext:value-type="float">
            <text:p>-6.16000000000394</text:p>
          </table:table-cell>
          <table:table-cell table:formula="of:=([.O59]-[.O58])/[.$H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3464" calcext:value-type="float">
            <text:p>0.523464</text:p>
          </table:table-cell>
          <table:table-cell office:value-type="float" office:value="0.60328" calcext:value-type="float">
            <text:p>0.60328</text:p>
          </table:table-cell>
          <table:table-cell office:value-type="float" office:value="1.29044" calcext:value-type="float">
            <text:p>1.29044</text:p>
          </table:table-cell>
          <table:table-cell office:value-type="float" office:value="1.23831" calcext:value-type="float">
            <text:p>1.23831</text:p>
          </table:table-cell>
          <table:table-cell office:value-type="float" office:value="0.510197" calcext:value-type="float">
            <text:p>0.510197</text:p>
          </table:table-cell>
          <table:table-cell office:value-type="float" office:value="1.56507" calcext:value-type="float">
            <text:p>1.56507</text:p>
          </table:table-cell>
          <table:table-cell table:number-columns-repeated="3"/>
          <table:table-cell table:formula="of:=([.A60]-[.A59])/[.$H$2]" office:value-type="float" office:value="1.29440000000001" calcext:value-type="float">
            <text:p>1.29440000000001</text:p>
          </table:table-cell>
          <table:table-cell table:formula="of:=([.B60]-[.B59])/[.$H$2]" office:value-type="float" office:value="1.46479999999998" calcext:value-type="float">
            <text:p>1.46479999999998</text:p>
          </table:table-cell>
          <table:table-cell table:formula="of:=([.C60]-[.C59])/[.$H$2]" office:value-type="float" office:value="-2.42" calcext:value-type="float">
            <text:p>-2.42</text:p>
          </table:table-cell>
          <table:table-cell table:formula="of:=([.D60]-[.D59])/[.$H$2]" office:value-type="float" office:value="0.978000000000012" calcext:value-type="float">
            <text:p>0.978000000000012</text:p>
          </table:table-cell>
          <table:table-cell table:formula="of:=([.E60]-[.E59])/[.$H$2]" office:value-type="float" office:value="1.29439999999998" calcext:value-type="float">
            <text:p>1.29439999999998</text:p>
          </table:table-cell>
          <table:table-cell table:formula="of:=([.F60]-[.F59])/[.$H$2]" office:value-type="float" office:value="0.0259999999999927" calcext:value-type="float">
            <text:p>0.025999999999993</text:p>
          </table:table-cell>
          <table:table-cell/>
          <table:table-cell table:formula="of:=([.J60]-[.J59])/[.$H$2]" office:value-type="float" office:value="-5.88000000000033" calcext:value-type="float">
            <text:p>-5.88000000000033</text:p>
          </table:table-cell>
          <table:table-cell table:formula="of:=([.K60]-[.K59])/[.$H$2]" office:value-type="float" office:value="-1.03999999999438" calcext:value-type="float">
            <text:p>-1.03999999999438</text:p>
          </table:table-cell>
          <table:table-cell table:formula="of:=([.L60]-[.L59])/[.$H$2]" office:value-type="float" office:value="0" calcext:value-type="float">
            <text:p>0</text:p>
          </table:table-cell>
          <table:table-cell table:formula="of:=([.M60]-[.M59])/[.$H$2]" office:value-type="float" office:value="0.799999999996359" calcext:value-type="float">
            <text:p>0.799999999996359</text:p>
          </table:table-cell>
          <table:table-cell table:formula="of:=([.N60]-[.N59])/[.$H$2]" office:value-type="float" office:value="-5.91999999999704" calcext:value-type="float">
            <text:p>-5.91999999999704</text:p>
          </table:table-cell>
          <table:table-cell table:formula="of:=([.O60]-[.O59])/[.$H$2]" office:value-type="float" office:value="-0.399999999993739" calcext:value-type="float">
            <text:p>-0.399999999993739</text:p>
          </table:table-cell>
        </table:table-row>
        <table:table-row table:style-name="ro1">
          <table:table-cell office:value-type="float" office:value="0.529936" calcext:value-type="float">
            <text:p>0.529936</text:p>
          </table:table-cell>
          <table:table-cell office:value-type="float" office:value="0.610604" calcext:value-type="float">
            <text:p>0.610604</text:p>
          </table:table-cell>
          <table:table-cell office:value-type="float" office:value="1.27834" calcext:value-type="float">
            <text:p>1.27834</text:p>
          </table:table-cell>
          <table:table-cell office:value-type="float" office:value="1.2432" calcext:value-type="float">
            <text:p>1.2432</text:p>
          </table:table-cell>
          <table:table-cell office:value-type="float" office:value="0.516669" calcext:value-type="float">
            <text:p>0.516669</text:p>
          </table:table-cell>
          <table:table-cell office:value-type="float" office:value="1.5652" calcext:value-type="float">
            <text:p>1.5652</text:p>
          </table:table-cell>
          <table:table-cell table:number-columns-repeated="3"/>
          <table:table-cell table:formula="of:=([.A61]-[.A60])/[.$H$2]" office:value-type="float" office:value="1.26500000000001" calcext:value-type="float">
            <text:p>1.26500000000001</text:p>
          </table:table-cell>
          <table:table-cell table:formula="of:=([.B61]-[.B60])/[.$H$2]" office:value-type="float" office:value="1.45960000000001" calcext:value-type="float">
            <text:p>1.45960000000001</text:p>
          </table:table-cell>
          <table:table-cell table:formula="of:=([.C61]-[.C60])/[.$H$2]" office:value-type="float" office:value="-2.42" calcext:value-type="float">
            <text:p>-2.42</text:p>
          </table:table-cell>
          <table:table-cell table:formula="of:=([.D61]-[.D60])/[.$H$2]" office:value-type="float" office:value="0.981999999999994" calcext:value-type="float">
            <text:p>0.981999999999994</text:p>
          </table:table-cell>
          <table:table-cell table:formula="of:=([.E61]-[.E60])/[.$H$2]" office:value-type="float" office:value="1.2648" calcext:value-type="float">
            <text:p>1.2648</text:p>
          </table:table-cell>
          <table:table-cell table:formula="of:=([.F61]-[.F60])/[.$H$2]" office:value-type="float" office:value="0.024000000000024" calcext:value-type="float">
            <text:p>0.024000000000024</text:p>
          </table:table-cell>
          <table:table-cell/>
          <table:table-cell table:formula="of:=([.J61]-[.J60])/[.$H$2]" office:value-type="float" office:value="-5.80000000000247" calcext:value-type="float">
            <text:p>-5.80000000000247</text:p>
          </table:table-cell>
          <table:table-cell table:formula="of:=([.K61]-[.K60])/[.$H$2]" office:value-type="float" office:value="-1.00000000000211" calcext:value-type="float">
            <text:p>-1.00000000000211</text:p>
          </table:table-cell>
          <table:table-cell table:formula="of:=([.L61]-[.L60])/[.$H$2]" office:value-type="float" office:value="0" calcext:value-type="float">
            <text:p>0</text:p>
          </table:table-cell>
          <table:table-cell table:formula="of:=([.M61]-[.M60])/[.$H$2]" office:value-type="float" office:value="0.400000000002621" calcext:value-type="float">
            <text:p>0.400000000002621</text:p>
          </table:table-cell>
          <table:table-cell table:formula="of:=([.N61]-[.N60])/[.$H$2]" office:value-type="float" office:value="-5.72000000000017" calcext:value-type="float">
            <text:p>-5.72000000000017</text:p>
          </table:table-cell>
          <table:table-cell table:formula="of:=([.O61]-[.O60])/[.$H$2]" office:value-type="float" office:value="-0.400000000002621" calcext:value-type="float">
            <text:p>-0.400000000002621</text:p>
          </table:table-cell>
        </table:table-row>
        <table:table-row table:style-name="ro1">
          <table:table-cell office:value-type="float" office:value="0.536261" calcext:value-type="float">
            <text:p>0.536261</text:p>
          </table:table-cell>
          <table:table-cell office:value-type="float" office:value="0.617902" calcext:value-type="float">
            <text:p>0.617902</text:p>
          </table:table-cell>
          <table:table-cell office:value-type="float" office:value="1.26624" calcext:value-type="float">
            <text:p>1.26624</text:p>
          </table:table-cell>
          <table:table-cell office:value-type="float" office:value="1.24811" calcext:value-type="float">
            <text:p>1.24811</text:p>
          </table:table-cell>
          <table:table-cell office:value-type="float" office:value="0.522993" calcext:value-type="float">
            <text:p>0.522993</text:p>
          </table:table-cell>
          <table:table-cell office:value-type="float" office:value="1.56532" calcext:value-type="float">
            <text:p>1.56532</text:p>
          </table:table-cell>
          <table:table-cell table:number-columns-repeated="3"/>
          <table:table-cell table:formula="of:=([.A62]-[.A61])/[.$H$2]" office:value-type="float" office:value="1.23599999999999" calcext:value-type="float">
            <text:p>1.23599999999999</text:p>
          </table:table-cell>
          <table:table-cell table:formula="of:=([.B62]-[.B61])/[.$H$2]" office:value-type="float" office:value="1.45459999999999" calcext:value-type="float">
            <text:p>1.45459999999999</text:p>
          </table:table-cell>
          <table:table-cell table:formula="of:=([.C62]-[.C61])/[.$H$2]" office:value-type="float" office:value="-2.42" calcext:value-type="float">
            <text:p>-2.42</text:p>
          </table:table-cell>
          <table:table-cell table:formula="of:=([.D62]-[.D61])/[.$H$2]" office:value-type="float" office:value="0.984000000000007" calcext:value-type="float">
            <text:p>0.984000000000007</text:p>
          </table:table-cell>
          <table:table-cell table:formula="of:=([.E62]-[.E61])/[.$H$2]" office:value-type="float" office:value="1.2362" calcext:value-type="float">
            <text:p>1.2362</text:p>
          </table:table-cell>
          <table:table-cell table:formula="of:=([.F62]-[.F61])/[.$H$2]" office:value-type="float" office:value="0.0220000000000109" calcext:value-type="float">
            <text:p>0.022000000000011</text:p>
          </table:table-cell>
          <table:table-cell/>
          <table:table-cell table:formula="of:=([.J62]-[.J61])/[.$H$2]" office:value-type="float" office:value="-5.51999999999886" calcext:value-type="float">
            <text:p>-5.51999999999886</text:p>
          </table:table-cell>
          <table:table-cell table:formula="of:=([.K62]-[.K61])/[.$H$2]" office:value-type="float" office:value="-0.959999999996519" calcext:value-type="float">
            <text:p>-0.959999999996519</text:p>
          </table:table-cell>
          <table:table-cell table:formula="of:=([.L62]-[.L61])/[.$H$2]" office:value-type="float" office:value="0" calcext:value-type="float">
            <text:p>0</text:p>
          </table:table-cell>
          <table:table-cell table:formula="of:=([.M62]-[.M61])/[.$H$2]" office:value-type="float" office:value="1.19999999999898" calcext:value-type="float">
            <text:p>1.19999999999898</text:p>
          </table:table-cell>
          <table:table-cell table:formula="of:=([.N62]-[.N61])/[.$H$2]" office:value-type="float" office:value="-5.59999999999672" calcext:value-type="float">
            <text:p>-5.59999999999672</text:p>
          </table:table-cell>
          <table:table-cell table:formula="of:=([.O62]-[.O61])/[.$H$2]" office:value-type="float" office:value="-0.00000000000888178419700125" calcext:value-type="float">
            <text:p>-8.88178419700125E-12</text:p>
          </table:table-cell>
        </table:table-row>
        <table:table-row table:style-name="ro1">
          <table:table-cell office:value-type="float" office:value="0.542441" calcext:value-type="float">
            <text:p>0.542441</text:p>
          </table:table-cell>
          <table:table-cell office:value-type="float" office:value="0.625175" calcext:value-type="float">
            <text:p>0.625175</text:p>
          </table:table-cell>
          <table:table-cell office:value-type="float" office:value="1.25414" calcext:value-type="float">
            <text:p>1.25414</text:p>
          </table:table-cell>
          <table:table-cell office:value-type="float" office:value="1.25303" calcext:value-type="float">
            <text:p>1.25303</text:p>
          </table:table-cell>
          <table:table-cell office:value-type="float" office:value="0.529174" calcext:value-type="float">
            <text:p>0.529174</text:p>
          </table:table-cell>
          <table:table-cell office:value-type="float" office:value="1.56543" calcext:value-type="float">
            <text:p>1.56543</text:p>
          </table:table-cell>
          <table:table-cell table:number-columns-repeated="3"/>
          <table:table-cell table:formula="of:=([.A63]-[.A62])/[.$H$2]" office:value-type="float" office:value="1.2084" calcext:value-type="float">
            <text:p>1.2084</text:p>
          </table:table-cell>
          <table:table-cell table:formula="of:=([.B63]-[.B62])/[.$H$2]" office:value-type="float" office:value="1.44980000000001" calcext:value-type="float">
            <text:p>1.44980000000001</text:p>
          </table:table-cell>
          <table:table-cell table:formula="of:=([.C63]-[.C62])/[.$H$2]" office:value-type="float" office:value="-2.42" calcext:value-type="float">
            <text:p>-2.42</text:p>
          </table:table-cell>
          <table:table-cell table:formula="of:=([.D63]-[.D62])/[.$H$2]" office:value-type="float" office:value="0.990000000000002" calcext:value-type="float">
            <text:p>0.990000000000002</text:p>
          </table:table-cell>
          <table:table-cell table:formula="of:=([.E63]-[.E62])/[.$H$2]" office:value-type="float" office:value="1.20820000000001" calcext:value-type="float">
            <text:p>1.20820000000001</text:p>
          </table:table-cell>
          <table:table-cell table:formula="of:=([.F63]-[.F62])/[.$H$2]" office:value-type="float" office:value="0.0219999999999665" calcext:value-type="float">
            <text:p>0.021999999999967</text:p>
          </table:table-cell>
          <table:table-cell/>
          <table:table-cell table:formula="of:=([.J63]-[.J62])/[.$H$2]" office:value-type="float" office:value="-5.43999999999656" calcext:value-type="float">
            <text:p>-5.43999999999656</text:p>
          </table:table-cell>
          <table:table-cell table:formula="of:=([.K63]-[.K62])/[.$H$2]" office:value-type="float" office:value="-1.00000000000211" calcext:value-type="float">
            <text:p>-1.00000000000211</text:p>
          </table:table-cell>
          <table:table-cell table:formula="of:=([.L63]-[.L62])/[.$H$2]" office:value-type="float" office:value="0" calcext:value-type="float">
            <text:p>0</text:p>
          </table:table-cell>
          <table:table-cell table:formula="of:=([.M63]-[.M62])/[.$H$2]" office:value-type="float" office:value="0.399999999993739" calcext:value-type="float">
            <text:p>0.399999999993739</text:p>
          </table:table-cell>
          <table:table-cell table:formula="of:=([.N63]-[.N62])/[.$H$2]" office:value-type="float" office:value="-5.40000000000429" calcext:value-type="float">
            <text:p>-5.40000000000429</text:p>
          </table:table-cell>
          <table:table-cell table:formula="of:=([.O63]-[.O62])/[.$H$2]" office:value-type="float" office:value="0.0000000000177635683940025" calcext:value-type="float">
            <text:p>1.77635683940025E-11</text:p>
          </table:table-cell>
        </table:table-row>
        <table:table-row table:style-name="ro1">
          <table:table-cell office:value-type="float" office:value="0.548483" calcext:value-type="float">
            <text:p>0.548483</text:p>
          </table:table-cell>
          <table:table-cell office:value-type="float" office:value="0.632424" calcext:value-type="float">
            <text:p>0.632424</text:p>
          </table:table-cell>
          <table:table-cell office:value-type="float" office:value="1.24204" calcext:value-type="float">
            <text:p>1.24204</text:p>
          </table:table-cell>
          <table:table-cell office:value-type="float" office:value="1.25798" calcext:value-type="float">
            <text:p>1.25798</text:p>
          </table:table-cell>
          <table:table-cell office:value-type="float" office:value="0.535215" calcext:value-type="float">
            <text:p>0.535215</text:p>
          </table:table-cell>
          <table:table-cell office:value-type="float" office:value="1.56554" calcext:value-type="float">
            <text:p>1.56554</text:p>
          </table:table-cell>
          <table:table-cell table:number-columns-repeated="3"/>
          <table:table-cell table:formula="of:=([.A64]-[.A63])/[.$H$2]" office:value-type="float" office:value="1.18120000000002" calcext:value-type="float">
            <text:p>1.18120000000002</text:p>
          </table:table-cell>
          <table:table-cell table:formula="of:=([.B64]-[.B63])/[.$H$2]" office:value-type="float" office:value="1.4448" calcext:value-type="float">
            <text:p>1.4448</text:p>
          </table:table-cell>
          <table:table-cell table:formula="of:=([.C64]-[.C63])/[.$H$2]" office:value-type="float" office:value="-2.42" calcext:value-type="float">
            <text:p>-2.42</text:p>
          </table:table-cell>
          <table:table-cell table:formula="of:=([.D64]-[.D63])/[.$H$2]" office:value-type="float" office:value="0.991999999999971" calcext:value-type="float">
            <text:p>0.991999999999971</text:p>
          </table:table-cell>
          <table:table-cell table:formula="of:=([.E64]-[.E63])/[.$H$2]" office:value-type="float" office:value="1.18119999999999" calcext:value-type="float">
            <text:p>1.18119999999999</text:p>
          </table:table-cell>
          <table:table-cell table:formula="of:=([.F64]-[.F63])/[.$H$2]" office:value-type="float" office:value="0.0220000000000553" calcext:value-type="float">
            <text:p>0.022000000000055</text:p>
          </table:table-cell>
          <table:table-cell/>
          <table:table-cell table:formula="of:=([.J64]-[.J63])/[.$H$2]" office:value-type="float" office:value="-5.24000000000413" calcext:value-type="float">
            <text:p>-5.24000000000413</text:p>
          </table:table-cell>
          <table:table-cell table:formula="of:=([.K64]-[.K63])/[.$H$2]" office:value-type="float" office:value="-0.96000000000096" calcext:value-type="float">
            <text:p>-0.96000000000096</text:p>
          </table:table-cell>
          <table:table-cell table:formula="of:=([.L64]-[.L63])/[.$H$2]" office:value-type="float" office:value="0" calcext:value-type="float">
            <text:p>0</text:p>
          </table:table-cell>
          <table:table-cell table:formula="of:=([.M64]-[.M63])/[.$H$2]" office:value-type="float" office:value="1.20000000000786" calcext:value-type="float">
            <text:p>1.20000000000786</text:p>
          </table:table-cell>
          <table:table-cell table:formula="of:=([.N64]-[.N63])/[.$H$2]" office:value-type="float" office:value="-5.2799999999964" calcext:value-type="float">
            <text:p>-5.2799999999964</text:p>
          </table:table-cell>
          <table:table-cell table:formula="of:=([.O64]-[.O63])/[.$H$2]" office:value-type="float" office:value="-0.400000000020384" calcext:value-type="float">
            <text:p>-0.400000000020384</text:p>
          </table:table-cell>
        </table:table-row>
        <table:table-row table:style-name="ro1">
          <table:table-cell office:value-type="float" office:value="0.554389" calcext:value-type="float">
            <text:p>0.554389</text:p>
          </table:table-cell>
          <table:table-cell office:value-type="float" office:value="0.639648" calcext:value-type="float">
            <text:p>0.639648</text:p>
          </table:table-cell>
          <table:table-cell office:value-type="float" office:value="1.22994" calcext:value-type="float">
            <text:p>1.22994</text:p>
          </table:table-cell>
          <table:table-cell office:value-type="float" office:value="1.26294" calcext:value-type="float">
            <text:p>1.26294</text:p>
          </table:table-cell>
          <table:table-cell office:value-type="float" office:value="0.541121" calcext:value-type="float">
            <text:p>0.541121</text:p>
          </table:table-cell>
          <table:table-cell office:value-type="float" office:value="1.56565" calcext:value-type="float">
            <text:p>1.56565</text:p>
          </table:table-cell>
          <table:table-cell table:number-columns-repeated="3"/>
          <table:table-cell table:formula="of:=([.A65]-[.A64])/[.$H$2]" office:value-type="float" office:value="1.155" calcext:value-type="float">
            <text:p>1.155</text:p>
          </table:table-cell>
          <table:table-cell table:formula="of:=([.B65]-[.B64])/[.$H$2]" office:value-type="float" office:value="1.44" calcext:value-type="float">
            <text:p>1.44</text:p>
          </table:table-cell>
          <table:table-cell table:formula="of:=([.C65]-[.C64])/[.$H$2]" office:value-type="float" office:value="-2.42" calcext:value-type="float">
            <text:p>-2.42</text:p>
          </table:table-cell>
          <table:table-cell table:formula="of:=([.D65]-[.D64])/[.$H$2]" office:value-type="float" office:value="0.99800000000001" calcext:value-type="float">
            <text:p>0.99800000000001</text:p>
          </table:table-cell>
          <table:table-cell table:formula="of:=([.E65]-[.E64])/[.$H$2]" office:value-type="float" office:value="1.15480000000001" calcext:value-type="float">
            <text:p>1.15480000000001</text:p>
          </table:table-cell>
          <table:table-cell table:formula="of:=([.F65]-[.F64])/[.$H$2]" office:value-type="float" office:value="0.0199999999999534" calcext:value-type="float">
            <text:p>0.019999999999953</text:p>
          </table:table-cell>
          <table:table-cell/>
          <table:table-cell table:formula="of:=([.J65]-[.J64])/[.$H$2]" office:value-type="float" office:value="-5.12000000000068" calcext:value-type="float">
            <text:p>-5.12000000000068</text:p>
          </table:table-cell>
          <table:table-cell table:formula="of:=([.K65]-[.K64])/[.$H$2]" office:value-type="float" office:value="-0.91999999999981" calcext:value-type="float">
            <text:p>-0.91999999999981</text:p>
          </table:table-cell>
          <table:table-cell table:formula="of:=([.L65]-[.L64])/[.$H$2]" office:value-type="float" office:value="0" calcext:value-type="float">
            <text:p>0</text:p>
          </table:table-cell>
          <table:table-cell table:formula="of:=([.M65]-[.M64])/[.$H$2]" office:value-type="float" office:value="0.799999999996359" calcext:value-type="float">
            <text:p>0.799999999996359</text:p>
          </table:table-cell>
          <table:table-cell table:formula="of:=([.N65]-[.N64])/[.$H$2]" office:value-type="float" office:value="-5.04000000000282" calcext:value-type="float">
            <text:p>-5.04000000000282</text:p>
          </table:table-cell>
          <table:table-cell table:formula="of:=([.O65]-[.O64])/[.$H$2]" office:value-type="float" office:value="-0.399999999984857" calcext:value-type="float">
            <text:p>-0.399999999984857</text:p>
          </table:table-cell>
        </table:table-row>
        <table:table-row table:style-name="ro1">
          <table:table-cell office:value-type="float" office:value="0.560164" calcext:value-type="float">
            <text:p>0.560164</text:p>
          </table:table-cell>
          <table:table-cell office:value-type="float" office:value="0.646848" calcext:value-type="float">
            <text:p>0.646848</text:p>
          </table:table-cell>
          <table:table-cell office:value-type="float" office:value="1.21784" calcext:value-type="float">
            <text:p>1.21784</text:p>
          </table:table-cell>
          <table:table-cell office:value-type="float" office:value="1.26793" calcext:value-type="float">
            <text:p>1.26793</text:p>
          </table:table-cell>
          <table:table-cell office:value-type="float" office:value="0.546895" calcext:value-type="float">
            <text:p>0.546895</text:p>
          </table:table-cell>
          <table:table-cell office:value-type="float" office:value="1.56575" calcext:value-type="float">
            <text:p>1.56575</text:p>
          </table:table-cell>
          <table:table-cell table:number-columns-repeated="3"/>
          <table:table-cell table:formula="of:=([.A66]-[.A65])/[.$H$2]" office:value-type="float" office:value="1.12939999999999" calcext:value-type="float">
            <text:p>1.12939999999999</text:p>
          </table:table-cell>
          <table:table-cell table:formula="of:=([.B66]-[.B65])/[.$H$2]" office:value-type="float" office:value="1.4354" calcext:value-type="float">
            <text:p>1.4354</text:p>
          </table:table-cell>
          <table:table-cell table:formula="of:=([.C66]-[.C65])/[.$H$2]" office:value-type="float" office:value="-2.42" calcext:value-type="float">
            <text:p>-2.42</text:p>
          </table:table-cell>
          <table:table-cell table:formula="of:=([.D66]-[.D65])/[.$H$2]" office:value-type="float" office:value="1.00199999999999" calcext:value-type="float">
            <text:p>1.00199999999999</text:p>
          </table:table-cell>
          <table:table-cell table:formula="of:=([.E66]-[.E65])/[.$H$2]" office:value-type="float" office:value="1.1296" calcext:value-type="float">
            <text:p>1.1296</text:p>
          </table:table-cell>
          <table:table-cell table:formula="of:=([.F66]-[.F65])/[.$H$2]" office:value-type="float" office:value="0.0180000000000291" calcext:value-type="float">
            <text:p>0.018000000000029</text:p>
          </table:table-cell>
          <table:table-cell/>
          <table:table-cell table:formula="of:=([.J66]-[.J65])/[.$H$2]" office:value-type="float" office:value="-4.91999999999937" calcext:value-type="float">
            <text:p>-4.91999999999937</text:p>
          </table:table-cell>
          <table:table-cell table:formula="of:=([.K66]-[.K65])/[.$H$2]" office:value-type="float" office:value="-0.96000000000096" calcext:value-type="float">
            <text:p>-0.96000000000096</text:p>
          </table:table-cell>
          <table:table-cell table:formula="of:=([.L66]-[.L65])/[.$H$2]" office:value-type="float" office:value="0" calcext:value-type="float">
            <text:p>0</text:p>
          </table:table-cell>
          <table:table-cell table:formula="of:=([.M66]-[.M65])/[.$H$2]" office:value-type="float" office:value="0.400000000002621" calcext:value-type="float">
            <text:p>0.400000000002621</text:p>
          </table:table-cell>
          <table:table-cell table:formula="of:=([.N66]-[.N65])/[.$H$2]" office:value-type="float" office:value="-5.00000000000167" calcext:value-type="float">
            <text:p>-5.00000000000167</text:p>
          </table:table-cell>
          <table:table-cell table:formula="of:=([.O66]-[.O65])/[.$H$2]" office:value-type="float" office:value="0.399999999984857" calcext:value-type="float">
            <text:p>0.399999999984857</text:p>
          </table:table-cell>
        </table:table-row>
        <table:table-row table:style-name="ro1">
          <table:table-cell office:value-type="float" office:value="0.565811" calcext:value-type="float">
            <text:p>0.565811</text:p>
          </table:table-cell>
          <table:table-cell office:value-type="float" office:value="0.654025" calcext:value-type="float">
            <text:p>0.654025</text:p>
          </table:table-cell>
          <table:table-cell office:value-type="float" office:value="1.20574" calcext:value-type="float">
            <text:p>1.20574</text:p>
          </table:table-cell>
          <table:table-cell office:value-type="float" office:value="1.27294" calcext:value-type="float">
            <text:p>1.27294</text:p>
          </table:table-cell>
          <table:table-cell office:value-type="float" office:value="0.552543" calcext:value-type="float">
            <text:p>0.552543</text:p>
          </table:table-cell>
          <table:table-cell office:value-type="float" office:value="1.56584" calcext:value-type="float">
            <text:p>1.56584</text:p>
          </table:table-cell>
          <table:table-cell table:number-columns-repeated="3"/>
          <table:table-cell table:formula="of:=([.A67]-[.A66])/[.$H$2]" office:value-type="float" office:value="1.10479999999999" calcext:value-type="float">
            <text:p>1.10479999999999</text:p>
          </table:table-cell>
          <table:table-cell table:formula="of:=([.B67]-[.B66])/[.$H$2]" office:value-type="float" office:value="1.43059999999999" calcext:value-type="float">
            <text:p>1.43059999999999</text:p>
          </table:table-cell>
          <table:table-cell table:formula="of:=([.C67]-[.C66])/[.$H$2]" office:value-type="float" office:value="-2.42" calcext:value-type="float">
            <text:p>-2.42</text:p>
          </table:table-cell>
          <table:table-cell table:formula="of:=([.D67]-[.D66])/[.$H$2]" office:value-type="float" office:value="1.004" calcext:value-type="float">
            <text:p>1.004</text:p>
          </table:table-cell>
          <table:table-cell table:formula="of:=([.E67]-[.E66])/[.$H$2]" office:value-type="float" office:value="1.10459999999999" calcext:value-type="float">
            <text:p>1.10459999999999</text:p>
          </table:table-cell>
          <table:table-cell table:formula="of:=([.F67]-[.F66])/[.$H$2]" office:value-type="float" office:value="0.0199999999999534" calcext:value-type="float">
            <text:p>0.019999999999953</text:p>
          </table:table-cell>
          <table:table-cell/>
          <table:table-cell table:formula="of:=([.J67]-[.J66])/[.$H$2]" office:value-type="float" office:value="-4.79999999999592" calcext:value-type="float">
            <text:p>-4.79999999999592</text:p>
          </table:table-cell>
          <table:table-cell table:formula="of:=([.K67]-[.K66])/[.$H$2]" office:value-type="float" office:value="-0.87999999999866" calcext:value-type="float">
            <text:p>-0.87999999999866</text:p>
          </table:table-cell>
          <table:table-cell table:formula="of:=([.L67]-[.L66])/[.$H$2]" office:value-type="float" office:value="0" calcext:value-type="float">
            <text:p>0</text:p>
          </table:table-cell>
          <table:table-cell table:formula="of:=([.M67]-[.M66])/[.$H$2]" office:value-type="float" office:value="0.799999999996359" calcext:value-type="float">
            <text:p>0.799999999996359</text:p>
          </table:table-cell>
          <table:table-cell table:formula="of:=([.N67]-[.N66])/[.$H$2]" office:value-type="float" office:value="-4.75999999999477" calcext:value-type="float">
            <text:p>-4.75999999999477</text:p>
          </table:table-cell>
          <table:table-cell table:formula="of:=([.O67]-[.O66])/[.$H$2]" office:value-type="float" office:value="-0.399999999984857" calcext:value-type="float">
            <text:p>-0.399999999984857</text:p>
          </table:table-cell>
        </table:table-row>
        <table:table-row table:style-name="ro1">
          <table:table-cell office:value-type="float" office:value="0.571335" calcext:value-type="float">
            <text:p>0.571335</text:p>
          </table:table-cell>
          <table:table-cell office:value-type="float" office:value="0.661178" calcext:value-type="float">
            <text:p>0.661178</text:p>
          </table:table-cell>
          <table:table-cell office:value-type="float" office:value="1.19364" calcext:value-type="float">
            <text:p>1.19364</text:p>
          </table:table-cell>
          <table:table-cell office:value-type="float" office:value="1.27796" calcext:value-type="float">
            <text:p>1.27796</text:p>
          </table:table-cell>
          <table:table-cell office:value-type="float" office:value="0.558066" calcext:value-type="float">
            <text:p>0.558066</text:p>
          </table:table-cell>
          <table:table-cell office:value-type="float" office:value="1.56594" calcext:value-type="float">
            <text:p>1.56594</text:p>
          </table:table-cell>
          <table:table-cell table:number-columns-repeated="3"/>
          <table:table-cell table:formula="of:=([.A68]-[.A67])/[.$H$2]" office:value-type="float" office:value="1.08080000000002" calcext:value-type="float">
            <text:p>1.08080000000002</text:p>
          </table:table-cell>
          <table:table-cell table:formula="of:=([.B68]-[.B67])/[.$H$2]" office:value-type="float" office:value="1.4262" calcext:value-type="float">
            <text:p>1.4262</text:p>
          </table:table-cell>
          <table:table-cell table:formula="of:=([.C68]-[.C67])/[.$H$2]" office:value-type="float" office:value="-2.42" calcext:value-type="float">
            <text:p>-2.42</text:p>
          </table:table-cell>
          <table:table-cell table:formula="of:=([.D68]-[.D67])/[.$H$2]" office:value-type="float" office:value="1.00799999999999" calcext:value-type="float">
            <text:p>1.00799999999999</text:p>
          </table:table-cell>
          <table:table-cell table:formula="of:=([.E68]-[.E67])/[.$H$2]" office:value-type="float" office:value="1.08080000000002" calcext:value-type="float">
            <text:p>1.08080000000002</text:p>
          </table:table-cell>
          <table:table-cell table:formula="of:=([.F68]-[.F67])/[.$H$2]" office:value-type="float" office:value="0.0180000000000291" calcext:value-type="float">
            <text:p>0.018000000000029</text:p>
          </table:table-cell>
          <table:table-cell/>
          <table:table-cell table:formula="of:=([.J68]-[.J67])/[.$H$2]" office:value-type="float" office:value="-4.68000000000579" calcext:value-type="float">
            <text:p>-4.68000000000579</text:p>
          </table:table-cell>
          <table:table-cell table:formula="of:=([.K68]-[.K67])/[.$H$2]" office:value-type="float" office:value="-0.87999999999866" calcext:value-type="float">
            <text:p>-0.87999999999866</text:p>
          </table:table-cell>
          <table:table-cell table:formula="of:=([.L68]-[.L67])/[.$H$2]" office:value-type="float" office:value="0" calcext:value-type="float">
            <text:p>0</text:p>
          </table:table-cell>
          <table:table-cell table:formula="of:=([.M68]-[.M67])/[.$H$2]" office:value-type="float" office:value="1.20000000000786" calcext:value-type="float">
            <text:p>1.20000000000786</text:p>
          </table:table-cell>
          <table:table-cell table:formula="of:=([.N68]-[.N67])/[.$H$2]" office:value-type="float" office:value="-4.68000000000579" calcext:value-type="float">
            <text:p>-4.68000000000579</text:p>
          </table:table-cell>
          <table:table-cell table:formula="of:=([.O68]-[.O67])/[.$H$2]" office:value-type="float" office:value="-0.400000000002621" calcext:value-type="float">
            <text:p>-0.400000000002621</text:p>
          </table:table-cell>
        </table:table-row>
        <table:table-row table:style-name="ro1">
          <table:table-cell office:value-type="float" office:value="0.576739" calcext:value-type="float">
            <text:p>0.576739</text:p>
          </table:table-cell>
          <table:table-cell office:value-type="float" office:value="0.668309" calcext:value-type="float">
            <text:p>0.668309</text:p>
          </table:table-cell>
          <table:table-cell office:value-type="float" office:value="1.18154" calcext:value-type="float">
            <text:p>1.18154</text:p>
          </table:table-cell>
          <table:table-cell office:value-type="float" office:value="1.283" calcext:value-type="float">
            <text:p>1.283</text:p>
          </table:table-cell>
          <table:table-cell office:value-type="float" office:value="0.56347" calcext:value-type="float">
            <text:p>0.56347</text:p>
          </table:table-cell>
          <table:table-cell office:value-type="float" office:value="1.56603" calcext:value-type="float">
            <text:p>1.56603</text:p>
          </table:table-cell>
          <table:table-cell table:number-columns-repeated="3"/>
          <table:table-cell table:formula="of:=([.A69]-[.A68])/[.$H$2]" office:value-type="float" office:value="1.05739999999999" calcext:value-type="float">
            <text:p>1.05739999999999</text:p>
          </table:table-cell>
          <table:table-cell table:formula="of:=([.B69]-[.B68])/[.$H$2]" office:value-type="float" office:value="1.42180000000001" calcext:value-type="float">
            <text:p>1.42180000000001</text:p>
          </table:table-cell>
          <table:table-cell table:formula="of:=([.C69]-[.C68])/[.$H$2]" office:value-type="float" office:value="-2.42" calcext:value-type="float">
            <text:p>-2.42</text:p>
          </table:table-cell>
          <table:table-cell table:formula="of:=([.D69]-[.D68])/[.$H$2]" office:value-type="float" office:value="1.01400000000003" calcext:value-type="float">
            <text:p>1.01400000000003</text:p>
          </table:table-cell>
          <table:table-cell table:formula="of:=([.E69]-[.E68])/[.$H$2]" office:value-type="float" office:value="1.05739999999999" calcext:value-type="float">
            <text:p>1.05739999999999</text:p>
          </table:table-cell>
          <table:table-cell table:formula="of:=([.F69]-[.F68])/[.$H$2]" office:value-type="float" office:value="0.016000000000016" calcext:value-type="float">
            <text:p>0.016000000000016</text:p>
          </table:table-cell>
          <table:table-cell/>
          <table:table-cell table:formula="of:=([.J69]-[.J68])/[.$H$2]" office:value-type="float" office:value="-4.55999999999346" calcext:value-type="float">
            <text:p>-4.55999999999346</text:p>
          </table:table-cell>
          <table:table-cell table:formula="of:=([.K69]-[.K68])/[.$H$2]" office:value-type="float" office:value="-0.880000000003101" calcext:value-type="float">
            <text:p>-0.880000000003101</text:p>
          </table:table-cell>
          <table:table-cell table:formula="of:=([.L69]-[.L68])/[.$H$2]" office:value-type="float" office:value="0" calcext:value-type="float">
            <text:p>0</text:p>
          </table:table-cell>
          <table:table-cell table:formula="of:=([.M69]-[.M68])/[.$H$2]" office:value-type="float" office:value="0.399999999993739" calcext:value-type="float">
            <text:p>0.399999999993739</text:p>
          </table:table-cell>
          <table:table-cell table:formula="of:=([.N69]-[.N68])/[.$H$2]" office:value-type="float" office:value="-4.55999999999346" calcext:value-type="float">
            <text:p>-4.55999999999346</text:p>
          </table:table-cell>
          <table:table-cell table:formula="of:=([.O69]-[.O68])/[.$H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82026" calcext:value-type="float">
            <text:p>0.582026</text:p>
          </table:table-cell>
          <table:table-cell office:value-type="float" office:value="0.675418" calcext:value-type="float">
            <text:p>0.675418</text:p>
          </table:table-cell>
          <table:table-cell office:value-type="float" office:value="1.16944" calcext:value-type="float">
            <text:p>1.16944</text:p>
          </table:table-cell>
          <table:table-cell office:value-type="float" office:value="1.28807" calcext:value-type="float">
            <text:p>1.28807</text:p>
          </table:table-cell>
          <table:table-cell office:value-type="float" office:value="0.568757" calcext:value-type="float">
            <text:p>0.568757</text:p>
          </table:table-cell>
          <table:table-cell office:value-type="float" office:value="1.56611" calcext:value-type="float">
            <text:p>1.56611</text:p>
          </table:table-cell>
          <table:table-cell table:number-columns-repeated="3"/>
          <table:table-cell table:formula="of:=([.A70]-[.A69])/[.$H$2]" office:value-type="float" office:value="1.03460000000002" calcext:value-type="float">
            <text:p>1.03460000000002</text:p>
          </table:table-cell>
          <table:table-cell table:formula="of:=([.B70]-[.B69])/[.$H$2]" office:value-type="float" office:value="1.41739999999999" calcext:value-type="float">
            <text:p>1.41739999999999</text:p>
          </table:table-cell>
          <table:table-cell table:formula="of:=([.C70]-[.C69])/[.$H$2]" office:value-type="float" office:value="-2.42" calcext:value-type="float">
            <text:p>-2.42</text:p>
          </table:table-cell>
          <table:table-cell table:formula="of:=([.D70]-[.D69])/[.$H$2]" office:value-type="float" office:value="1.01599999999999" calcext:value-type="float">
            <text:p>1.01599999999999</text:p>
          </table:table-cell>
          <table:table-cell table:formula="of:=([.E70]-[.E69])/[.$H$2]" office:value-type="float" office:value="1.03460000000002" calcext:value-type="float">
            <text:p>1.03460000000002</text:p>
          </table:table-cell>
          <table:table-cell table:formula="of:=([.F70]-[.F69])/[.$H$2]" office:value-type="float" office:value="0.016000000000016" calcext:value-type="float">
            <text:p>0.016000000000016</text:p>
          </table:table-cell>
          <table:table-cell/>
          <table:table-cell table:formula="of:=([.J70]-[.J69])/[.$H$2]" office:value-type="float" office:value="-4.44000000000777" calcext:value-type="float">
            <text:p>-4.44000000000777</text:p>
          </table:table-cell>
          <table:table-cell table:formula="of:=([.K70]-[.K69])/[.$H$2]" office:value-type="float" office:value="-0.839999999997509" calcext:value-type="float">
            <text:p>-0.839999999997509</text:p>
          </table:table-cell>
          <table:table-cell table:formula="of:=([.L70]-[.L69])/[.$H$2]" office:value-type="float" office:value="0" calcext:value-type="float">
            <text:p>0</text:p>
          </table:table-cell>
          <table:table-cell table:formula="of:=([.M70]-[.M69])/[.$H$2]" office:value-type="float" office:value="0.799999999996359" calcext:value-type="float">
            <text:p>0.799999999996359</text:p>
          </table:table-cell>
          <table:table-cell table:formula="of:=([.N70]-[.N69])/[.$H$2]" office:value-type="float" office:value="-4.44000000000777" calcext:value-type="float">
            <text:p>-4.44000000000777</text:p>
          </table:table-cell>
          <table:table-cell table:formula="of:=([.O70]-[.O69])/[.$H$2]" office:value-type="float" office:value="-0.00000000000888178419700125" calcext:value-type="float">
            <text:p>-8.88178419700125E-12</text:p>
          </table:table-cell>
        </table:table-row>
        <table:table-row table:style-name="ro1">
          <table:table-cell office:value-type="float" office:value="0.587199" calcext:value-type="float">
            <text:p>0.587199</text:p>
          </table:table-cell>
          <table:table-cell office:value-type="float" office:value="0.682505" calcext:value-type="float">
            <text:p>0.682505</text:p>
          </table:table-cell>
          <table:table-cell office:value-type="float" office:value="1.15734" calcext:value-type="float">
            <text:p>1.15734</text:p>
          </table:table-cell>
          <table:table-cell office:value-type="float" office:value="1.29315" calcext:value-type="float">
            <text:p>1.29315</text:p>
          </table:table-cell>
          <table:table-cell office:value-type="float" office:value="0.57393" calcext:value-type="float">
            <text:p>0.57393</text:p>
          </table:table-cell>
          <table:table-cell office:value-type="float" office:value="1.56619" calcext:value-type="float">
            <text:p>1.56619</text:p>
          </table:table-cell>
          <table:table-cell table:number-columns-repeated="3"/>
          <table:table-cell table:formula="of:=([.A71]-[.A70])/[.$H$2]" office:value-type="float" office:value="1.01239999999998" calcext:value-type="float">
            <text:p>1.01239999999998</text:p>
          </table:table-cell>
          <table:table-cell table:formula="of:=([.B71]-[.B70])/[.$H$2]" office:value-type="float" office:value="1.4132" calcext:value-type="float">
            <text:p>1.4132</text:p>
          </table:table-cell>
          <table:table-cell table:formula="of:=([.C71]-[.C70])/[.$H$2]" office:value-type="float" office:value="-2.42" calcext:value-type="float">
            <text:p>-2.42</text:p>
          </table:table-cell>
          <table:table-cell table:formula="of:=([.D71]-[.D70])/[.$H$2]" office:value-type="float" office:value="1.01999999999998" calcext:value-type="float">
            <text:p>1.01999999999998</text:p>
          </table:table-cell>
          <table:table-cell table:formula="of:=([.E71]-[.E70])/[.$H$2]" office:value-type="float" office:value="1.01239999999998" calcext:value-type="float">
            <text:p>1.01239999999998</text:p>
          </table:table-cell>
          <table:table-cell table:formula="of:=([.F71]-[.F70])/[.$H$2]" office:value-type="float" office:value="0.0159999999999716" calcext:value-type="float">
            <text:p>0.015999999999972</text:p>
          </table:table-cell>
          <table:table-cell/>
          <table:table-cell table:formula="of:=([.J71]-[.J70])/[.$H$2]" office:value-type="float" office:value="-5.43999999999212" calcext:value-type="float">
            <text:p>-5.43999999999212</text:p>
          </table:table-cell>
          <table:table-cell table:formula="of:=([.K71]-[.K70])/[.$H$2]" office:value-type="float" office:value="-2.52000000000141" calcext:value-type="float">
            <text:p>-2.52000000000141</text:p>
          </table:table-cell>
          <table:table-cell table:formula="of:=([.L71]-[.L70])/[.$H$2]" office:value-type="float" office:value="2.80000000000058" calcext:value-type="float">
            <text:p>2.80000000000058</text:p>
          </table:table-cell>
          <table:table-cell table:formula="of:=([.M71]-[.M70])/[.$H$2]" office:value-type="float" office:value="-0.399999999993739" calcext:value-type="float">
            <text:p>-0.399999999993739</text:p>
          </table:table-cell>
          <table:table-cell table:formula="of:=([.N71]-[.N70])/[.$H$2]" office:value-type="float" office:value="-5.47999999999327" calcext:value-type="float">
            <text:p>-5.47999999999327</text:p>
          </table:table-cell>
          <table:table-cell table:formula="of:=([.O71]-[.O70])/[.$H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92261" calcext:value-type="float">
            <text:p>0.592261</text:p>
          </table:table-cell>
          <table:table-cell office:value-type="float" office:value="0.689571" calcext:value-type="float">
            <text:p>0.689571</text:p>
          </table:table-cell>
          <table:table-cell office:value-type="float" office:value="1.14524" calcext:value-type="float">
            <text:p>1.14524</text:p>
          </table:table-cell>
          <table:table-cell office:value-type="float" office:value="1.29825" calcext:value-type="float">
            <text:p>1.29825</text:p>
          </table:table-cell>
          <table:table-cell office:value-type="float" office:value="0.578992" calcext:value-type="float">
            <text:p>0.578992</text:p>
          </table:table-cell>
          <table:table-cell office:value-type="float" office:value="1.56627" calcext:value-type="float">
            <text:p>1.56627</text:p>
          </table:table-cell>
          <table:table-cell table:number-columns-repeated="3"/>
          <table:table-cell table:formula="of:=([.A72]-[.A71])/[.$H$2]" office:value-type="float" office:value="0.985200000000019" calcext:value-type="float">
            <text:p>0.985200000000019</text:p>
          </table:table-cell>
          <table:table-cell table:formula="of:=([.B72]-[.B71])/[.$H$2]" office:value-type="float" office:value="1.4006" calcext:value-type="float">
            <text:p>1.4006</text:p>
          </table:table-cell>
          <table:table-cell table:formula="of:=([.C72]-[.C71])/[.$H$2]" office:value-type="float" office:value="-2.406" calcext:value-type="float">
            <text:p>-2.406</text:p>
          </table:table-cell>
          <table:table-cell table:formula="of:=([.D72]-[.D71])/[.$H$2]" office:value-type="float" office:value="1.01800000000001" calcext:value-type="float">
            <text:p>1.01800000000001</text:p>
          </table:table-cell>
          <table:table-cell table:formula="of:=([.E72]-[.E71])/[.$H$2]" office:value-type="float" office:value="0.985000000000014" calcext:value-type="float">
            <text:p>0.985000000000014</text:p>
          </table:table-cell>
          <table:table-cell table:formula="of:=([.F72]-[.F71])/[.$H$2]" office:value-type="float" office:value="0.0159999999999716" calcext:value-type="float">
            <text:p>0.015999999999972</text:p>
          </table:table-cell>
          <table:table-cell/>
          <table:table-cell table:formula="of:=([.J72]-[.J71])/[.$H$2]" office:value-type="float" office:value="-10.3200000000081" calcext:value-type="float">
            <text:p>-10.3200000000081</text:p>
          </table:table-cell>
          <table:table-cell table:formula="of:=([.K72]-[.K71])/[.$H$2]" office:value-type="float" office:value="-9.79999999999759" calcext:value-type="float">
            <text:p>-9.79999999999759</text:p>
          </table:table-cell>
          <table:table-cell table:formula="of:=([.L72]-[.L71])/[.$H$2]" office:value-type="float" office:value="15.5999999999956" calcext:value-type="float">
            <text:p>15.5999999999956</text:p>
          </table:table-cell>
          <table:table-cell table:formula="of:=([.M72]-[.M71])/[.$H$2]" office:value-type="float" office:value="-6.00000000000378" calcext:value-type="float">
            <text:p>-6.00000000000378</text:p>
          </table:table-cell>
          <table:table-cell table:formula="of:=([.N72]-[.N71])/[.$H$2]" office:value-type="float" office:value="-10.2800000000025" calcext:value-type="float">
            <text:p>-10.2800000000025</text:p>
          </table:table-cell>
          <table:table-cell table:formula="of:=([.O72]-[.O71])/[.$H$2]" office:value-type="float" office:value="-0.399999999993739" calcext:value-type="float">
            <text:p>-0.399999999993739</text:p>
          </table:table-cell>
        </table:table-row>
        <table:table-row table:style-name="ro1">
          <table:table-cell office:value-type="float" office:value="0.597187" calcext:value-type="float">
            <text:p>0.597187</text:p>
          </table:table-cell>
          <table:table-cell office:value-type="float" office:value="0.696574" calcext:value-type="float">
            <text:p>0.696574</text:p>
          </table:table-cell>
          <table:table-cell office:value-type="float" office:value="1.13321" calcext:value-type="float">
            <text:p>1.13321</text:p>
          </table:table-cell>
          <table:table-cell office:value-type="float" office:value="1.30334" calcext:value-type="float">
            <text:p>1.30334</text:p>
          </table:table-cell>
          <table:table-cell office:value-type="float" office:value="0.583917" calcext:value-type="float">
            <text:p>0.583917</text:p>
          </table:table-cell>
          <table:table-cell office:value-type="float" office:value="1.56635" calcext:value-type="float">
            <text:p>1.56635</text:p>
          </table:table-cell>
          <table:table-cell table:number-columns-repeated="3"/>
          <table:table-cell table:formula="of:=([.A73]-[.A72])/[.$H$2]" office:value-type="float" office:value="0.933599999999979" calcext:value-type="float">
            <text:p>0.933599999999979</text:p>
          </table:table-cell>
          <table:table-cell table:formula="of:=([.B73]-[.B72])/[.$H$2]" office:value-type="float" office:value="1.35160000000001" calcext:value-type="float">
            <text:p>1.35160000000001</text:p>
          </table:table-cell>
          <table:table-cell table:formula="of:=([.C73]-[.C72])/[.$H$2]" office:value-type="float" office:value="-2.32800000000002" calcext:value-type="float">
            <text:p>-2.32800000000002</text:p>
          </table:table-cell>
          <table:table-cell table:formula="of:=([.D73]-[.D72])/[.$H$2]" office:value-type="float" office:value="0.987999999999989" calcext:value-type="float">
            <text:p>0.987999999999989</text:p>
          </table:table-cell>
          <table:table-cell table:formula="of:=([.E73]-[.E72])/[.$H$2]" office:value-type="float" office:value="0.933600000000001" calcext:value-type="float">
            <text:p>0.933600000000001</text:p>
          </table:table-cell>
          <table:table-cell table:formula="of:=([.F73]-[.F72])/[.$H$2]" office:value-type="float" office:value="0.0140000000000029" calcext:value-type="float">
            <text:p>0.014000000000003</text:p>
          </table:table-cell>
          <table:table-cell/>
          <table:table-cell table:formula="of:=([.J73]-[.J72])/[.$H$2]" office:value-type="float" office:value="-10.5599999999928" calcext:value-type="float">
            <text:p>-10.5599999999928</text:p>
          </table:table-cell>
          <table:table-cell table:formula="of:=([.K73]-[.K72])/[.$H$2]" office:value-type="float" office:value="-10.8400000000009" calcext:value-type="float">
            <text:p>-10.8400000000009</text:p>
          </table:table-cell>
          <table:table-cell table:formula="of:=([.L73]-[.L72])/[.$H$2]" office:value-type="float" office:value="17.6000000000087" calcext:value-type="float">
            <text:p>17.6000000000087</text:p>
          </table:table-cell>
          <table:table-cell table:formula="of:=([.M73]-[.M72])/[.$H$2]" office:value-type="float" office:value="-6.39999999998864" calcext:value-type="float">
            <text:p>-6.39999999998864</text:p>
          </table:table-cell>
          <table:table-cell table:formula="of:=([.N73]-[.N72])/[.$H$2]" office:value-type="float" office:value="-10.5600000000017" calcext:value-type="float">
            <text:p>-10.5600000000017</text:p>
          </table:table-cell>
          <table:table-cell table:formula="of:=([.O73]-[.O72])/[.$H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01855" calcext:value-type="float">
            <text:p>0.601855</text:p>
          </table:table-cell>
          <table:table-cell office:value-type="float" office:value="0.703332" calcext:value-type="float">
            <text:p>0.703332</text:p>
          </table:table-cell>
          <table:table-cell office:value-type="float" office:value="1.12157" calcext:value-type="float">
            <text:p>1.12157</text:p>
          </table:table-cell>
          <table:table-cell office:value-type="float" office:value="1.30828" calcext:value-type="float">
            <text:p>1.30828</text:p>
          </table:table-cell>
          <table:table-cell office:value-type="float" office:value="0.588585" calcext:value-type="float">
            <text:p>0.588585</text:p>
          </table:table-cell>
          <table:table-cell office:value-type="float" office:value="1.56642" calcext:value-type="float">
            <text:p>1.56642</text:p>
          </table:table-cell>
          <table:table-cell table:number-columns-repeated="3"/>
          <table:table-cell table:formula="of:=([.A74]-[.A73])/[.$H$2]" office:value-type="float" office:value="0.880800000000015" calcext:value-type="float">
            <text:p>0.880800000000015</text:p>
          </table:table-cell>
          <table:table-cell table:formula="of:=([.B74]-[.B73])/[.$H$2]" office:value-type="float" office:value="1.2974" calcext:value-type="float">
            <text:p>1.2974</text:p>
          </table:table-cell>
          <table:table-cell table:formula="of:=([.C74]-[.C73])/[.$H$2]" office:value-type="float" office:value="-2.23999999999998" calcext:value-type="float">
            <text:p>-2.23999999999998</text:p>
          </table:table-cell>
          <table:table-cell table:formula="of:=([.D74]-[.D73])/[.$H$2]" office:value-type="float" office:value="0.956000000000046" calcext:value-type="float">
            <text:p>0.956000000000046</text:p>
          </table:table-cell>
          <table:table-cell table:formula="of:=([.E74]-[.E73])/[.$H$2]" office:value-type="float" office:value="0.880799999999993" calcext:value-type="float">
            <text:p>0.880799999999993</text:p>
          </table:table-cell>
          <table:table-cell table:formula="of:=([.F74]-[.F73])/[.$H$2]" office:value-type="float" office:value="0.0140000000000029" calcext:value-type="float">
            <text:p>0.014000000000003</text:p>
          </table:table-cell>
          <table:table-cell/>
          <table:table-cell table:formula="of:=([.J74]-[.J73])/[.$H$2]" office:value-type="float" office:value="-10.0800000000056" calcext:value-type="float">
            <text:p>-10.0800000000056</text:p>
          </table:table-cell>
          <table:table-cell table:formula="of:=([.K74]-[.K73])/[.$H$2]" office:value-type="float" office:value="-10.7200000000018" calcext:value-type="float">
            <text:p>-10.7200000000018</text:p>
          </table:table-cell>
          <table:table-cell table:formula="of:=([.L74]-[.L73])/[.$H$2]" office:value-type="float" office:value="17.1999999999883" calcext:value-type="float">
            <text:p>17.1999999999883</text:p>
          </table:table-cell>
          <table:table-cell table:formula="of:=([.M74]-[.M73])/[.$H$2]" office:value-type="float" office:value="-7.20000000001164" calcext:value-type="float">
            <text:p>-7.20000000001164</text:p>
          </table:table-cell>
          <table:table-cell table:formula="of:=([.N74]-[.N73])/[.$H$2]" office:value-type="float" office:value="-10.0800000000012" calcext:value-type="float">
            <text:p>-10.0800000000012</text:p>
          </table:table-cell>
          <table:table-cell table:formula="of:=([.O74]-[.O73])/[.$H$2]" office:value-type="float" office:value="-0.400000000002621" calcext:value-type="float">
            <text:p>-0.400000000002621</text:p>
          </table:table-cell>
        </table:table-row>
        <table:table-row table:style-name="ro1">
          <table:table-cell office:value-type="float" office:value="0.606259" calcext:value-type="float">
            <text:p>0.606259</text:p>
          </table:table-cell>
          <table:table-cell office:value-type="float" office:value="0.709819" calcext:value-type="float">
            <text:p>0.709819</text:p>
          </table:table-cell>
          <table:table-cell office:value-type="float" office:value="1.11037" calcext:value-type="float">
            <text:p>1.11037</text:p>
          </table:table-cell>
          <table:table-cell office:value-type="float" office:value="1.31306" calcext:value-type="float">
            <text:p>1.31306</text:p>
          </table:table-cell>
          <table:table-cell office:value-type="float" office:value="0.592989" calcext:value-type="float">
            <text:p>0.592989</text:p>
          </table:table-cell>
          <table:table-cell office:value-type="float" office:value="1.56649" calcext:value-type="float">
            <text:p>1.56649</text:p>
          </table:table-cell>
          <table:table-cell table:number-columns-repeated="3"/>
          <table:table-cell table:formula="of:=([.A75]-[.A74])/[.$H$2]" office:value-type="float" office:value="0.830399999999987" calcext:value-type="float">
            <text:p>0.830399999999987</text:p>
          </table:table-cell>
          <table:table-cell table:formula="of:=([.B75]-[.B74])/[.$H$2]" office:value-type="float" office:value="1.2438" calcext:value-type="float">
            <text:p>1.2438</text:p>
          </table:table-cell>
          <table:table-cell table:formula="of:=([.C75]-[.C74])/[.$H$2]" office:value-type="float" office:value="-2.15400000000003" calcext:value-type="float">
            <text:p>-2.15400000000003</text:p>
          </table:table-cell>
          <table:table-cell table:formula="of:=([.D75]-[.D74])/[.$H$2]" office:value-type="float" office:value="0.919999999999988" calcext:value-type="float">
            <text:p>0.919999999999988</text:p>
          </table:table-cell>
          <table:table-cell table:formula="of:=([.E75]-[.E74])/[.$H$2]" office:value-type="float" office:value="0.830399999999987" calcext:value-type="float">
            <text:p>0.830399999999987</text:p>
          </table:table-cell>
          <table:table-cell table:formula="of:=([.F75]-[.F74])/[.$H$2]" office:value-type="float" office:value="0.0119999999999898" calcext:value-type="float">
            <text:p>0.01199999999999</text:p>
          </table:table-cell>
          <table:table-cell/>
          <table:table-cell table:formula="of:=([.J75]-[.J74])/[.$H$2]" office:value-type="float" office:value="-9.63999999999743" calcext:value-type="float">
            <text:p>-9.63999999999743</text:p>
          </table:table-cell>
          <table:table-cell table:formula="of:=([.K75]-[.K74])/[.$H$2]" office:value-type="float" office:value="-10.6799999999962" calcext:value-type="float">
            <text:p>-10.6799999999962</text:p>
          </table:table-cell>
          <table:table-cell table:formula="of:=([.L75]-[.L74])/[.$H$2]" office:value-type="float" office:value="17.2000000000061" calcext:value-type="float">
            <text:p>17.2000000000061</text:p>
          </table:table-cell>
          <table:table-cell table:formula="of:=([.M75]-[.M74])/[.$H$2]" office:value-type="float" office:value="-6.80000000000014" calcext:value-type="float">
            <text:p>-6.80000000000014</text:p>
          </table:table-cell>
          <table:table-cell table:formula="of:=([.N75]-[.N74])/[.$H$2]" office:value-type="float" office:value="-9.63999999999743" calcext:value-type="float">
            <text:p>-9.63999999999743</text:p>
          </table:table-cell>
          <table:table-cell table:formula="of:=([.O75]-[.O74])/[.$H$2]" office:value-type="float" office:value="-0.399999999993739" calcext:value-type="float">
            <text:p>-0.399999999993739</text:p>
          </table:table-cell>
        </table:table-row>
        <table:table-row table:style-name="ro1">
          <table:table-cell office:value-type="float" office:value="0.610411" calcext:value-type="float">
            <text:p>0.610411</text:p>
          </table:table-cell>
          <table:table-cell office:value-type="float" office:value="0.716038" calcext:value-type="float">
            <text:p>0.716038</text:p>
          </table:table-cell>
          <table:table-cell office:value-type="float" office:value="1.0996" calcext:value-type="float">
            <text:p>1.0996</text:p>
          </table:table-cell>
          <table:table-cell office:value-type="float" office:value="1.31766" calcext:value-type="float">
            <text:p>1.31766</text:p>
          </table:table-cell>
          <table:table-cell office:value-type="float" office:value="0.597141" calcext:value-type="float">
            <text:p>0.597141</text:p>
          </table:table-cell>
          <table:table-cell office:value-type="float" office:value="1.56655" calcext:value-type="float">
            <text:p>1.56655</text:p>
          </table:table-cell>
          <table:table-cell table:number-columns-repeated="3"/>
          <table:table-cell table:formula="of:=([.A76]-[.A75])/[.$H$2]" office:value-type="float" office:value="0.7822" calcext:value-type="float">
            <text:p>0.7822</text:p>
          </table:table-cell>
          <table:table-cell table:formula="of:=([.B76]-[.B75])/[.$H$2]" office:value-type="float" office:value="1.19040000000001" calcext:value-type="float">
            <text:p>1.19040000000001</text:p>
          </table:table-cell>
          <table:table-cell table:formula="of:=([.C76]-[.C75])/[.$H$2]" office:value-type="float" office:value="-2.068" calcext:value-type="float">
            <text:p>-2.068</text:p>
          </table:table-cell>
          <table:table-cell table:formula="of:=([.D76]-[.D75])/[.$H$2]" office:value-type="float" office:value="0.885999999999987" calcext:value-type="float">
            <text:p>0.885999999999987</text:p>
          </table:table-cell>
          <table:table-cell table:formula="of:=([.E76]-[.E75])/[.$H$2]" office:value-type="float" office:value="0.7822" calcext:value-type="float">
            <text:p>0.7822</text:p>
          </table:table-cell>
          <table:table-cell table:formula="of:=([.F76]-[.F75])/[.$H$2]" office:value-type="float" office:value="0.0100000000000211" calcext:value-type="float">
            <text:p>0.010000000000021</text:p>
          </table:table-cell>
          <table:table-cell/>
          <table:table-cell table:formula="of:=([.J76]-[.J75])/[.$H$2]" office:value-type="float" office:value="-9.1999999999981" calcext:value-type="float">
            <text:p>-9.1999999999981</text:p>
          </table:table-cell>
          <table:table-cell table:formula="of:=([.K76]-[.K75])/[.$H$2]" office:value-type="float" office:value="-10.5600000000061" calcext:value-type="float">
            <text:p>-10.5600000000061</text:p>
          </table:table-cell>
          <table:table-cell table:formula="of:=([.L76]-[.L75])/[.$H$2]" office:value-type="float" office:value="17.6000000000087" calcext:value-type="float">
            <text:p>17.6000000000087</text:p>
          </table:table-cell>
          <table:table-cell table:formula="of:=([.M76]-[.M75])/[.$H$2]" office:value-type="float" office:value="-6.79999999999126" calcext:value-type="float">
            <text:p>-6.79999999999126</text:p>
          </table:table-cell>
          <table:table-cell table:formula="of:=([.N76]-[.N75])/[.$H$2]" office:value-type="float" office:value="-9.23999999999925" calcext:value-type="float">
            <text:p>-9.23999999999925</text:p>
          </table:table-cell>
          <table:table-cell table:formula="of:=([.O76]-[.O75])/[.$H$2]" office:value-type="float" office:value="0.400000000002621" calcext:value-type="float">
            <text:p>0.400000000002621</text:p>
          </table:table-cell>
        </table:table-row>
        <table:table-row table:style-name="ro1">
          <table:table-cell office:value-type="float" office:value="0.614322" calcext:value-type="float">
            <text:p>0.614322</text:p>
          </table:table-cell>
          <table:table-cell office:value-type="float" office:value="0.72199" calcext:value-type="float">
            <text:p>0.72199</text:p>
          </table:table-cell>
          <table:table-cell office:value-type="float" office:value="1.08926" calcext:value-type="float">
            <text:p>1.08926</text:p>
          </table:table-cell>
          <table:table-cell office:value-type="float" office:value="1.32209" calcext:value-type="float">
            <text:p>1.32209</text:p>
          </table:table-cell>
          <table:table-cell office:value-type="float" office:value="0.601052" calcext:value-type="float">
            <text:p>0.601052</text:p>
          </table:table-cell>
          <table:table-cell office:value-type="float" office:value="1.5666" calcext:value-type="float">
            <text:p>1.5666</text:p>
          </table:table-cell>
          <table:table-cell table:number-columns-repeated="3"/>
          <table:table-cell table:formula="of:=([.A77]-[.A76])/[.$H$2]" office:value-type="float" office:value="0.736200000000009" calcext:value-type="float">
            <text:p>0.736200000000009</text:p>
          </table:table-cell>
          <table:table-cell table:formula="of:=([.B77]-[.B76])/[.$H$2]" office:value-type="float" office:value="1.13759999999998" calcext:value-type="float">
            <text:p>1.13759999999998</text:p>
          </table:table-cell>
          <table:table-cell table:formula="of:=([.C77]-[.C76])/[.$H$2]" office:value-type="float" office:value="-1.97999999999996" calcext:value-type="float">
            <text:p>-1.97999999999996</text:p>
          </table:table-cell>
          <table:table-cell table:formula="of:=([.D77]-[.D76])/[.$H$2]" office:value-type="float" office:value="0.852000000000031" calcext:value-type="float">
            <text:p>0.852000000000031</text:p>
          </table:table-cell>
          <table:table-cell table:formula="of:=([.E77]-[.E76])/[.$H$2]" office:value-type="float" office:value="0.736000000000003" calcext:value-type="float">
            <text:p>0.736000000000003</text:p>
          </table:table-cell>
          <table:table-cell table:formula="of:=([.F77]-[.F76])/[.$H$2]" office:value-type="float" office:value="0.0120000000000342" calcext:value-type="float">
            <text:p>0.012000000000034</text:p>
          </table:table-cell>
          <table:table-cell/>
          <table:table-cell table:formula="of:=([.J77]-[.J76])/[.$H$2]" office:value-type="float" office:value="-8.84000000000107" calcext:value-type="float">
            <text:p>-8.84000000000107</text:p>
          </table:table-cell>
          <table:table-cell table:formula="of:=([.K77]-[.K76])/[.$H$2]" office:value-type="float" office:value="-10.4799999999949" calcext:value-type="float">
            <text:p>-10.4799999999949</text:p>
          </table:table-cell>
          <table:table-cell table:formula="of:=([.L77]-[.L76])/[.$H$2]" office:value-type="float" office:value="17.599999999991" calcext:value-type="float">
            <text:p>17.599999999991</text:p>
          </table:table-cell>
          <table:table-cell table:formula="of:=([.M77]-[.M76])/[.$H$2]" office:value-type="float" office:value="-7.20000000001164" calcext:value-type="float">
            <text:p>-7.20000000001164</text:p>
          </table:table-cell>
          <table:table-cell table:formula="of:=([.N77]-[.N76])/[.$H$2]" office:value-type="float" office:value="-8.79999999999992" calcext:value-type="float">
            <text:p>-8.79999999999992</text:p>
          </table:table-cell>
          <table:table-cell table:formula="of:=([.O77]-[.O76])/[.$H$2]" office:value-type="float" office:value="-0.400000000011502" calcext:value-type="float">
            <text:p>-0.400000000011502</text:p>
          </table:table-cell>
        </table:table-row>
        <table:table-row table:style-name="ro1">
          <table:table-cell office:value-type="float" office:value="0.618003" calcext:value-type="float">
            <text:p>0.618003</text:p>
          </table:table-cell>
          <table:table-cell office:value-type="float" office:value="0.727678" calcext:value-type="float">
            <text:p>0.727678</text:p>
          </table:table-cell>
          <table:table-cell office:value-type="float" office:value="1.07936" calcext:value-type="float">
            <text:p>1.07936</text:p>
          </table:table-cell>
          <table:table-cell office:value-type="float" office:value="1.32635" calcext:value-type="float">
            <text:p>1.32635</text:p>
          </table:table-cell>
          <table:table-cell office:value-type="float" office:value="0.604732" calcext:value-type="float">
            <text:p>0.604732</text:p>
          </table:table-cell>
          <table:table-cell office:value-type="float" office:value="1.56666" calcext:value-type="float">
            <text:p>1.56666</text:p>
          </table:table-cell>
          <table:table-cell table:number-columns-repeated="3"/>
          <table:table-cell table:formula="of:=([.A78]-[.A77])/[.$H$2]" office:value-type="float" office:value="0.692000000000004" calcext:value-type="float">
            <text:p>0.692000000000004</text:p>
          </table:table-cell>
          <table:table-cell table:formula="of:=([.B78]-[.B77])/[.$H$2]" office:value-type="float" office:value="1.08520000000001" calcext:value-type="float">
            <text:p>1.08520000000001</text:p>
          </table:table-cell>
          <table:table-cell table:formula="of:=([.C78]-[.C77])/[.$H$2]" office:value-type="float" office:value="-1.892" calcext:value-type="float">
            <text:p>-1.892</text:p>
          </table:table-cell>
          <table:table-cell table:formula="of:=([.D78]-[.D77])/[.$H$2]" office:value-type="float" office:value="0.815999999999972" calcext:value-type="float">
            <text:p>0.815999999999972</text:p>
          </table:table-cell>
          <table:table-cell table:formula="of:=([.E78]-[.E77])/[.$H$2]" office:value-type="float" office:value="0.692000000000004" calcext:value-type="float">
            <text:p>0.692000000000004</text:p>
          </table:table-cell>
          <table:table-cell table:formula="of:=([.F78]-[.F77])/[.$H$2]" office:value-type="float" office:value="0.00999999999997669" calcext:value-type="float">
            <text:p>0.009999999999977</text:p>
          </table:table-cell>
          <table:table-cell/>
          <table:table-cell table:formula="of:=([.J78]-[.J77])/[.$H$2]" office:value-type="float" office:value="-8.4799999999996" calcext:value-type="float">
            <text:p>-8.4799999999996</text:p>
          </table:table-cell>
          <table:table-cell table:formula="of:=([.K78]-[.K77])/[.$H$2]" office:value-type="float" office:value="-10.3999999999971" calcext:value-type="float">
            <text:p>-10.3999999999971</text:p>
          </table:table-cell>
          <table:table-cell table:formula="of:=([.L78]-[.L77])/[.$H$2]" office:value-type="float" office:value="17.1999999999972" calcext:value-type="float">
            <text:p>17.1999999999972</text:p>
          </table:table-cell>
          <table:table-cell table:formula="of:=([.M78]-[.M77])/[.$H$2]" office:value-type="float" office:value="-7.19999999999388" calcext:value-type="float">
            <text:p>-7.19999999999388</text:p>
          </table:table-cell>
          <table:table-cell table:formula="of:=([.N78]-[.N77])/[.$H$2]" office:value-type="float" office:value="-8.47999999999516" calcext:value-type="float">
            <text:p>-8.47999999999516</text:p>
          </table:table-cell>
          <table:table-cell table:formula="of:=([.O78]-[.O77])/[.$H$2]" office:value-type="float" office:value="-0.399999999993739" calcext:value-type="float">
            <text:p>-0.399999999993739</text:p>
          </table:table-cell>
        </table:table-row>
        <table:table-row table:style-name="ro1">
          <table:table-cell office:value-type="float" office:value="0.621463" calcext:value-type="float">
            <text:p>0.621463</text:p>
          </table:table-cell>
          <table:table-cell office:value-type="float" office:value="0.733104" calcext:value-type="float">
            <text:p>0.733104</text:p>
          </table:table-cell>
          <table:table-cell office:value-type="float" office:value="1.0699" calcext:value-type="float">
            <text:p>1.0699</text:p>
          </table:table-cell>
          <table:table-cell office:value-type="float" office:value="1.33043" calcext:value-type="float">
            <text:p>1.33043</text:p>
          </table:table-cell>
          <table:table-cell office:value-type="float" office:value="0.608192" calcext:value-type="float">
            <text:p>0.608192</text:p>
          </table:table-cell>
          <table:table-cell office:value-type="float" office:value="1.56671" calcext:value-type="float">
            <text:p>1.56671</text:p>
          </table:table-cell>
          <table:table-cell table:number-columns-repeated="3"/>
          <table:table-cell table:formula="of:=([.A79]-[.A78])/[.$H$2]" office:value-type="float" office:value="0.649600000000006" calcext:value-type="float">
            <text:p>0.649600000000006</text:p>
          </table:table-cell>
          <table:table-cell table:formula="of:=([.B79]-[.B78])/[.$H$2]" office:value-type="float" office:value="1.03320000000002" calcext:value-type="float">
            <text:p>1.03320000000002</text:p>
          </table:table-cell>
          <table:table-cell table:formula="of:=([.C79]-[.C78])/[.$H$2]" office:value-type="float" office:value="-1.80600000000002" calcext:value-type="float">
            <text:p>-1.80600000000002</text:p>
          </table:table-cell>
          <table:table-cell table:formula="of:=([.D79]-[.D78])/[.$H$2]" office:value-type="float" office:value="0.780000000000003" calcext:value-type="float">
            <text:p>0.780000000000003</text:p>
          </table:table-cell>
          <table:table-cell table:formula="of:=([.E79]-[.E78])/[.$H$2]" office:value-type="float" office:value="0.649600000000028" calcext:value-type="float">
            <text:p>0.649600000000028</text:p>
          </table:table-cell>
          <table:table-cell table:formula="of:=([.F79]-[.F78])/[.$H$2]" office:value-type="float" office:value="0.008000000000008" calcext:value-type="float">
            <text:p>0.008000000000008</text:p>
          </table:table-cell>
          <table:table-cell/>
          <table:table-cell table:formula="of:=([.J79]-[.J78])/[.$H$2]" office:value-type="float" office:value="-8.16000000000372" calcext:value-type="float">
            <text:p>-8.16000000000372</text:p>
          </table:table-cell>
          <table:table-cell table:formula="of:=([.K79]-[.K78])/[.$H$2]" office:value-type="float" office:value="-10.4000000000104" calcext:value-type="float">
            <text:p>-10.4000000000104</text:p>
          </table:table-cell>
          <table:table-cell table:formula="of:=([.L79]-[.L78])/[.$H$2]" office:value-type="float" office:value="17.6000000000087" calcext:value-type="float">
            <text:p>17.6000000000087</text:p>
          </table:table-cell>
          <table:table-cell table:formula="of:=([.M79]-[.M78])/[.$H$2]" office:value-type="float" office:value="-7.20000000000276" calcext:value-type="float">
            <text:p>-7.20000000000276</text:p>
          </table:table-cell>
          <table:table-cell table:formula="of:=([.N79]-[.N78])/[.$H$2]" office:value-type="float" office:value="-8.12000000001145" calcext:value-type="float">
            <text:p>-8.12000000001145</text:p>
          </table:table-cell>
          <table:table-cell table:formula="of:=([.O79]-[.O78])/[.$H$2]" office:value-type="float" office:value="0.400000000002621" calcext:value-type="float">
            <text:p>0.400000000002621</text:p>
          </table:table-cell>
        </table:table-row>
        <table:table-row table:style-name="ro1">
          <table:table-cell office:value-type="float" office:value="0.624711" calcext:value-type="float">
            <text:p>0.624711</text:p>
          </table:table-cell>
          <table:table-cell office:value-type="float" office:value="0.73827" calcext:value-type="float">
            <text:p>0.73827</text:p>
          </table:table-cell>
          <table:table-cell office:value-type="float" office:value="1.06087" calcext:value-type="float">
            <text:p>1.06087</text:p>
          </table:table-cell>
          <table:table-cell office:value-type="float" office:value="1.33433" calcext:value-type="float">
            <text:p>1.33433</text:p>
          </table:table-cell>
          <table:table-cell office:value-type="float" office:value="0.61144" calcext:value-type="float">
            <text:p>0.61144</text:p>
          </table:table-cell>
          <table:table-cell office:value-type="float" office:value="1.56675" calcext:value-type="float">
            <text:p>1.56675</text:p>
          </table:table-cell>
          <table:table-cell table:number-columns-repeated="3"/>
          <table:table-cell table:formula="of:=([.A80]-[.A79])/[.$H$2]" office:value-type="float" office:value="0.608799999999987" calcext:value-type="float">
            <text:p>0.608799999999987</text:p>
          </table:table-cell>
          <table:table-cell table:formula="of:=([.B80]-[.B79])/[.$H$2]" office:value-type="float" office:value="0.981199999999971" calcext:value-type="float">
            <text:p>0.981199999999971</text:p>
          </table:table-cell>
          <table:table-cell table:formula="of:=([.C80]-[.C79])/[.$H$2]" office:value-type="float" office:value="-1.71799999999998" calcext:value-type="float">
            <text:p>-1.71799999999998</text:p>
          </table:table-cell>
          <table:table-cell table:formula="of:=([.D80]-[.D79])/[.$H$2]" office:value-type="float" office:value="0.743999999999989" calcext:value-type="float">
            <text:p>0.743999999999989</text:p>
          </table:table-cell>
          <table:table-cell table:formula="of:=([.E80]-[.E79])/[.$H$2]" office:value-type="float" office:value="0.608999999999971" calcext:value-type="float">
            <text:p>0.608999999999971</text:p>
          </table:table-cell>
          <table:table-cell table:formula="of:=([.F80]-[.F79])/[.$H$2]" office:value-type="float" office:value="0.0100000000000211" calcext:value-type="float">
            <text:p>0.010000000000021</text:p>
          </table:table-cell>
          <table:table-cell/>
          <table:table-cell table:formula="of:=([.J80]-[.J79])/[.$H$2]" office:value-type="float" office:value="-7.79999999999781" calcext:value-type="float">
            <text:p>-7.79999999999781</text:p>
          </table:table-cell>
          <table:table-cell table:formula="of:=([.K80]-[.K79])/[.$H$2]" office:value-type="float" office:value="-10.2799999999936" calcext:value-type="float">
            <text:p>-10.2799999999936</text:p>
          </table:table-cell>
          <table:table-cell table:formula="of:=([.L80]-[.L79])/[.$H$2]" office:value-type="float" office:value="17.1999999999883" calcext:value-type="float">
            <text:p>17.1999999999883</text:p>
          </table:table-cell>
          <table:table-cell table:formula="of:=([.M80]-[.M79])/[.$H$2]" office:value-type="float" office:value="-7.19999999999388" calcext:value-type="float">
            <text:p>-7.19999999999388</text:p>
          </table:table-cell>
          <table:table-cell table:formula="of:=([.N80]-[.N79])/[.$H$2]" office:value-type="float" office:value="-7.87999999999123" calcext:value-type="float">
            <text:p>-7.87999999999123</text:p>
          </table:table-cell>
          <table:table-cell table:formula="of:=([.O80]-[.O79])/[.$H$2]" office:value-type="float" office:value="-0.400000000011502" calcext:value-type="float">
            <text:p>-0.400000000011502</text:p>
          </table:table-cell>
        </table:table-row>
        <table:table-row table:style-name="ro1">
          <table:table-cell office:value-type="float" office:value="0.627755" calcext:value-type="float">
            <text:p>0.627755</text:p>
          </table:table-cell>
          <table:table-cell office:value-type="float" office:value="0.743176" calcext:value-type="float">
            <text:p>0.743176</text:p>
          </table:table-cell>
          <table:table-cell office:value-type="float" office:value="1.05228" calcext:value-type="float">
            <text:p>1.05228</text:p>
          </table:table-cell>
          <table:table-cell office:value-type="float" office:value="1.33805" calcext:value-type="float">
            <text:p>1.33805</text:p>
          </table:table-cell>
          <table:table-cell office:value-type="float" office:value="0.614485" calcext:value-type="float">
            <text:p>0.614485</text:p>
          </table:table-cell>
          <table:table-cell office:value-type="float" office:value="1.5668" calcext:value-type="float">
            <text:p>1.5668</text:p>
          </table:table-cell>
          <table:table-cell table:number-columns-repeated="3"/>
          <table:table-cell table:formula="of:=([.A81]-[.A80])/[.$H$2]" office:value-type="float" office:value="0.569799999999998" calcext:value-type="float">
            <text:p>0.569799999999998</text:p>
          </table:table-cell>
          <table:table-cell table:formula="of:=([.B81]-[.B80])/[.$H$2]" office:value-type="float" office:value="0.929800000000003" calcext:value-type="float">
            <text:p>0.929800000000003</text:p>
          </table:table-cell>
          <table:table-cell table:formula="of:=([.C81]-[.C80])/[.$H$2]" office:value-type="float" office:value="-1.63200000000003" calcext:value-type="float">
            <text:p>-1.63200000000003</text:p>
          </table:table-cell>
          <table:table-cell table:formula="of:=([.D81]-[.D80])/[.$H$2]" office:value-type="float" office:value="0.70800000000002" calcext:value-type="float">
            <text:p>0.70800000000002</text:p>
          </table:table-cell>
          <table:table-cell table:formula="of:=([.E81]-[.E80])/[.$H$2]" office:value-type="float" office:value="0.569600000000015" calcext:value-type="float">
            <text:p>0.569600000000015</text:p>
          </table:table-cell>
          <table:table-cell table:formula="of:=([.F81]-[.F80])/[.$H$2]" office:value-type="float" office:value="0.00799999999996359" calcext:value-type="float">
            <text:p>0.007999999999964</text:p>
          </table:table-cell>
          <table:table-cell/>
          <table:table-cell table:formula="of:=([.J81]-[.J80])/[.$H$2]" office:value-type="float" office:value="-7.55999999999979" calcext:value-type="float">
            <text:p>-7.55999999999979</text:p>
          </table:table-cell>
          <table:table-cell table:formula="of:=([.K81]-[.K80])/[.$H$2]" office:value-type="float" office:value="-10.2400000000014" calcext:value-type="float">
            <text:p>-10.2400000000014</text:p>
          </table:table-cell>
          <table:table-cell table:formula="of:=([.L81]-[.L80])/[.$H$2]" office:value-type="float" office:value="17.6000000000087" calcext:value-type="float">
            <text:p>17.6000000000087</text:p>
          </table:table-cell>
          <table:table-cell table:formula="of:=([.M81]-[.M80])/[.$H$2]" office:value-type="float" office:value="-7.20000000000276" calcext:value-type="float">
            <text:p>-7.20000000000276</text:p>
          </table:table-cell>
          <table:table-cell table:formula="of:=([.N81]-[.N80])/[.$H$2]" office:value-type="float" office:value="-7.52000000000308" calcext:value-type="float">
            <text:p>-7.52000000000308</text:p>
          </table:table-cell>
          <table:table-cell table:formula="of:=([.O81]-[.O80])/[.$H$2]" office:value-type="float" office:value="-0.399999999984857" calcext:value-type="float">
            <text:p>-0.399999999984857</text:p>
          </table:table-cell>
        </table:table-row>
        <table:table-row table:style-name="ro1">
          <table:table-cell office:value-type="float" office:value="0.630604" calcext:value-type="float">
            <text:p>0.630604</text:p>
          </table:table-cell>
          <table:table-cell office:value-type="float" office:value="0.747825" calcext:value-type="float">
            <text:p>0.747825</text:p>
          </table:table-cell>
          <table:table-cell office:value-type="float" office:value="1.04412" calcext:value-type="float">
            <text:p>1.04412</text:p>
          </table:table-cell>
          <table:table-cell office:value-type="float" office:value="1.34159" calcext:value-type="float">
            <text:p>1.34159</text:p>
          </table:table-cell>
          <table:table-cell office:value-type="float" office:value="0.617333" calcext:value-type="float">
            <text:p>0.617333</text:p>
          </table:table-cell>
          <table:table-cell office:value-type="float" office:value="1.56684" calcext:value-type="float">
            <text:p>1.56684</text:p>
          </table:table-cell>
          <table:table-cell table:number-columns-repeated="3"/>
          <table:table-cell table:formula="of:=([.A82]-[.A81])/[.$H$2]" office:value-type="float" office:value="0.531999999999999" calcext:value-type="float">
            <text:p>0.531999999999999</text:p>
          </table:table-cell>
          <table:table-cell table:formula="of:=([.B82]-[.B81])/[.$H$2]" office:value-type="float" office:value="0.878599999999996" calcext:value-type="float">
            <text:p>0.878599999999996</text:p>
          </table:table-cell>
          <table:table-cell table:formula="of:=([.C82]-[.C81])/[.$H$2]" office:value-type="float" office:value="-1.54399999999999" calcext:value-type="float">
            <text:p>-1.54399999999999</text:p>
          </table:table-cell>
          <table:table-cell table:formula="of:=([.D82]-[.D81])/[.$H$2]" office:value-type="float" office:value="0.672000000000006" calcext:value-type="float">
            <text:p>0.672000000000006</text:p>
          </table:table-cell>
          <table:table-cell table:formula="of:=([.E82]-[.E81])/[.$H$2]" office:value-type="float" office:value="0.531999999999999" calcext:value-type="float">
            <text:p>0.531999999999999</text:p>
          </table:table-cell>
          <table:table-cell table:formula="of:=([.F82]-[.F81])/[.$H$2]" office:value-type="float" office:value="0.00600000000003931" calcext:value-type="float">
            <text:p>0.006000000000039</text:p>
          </table:table-cell>
          <table:table-cell/>
          <table:table-cell table:formula="of:=([.J82]-[.J81])/[.$H$2]" office:value-type="float" office:value="-7.31999999999733" calcext:value-type="float">
            <text:p>-7.31999999999733</text:p>
          </table:table-cell>
          <table:table-cell table:formula="of:=([.K82]-[.K81])/[.$H$2]" office:value-type="float" office:value="-10.2000000000002" calcext:value-type="float">
            <text:p>-10.2000000000002</text:p>
          </table:table-cell>
          <table:table-cell table:formula="of:=([.L82]-[.L81])/[.$H$2]" office:value-type="float" office:value="17.1999999999972" calcext:value-type="float">
            <text:p>17.1999999999972</text:p>
          </table:table-cell>
          <table:table-cell table:formula="of:=([.M82]-[.M81])/[.$H$2]" office:value-type="float" office:value="-7.20000000000276" calcext:value-type="float">
            <text:p>-7.20000000000276</text:p>
          </table:table-cell>
          <table:table-cell table:formula="of:=([.N82]-[.N81])/[.$H$2]" office:value-type="float" office:value="-7.31999999999733" calcext:value-type="float">
            <text:p>-7.31999999999733</text:p>
          </table:table-cell>
          <table:table-cell table:formula="of:=([.O82]-[.O81])/[.$H$2]" office:value-type="float" office:value="0.399999999984857" calcext:value-type="float">
            <text:p>0.399999999984857</text:p>
          </table:table-cell>
        </table:table-row>
        <table:table-row table:style-name="ro1">
          <table:table-cell office:value-type="float" office:value="0.633264" calcext:value-type="float">
            <text:p>0.633264</text:p>
          </table:table-cell>
          <table:table-cell office:value-type="float" office:value="0.752218" calcext:value-type="float">
            <text:p>0.752218</text:p>
          </table:table-cell>
          <table:table-cell office:value-type="float" office:value="1.0364" calcext:value-type="float">
            <text:p>1.0364</text:p>
          </table:table-cell>
          <table:table-cell office:value-type="float" office:value="1.34495" calcext:value-type="float">
            <text:p>1.34495</text:p>
          </table:table-cell>
          <table:table-cell office:value-type="float" office:value="0.619993" calcext:value-type="float">
            <text:p>0.619993</text:p>
          </table:table-cell>
          <table:table-cell office:value-type="float" office:value="1.56687" calcext:value-type="float">
            <text:p>1.56687</text:p>
          </table:table-cell>
          <table:table-cell table:number-columns-repeated="3"/>
          <table:table-cell table:formula="of:=([.A83]-[.A82])/[.$H$2]" office:value-type="float" office:value="0.495400000000013" calcext:value-type="float">
            <text:p>0.495400000000013</text:p>
          </table:table-cell>
          <table:table-cell table:formula="of:=([.B83]-[.B82])/[.$H$2]" office:value-type="float" office:value="0.827599999999995" calcext:value-type="float">
            <text:p>0.827599999999995</text:p>
          </table:table-cell>
          <table:table-cell table:formula="of:=([.C83]-[.C82])/[.$H$2]" office:value-type="float" office:value="-1.458" calcext:value-type="float">
            <text:p>-1.458</text:p>
          </table:table-cell>
          <table:table-cell table:formula="of:=([.D83]-[.D82])/[.$H$2]" office:value-type="float" office:value="0.635999999999992" calcext:value-type="float">
            <text:p>0.635999999999992</text:p>
          </table:table-cell>
          <table:table-cell table:formula="of:=([.E83]-[.E82])/[.$H$2]" office:value-type="float" office:value="0.495400000000013" calcext:value-type="float">
            <text:p>0.495400000000013</text:p>
          </table:table-cell>
          <table:table-cell table:formula="of:=([.F83]-[.F82])/[.$H$2]" office:value-type="float" office:value="0.00799999999996359" calcext:value-type="float">
            <text:p>0.007999999999964</text:p>
          </table:table-cell>
          <table:table-cell/>
          <table:table-cell table:formula="of:=([.J83]-[.J82])/[.$H$2]" office:value-type="float" office:value="-7.0400000000026" calcext:value-type="float">
            <text:p>-7.0400000000026</text:p>
          </table:table-cell>
          <table:table-cell table:formula="of:=([.K83]-[.K82])/[.$H$2]" office:value-type="float" office:value="-10.1199999999979" calcext:value-type="float">
            <text:p>-10.1199999999979</text:p>
          </table:table-cell>
          <table:table-cell table:formula="of:=([.L83]-[.L82])/[.$H$2]" office:value-type="float" office:value="17.5999999999998" calcext:value-type="float">
            <text:p>17.5999999999998</text:p>
          </table:table-cell>
          <table:table-cell table:formula="of:=([.M83]-[.M82])/[.$H$2]" office:value-type="float" office:value="-7.5999999999965" calcext:value-type="float">
            <text:p>-7.5999999999965</text:p>
          </table:table-cell>
          <table:table-cell table:formula="of:=([.N83]-[.N82])/[.$H$2]" office:value-type="float" office:value="-7.00000000000589" calcext:value-type="float">
            <text:p>-7.00000000000589</text:p>
          </table:table-cell>
          <table:table-cell table:formula="of:=([.O83]-[.O82])/[.$H$2]" office:value-type="float" office:value="-0.399999999993739" calcext:value-type="float">
            <text:p>-0.399999999993739</text:p>
          </table:table-cell>
        </table:table-row>
        <table:table-row table:style-name="ro1">
          <table:table-cell office:value-type="float" office:value="0.635741" calcext:value-type="float">
            <text:p>0.635741</text:p>
          </table:table-cell>
          <table:table-cell office:value-type="float" office:value="0.756356" calcext:value-type="float">
            <text:p>0.756356</text:p>
          </table:table-cell>
          <table:table-cell office:value-type="float" office:value="1.02911" calcext:value-type="float">
            <text:p>1.02911</text:p>
          </table:table-cell>
          <table:table-cell office:value-type="float" office:value="1.34813" calcext:value-type="float">
            <text:p>1.34813</text:p>
          </table:table-cell>
          <table:table-cell office:value-type="float" office:value="0.62247" calcext:value-type="float">
            <text:p>0.62247</text:p>
          </table:table-cell>
          <table:table-cell office:value-type="float" office:value="1.56691" calcext:value-type="float">
            <text:p>1.56691</text:p>
          </table:table-cell>
          <table:table-cell table:number-columns-repeated="3"/>
          <table:table-cell table:formula="of:=([.A84]-[.A83])/[.$H$2]" office:value-type="float" office:value="0.4602" calcext:value-type="float">
            <text:p>0.4602</text:p>
          </table:table-cell>
          <table:table-cell table:formula="of:=([.B84]-[.B83])/[.$H$2]" office:value-type="float" office:value="0.777000000000005" calcext:value-type="float">
            <text:p>0.777000000000005</text:p>
          </table:table-cell>
          <table:table-cell table:formula="of:=([.C84]-[.C83])/[.$H$2]" office:value-type="float" office:value="-1.37" calcext:value-type="float">
            <text:p>-1.37</text:p>
          </table:table-cell>
          <table:table-cell table:formula="of:=([.D84]-[.D83])/[.$H$2]" office:value-type="float" office:value="0.59800000000001" calcext:value-type="float">
            <text:p>0.59800000000001</text:p>
          </table:table-cell>
          <table:table-cell table:formula="of:=([.E84]-[.E83])/[.$H$2]" office:value-type="float" office:value="0.460399999999983" calcext:value-type="float">
            <text:p>0.460399999999983</text:p>
          </table:table-cell>
          <table:table-cell table:formula="of:=([.F84]-[.F83])/[.$H$2]" office:value-type="float" office:value="0.0059999999999949" calcext:value-type="float">
            <text:p>0.005999999999995</text:p>
          </table:table-cell>
          <table:table-cell/>
          <table:table-cell table:formula="of:=([.J84]-[.J83])/[.$H$2]" office:value-type="float" office:value="-6.80000000000014" calcext:value-type="float">
            <text:p>-6.80000000000014</text:p>
          </table:table-cell>
          <table:table-cell table:formula="of:=([.K84]-[.K83])/[.$H$2]" office:value-type="float" office:value="-10.0800000000012" calcext:value-type="float">
            <text:p>-10.0800000000012</text:p>
          </table:table-cell>
          <table:table-cell table:formula="of:=([.L84]-[.L83])/[.$H$2]" office:value-type="float" office:value="17.2000000000061" calcext:value-type="float">
            <text:p>17.2000000000061</text:p>
          </table:table-cell>
          <table:table-cell table:formula="of:=([.M84]-[.M83])/[.$H$2]" office:value-type="float" office:value="-7.60000000000538" calcext:value-type="float">
            <text:p>-7.60000000000538</text:p>
          </table:table-cell>
          <table:table-cell table:formula="of:=([.N84]-[.N83])/[.$H$2]" office:value-type="float" office:value="-6.879999999998" calcext:value-type="float">
            <text:p>-6.879999999998</text:p>
          </table:table-cell>
          <table:table-cell table:formula="of:=([.O84]-[.O83])/[.$H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8042" calcext:value-type="float">
            <text:p>0.638042</text:p>
          </table:table-cell>
          <table:table-cell office:value-type="float" office:value="0.760241" calcext:value-type="float">
            <text:p>0.760241</text:p>
          </table:table-cell>
          <table:table-cell office:value-type="float" office:value="1.02226" calcext:value-type="float">
            <text:p>1.02226</text:p>
          </table:table-cell>
          <table:table-cell office:value-type="float" office:value="1.35112" calcext:value-type="float">
            <text:p>1.35112</text:p>
          </table:table-cell>
          <table:table-cell office:value-type="float" office:value="0.624772" calcext:value-type="float">
            <text:p>0.624772</text:p>
          </table:table-cell>
          <table:table-cell office:value-type="float" office:value="1.56694" calcext:value-type="float">
            <text:p>1.56694</text:p>
          </table:table-cell>
          <table:table-cell table:number-columns-repeated="3"/>
          <table:table-cell table:formula="of:=([.A85]-[.A84])/[.$H$2]" office:value-type="float" office:value="0.426199999999999" calcext:value-type="float">
            <text:p>0.426199999999999</text:p>
          </table:table-cell>
          <table:table-cell table:formula="of:=([.B85]-[.B84])/[.$H$2]" office:value-type="float" office:value="0.7266" calcext:value-type="float">
            <text:p>0.7266</text:p>
          </table:table-cell>
          <table:table-cell table:formula="of:=([.C85]-[.C84])/[.$H$2]" office:value-type="float" office:value="-1.28399999999997" calcext:value-type="float">
            <text:p>-1.28399999999997</text:p>
          </table:table-cell>
          <table:table-cell table:formula="of:=([.D85]-[.D84])/[.$H$2]" office:value-type="float" office:value="0.559999999999983" calcext:value-type="float">
            <text:p>0.559999999999983</text:p>
          </table:table-cell>
          <table:table-cell table:formula="of:=([.E85]-[.E84])/[.$H$2]" office:value-type="float" office:value="0.425999999999993" calcext:value-type="float">
            <text:p>0.425999999999993</text:p>
          </table:table-cell>
          <table:table-cell table:formula="of:=([.F85]-[.F84])/[.$H$2]" office:value-type="float" office:value="0.0059999999999949" calcext:value-type="float">
            <text:p>0.005999999999995</text:p>
          </table:table-cell>
          <table:table-cell/>
          <table:table-cell table:formula="of:=([.J85]-[.J84])/[.$H$2]" office:value-type="float" office:value="-6.68000000000113" calcext:value-type="float">
            <text:p>-6.68000000000113</text:p>
          </table:table-cell>
          <table:table-cell table:formula="of:=([.K85]-[.K84])/[.$H$2]" office:value-type="float" office:value="-10.0799999999968" calcext:value-type="float">
            <text:p>-10.0799999999968</text:p>
          </table:table-cell>
          <table:table-cell table:formula="of:=([.L85]-[.L84])/[.$H$2]" office:value-type="float" office:value="17.599999999991" calcext:value-type="float">
            <text:p>17.599999999991</text:p>
          </table:table-cell>
          <table:table-cell table:formula="of:=([.M85]-[.M84])/[.$H$2]" office:value-type="float" office:value="-7.19999999999388" calcext:value-type="float">
            <text:p>-7.19999999999388</text:p>
          </table:table-cell>
          <table:table-cell table:formula="of:=([.N85]-[.N84])/[.$H$2]" office:value-type="float" office:value="-6.63999999999998" calcext:value-type="float">
            <text:p>-6.63999999999998</text:p>
          </table:table-cell>
          <table:table-cell table:formula="of:=([.O85]-[.O84])/[.$H$2]" office:value-type="float" office:value="-0.399999999993739" calcext:value-type="float">
            <text:p>-0.399999999993739</text:p>
          </table:table-cell>
        </table:table-row>
        <table:table-row table:style-name="ro1">
          <table:table-cell office:value-type="float" office:value="0.640173" calcext:value-type="float">
            <text:p>0.640173</text:p>
          </table:table-cell>
          <table:table-cell office:value-type="float" office:value="0.763874" calcext:value-type="float">
            <text:p>0.763874</text:p>
          </table:table-cell>
          <table:table-cell office:value-type="float" office:value="1.01584" calcext:value-type="float">
            <text:p>1.01584</text:p>
          </table:table-cell>
          <table:table-cell office:value-type="float" office:value="1.35392" calcext:value-type="float">
            <text:p>1.35392</text:p>
          </table:table-cell>
          <table:table-cell office:value-type="float" office:value="0.626902" calcext:value-type="float">
            <text:p>0.626902</text:p>
          </table:table-cell>
          <table:table-cell office:value-type="float" office:value="1.56697" calcext:value-type="float">
            <text:p>1.56697</text:p>
          </table:table-cell>
          <table:table-cell table:number-columns-repeated="3"/>
          <table:table-cell table:formula="of:=([.A86]-[.A85])/[.$H$2]" office:value-type="float" office:value="0.392799999999993" calcext:value-type="float">
            <text:p>0.392799999999993</text:p>
          </table:table-cell>
          <table:table-cell table:formula="of:=([.B86]-[.B85])/[.$H$2]" office:value-type="float" office:value="0.676200000000016" calcext:value-type="float">
            <text:p>0.676200000000016</text:p>
          </table:table-cell>
          <table:table-cell table:formula="of:=([.C86]-[.C85])/[.$H$2]" office:value-type="float" office:value="-1.19600000000002" calcext:value-type="float">
            <text:p>-1.19600000000002</text:p>
          </table:table-cell>
          <table:table-cell table:formula="of:=([.D86]-[.D85])/[.$H$2]" office:value-type="float" office:value="0.524000000000013" calcext:value-type="float">
            <text:p>0.524000000000013</text:p>
          </table:table-cell>
          <table:table-cell table:formula="of:=([.E86]-[.E85])/[.$H$2]" office:value-type="float" office:value="0.392799999999993" calcext:value-type="float">
            <text:p>0.392799999999993</text:p>
          </table:table-cell>
          <table:table-cell table:formula="of:=([.F86]-[.F85])/[.$H$2]" office:value-type="float" office:value="0.00400000000002621" calcext:value-type="float">
            <text:p>0.004000000000026</text:p>
          </table:table-cell>
          <table:table-cell/>
          <table:table-cell table:formula="of:=([.J86]-[.J85])/[.$H$2]" office:value-type="float" office:value="-6.39999999999752" calcext:value-type="float">
            <text:p>-6.39999999999752</text:p>
          </table:table-cell>
          <table:table-cell table:formula="of:=([.K86]-[.K85])/[.$H$2]" office:value-type="float" office:value="-10.0000000000033" calcext:value-type="float">
            <text:p>-10.0000000000033</text:p>
          </table:table-cell>
          <table:table-cell table:formula="of:=([.L86]-[.L85])/[.$H$2]" office:value-type="float" office:value="17.6000000000087" calcext:value-type="float">
            <text:p>17.6000000000087</text:p>
          </table:table-cell>
          <table:table-cell table:formula="of:=([.M86]-[.M85])/[.$H$2]" office:value-type="float" office:value="-7.20000000000276" calcext:value-type="float">
            <text:p>-7.20000000000276</text:p>
          </table:table-cell>
          <table:table-cell table:formula="of:=([.N86]-[.N85])/[.$H$2]" office:value-type="float" office:value="-6.39999999999308" calcext:value-type="float">
            <text:p>-6.39999999999308</text:p>
          </table:table-cell>
          <table:table-cell table:formula="of:=([.O86]-[.O85])/[.$H$2]" office:value-type="float" office:value="0.399999999993739" calcext:value-type="float">
            <text:p>0.399999999993739</text:p>
          </table:table-cell>
        </table:table-row>
        <table:table-row table:style-name="ro1">
          <table:table-cell office:value-type="float" office:value="0.642137" calcext:value-type="float">
            <text:p>0.642137</text:p>
          </table:table-cell>
          <table:table-cell office:value-type="float" office:value="0.767255" calcext:value-type="float">
            <text:p>0.767255</text:p>
          </table:table-cell>
          <table:table-cell office:value-type="float" office:value="1.00986" calcext:value-type="float">
            <text:p>1.00986</text:p>
          </table:table-cell>
          <table:table-cell office:value-type="float" office:value="1.35654" calcext:value-type="float">
            <text:p>1.35654</text:p>
          </table:table-cell>
          <table:table-cell office:value-type="float" office:value="0.628866" calcext:value-type="float">
            <text:p>0.628866</text:p>
          </table:table-cell>
          <table:table-cell office:value-type="float" office:value="1.56699" calcext:value-type="float">
            <text:p>1.56699</text:p>
          </table:table-cell>
          <table:table-cell table:number-columns-repeated="3"/>
          <table:table-cell table:formula="of:=([.A87]-[.A86])/[.$H$2]" office:value-type="float" office:value="0.360800000000006" calcext:value-type="float">
            <text:p>0.360800000000006</text:p>
          </table:table-cell>
          <table:table-cell table:formula="of:=([.B87]-[.B86])/[.$H$2]" office:value-type="float" office:value="0.626199999999999" calcext:value-type="float">
            <text:p>0.626199999999999</text:p>
          </table:table-cell>
          <table:table-cell table:formula="of:=([.C87]-[.C86])/[.$H$2]" office:value-type="float" office:value="-1.10799999999998" calcext:value-type="float">
            <text:p>-1.10799999999998</text:p>
          </table:table-cell>
          <table:table-cell table:formula="of:=([.D87]-[.D86])/[.$H$2]" office:value-type="float" office:value="0.488" calcext:value-type="float">
            <text:p>0.488</text:p>
          </table:table-cell>
          <table:table-cell table:formula="of:=([.E87]-[.E86])/[.$H$2]" office:value-type="float" office:value="0.360800000000028" calcext:value-type="float">
            <text:p>0.360800000000028</text:p>
          </table:table-cell>
          <table:table-cell table:formula="of:=([.F87]-[.F86])/[.$H$2]" office:value-type="float" office:value="0.0059999999999949" calcext:value-type="float">
            <text:p>0.005999999999995</text:p>
          </table:table-cell>
          <table:table-cell/>
          <table:table-cell table:formula="of:=([.J87]-[.J86])/[.$H$2]" office:value-type="float" office:value="-6.31999999999966" calcext:value-type="float">
            <text:p>-6.31999999999966</text:p>
          </table:table-cell>
          <table:table-cell table:formula="of:=([.K87]-[.K86])/[.$H$2]" office:value-type="float" office:value="-9.96000000000219" calcext:value-type="float">
            <text:p>-9.96000000000219</text:p>
          </table:table-cell>
          <table:table-cell table:formula="of:=([.L87]-[.L86])/[.$H$2]" office:value-type="float" office:value="17.1999999999928" calcext:value-type="float">
            <text:p>17.1999999999928</text:p>
          </table:table-cell>
          <table:table-cell table:formula="of:=([.M87]-[.M86])/[.$H$2]" office:value-type="float" office:value="-7.99999999999912" calcext:value-type="float">
            <text:p>-7.99999999999912</text:p>
          </table:table-cell>
          <table:table-cell table:formula="of:=([.N87]-[.N86])/[.$H$2]" office:value-type="float" office:value="-6.32000000000854" calcext:value-type="float">
            <text:p>-6.32000000000854</text:p>
          </table:table-cell>
          <table:table-cell table:formula="of:=([.O87]-[.O86])/[.$H$2]" office:value-type="float" office:value="-0.400000000002621" calcext:value-type="float">
            <text:p>-0.400000000002621</text:p>
          </table:table-cell>
        </table:table-row>
        <table:table-row table:style-name="ro1">
          <table:table-cell office:value-type="float" office:value="0.643941" calcext:value-type="float">
            <text:p>0.643941</text:p>
          </table:table-cell>
          <table:table-cell office:value-type="float" office:value="0.770386" calcext:value-type="float">
            <text:p>0.770386</text:p>
          </table:table-cell>
          <table:table-cell office:value-type="float" office:value="1.00432" calcext:value-type="float">
            <text:p>1.00432</text:p>
          </table:table-cell>
          <table:table-cell office:value-type="float" office:value="1.35898" calcext:value-type="float">
            <text:p>1.35898</text:p>
          </table:table-cell>
          <table:table-cell office:value-type="float" office:value="0.63067" calcext:value-type="float">
            <text:p>0.63067</text:p>
          </table:table-cell>
          <table:table-cell office:value-type="float" office:value="1.56702" calcext:value-type="float">
            <text:p>1.56702</text:p>
          </table:table-cell>
          <table:table-cell table:number-columns-repeated="3"/>
          <table:table-cell table:formula="of:=([.A88]-[.A87])/[.$H$2]" office:value-type="float" office:value="0.329200000000007" calcext:value-type="float">
            <text:p>0.329200000000007</text:p>
          </table:table-cell>
          <table:table-cell table:formula="of:=([.B88]-[.B87])/[.$H$2]" office:value-type="float" office:value="0.576399999999988" calcext:value-type="float">
            <text:p>0.576399999999988</text:p>
          </table:table-cell>
          <table:table-cell table:formula="of:=([.C88]-[.C87])/[.$H$2]" office:value-type="float" office:value="-1.02200000000001" calcext:value-type="float">
            <text:p>-1.02200000000001</text:p>
          </table:table-cell>
          <table:table-cell table:formula="of:=([.D88]-[.D87])/[.$H$2]" office:value-type="float" office:value="0.448000000000004" calcext:value-type="float">
            <text:p>0.448000000000004</text:p>
          </table:table-cell>
          <table:table-cell table:formula="of:=([.E88]-[.E87])/[.$H$2]" office:value-type="float" office:value="0.329199999999985" calcext:value-type="float">
            <text:p>0.329199999999985</text:p>
          </table:table-cell>
          <table:table-cell table:formula="of:=([.F88]-[.F87])/[.$H$2]" office:value-type="float" office:value="0.0039999999999818" calcext:value-type="float">
            <text:p>0.003999999999982</text:p>
          </table:table-cell>
          <table:table-cell/>
          <table:table-cell table:formula="of:=([.J88]-[.J87])/[.$H$2]" office:value-type="float" office:value="-6.08000000000164" calcext:value-type="float">
            <text:p>-6.08000000000164</text:p>
          </table:table-cell>
          <table:table-cell table:formula="of:=([.K88]-[.K87])/[.$H$2]" office:value-type="float" office:value="-9.9199999999966" calcext:value-type="float">
            <text:p>-9.9199999999966</text:p>
          </table:table-cell>
          <table:table-cell table:formula="of:=([.L88]-[.L87])/[.$H$2]" office:value-type="float" office:value="17.4800000000008" calcext:value-type="float">
            <text:p>17.4800000000008</text:p>
          </table:table-cell>
          <table:table-cell table:formula="of:=([.M88]-[.M87])/[.$H$2]" office:value-type="float" office:value="-7.20000000000276" calcext:value-type="float">
            <text:p>-7.20000000000276</text:p>
          </table:table-cell>
          <table:table-cell table:formula="of:=([.N88]-[.N87])/[.$H$2]" office:value-type="float" office:value="-6.07999999999276" calcext:value-type="float">
            <text:p>-6.07999999999276</text:p>
          </table:table-cell>
          <table:table-cell table:formula="of:=([.O88]-[.O87])/[.$H$2]" office:value-type="float" office:value="0.00000000000888178419700125" calcext:value-type="float">
            <text:p>8.88178419700125E-12</text:p>
          </table:table-cell>
        </table:table-row>
        <table:table-row table:style-name="ro1">
          <table:table-cell office:value-type="float" office:value="0.645587" calcext:value-type="float">
            <text:p>0.645587</text:p>
          </table:table-cell>
          <table:table-cell office:value-type="float" office:value="0.773268" calcext:value-type="float">
            <text:p>0.773268</text:p>
          </table:table-cell>
          <table:table-cell office:value-type="float" office:value="0.99921" calcext:value-type="float">
            <text:p>0.99921</text:p>
          </table:table-cell>
          <table:table-cell office:value-type="float" office:value="1.36122" calcext:value-type="float">
            <text:p>1.36122</text:p>
          </table:table-cell>
          <table:table-cell office:value-type="float" office:value="0.632316" calcext:value-type="float">
            <text:p>0.632316</text:p>
          </table:table-cell>
          <table:table-cell office:value-type="float" office:value="1.56704" calcext:value-type="float">
            <text:p>1.56704</text:p>
          </table:table-cell>
          <table:table-cell table:number-columns-repeated="3"/>
          <table:table-cell table:formula="of:=([.A89]-[.A88])/[.$H$2]" office:value-type="float" office:value="0.298799999999999" calcext:value-type="float">
            <text:p>0.298799999999999</text:p>
          </table:table-cell>
          <table:table-cell table:formula="of:=([.B89]-[.B88])/[.$H$2]" office:value-type="float" office:value="0.526800000000005" calcext:value-type="float">
            <text:p>0.526800000000005</text:p>
          </table:table-cell>
          <table:table-cell table:formula="of:=([.C89]-[.C88])/[.$H$2]" office:value-type="float" office:value="-0.934600000000008" calcext:value-type="float">
            <text:p>-0.934600000000008</text:p>
          </table:table-cell>
          <table:table-cell table:formula="of:=([.D89]-[.D88])/[.$H$2]" office:value-type="float" office:value="0.41199999999999" calcext:value-type="float">
            <text:p>0.41199999999999</text:p>
          </table:table-cell>
          <table:table-cell table:formula="of:=([.E89]-[.E88])/[.$H$2]" office:value-type="float" office:value="0.298800000000021" calcext:value-type="float">
            <text:p>0.298800000000021</text:p>
          </table:table-cell>
          <table:table-cell table:formula="of:=([.F89]-[.F88])/[.$H$2]" office:value-type="float" office:value="0.00400000000002621" calcext:value-type="float">
            <text:p>0.004000000000026</text:p>
          </table:table-cell>
          <table:table-cell/>
          <table:table-cell table:formula="of:=([.J89]-[.J88])/[.$H$2]" office:value-type="float" office:value="-6.00000000000378" calcext:value-type="float">
            <text:p>-6.00000000000378</text:p>
          </table:table-cell>
          <table:table-cell table:formula="of:=([.K89]-[.K88])/[.$H$2]" office:value-type="float" office:value="-9.96000000000219" calcext:value-type="float">
            <text:p>-9.96000000000219</text:p>
          </table:table-cell>
          <table:table-cell table:formula="of:=([.L89]-[.L88])/[.$H$2]" office:value-type="float" office:value="17.4400000000041" calcext:value-type="float">
            <text:p>17.4400000000041</text:p>
          </table:table-cell>
          <table:table-cell table:formula="of:=([.M89]-[.M88])/[.$H$2]" office:value-type="float" office:value="-7.99999999999912" calcext:value-type="float">
            <text:p>-7.99999999999912</text:p>
          </table:table-cell>
          <table:table-cell table:formula="of:=([.N89]-[.N88])/[.$H$2]" office:value-type="float" office:value="-6.00000000000822" calcext:value-type="float">
            <text:p>-6.00000000000822</text:p>
          </table:table-cell>
          <table:table-cell table:formula="of:=([.O89]-[.O88])/[.$H$2]" office:value-type="float" office:value="-0.00000000000888178419700125" calcext:value-type="float">
            <text:p>-8.88178419700125E-12</text:p>
          </table:table-cell>
        </table:table-row>
        <table:table-row table:style-name="ro1">
          <table:table-cell office:value-type="float" office:value="0.647081" calcext:value-type="float">
            <text:p>0.647081</text:p>
          </table:table-cell>
          <table:table-cell office:value-type="float" office:value="0.775902" calcext:value-type="float">
            <text:p>0.775902</text:p>
          </table:table-cell>
          <table:table-cell office:value-type="float" office:value="0.994537" calcext:value-type="float">
            <text:p>0.994537</text:p>
          </table:table-cell>
          <table:table-cell office:value-type="float" office:value="1.36328" calcext:value-type="float">
            <text:p>1.36328</text:p>
          </table:table-cell>
          <table:table-cell office:value-type="float" office:value="0.63381" calcext:value-type="float">
            <text:p>0.63381</text:p>
          </table:table-cell>
          <table:table-cell office:value-type="float" office:value="1.56706" calcext:value-type="float">
            <text:p>1.56706</text:p>
          </table:table-cell>
          <table:table-cell table:number-columns-repeated="3"/>
          <table:table-cell table:formula="of:=([.A90]-[.A89])/[.$H$2]" office:value-type="float" office:value="0.26879999999998" calcext:value-type="float">
            <text:p>0.26879999999998</text:p>
          </table:table-cell>
          <table:table-cell table:formula="of:=([.B90]-[.B89])/[.$H$2]" office:value-type="float" office:value="0.476999999999994" calcext:value-type="float">
            <text:p>0.476999999999994</text:p>
          </table:table-cell>
          <table:table-cell table:formula="of:=([.C90]-[.C89])/[.$H$2]" office:value-type="float" office:value="-0.847399999999987" calcext:value-type="float">
            <text:p>-0.847399999999987</text:p>
          </table:table-cell>
          <table:table-cell table:formula="of:=([.D90]-[.D89])/[.$H$2]" office:value-type="float" office:value="0.371999999999995" calcext:value-type="float">
            <text:p>0.371999999999995</text:p>
          </table:table-cell>
          <table:table-cell table:formula="of:=([.E90]-[.E89])/[.$H$2]" office:value-type="float" office:value="0.26879999999998" calcext:value-type="float">
            <text:p>0.26879999999998</text:p>
          </table:table-cell>
          <table:table-cell table:formula="of:=([.F90]-[.F89])/[.$H$2]" office:value-type="float" office:value="0.0039999999999818" calcext:value-type="float">
            <text:p>0.003999999999982</text:p>
          </table:table-cell>
          <table:table-cell/>
          <table:table-cell table:formula="of:=([.J90]-[.J89])/[.$H$2]" office:value-type="float" office:value="-5.87999999999589" calcext:value-type="float">
            <text:p>-5.87999999999589</text:p>
          </table:table-cell>
          <table:table-cell table:formula="of:=([.K90]-[.K89])/[.$H$2]" office:value-type="float" office:value="-9.83999999999874" calcext:value-type="float">
            <text:p>-9.83999999999874</text:p>
          </table:table-cell>
          <table:table-cell table:formula="of:=([.L90]-[.L89])/[.$H$2]" office:value-type="float" office:value="17.4399999999908" calcext:value-type="float">
            <text:p>17.4399999999908</text:p>
          </table:table-cell>
          <table:table-cell table:formula="of:=([.M90]-[.M89])/[.$H$2]" office:value-type="float" office:value="-7.19999999999388" calcext:value-type="float">
            <text:p>-7.19999999999388</text:p>
          </table:table-cell>
          <table:table-cell table:formula="of:=([.N90]-[.N89])/[.$H$2]" office:value-type="float" office:value="-5.87999999999589" calcext:value-type="float">
            <text:p>-5.87999999999589</text:p>
          </table:table-cell>
          <table:table-cell table:formula="of:=([.O90]-[.O89])/[.$H$2]" office:value-type="float" office:value="-0.399999999993739" calcext:value-type="float">
            <text:p>-0.399999999993739</text:p>
          </table:table-cell>
        </table:table-row>
        <table:table-row table:style-name="ro1">
          <table:table-cell office:value-type="float" office:value="0.648425" calcext:value-type="float">
            <text:p>0.648425</text:p>
          </table:table-cell>
          <table:table-cell office:value-type="float" office:value="0.778287" calcext:value-type="float">
            <text:p>0.778287</text:p>
          </table:table-cell>
          <table:table-cell office:value-type="float" office:value="0.9903" calcext:value-type="float">
            <text:p>0.9903</text:p>
          </table:table-cell>
          <table:table-cell office:value-type="float" office:value="1.36514" calcext:value-type="float">
            <text:p>1.36514</text:p>
          </table:table-cell>
          <table:table-cell office:value-type="float" office:value="0.635154" calcext:value-type="float">
            <text:p>0.635154</text:p>
          </table:table-cell>
          <table:table-cell office:value-type="float" office:value="1.56708" calcext:value-type="float">
            <text:p>1.56708</text:p>
          </table:table-cell>
          <table:table-cell table:number-columns-repeated="3"/>
          <table:table-cell table:formula="of:=([.A91]-[.A90])/[.$H$2]" office:value-type="float" office:value="0.239400000000001" calcext:value-type="float">
            <text:p>0.239400000000001</text:p>
          </table:table-cell>
          <table:table-cell table:formula="of:=([.B91]-[.B90])/[.$H$2]" office:value-type="float" office:value="0.4278" calcext:value-type="float">
            <text:p>0.4278</text:p>
          </table:table-cell>
          <table:table-cell table:formula="of:=([.C91]-[.C90])/[.$H$2]" office:value-type="float" office:value="-0.760200000000033" calcext:value-type="float">
            <text:p>-0.760200000000033</text:p>
          </table:table-cell>
          <table:table-cell table:formula="of:=([.D91]-[.D90])/[.$H$2]" office:value-type="float" office:value="0.336000000000025" calcext:value-type="float">
            <text:p>0.336000000000025</text:p>
          </table:table-cell>
          <table:table-cell table:formula="of:=([.E91]-[.E90])/[.$H$2]" office:value-type="float" office:value="0.239400000000001" calcext:value-type="float">
            <text:p>0.239400000000001</text:p>
          </table:table-cell>
          <table:table-cell table:formula="of:=([.F91]-[.F90])/[.$H$2]" office:value-type="float" office:value="0.0020000000000131" calcext:value-type="float">
            <text:p>0.002000000000013</text:p>
          </table:table-cell>
          <table:table-cell/>
          <table:table-cell table:formula="of:=([.J91]-[.J90])/[.$H$2]" office:value-type="float" office:value="-5.72000000000017" calcext:value-type="float">
            <text:p>-5.72000000000017</text:p>
          </table:table-cell>
          <table:table-cell table:formula="of:=([.K91]-[.K90])/[.$H$2]" office:value-type="float" office:value="-9.87999999999989" calcext:value-type="float">
            <text:p>-9.87999999999989</text:p>
          </table:table-cell>
          <table:table-cell table:formula="of:=([.L91]-[.L90])/[.$H$2]" office:value-type="float" office:value="17.4000000000074" calcext:value-type="float">
            <text:p>17.4000000000074</text:p>
          </table:table-cell>
          <table:table-cell table:formula="of:=([.M91]-[.M90])/[.$H$2]" office:value-type="float" office:value="-8.000000000008" calcext:value-type="float">
            <text:p>-8.000000000008</text:p>
          </table:table-cell>
          <table:table-cell table:formula="of:=([.N91]-[.N90])/[.$H$2]" office:value-type="float" office:value="-5.72000000000017" calcext:value-type="float">
            <text:p>-5.72000000000017</text:p>
          </table:table-cell>
          <table:table-cell table:formula="of:=([.O91]-[.O90])/[.$H$2]" office:value-type="float" office:value="0.399999999993739" calcext:value-type="float">
            <text:p>0.399999999993739</text:p>
          </table:table-cell>
        </table:table-row>
        <table:table-row table:style-name="ro1">
          <table:table-cell office:value-type="float" office:value="0.649622" calcext:value-type="float">
            <text:p>0.649622</text:p>
          </table:table-cell>
          <table:table-cell office:value-type="float" office:value="0.780426" calcext:value-type="float">
            <text:p>0.780426</text:p>
          </table:table-cell>
          <table:table-cell office:value-type="float" office:value="0.986499" calcext:value-type="float">
            <text:p>0.986499</text:p>
          </table:table-cell>
          <table:table-cell office:value-type="float" office:value="1.36682" calcext:value-type="float">
            <text:p>1.36682</text:p>
          </table:table-cell>
          <table:table-cell office:value-type="float" office:value="0.636351" calcext:value-type="float">
            <text:p>0.636351</text:p>
          </table:table-cell>
          <table:table-cell office:value-type="float" office:value="1.56709" calcext:value-type="float">
            <text:p>1.56709</text:p>
          </table:table-cell>
          <table:table-cell table:number-columns-repeated="3"/>
          <table:table-cell table:formula="of:=([.A92]-[.A91])/[.$H$2]" office:value-type="float" office:value="0.2108" calcext:value-type="float">
            <text:p>0.2108</text:p>
          </table:table-cell>
          <table:table-cell table:formula="of:=([.B92]-[.B91])/[.$H$2]" office:value-type="float" office:value="0.378400000000001" calcext:value-type="float">
            <text:p>0.378400000000001</text:p>
          </table:table-cell>
          <table:table-cell table:formula="of:=([.C92]-[.C91])/[.$H$2]" office:value-type="float" office:value="-0.673199999999996" calcext:value-type="float">
            <text:p>-0.673199999999996</text:p>
          </table:table-cell>
          <table:table-cell table:formula="of:=([.D92]-[.D91])/[.$H$2]" office:value-type="float" office:value="0.295999999999985" calcext:value-type="float">
            <text:p>0.295999999999985</text:p>
          </table:table-cell>
          <table:table-cell table:formula="of:=([.E92]-[.E91])/[.$H$2]" office:value-type="float" office:value="0.2108" calcext:value-type="float">
            <text:p>0.2108</text:p>
          </table:table-cell>
          <table:table-cell table:formula="of:=([.F92]-[.F91])/[.$H$2]" office:value-type="float" office:value="0.0039999999999818" calcext:value-type="float">
            <text:p>0.003999999999982</text:p>
          </table:table-cell>
          <table:table-cell/>
          <table:table-cell table:formula="of:=([.J92]-[.J91])/[.$H$2]" office:value-type="float" office:value="-5.67999999999902" calcext:value-type="float">
            <text:p>-5.67999999999902</text:p>
          </table:table-cell>
          <table:table-cell table:formula="of:=([.K92]-[.K91])/[.$H$2]" office:value-type="float" office:value="-9.83999999999874" calcext:value-type="float">
            <text:p>-9.83999999999874</text:p>
          </table:table-cell>
          <table:table-cell table:formula="of:=([.L92]-[.L91])/[.$H$2]" office:value-type="float" office:value="17.4399999999997" calcext:value-type="float">
            <text:p>17.4399999999997</text:p>
          </table:table-cell>
          <table:table-cell table:formula="of:=([.M92]-[.M91])/[.$H$2]" office:value-type="float" office:value="-7.19999999999388" calcext:value-type="float">
            <text:p>-7.19999999999388</text:p>
          </table:table-cell>
          <table:table-cell table:formula="of:=([.N92]-[.N91])/[.$H$2]" office:value-type="float" office:value="-5.67999999999902" calcext:value-type="float">
            <text:p>-5.67999999999902</text:p>
          </table:table-cell>
          <table:table-cell table:formula="of:=([.O92]-[.O91])/[.$H$2]" office:value-type="float" office:value="-0.399999999993739" calcext:value-type="float">
            <text:p>-0.399999999993739</text:p>
          </table:table-cell>
        </table:table-row>
        <table:table-row table:style-name="ro1">
          <table:table-cell office:value-type="float" office:value="0.650676" calcext:value-type="float">
            <text:p>0.650676</text:p>
          </table:table-cell>
          <table:table-cell office:value-type="float" office:value="0.782318" calcext:value-type="float">
            <text:p>0.782318</text:p>
          </table:table-cell>
          <table:table-cell office:value-type="float" office:value="0.983133" calcext:value-type="float">
            <text:p>0.983133</text:p>
          </table:table-cell>
          <table:table-cell office:value-type="float" office:value="1.3683" calcext:value-type="float">
            <text:p>1.3683</text:p>
          </table:table-cell>
          <table:table-cell office:value-type="float" office:value="0.637405" calcext:value-type="float">
            <text:p>0.637405</text:p>
          </table:table-cell>
          <table:table-cell office:value-type="float" office:value="1.56711" calcext:value-type="float">
            <text:p>1.56711</text:p>
          </table:table-cell>
          <table:table-cell table:number-columns-repeated="3"/>
          <table:table-cell table:formula="of:=([.A93]-[.A92])/[.$H$2]" office:value-type="float" office:value="0.182400000000005" calcext:value-type="float">
            <text:p>0.182400000000005</text:p>
          </table:table-cell>
          <table:table-cell table:formula="of:=([.B93]-[.B92])/[.$H$2]" office:value-type="float" office:value="0.329200000000007" calcext:value-type="float">
            <text:p>0.329200000000007</text:p>
          </table:table-cell>
          <table:table-cell table:formula="of:=([.C93]-[.C92])/[.$H$2]" office:value-type="float" office:value="-0.585999999999998" calcext:value-type="float">
            <text:p>-0.585999999999998</text:p>
          </table:table-cell>
          <table:table-cell table:formula="of:=([.D93]-[.D92])/[.$H$2]" office:value-type="float" office:value="0.260000000000016" calcext:value-type="float">
            <text:p>0.260000000000016</text:p>
          </table:table-cell>
          <table:table-cell table:formula="of:=([.E93]-[.E92])/[.$H$2]" office:value-type="float" office:value="0.182400000000005" calcext:value-type="float">
            <text:p>0.182400000000005</text:p>
          </table:table-cell>
          <table:table-cell table:formula="of:=([.F93]-[.F92])/[.$H$2]" office:value-type="float" office:value="0.0020000000000131" calcext:value-type="float">
            <text:p>0.002000000000013</text:p>
          </table:table-cell>
          <table:table-cell/>
          <table:table-cell table:formula="of:=([.J93]-[.J92])/[.$H$2]" office:value-type="float" office:value="-5.56000000000001" calcext:value-type="float">
            <text:p>-5.56000000000001</text:p>
          </table:table-cell>
          <table:table-cell table:formula="of:=([.K93]-[.K92])/[.$H$2]" office:value-type="float" office:value="-9.84000000000318" calcext:value-type="float">
            <text:p>-9.84000000000318</text:p>
          </table:table-cell>
          <table:table-cell table:formula="of:=([.L93]-[.L92])/[.$H$2]" office:value-type="float" office:value="17.4399999999997" calcext:value-type="float">
            <text:p>17.4399999999997</text:p>
          </table:table-cell>
          <table:table-cell table:formula="of:=([.M93]-[.M92])/[.$H$2]" office:value-type="float" office:value="-8.000000000008" calcext:value-type="float">
            <text:p>-8.000000000008</text:p>
          </table:table-cell>
          <table:table-cell table:formula="of:=([.N93]-[.N92])/[.$H$2]" office:value-type="float" office:value="-5.56000000000001" calcext:value-type="float">
            <text:p>-5.56000000000001</text:p>
          </table:table-cell>
          <table:table-cell table:formula="of:=([.O93]-[.O92])/[.$H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1588" calcext:value-type="float">
            <text:p>0.651588</text:p>
          </table:table-cell>
          <table:table-cell office:value-type="float" office:value="0.783964" calcext:value-type="float">
            <text:p>0.783964</text:p>
          </table:table-cell>
          <table:table-cell office:value-type="float" office:value="0.980203" calcext:value-type="float">
            <text:p>0.980203</text:p>
          </table:table-cell>
          <table:table-cell office:value-type="float" office:value="1.3696" calcext:value-type="float">
            <text:p>1.3696</text:p>
          </table:table-cell>
          <table:table-cell office:value-type="float" office:value="0.638317" calcext:value-type="float">
            <text:p>0.638317</text:p>
          </table:table-cell>
          <table:table-cell office:value-type="float" office:value="1.56712" calcext:value-type="float">
            <text:p>1.56712</text:p>
          </table:table-cell>
          <table:table-cell table:number-columns-repeated="3"/>
          <table:table-cell table:formula="of:=([.A94]-[.A93])/[.$H$2]" office:value-type="float" office:value="0.154600000000005" calcext:value-type="float">
            <text:p>0.154600000000005</text:p>
          </table:table-cell>
          <table:table-cell table:formula="of:=([.B94]-[.B93])/[.$H$2]" office:value-type="float" office:value="0.279999999999991" calcext:value-type="float">
            <text:p>0.279999999999991</text:p>
          </table:table-cell>
          <table:table-cell table:formula="of:=([.C94]-[.C93])/[.$H$2]" office:value-type="float" office:value="-0.498799999999999" calcext:value-type="float">
            <text:p>-0.498799999999999</text:p>
          </table:table-cell>
          <table:table-cell table:formula="of:=([.D94]-[.D93])/[.$H$2]" office:value-type="float" office:value="0.219999999999976" calcext:value-type="float">
            <text:p>0.219999999999976</text:p>
          </table:table-cell>
          <table:table-cell table:formula="of:=([.E94]-[.E93])/[.$H$2]" office:value-type="float" office:value="0.154600000000005" calcext:value-type="float">
            <text:p>0.154600000000005</text:p>
          </table:table-cell>
          <table:table-cell table:formula="of:=([.F94]-[.F93])/[.$H$2]" office:value-type="float" office:value="0.0020000000000131" calcext:value-type="float">
            <text:p>0.002000000000013</text:p>
          </table:table-cell>
          <table:table-cell/>
          <table:table-cell table:formula="of:=([.J94]-[.J93])/[.$H$2]" office:value-type="float" office:value="-5.48000000000215" calcext:value-type="float">
            <text:p>-5.48000000000215</text:p>
          </table:table-cell>
          <table:table-cell table:formula="of:=([.K94]-[.K93])/[.$H$2]" office:value-type="float" office:value="-9.79999999999759" calcext:value-type="float">
            <text:p>-9.79999999999759</text:p>
          </table:table-cell>
          <table:table-cell table:formula="of:=([.L94]-[.L93])/[.$H$2]" office:value-type="float" office:value="17.4000000000074" calcext:value-type="float">
            <text:p>17.4000000000074</text:p>
          </table:table-cell>
          <table:table-cell table:formula="of:=([.M94]-[.M93])/[.$H$2]" office:value-type="float" office:value="-7.5999999999965" calcext:value-type="float">
            <text:p>-7.5999999999965</text:p>
          </table:table-cell>
          <table:table-cell table:formula="of:=([.N94]-[.N93])/[.$H$2]" office:value-type="float" office:value="-5.48000000000215" calcext:value-type="float">
            <text:p>-5.48000000000215</text:p>
          </table:table-cell>
          <table:table-cell table:formula="of:=([.O94]-[.O93])/[.$H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2361" calcext:value-type="float">
            <text:p>0.652361</text:p>
          </table:table-cell>
          <table:table-cell office:value-type="float" office:value="0.785364" calcext:value-type="float">
            <text:p>0.785364</text:p>
          </table:table-cell>
          <table:table-cell office:value-type="float" office:value="0.977709" calcext:value-type="float">
            <text:p>0.977709</text:p>
          </table:table-cell>
          <table:table-cell office:value-type="float" office:value="1.3707" calcext:value-type="float">
            <text:p>1.3707</text:p>
          </table:table-cell>
          <table:table-cell office:value-type="float" office:value="0.63909" calcext:value-type="float">
            <text:p>0.63909</text:p>
          </table:table-cell>
          <table:table-cell office:value-type="float" office:value="1.56713" calcext:value-type="float">
            <text:p>1.56713</text:p>
          </table:table-cell>
          <table:table-cell table:number-columns-repeated="3"/>
          <table:table-cell table:formula="of:=([.A95]-[.A94])/[.$H$2]" office:value-type="float" office:value="0.127199999999994" calcext:value-type="float">
            <text:p>0.127199999999994</text:p>
          </table:table-cell>
          <table:table-cell table:formula="of:=([.B95]-[.B94])/[.$H$2]" office:value-type="float" office:value="0.231000000000003" calcext:value-type="float">
            <text:p>0.231000000000003</text:p>
          </table:table-cell>
          <table:table-cell table:formula="of:=([.C95]-[.C94])/[.$H$2]" office:value-type="float" office:value="-0.411799999999962" calcext:value-type="float">
            <text:p>-0.411799999999962</text:p>
          </table:table-cell>
          <table:table-cell table:formula="of:=([.D95]-[.D94])/[.$H$2]" office:value-type="float" office:value="0.181999999999993" calcext:value-type="float">
            <text:p>0.181999999999993</text:p>
          </table:table-cell>
          <table:table-cell table:formula="of:=([.E95]-[.E94])/[.$H$2]" office:value-type="float" office:value="0.127199999999994" calcext:value-type="float">
            <text:p>0.127199999999994</text:p>
          </table:table-cell>
          <table:table-cell table:formula="of:=([.F95]-[.F94])/[.$H$2]" office:value-type="float" office:value="0.0020000000000131" calcext:value-type="float">
            <text:p>0.002000000000013</text:p>
          </table:table-cell>
          <table:table-cell/>
          <table:table-cell table:formula="of:=([.J95]-[.J94])/[.$H$2]" office:value-type="float" office:value="-5.47999999999771" calcext:value-type="float">
            <text:p>-5.47999999999771</text:p>
          </table:table-cell>
          <table:table-cell table:formula="of:=([.K95]-[.K94])/[.$H$2]" office:value-type="float" office:value="-9.75999999999644" calcext:value-type="float">
            <text:p>-9.75999999999644</text:p>
          </table:table-cell>
          <table:table-cell table:formula="of:=([.L95]-[.L94])/[.$H$2]" office:value-type="float" office:value="17.3999999999852" calcext:value-type="float">
            <text:p>17.3999999999852</text:p>
          </table:table-cell>
          <table:table-cell table:formula="of:=([.M95]-[.M94])/[.$H$2]" office:value-type="float" office:value="-7.5999999999965" calcext:value-type="float">
            <text:p>-7.5999999999965</text:p>
          </table:table-cell>
          <table:table-cell table:formula="of:=([.N95]-[.N94])/[.$H$2]" office:value-type="float" office:value="-5.48000000000215" calcext:value-type="float">
            <text:p>-5.48000000000215</text:p>
          </table:table-cell>
          <table:table-cell table:formula="of:=([.O95]-[.O94])/[.$H$2]" office:value-type="float" office:value="-0.400000000002621" calcext:value-type="float">
            <text:p>-0.400000000002621</text:p>
          </table:table-cell>
        </table:table-row>
        <table:table-row table:style-name="ro1">
          <table:table-cell office:value-type="float" office:value="0.652997" calcext:value-type="float">
            <text:p>0.652997</text:p>
          </table:table-cell>
          <table:table-cell office:value-type="float" office:value="0.786519" calcext:value-type="float">
            <text:p>0.786519</text:p>
          </table:table-cell>
          <table:table-cell office:value-type="float" office:value="0.97565" calcext:value-type="float">
            <text:p>0.97565</text:p>
          </table:table-cell>
          <table:table-cell office:value-type="float" office:value="1.37161" calcext:value-type="float">
            <text:p>1.37161</text:p>
          </table:table-cell>
          <table:table-cell office:value-type="float" office:value="0.639726" calcext:value-type="float">
            <text:p>0.639726</text:p>
          </table:table-cell>
          <table:table-cell office:value-type="float" office:value="1.56714" calcext:value-type="float">
            <text:p>1.56714</text:p>
          </table:table-cell>
          <table:table-cell table:number-columns-repeated="3"/>
          <table:table-cell table:formula="of:=([.A96]-[.A95])/[.$H$2]" office:value-type="float" office:value="0.0998000000000054" calcext:value-type="float">
            <text:p>0.099800000000006</text:p>
          </table:table-cell>
          <table:table-cell table:formula="of:=([.B96]-[.B95])/[.$H$2]" office:value-type="float" office:value="0.182200000000021" calcext:value-type="float">
            <text:p>0.182200000000021</text:p>
          </table:table-cell>
          <table:table-cell table:formula="of:=([.C96]-[.C95])/[.$H$2]" office:value-type="float" office:value="-0.324800000000036" calcext:value-type="float">
            <text:p>-0.324800000000036</text:p>
          </table:table-cell>
          <table:table-cell table:formula="of:=([.D96]-[.D95])/[.$H$2]" office:value-type="float" office:value="0.144000000000011" calcext:value-type="float">
            <text:p>0.144000000000011</text:p>
          </table:table-cell>
          <table:table-cell table:formula="of:=([.E96]-[.E95])/[.$H$2]" office:value-type="float" office:value="0.0997999999999832" calcext:value-type="float">
            <text:p>0.099799999999983</text:p>
          </table:table-cell>
          <table:table-cell table:formula="of:=([.F96]-[.F95])/[.$H$2]" office:value-type="float" office:value="0" calcext:value-type="float">
            <text:p>0</text:p>
          </table:table-cell>
          <table:table-cell/>
          <table:table-cell table:formula="of:=([.J96]-[.J95])/[.$H$2]" office:value-type="float" office:value="-5.3599999999987" calcext:value-type="float">
            <text:p>-5.3599999999987</text:p>
          </table:table-cell>
          <table:table-cell table:formula="of:=([.K96]-[.K95])/[.$H$2]" office:value-type="float" office:value="-9.80000000000647" calcext:value-type="float">
            <text:p>-9.80000000000647</text:p>
          </table:table-cell>
          <table:table-cell table:formula="of:=([.L96]-[.L95])/[.$H$2]" office:value-type="float" office:value="17.4800000000097" calcext:value-type="float">
            <text:p>17.4800000000097</text:p>
          </table:table-cell>
          <table:table-cell table:formula="of:=([.M96]-[.M95])/[.$H$2]" office:value-type="float" office:value="-7.99999999999912" calcext:value-type="float">
            <text:p>-7.99999999999912</text:p>
          </table:table-cell>
          <table:table-cell table:formula="of:=([.N96]-[.N95])/[.$H$2]" office:value-type="float" office:value="-5.35999999998982" calcext:value-type="float">
            <text:p>-5.35999999998982</text:p>
          </table:table-cell>
          <table:table-cell table:formula="of:=([.O96]-[.O95])/[.$H$2]" office:value-type="float" office:value="0.399999999993739" calcext:value-type="float">
            <text:p>0.399999999993739</text:p>
          </table:table-cell>
        </table:table-row>
        <table:table-row table:style-name="ro1">
          <table:table-cell office:value-type="float" office:value="0.653496" calcext:value-type="float">
            <text:p>0.653496</text:p>
          </table:table-cell>
          <table:table-cell office:value-type="float" office:value="0.78743" calcext:value-type="float">
            <text:p>0.78743</text:p>
          </table:table-cell>
          <table:table-cell office:value-type="float" office:value="0.974026" calcext:value-type="float">
            <text:p>0.974026</text:p>
          </table:table-cell>
          <table:table-cell office:value-type="float" office:value="1.37233" calcext:value-type="float">
            <text:p>1.37233</text:p>
          </table:table-cell>
          <table:table-cell office:value-type="float" office:value="0.640225" calcext:value-type="float">
            <text:p>0.640225</text:p>
          </table:table-cell>
          <table:table-cell office:value-type="float" office:value="1.56714" calcext:value-type="float">
            <text:p>1.56714</text:p>
          </table:table-cell>
          <table:table-cell table:number-columns-repeated="3"/>
          <table:table-cell table:formula="of:=([.A97]-[.A96])/[.$H$2]" office:value-type="float" office:value="0.0730000000000119" calcext:value-type="float">
            <text:p>0.073000000000012</text:p>
          </table:table-cell>
          <table:table-cell table:formula="of:=([.B97]-[.B96])/[.$H$2]" office:value-type="float" office:value="0.133199999999989" calcext:value-type="float">
            <text:p>0.133199999999989</text:p>
          </table:table-cell>
          <table:table-cell table:formula="of:=([.C97]-[.C96])/[.$H$2]" office:value-type="float" office:value="-0.237399999999988" calcext:value-type="float">
            <text:p>-0.237399999999988</text:p>
          </table:table-cell>
          <table:table-cell table:formula="of:=([.D97]-[.D96])/[.$H$2]" office:value-type="float" office:value="0.104000000000015" calcext:value-type="float">
            <text:p>0.104000000000015</text:p>
          </table:table-cell>
          <table:table-cell table:formula="of:=([.E97]-[.E96])/[.$H$2]" office:value-type="float" office:value="0.0730000000000342" calcext:value-type="float">
            <text:p>0.073000000000034</text:p>
          </table:table-cell>
          <table:table-cell table:formula="of:=([.F97]-[.F96])/[.$H$2]" office:value-type="float" office:value="0.00199999999996869" calcext:value-type="float">
            <text:p>0.001999999999969</text:p>
          </table:table-cell>
          <table:table-cell/>
          <table:table-cell table:formula="of:=([.J97]-[.J96])/[.$H$2]" office:value-type="float" office:value="-5.440000000001" calcext:value-type="float">
            <text:p>-5.440000000001</text:p>
          </table:table-cell>
          <table:table-cell table:formula="of:=([.K97]-[.K96])/[.$H$2]" office:value-type="float" office:value="-9.87999999999989" calcext:value-type="float">
            <text:p>-9.87999999999989</text:p>
          </table:table-cell>
          <table:table-cell table:formula="of:=([.L97]-[.L96])/[.$H$2]" office:value-type="float" office:value="17.5599999999942" calcext:value-type="float">
            <text:p>17.5599999999942</text:p>
          </table:table-cell>
          <table:table-cell table:formula="of:=([.M97]-[.M96])/[.$H$2]" office:value-type="float" office:value="-7.60000000000538" calcext:value-type="float">
            <text:p>-7.60000000000538</text:p>
          </table:table-cell>
          <table:table-cell table:formula="of:=([.N97]-[.N96])/[.$H$2]" office:value-type="float" office:value="-5.44000000001432" calcext:value-type="float">
            <text:p>-5.44000000001432</text:p>
          </table:table-cell>
          <table:table-cell table:formula="of:=([.O97]-[.O96])/[.$H$2]" office:value-type="float" office:value="-0.399999999993739" calcext:value-type="float">
            <text:p>-0.399999999993739</text:p>
          </table:table-cell>
        </table:table-row>
        <table:table-row table:style-name="ro1">
          <table:table-cell office:value-type="float" office:value="0.653861" calcext:value-type="float">
            <text:p>0.653861</text:p>
          </table:table-cell>
          <table:table-cell office:value-type="float" office:value="0.788096" calcext:value-type="float">
            <text:p>0.788096</text:p>
          </table:table-cell>
          <table:table-cell office:value-type="float" office:value="0.972839" calcext:value-type="float">
            <text:p>0.972839</text:p>
          </table:table-cell>
          <table:table-cell office:value-type="float" office:value="1.37285" calcext:value-type="float">
            <text:p>1.37285</text:p>
          </table:table-cell>
          <table:table-cell office:value-type="float" office:value="0.64059" calcext:value-type="float">
            <text:p>0.64059</text:p>
          </table:table-cell>
          <table:table-cell office:value-type="float" office:value="1.56715" calcext:value-type="float">
            <text:p>1.56715</text:p>
          </table:table-cell>
          <table:table-cell table:number-columns-repeated="3"/>
          <table:table-cell table:formula="of:=([.A98]-[.A97])/[.$H$2]" office:value-type="float" office:value="0.0458000000000069" calcext:value-type="float">
            <text:p>0.045800000000007</text:p>
          </table:table-cell>
          <table:table-cell table:formula="of:=([.B98]-[.B97])/[.$H$2]" office:value-type="float" office:value="0.0837999999999894" calcext:value-type="float">
            <text:p>0.08379999999999</text:p>
          </table:table-cell>
          <table:table-cell table:formula="of:=([.C98]-[.C97])/[.$H$2]" office:value-type="float" office:value="-0.149600000000016" calcext:value-type="float">
            <text:p>-0.149600000000016</text:p>
          </table:table-cell>
          <table:table-cell table:formula="of:=([.D98]-[.D97])/[.$H$2]" office:value-type="float" office:value="0.0659999999999883" calcext:value-type="float">
            <text:p>0.065999999999988</text:p>
          </table:table-cell>
          <table:table-cell table:formula="of:=([.E98]-[.E97])/[.$H$2]" office:value-type="float" office:value="0.0457999999999625" calcext:value-type="float">
            <text:p>0.045799999999963</text:p>
          </table:table-cell>
          <table:table-cell table:formula="of:=([.F98]-[.F97])/[.$H$2]" office:value-type="float" office:value="0" calcext:value-type="float">
            <text:p>0</text:p>
          </table:table-cell>
          <table:table-cell/>
          <table:table-cell table:formula="of:=([.J98]-[.J97])/[.$H$2]" office:value-type="float" office:value="-5.36000000000314" calcext:value-type="float">
            <text:p>-5.36000000000314</text:p>
          </table:table-cell>
          <table:table-cell table:formula="of:=([.K98]-[.K97])/[.$H$2]" office:value-type="float" office:value="-9.83999999999874" calcext:value-type="float">
            <text:p>-9.83999999999874</text:p>
          </table:table-cell>
          <table:table-cell table:formula="of:=([.L98]-[.L97])/[.$H$2]" office:value-type="float" office:value="17.5600000000031" calcext:value-type="float">
            <text:p>17.5600000000031</text:p>
          </table:table-cell>
          <table:table-cell table:formula="of:=([.M98]-[.M97])/[.$H$2]" office:value-type="float" office:value="-7.5999999999965" calcext:value-type="float">
            <text:p>-7.5999999999965</text:p>
          </table:table-cell>
          <table:table-cell table:formula="of:=([.N98]-[.N97])/[.$H$2]" office:value-type="float" office:value="-5.35999999998982" calcext:value-type="float">
            <text:p>-5.35999999998982</text:p>
          </table:table-cell>
          <table:table-cell table:formula="of:=([.O98]-[.O97])/[.$H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409" calcext:value-type="float">
            <text:p>0.65409</text:p>
          </table:table-cell>
          <table:table-cell office:value-type="float" office:value="0.788515" calcext:value-type="float">
            <text:p>0.788515</text:p>
          </table:table-cell>
          <table:table-cell office:value-type="float" office:value="0.972091" calcext:value-type="float">
            <text:p>0.972091</text:p>
          </table:table-cell>
          <table:table-cell office:value-type="float" office:value="1.37318" calcext:value-type="float">
            <text:p>1.37318</text:p>
          </table:table-cell>
          <table:table-cell office:value-type="float" office:value="0.640819" calcext:value-type="float">
            <text:p>0.640819</text:p>
          </table:table-cell>
          <table:table-cell office:value-type="float" office:value="1.56715" calcext:value-type="float">
            <text:p>1.56715</text:p>
          </table:table-cell>
          <table:table-cell table:number-columns-repeated="3"/>
          <table:table-cell table:formula="of:=([.A99]-[.A98])/[.$H$2]" office:value-type="float" office:value="0.0189999999999912" calcext:value-type="float">
            <text:p>0.018999999999991</text:p>
          </table:table-cell>
          <table:table-cell table:formula="of:=([.B99]-[.B98])/[.$H$2]" office:value-type="float" office:value="0.0345999999999957" calcext:value-type="float">
            <text:p>0.034599999999996</text:p>
          </table:table-cell>
          <table:table-cell table:formula="of:=([.C99]-[.C98])/[.$H$2]" office:value-type="float" office:value="-0.0618000000000007" calcext:value-type="float">
            <text:p>-0.061800000000001</text:p>
          </table:table-cell>
          <table:table-cell table:formula="of:=([.D99]-[.D98])/[.$H$2]" office:value-type="float" office:value="0.0280000000000058" calcext:value-type="float">
            <text:p>0.028000000000006</text:p>
          </table:table-cell>
          <table:table-cell table:formula="of:=([.E99]-[.E98])/[.$H$2]" office:value-type="float" office:value="0.0190000000000135" calcext:value-type="float">
            <text:p>0.019000000000014</text:p>
          </table:table-cell>
          <table:table-cell table:formula="of:=([.F99]-[.F98])/[.$H$2]" office:value-type="float" office:value="0" calcext:value-type="float">
            <text:p>0</text:p>
          </table:table-cell>
          <table:table-cell/>
          <table:table-cell table:formula="of:=([.J99]-[.J98])/[.$H$2]" office:value-type="float" office:value="-3.67999999999924" calcext:value-type="float">
            <text:p>-3.67999999999924</text:p>
          </table:table-cell>
          <table:table-cell table:formula="of:=([.K99]-[.K98])/[.$H$2]" office:value-type="float" office:value="-6.67999999999669" calcext:value-type="float">
            <text:p>-6.67999999999669</text:p>
          </table:table-cell>
          <table:table-cell table:formula="of:=([.L99]-[.L98])/[.$H$2]" office:value-type="float" office:value="11.960000000002" calcext:value-type="float">
            <text:p>11.960000000002</text:p>
          </table:table-cell>
          <table:table-cell table:formula="of:=([.M99]-[.M98])/[.$H$2]" office:value-type="float" office:value="-5.19999999999854" calcext:value-type="float">
            <text:p>-5.19999999999854</text:p>
          </table:table-cell>
          <table:table-cell table:formula="of:=([.N99]-[.N98])/[.$H$2]" office:value-type="float" office:value="-3.68000000000368" calcext:value-type="float">
            <text:p>-3.68000000000368</text:p>
          </table:table-cell>
          <table:table-cell table:formula="of:=([.O99]-[.O98])/[.$H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4185" calcext:value-type="float">
            <text:p>0.654185</text:p>
          </table:table-cell>
          <table:table-cell office:value-type="float" office:value="0.788688" calcext:value-type="float">
            <text:p>0.788688</text:p>
          </table:table-cell>
          <table:table-cell office:value-type="float" office:value="0.971782" calcext:value-type="float">
            <text:p>0.971782</text:p>
          </table:table-cell>
          <table:table-cell office:value-type="float" office:value="1.37332" calcext:value-type="float">
            <text:p>1.37332</text:p>
          </table:table-cell>
          <table:table-cell office:value-type="float" office:value="0.640914" calcext:value-type="float">
            <text:p>0.640914</text:p>
          </table:table-cell>
          <table:table-cell office:value-type="float" office:value="1.56715" calcext:value-type="float">
            <text:p>1.56715</text:p>
          </table:table-cell>
          <table:table-cell table:number-columns-repeated="3"/>
          <table:table-cell table:formula="of:=([.A100]-[.A99])/[.$H$2]" office:value-type="float" office:value="0.000599999999995049" calcext:value-type="float">
            <text:p>0.000599999999995</text:p>
          </table:table-cell>
          <table:table-cell table:formula="of:=([.B100]-[.B99])/[.$H$2]" office:value-type="float" office:value="0.0012000000000123" calcext:value-type="float">
            <text:p>0.001200000000012</text:p>
          </table:table-cell>
          <table:table-cell table:formula="of:=([.C100]-[.C99])/[.$H$2]" office:value-type="float" office:value="-0.0019999999999909" calcext:value-type="float">
            <text:p>-0.001999999999991</text:p>
          </table:table-cell>
          <table:table-cell table:formula="of:=([.D100]-[.D99])/[.$H$2]" office:value-type="float" office:value="0.0020000000000131" calcext:value-type="float">
            <text:p>0.002000000000013</text:p>
          </table:table-cell>
          <table:table-cell table:formula="of:=([.E100]-[.E99])/[.$H$2]" office:value-type="float" office:value="0.000599999999995049" calcext:value-type="float">
            <text:p>0.000599999999995</text:p>
          </table:table-cell>
          <table:table-cell table:formula="of:=([.F100]-[.F99])/[.$H$2]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4188" calcext:value-type="float">
            <text:p>0.654188</text:p>
          </table:table-cell>
          <table:table-cell office:value-type="float" office:value="0.788694" calcext:value-type="float">
            <text:p>0.788694</text:p>
          </table:table-cell>
          <table:table-cell office:value-type="float" office:value="0.971772" calcext:value-type="float">
            <text:p>0.971772</text:p>
          </table:table-cell>
          <table:table-cell office:value-type="float" office:value="1.37333" calcext:value-type="float">
            <text:p>1.37333</text:p>
          </table:table-cell>
          <table:table-cell office:value-type="float" office:value="0.640917" calcext:value-type="float">
            <text:p>0.640917</text:p>
          </table:table-cell>
          <table:table-cell office:value-type="float" office:value="1.56715" calcext:value-type="float">
            <text:p>1.56715</text:p>
          </table:table-cell>
          <table:table-cell table:number-columns-repeated="3"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</table:table-row>
      </table:table>
      <table:table table:name="for_export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14" table:default-cell-style-name="Default"/>
        <table:table-row table:style-name="ro1">
          <table:table-cell office:value-type="float" office:value="0.238288" calcext:value-type="float">
            <text:p>0.238288</text:p>
          </table:table-cell>
          <table:table-cell office:value-type="float" office:value="0.378499" calcext:value-type="float">
            <text:p>0.378499</text:p>
          </table:table-cell>
          <table:table-cell office:value-type="float" office:value="1.63914" calcext:value-type="float">
            <text:p>1.63914</text:p>
          </table:table-cell>
          <table:table-cell office:value-type="float" office:value="1.10303" calcext:value-type="float">
            <text:p>1.10303</text:p>
          </table:table-cell>
          <table:table-cell office:value-type="float" office:value="0.225048" calcext:value-type="float">
            <text:p>0.225048</text:p>
          </table:table-cell>
          <table:table-cell office:value-type="float" office:value="1.55303" calcext:value-type="float">
            <text:p>1.55303</text:p>
          </table:table-cell>
          <table:table-cell/>
          <table:table-cell office:value-type="float" office:value="0.129799999999997" calcext:value-type="float">
            <text:p>0.129799999999997</text:p>
          </table:table-cell>
          <table:table-cell office:value-type="float" office:value="0.0722000000000111" calcext:value-type="float">
            <text:p>0.072200000000011</text:p>
          </table:table-cell>
          <table:table-cell office:value-type="float" office:value="-0.104000000000015" calcext:value-type="float">
            <text:p>-0.104000000000015</text:p>
          </table:table-cell>
          <table:table-cell office:value-type="float" office:value="0.0440000000000218" calcext:value-type="float">
            <text:p>0.044000000000022</text:p>
          </table:table-cell>
          <table:table-cell office:value-type="float" office:value="0.129799999999997" calcext:value-type="float">
            <text:p>0.129799999999997</text:p>
          </table:table-cell>
          <table:table-cell office:value-type="float" office:value="0.0119999999999898" calcext:value-type="float">
            <text:p>0.01199999999999</text:p>
          </table:table-cell>
          <table:table-cell/>
          <table:table-cell office:value-type="float" office:value="17.3200000000007" calcext:value-type="float">
            <text:p>17.3200000000007</text:p>
          </table:table-cell>
          <table:table-cell office:value-type="float" office:value="9.59999999999628" calcext:value-type="float">
            <text:p>9.59999999999628</text:p>
          </table:table-cell>
          <table:table-cell office:value-type="float" office:value="-13.999999999994" calcext:value-type="float">
            <text:p>-13.999999999994</text:p>
          </table:table-cell>
          <table:table-cell office:value-type="float" office:value="5.59999999999228" calcext:value-type="float">
            <text:p>5.59999999999228</text:p>
          </table:table-cell>
          <table:table-cell office:value-type="float" office:value="17.2800000000006" calcext:value-type="float">
            <text:p>17.2800000000006</text:p>
          </table:table-cell>
          <table:table-cell office:value-type="float" office:value="1.6000000000016" calcext:value-type="float">
            <text:p>1.6000000000016</text:p>
          </table:table-cell>
        </table:table-row>
        <table:table-row table:style-name="ro1">
          <table:table-cell office:value-type="float" office:value="0.238937" calcext:value-type="float">
            <text:p>0.238937</text:p>
          </table:table-cell>
          <table:table-cell office:value-type="float" office:value="0.37886" calcext:value-type="float">
            <text:p>0.37886</text:p>
          </table:table-cell>
          <table:table-cell office:value-type="float" office:value="1.63862" calcext:value-type="float">
            <text:p>1.63862</text:p>
          </table:table-cell>
          <table:table-cell office:value-type="float" office:value="1.10325" calcext:value-type="float">
            <text:p>1.10325</text:p>
          </table:table-cell>
          <table:table-cell office:value-type="float" office:value="0.225697" calcext:value-type="float">
            <text:p>0.225697</text:p>
          </table:table-cell>
          <table:table-cell office:value-type="float" office:value="1.55309" calcext:value-type="float">
            <text:p>1.55309</text:p>
          </table:table-cell>
          <table:table-cell/>
          <table:table-cell office:value-type="float" office:value="0.2164" calcext:value-type="float">
            <text:p>0.2164</text:p>
          </table:table-cell>
          <table:table-cell office:value-type="float" office:value="0.120199999999993" calcext:value-type="float">
            <text:p>0.120199999999993</text:p>
          </table:table-cell>
          <table:table-cell office:value-type="float" office:value="-0.173999999999985" calcext:value-type="float">
            <text:p>-0.173999999999985</text:p>
          </table:table-cell>
          <table:table-cell office:value-type="float" office:value="0.0719999999999832" calcext:value-type="float">
            <text:p>0.071999999999983</text:p>
          </table:table-cell>
          <table:table-cell office:value-type="float" office:value="0.2162" calcext:value-type="float">
            <text:p>0.2162</text:p>
          </table:table-cell>
          <table:table-cell office:value-type="float" office:value="0.0199999999999978" calcext:value-type="float">
            <text:p>0.019999999999998</text:p>
          </table:table-cell>
          <table:table-cell/>
          <table:table-cell office:value-type="float" office:value="17.2400000000006" calcext:value-type="float">
            <text:p>17.2400000000006</text:p>
          </table:table-cell>
          <table:table-cell office:value-type="float" office:value="9.6800000000008" calcext:value-type="float">
            <text:p>9.6800000000008</text:p>
          </table:table-cell>
          <table:table-cell office:value-type="float" office:value="-14.0000000000029" calcext:value-type="float">
            <text:p>-14.0000000000029</text:p>
          </table:table-cell>
          <table:table-cell office:value-type="float" office:value="6.4000000000064" calcext:value-type="float">
            <text:p>6.4000000000064</text:p>
          </table:table-cell>
          <table:table-cell office:value-type="float" office:value="17.2800000000006" calcext:value-type="float">
            <text:p>17.2800000000006</text:p>
          </table:table-cell>
          <table:table-cell office:value-type="float" office:value="1.6000000000016" calcext:value-type="float">
            <text:p>1.6000000000016</text:p>
          </table:table-cell>
        </table:table-row>
        <table:table-row table:style-name="ro1">
          <table:table-cell office:value-type="float" office:value="0.240019" calcext:value-type="float">
            <text:p>0.240019</text:p>
          </table:table-cell>
          <table:table-cell office:value-type="float" office:value="0.379461" calcext:value-type="float">
            <text:p>0.379461</text:p>
          </table:table-cell>
          <table:table-cell office:value-type="float" office:value="1.63775" calcext:value-type="float">
            <text:p>1.63775</text:p>
          </table:table-cell>
          <table:table-cell office:value-type="float" office:value="1.10361" calcext:value-type="float">
            <text:p>1.10361</text:p>
          </table:table-cell>
          <table:table-cell office:value-type="float" office:value="0.226778" calcext:value-type="float">
            <text:p>0.226778</text:p>
          </table:table-cell>
          <table:table-cell office:value-type="float" office:value="1.55319" calcext:value-type="float">
            <text:p>1.55319</text:p>
          </table:table-cell>
          <table:table-cell/>
          <table:table-cell office:value-type="float" office:value="0.302600000000003" calcext:value-type="float">
            <text:p>0.302600000000003</text:p>
          </table:table-cell>
          <table:table-cell office:value-type="float" office:value="0.168599999999997" calcext:value-type="float">
            <text:p>0.168599999999997</text:p>
          </table:table-cell>
          <table:table-cell office:value-type="float" office:value="-0.244" calcext:value-type="float">
            <text:p>-0.244</text:p>
          </table:table-cell>
          <table:table-cell office:value-type="float" office:value="0.104000000000015" calcext:value-type="float">
            <text:p>0.104000000000015</text:p>
          </table:table-cell>
          <table:table-cell office:value-type="float" office:value="0.302600000000003" calcext:value-type="float">
            <text:p>0.302600000000003</text:p>
          </table:table-cell>
          <table:table-cell office:value-type="float" office:value="0.0280000000000058" calcext:value-type="float">
            <text:p>0.028000000000006</text:p>
          </table:table-cell>
          <table:table-cell/>
          <table:table-cell office:value-type="float" office:value="17.2799999999995" calcext:value-type="float">
            <text:p>17.2799999999995</text:p>
          </table:table-cell>
          <table:table-cell office:value-type="float" office:value="9.80000000000203" calcext:value-type="float">
            <text:p>9.80000000000203</text:p>
          </table:table-cell>
          <table:table-cell office:value-type="float" office:value="-14.0000000000029" calcext:value-type="float">
            <text:p>-14.0000000000029</text:p>
          </table:table-cell>
          <table:table-cell office:value-type="float" office:value="5.19999999999854" calcext:value-type="float">
            <text:p>5.19999999999854</text:p>
          </table:table-cell>
          <table:table-cell office:value-type="float" office:value="17.2799999999995" calcext:value-type="float">
            <text:p>17.2799999999995</text:p>
          </table:table-cell>
          <table:table-cell office:value-type="float" office:value="1.6000000000016" calcext:value-type="float">
            <text:p>1.6000000000016</text:p>
          </table:table-cell>
        </table:table-row>
        <table:table-row table:style-name="ro1">
          <table:table-cell office:value-type="float" office:value="0.241532" calcext:value-type="float">
            <text:p>0.241532</text:p>
          </table:table-cell>
          <table:table-cell office:value-type="float" office:value="0.380304" calcext:value-type="float">
            <text:p>0.380304</text:p>
          </table:table-cell>
          <table:table-cell office:value-type="float" office:value="1.63653" calcext:value-type="float">
            <text:p>1.63653</text:p>
          </table:table-cell>
          <table:table-cell office:value-type="float" office:value="1.10413" calcext:value-type="float">
            <text:p>1.10413</text:p>
          </table:table-cell>
          <table:table-cell office:value-type="float" office:value="0.228291" calcext:value-type="float">
            <text:p>0.228291</text:p>
          </table:table-cell>
          <table:table-cell office:value-type="float" office:value="1.55333" calcext:value-type="float">
            <text:p>1.55333</text:p>
          </table:table-cell>
          <table:table-cell/>
          <table:table-cell office:value-type="float" office:value="0.389" calcext:value-type="float">
            <text:p>0.389</text:p>
          </table:table-cell>
          <table:table-cell office:value-type="float" office:value="0.217600000000007" calcext:value-type="float">
            <text:p>0.217600000000007</text:p>
          </table:table-cell>
          <table:table-cell office:value-type="float" office:value="-0.314000000000014" calcext:value-type="float">
            <text:p>-0.314000000000014</text:p>
          </table:table-cell>
          <table:table-cell office:value-type="float" office:value="0.130000000000008" calcext:value-type="float">
            <text:p>0.130000000000008</text:p>
          </table:table-cell>
          <table:table-cell office:value-type="float" office:value="0.389" calcext:value-type="float">
            <text:p>0.389</text:p>
          </table:table-cell>
          <table:table-cell office:value-type="float" office:value="0.0360000000000138" calcext:value-type="float">
            <text:p>0.036000000000014</text:p>
          </table:table-cell>
          <table:table-cell/>
          <table:table-cell office:value-type="float" office:value="17.2799999999995" calcext:value-type="float">
            <text:p>17.2799999999995</text:p>
          </table:table-cell>
          <table:table-cell office:value-type="float" office:value="9.87999999999767" calcext:value-type="float">
            <text:p>9.87999999999767</text:p>
          </table:table-cell>
          <table:table-cell office:value-type="float" office:value="-14.7999999999904" calcext:value-type="float">
            <text:p>-14.7999999999904</text:p>
          </table:table-cell>
          <table:table-cell office:value-type="float" office:value="6.39999999999752" calcext:value-type="float">
            <text:p>6.39999999999752</text:p>
          </table:table-cell>
          <table:table-cell office:value-type="float" office:value="17.2399999999995" calcext:value-type="float">
            <text:p>17.2399999999995</text:p>
          </table:table-cell>
          <table:table-cell office:value-type="float" office:value="1.1999999999901" calcext:value-type="float">
            <text:p>1.1999999999901</text:p>
          </table:table-cell>
        </table:table-row>
        <table:table-row table:style-name="ro1">
          <table:table-cell office:value-type="float" office:value="0.243477" calcext:value-type="float">
            <text:p>0.243477</text:p>
          </table:table-cell>
          <table:table-cell office:value-type="float" office:value="0.381392" calcext:value-type="float">
            <text:p>0.381392</text:p>
          </table:table-cell>
          <table:table-cell office:value-type="float" office:value="1.63496" calcext:value-type="float">
            <text:p>1.63496</text:p>
          </table:table-cell>
          <table:table-cell office:value-type="float" office:value="1.10478" calcext:value-type="float">
            <text:p>1.10478</text:p>
          </table:table-cell>
          <table:table-cell office:value-type="float" office:value="0.230236" calcext:value-type="float">
            <text:p>0.230236</text:p>
          </table:table-cell>
          <table:table-cell office:value-type="float" office:value="1.55351" calcext:value-type="float">
            <text:p>1.55351</text:p>
          </table:table-cell>
          <table:table-cell/>
          <table:table-cell office:value-type="float" office:value="0.475399999999998" calcext:value-type="float">
            <text:p>0.475399999999998</text:p>
          </table:table-cell>
          <table:table-cell office:value-type="float" office:value="0.266999999999995" calcext:value-type="float">
            <text:p>0.266999999999995</text:p>
          </table:table-cell>
          <table:table-cell office:value-type="float" office:value="-0.387999999999966" calcext:value-type="float">
            <text:p>-0.387999999999966</text:p>
          </table:table-cell>
          <table:table-cell office:value-type="float" office:value="0.161999999999995" calcext:value-type="float">
            <text:p>0.161999999999995</text:p>
          </table:table-cell>
          <table:table-cell office:value-type="float" office:value="0.475199999999998" calcext:value-type="float">
            <text:p>0.475199999999998</text:p>
          </table:table-cell>
          <table:table-cell office:value-type="float" office:value="0.0419999999999643" calcext:value-type="float">
            <text:p>0.041999999999964</text:p>
          </table:table-cell>
          <table:table-cell/>
          <table:table-cell office:value-type="float" office:value="17.2400000000006" calcext:value-type="float">
            <text:p>17.2400000000006</text:p>
          </table:table-cell>
          <table:table-cell office:value-type="float" office:value="10.0800000000012" calcext:value-type="float">
            <text:p>10.0800000000012</text:p>
          </table:table-cell>
          <table:table-cell office:value-type="float" office:value="-14.4000000000055" calcext:value-type="float">
            <text:p>-14.4000000000055</text:p>
          </table:table-cell>
          <table:table-cell office:value-type="float" office:value="5.60000000000116" calcext:value-type="float">
            <text:p>5.60000000000116</text:p>
          </table:table-cell>
          <table:table-cell office:value-type="float" office:value="17.2800000000017" calcext:value-type="float">
            <text:p>17.2800000000017</text:p>
          </table:table-cell>
          <table:table-cell office:value-type="float" office:value="1.20000000000786" calcext:value-type="float">
            <text:p>1.20000000000786</text:p>
          </table:table-cell>
        </table:table-row>
        <table:table-row table:style-name="ro1">
          <table:table-cell office:value-type="float" office:value="0.245854" calcext:value-type="float">
            <text:p>0.245854</text:p>
          </table:table-cell>
          <table:table-cell office:value-type="float" office:value="0.382727" calcext:value-type="float">
            <text:p>0.382727</text:p>
          </table:table-cell>
          <table:table-cell office:value-type="float" office:value="1.63302" calcext:value-type="float">
            <text:p>1.63302</text:p>
          </table:table-cell>
          <table:table-cell office:value-type="float" office:value="1.10559" calcext:value-type="float">
            <text:p>1.10559</text:p>
          </table:table-cell>
          <table:table-cell office:value-type="float" office:value="0.232612" calcext:value-type="float">
            <text:p>0.232612</text:p>
          </table:table-cell>
          <table:table-cell office:value-type="float" office:value="1.55372" calcext:value-type="float">
            <text:p>1.55372</text:p>
          </table:table-cell>
          <table:table-cell/>
          <table:table-cell office:value-type="float" office:value="0.561600000000001" calcext:value-type="float">
            <text:p>0.561600000000001</text:p>
          </table:table-cell>
          <table:table-cell office:value-type="float" office:value="0.317400000000001" calcext:value-type="float">
            <text:p>0.317400000000001</text:p>
          </table:table-cell>
          <table:table-cell office:value-type="float" office:value="-0.459999999999994" calcext:value-type="float">
            <text:p>-0.459999999999994</text:p>
          </table:table-cell>
          <table:table-cell office:value-type="float" office:value="0.190000000000001" calcext:value-type="float">
            <text:p>0.190000000000001</text:p>
          </table:table-cell>
          <table:table-cell office:value-type="float" office:value="0.561600000000007" calcext:value-type="float">
            <text:p>0.561600000000007</text:p>
          </table:table-cell>
          <table:table-cell office:value-type="float" office:value="0.0480000000000036" calcext:value-type="float">
            <text:p>0.048000000000004</text:p>
          </table:table-cell>
          <table:table-cell/>
          <table:table-cell office:value-type="float" office:value="17.3199999999996" calcext:value-type="float">
            <text:p>17.3199999999996</text:p>
          </table:table-cell>
          <table:table-cell office:value-type="float" office:value="10.2000000000002" calcext:value-type="float">
            <text:p>10.2000000000002</text:p>
          </table:table-cell>
          <table:table-cell office:value-type="float" office:value="-14.8000000000081" calcext:value-type="float">
            <text:p>-14.8000000000081</text:p>
          </table:table-cell>
          <table:table-cell office:value-type="float" office:value="5.9999999999949" calcext:value-type="float">
            <text:p>5.9999999999949</text:p>
          </table:table-cell>
          <table:table-cell office:value-type="float" office:value="17.2799999999984" calcext:value-type="float">
            <text:p>17.2799999999984</text:p>
          </table:table-cell>
          <table:table-cell office:value-type="float" office:value="1.19999999999898" calcext:value-type="float">
            <text:p>1.19999999999898</text:p>
          </table:table-cell>
        </table:table-row>
        <table:table-row table:style-name="ro1">
          <table:table-cell office:value-type="float" office:value="0.248662" calcext:value-type="float">
            <text:p>0.248662</text:p>
          </table:table-cell>
          <table:table-cell office:value-type="float" office:value="0.384314" calcext:value-type="float">
            <text:p>0.384314</text:p>
          </table:table-cell>
          <table:table-cell office:value-type="float" office:value="1.63072" calcext:value-type="float">
            <text:p>1.63072</text:p>
          </table:table-cell>
          <table:table-cell office:value-type="float" office:value="1.10654" calcext:value-type="float">
            <text:p>1.10654</text:p>
          </table:table-cell>
          <table:table-cell office:value-type="float" office:value="0.23542" calcext:value-type="float">
            <text:p>0.23542</text:p>
          </table:table-cell>
          <table:table-cell office:value-type="float" office:value="1.55396" calcext:value-type="float">
            <text:p>1.55396</text:p>
          </table:table-cell>
          <table:table-cell/>
          <table:table-cell office:value-type="float" office:value="0.648199999999999" calcext:value-type="float">
            <text:p>0.648199999999999</text:p>
          </table:table-cell>
          <table:table-cell office:value-type="float" office:value="0.368400000000002" calcext:value-type="float">
            <text:p>0.368400000000002</text:p>
          </table:table-cell>
          <table:table-cell office:value-type="float" office:value="-0.534000000000034" calcext:value-type="float">
            <text:p>-0.534000000000034</text:p>
          </table:table-cell>
          <table:table-cell office:value-type="float" office:value="0.219999999999976" calcext:value-type="float">
            <text:p>0.219999999999976</text:p>
          </table:table-cell>
          <table:table-cell office:value-type="float" office:value="0.647999999999999" calcext:value-type="float">
            <text:p>0.647999999999999</text:p>
          </table:table-cell>
          <table:table-cell office:value-type="float" office:value="0.0539999999999985" calcext:value-type="float">
            <text:p>0.053999999999999</text:p>
          </table:table-cell>
          <table:table-cell/>
          <table:table-cell office:value-type="float" office:value="15.5600000000011" calcext:value-type="float">
            <text:p>15.5600000000011</text:p>
          </table:table-cell>
          <table:table-cell office:value-type="float" office:value="9.43999999999834" calcext:value-type="float">
            <text:p>9.43999999999834</text:p>
          </table:table-cell>
          <table:table-cell office:value-type="float" office:value="-14.3999999999878" calcext:value-type="float">
            <text:p>-14.3999999999878</text:p>
          </table:table-cell>
          <table:table-cell office:value-type="float" office:value="5.60000000001004" calcext:value-type="float">
            <text:p>5.60000000001004</text:p>
          </table:table-cell>
          <table:table-cell office:value-type="float" office:value="15.5599999999989" calcext:value-type="float">
            <text:p>15.5599999999989</text:p>
          </table:table-cell>
          <table:table-cell office:value-type="float" office:value="1.20000000000786" calcext:value-type="float">
            <text:p>1.20000000000786</text:p>
          </table:table-cell>
        </table:table-row>
        <table:table-row table:style-name="ro1">
          <table:table-cell office:value-type="float" office:value="0.251903" calcext:value-type="float">
            <text:p>0.251903</text:p>
          </table:table-cell>
          <table:table-cell office:value-type="float" office:value="0.386156" calcext:value-type="float">
            <text:p>0.386156</text:p>
          </table:table-cell>
          <table:table-cell office:value-type="float" office:value="1.62805" calcext:value-type="float">
            <text:p>1.62805</text:p>
          </table:table-cell>
          <table:table-cell office:value-type="float" office:value="1.10764" calcext:value-type="float">
            <text:p>1.10764</text:p>
          </table:table-cell>
          <table:table-cell office:value-type="float" office:value="0.23866" calcext:value-type="float">
            <text:p>0.23866</text:p>
          </table:table-cell>
          <table:table-cell office:value-type="float" office:value="1.55423" calcext:value-type="float">
            <text:p>1.55423</text:p>
          </table:table-cell>
          <table:table-cell/>
          <table:table-cell office:value-type="float" office:value="0.726000000000004" calcext:value-type="float">
            <text:p>0.726000000000004</text:p>
          </table:table-cell>
          <table:table-cell office:value-type="float" office:value="0.415599999999994" calcext:value-type="float">
            <text:p>0.415599999999994</text:p>
          </table:table-cell>
          <table:table-cell office:value-type="float" office:value="-0.605999999999973" calcext:value-type="float">
            <text:p>-0.605999999999973</text:p>
          </table:table-cell>
          <table:table-cell office:value-type="float" office:value="0.248000000000026" calcext:value-type="float">
            <text:p>0.248000000000026</text:p>
          </table:table-cell>
          <table:table-cell office:value-type="float" office:value="0.725799999999993" calcext:value-type="float">
            <text:p>0.725799999999993</text:p>
          </table:table-cell>
          <table:table-cell office:value-type="float" office:value="0.0600000000000378" calcext:value-type="float">
            <text:p>0.060000000000038</text:p>
          </table:table-cell>
          <table:table-cell/>
          <table:table-cell office:value-type="float" office:value="7.6799999999988" calcext:value-type="float">
            <text:p>7.6799999999988</text:p>
          </table:table-cell>
          <table:table-cell office:value-type="float" office:value="5.16000000000183" calcext:value-type="float">
            <text:p>5.16000000000183</text:p>
          </table:table-cell>
          <table:table-cell office:value-type="float" office:value="-7.20000000001164" calcext:value-type="float">
            <text:p>-7.20000000001164</text:p>
          </table:table-cell>
          <table:table-cell office:value-type="float" office:value="2.39999999998908" calcext:value-type="float">
            <text:p>2.39999999998908</text:p>
          </table:table-cell>
          <table:table-cell office:value-type="float" office:value="7.72000000000217" calcext:value-type="float">
            <text:p>7.72000000000217</text:p>
          </table:table-cell>
          <table:table-cell office:value-type="float" office:value="0.399999999984857" calcext:value-type="float">
            <text:p>0.399999999984857</text:p>
          </table:table-cell>
        </table:table-row>
        <table:table-row table:style-name="ro1">
          <table:table-cell office:value-type="float" office:value="0.255533" calcext:value-type="float">
            <text:p>0.255533</text:p>
          </table:table-cell>
          <table:table-cell office:value-type="float" office:value="0.388234" calcext:value-type="float">
            <text:p>0.388234</text:p>
          </table:table-cell>
          <table:table-cell office:value-type="float" office:value="1.62502" calcext:value-type="float">
            <text:p>1.62502</text:p>
          </table:table-cell>
          <table:table-cell office:value-type="float" office:value="1.10888" calcext:value-type="float">
            <text:p>1.10888</text:p>
          </table:table-cell>
          <table:table-cell office:value-type="float" office:value="0.242289" calcext:value-type="float">
            <text:p>0.242289</text:p>
          </table:table-cell>
          <table:table-cell office:value-type="float" office:value="1.55453" calcext:value-type="float">
            <text:p>1.55453</text:p>
          </table:table-cell>
          <table:table-cell/>
          <table:table-cell office:value-type="float" office:value="0.764399999999998" calcext:value-type="float">
            <text:p>0.764399999999998</text:p>
          </table:table-cell>
          <table:table-cell office:value-type="float" office:value="0.441400000000003" calcext:value-type="float">
            <text:p>0.441400000000003</text:p>
          </table:table-cell>
          <table:table-cell office:value-type="float" office:value="-0.642000000000031" calcext:value-type="float">
            <text:p>-0.642000000000031</text:p>
          </table:table-cell>
          <table:table-cell office:value-type="float" office:value="0.259999999999971" calcext:value-type="float">
            <text:p>0.259999999999971</text:p>
          </table:table-cell>
          <table:table-cell office:value-type="float" office:value="0.764400000000004" calcext:value-type="float">
            <text:p>0.764400000000004</text:p>
          </table:table-cell>
          <table:table-cell office:value-type="float" office:value="0.0619999999999621" calcext:value-type="float">
            <text:p>0.061999999999962</text:p>
          </table:table-cell>
          <table:table-cell/>
          <table:table-cell office:value-type="float" office:value="3.51999999999908" calcext:value-type="float">
            <text:p>3.51999999999908</text:p>
          </table:table-cell>
          <table:table-cell office:value-type="float" office:value="2.7200000000005" calcext:value-type="float">
            <text:p>2.7200000000005</text:p>
          </table:table-cell>
          <table:table-cell office:value-type="float" office:value="-4.3999999999933" calcext:value-type="float">
            <text:p>-4.3999999999933</text:p>
          </table:table-cell>
          <table:table-cell office:value-type="float" office:value="1.60000000001048" calcext:value-type="float">
            <text:p>1.60000000001048</text:p>
          </table:table-cell>
          <table:table-cell office:value-type="float" office:value="3.48000000000015" calcext:value-type="float">
            <text:p>3.48000000000015</text:p>
          </table:table-cell>
          <table:table-cell office:value-type="float" office:value="-0.399999999984857" calcext:value-type="float">
            <text:p>-0.399999999984857</text:p>
          </table:table-cell>
        </table:table-row>
        <table:table-row table:style-name="ro1">
          <table:table-cell office:value-type="float" office:value="0.259355" calcext:value-type="float">
            <text:p>0.259355</text:p>
          </table:table-cell>
          <table:table-cell office:value-type="float" office:value="0.390441" calcext:value-type="float">
            <text:p>0.390441</text:p>
          </table:table-cell>
          <table:table-cell office:value-type="float" office:value="1.62181" calcext:value-type="float">
            <text:p>1.62181</text:p>
          </table:table-cell>
          <table:table-cell office:value-type="float" office:value="1.11018" calcext:value-type="float">
            <text:p>1.11018</text:p>
          </table:table-cell>
          <table:table-cell office:value-type="float" office:value="0.246111" calcext:value-type="float">
            <text:p>0.246111</text:p>
          </table:table-cell>
          <table:table-cell office:value-type="float" office:value="1.55484" calcext:value-type="float">
            <text:p>1.55484</text:p>
          </table:table-cell>
          <table:table-cell/>
          <table:table-cell office:value-type="float" office:value="0.781999999999994" calcext:value-type="float">
            <text:p>0.781999999999994</text:p>
          </table:table-cell>
          <table:table-cell office:value-type="float" office:value="0.455000000000005" calcext:value-type="float">
            <text:p>0.455000000000005</text:p>
          </table:table-cell>
          <table:table-cell office:value-type="float" office:value="-0.663999999999998" calcext:value-type="float">
            <text:p>-0.663999999999998</text:p>
          </table:table-cell>
          <table:table-cell office:value-type="float" office:value="0.268000000000024" calcext:value-type="float">
            <text:p>0.268000000000024</text:p>
          </table:table-cell>
          <table:table-cell office:value-type="float" office:value="0.781800000000005" calcext:value-type="float">
            <text:p>0.781800000000005</text:p>
          </table:table-cell>
          <table:table-cell office:value-type="float" office:value="0.0600000000000378" calcext:value-type="float">
            <text:p>0.060000000000038</text:p>
          </table:table-cell>
          <table:table-cell/>
          <table:table-cell office:value-type="float" office:value="2.52000000000141" calcext:value-type="float">
            <text:p>2.52000000000141</text:p>
          </table:table-cell>
          <table:table-cell office:value-type="float" office:value="2.27999999999673" calcext:value-type="float">
            <text:p>2.27999999999673</text:p>
          </table:table-cell>
          <table:table-cell office:value-type="float" office:value="-3.2000000000032" calcext:value-type="float">
            <text:p>-3.2000000000032</text:p>
          </table:table-cell>
          <table:table-cell office:value-type="float" office:value="0.799999999996359" calcext:value-type="float">
            <text:p>0.799999999996359</text:p>
          </table:table-cell>
          <table:table-cell office:value-type="float" office:value="2.55999999999701" calcext:value-type="float">
            <text:p>2.55999999999701</text:p>
          </table:table-cell>
          <table:table-cell office:value-type="float" office:value="-0.0000000000177635683940025" calcext:value-type="float">
            <text:p>-1.77635683940025E-11</text:p>
          </table:table-cell>
        </table:table-row>
        <table:table-row table:style-name="ro1">
          <table:table-cell office:value-type="float" office:value="0.263265" calcext:value-type="float">
            <text:p>0.263265</text:p>
          </table:table-cell>
          <table:table-cell office:value-type="float" office:value="0.392716" calcext:value-type="float">
            <text:p>0.392716</text:p>
          </table:table-cell>
          <table:table-cell office:value-type="float" office:value="1.61849" calcext:value-type="float">
            <text:p>1.61849</text:p>
          </table:table-cell>
          <table:table-cell office:value-type="float" office:value="1.11152" calcext:value-type="float">
            <text:p>1.11152</text:p>
          </table:table-cell>
          <table:table-cell office:value-type="float" office:value="0.25002" calcext:value-type="float">
            <text:p>0.25002</text:p>
          </table:table-cell>
          <table:table-cell office:value-type="float" office:value="1.55514" calcext:value-type="float">
            <text:p>1.55514</text:p>
          </table:table-cell>
          <table:table-cell/>
          <table:table-cell office:value-type="float" office:value="0.794600000000001" calcext:value-type="float">
            <text:p>0.794600000000001</text:p>
          </table:table-cell>
          <table:table-cell office:value-type="float" office:value="0.466399999999989" calcext:value-type="float">
            <text:p>0.466399999999989</text:p>
          </table:table-cell>
          <table:table-cell office:value-type="float" office:value="-0.680000000000014" calcext:value-type="float">
            <text:p>-0.680000000000014</text:p>
          </table:table-cell>
          <table:table-cell office:value-type="float" office:value="0.272000000000006" calcext:value-type="float">
            <text:p>0.272000000000006</text:p>
          </table:table-cell>
          <table:table-cell office:value-type="float" office:value="0.79459999999999" calcext:value-type="float">
            <text:p>0.79459999999999</text:p>
          </table:table-cell>
          <table:table-cell office:value-type="float" office:value="0.059999999999949" calcext:value-type="float">
            <text:p>0.059999999999949</text:p>
          </table:table-cell>
          <table:table-cell/>
          <table:table-cell office:value-type="float" office:value="2.40000000000018" calcext:value-type="float">
            <text:p>2.40000000000018</text:p>
          </table:table-cell>
          <table:table-cell office:value-type="float" office:value="2.20000000000331" calcext:value-type="float">
            <text:p>2.20000000000331</text:p>
          </table:table-cell>
          <table:table-cell office:value-type="float" office:value="-3.99999999999068" calcext:value-type="float">
            <text:p>-3.99999999999068</text:p>
          </table:table-cell>
          <table:table-cell office:value-type="float" office:value="1.19999999999898" calcext:value-type="float">
            <text:p>1.19999999999898</text:p>
          </table:table-cell>
          <table:table-cell office:value-type="float" office:value="2.36000000000347" calcext:value-type="float">
            <text:p>2.36000000000347</text:p>
          </table:table-cell>
          <table:table-cell office:value-type="float" office:value="-0.399999999984857" calcext:value-type="float">
            <text:p>-0.399999999984857</text:p>
          </table:table-cell>
        </table:table-row>
        <table:table-row table:style-name="ro1">
          <table:table-cell office:value-type="float" office:value="0.267238" calcext:value-type="float">
            <text:p>0.267238</text:p>
          </table:table-cell>
          <table:table-cell office:value-type="float" office:value="0.395048" calcext:value-type="float">
            <text:p>0.395048</text:p>
          </table:table-cell>
          <table:table-cell office:value-type="float" office:value="1.61509" calcext:value-type="float">
            <text:p>1.61509</text:p>
          </table:table-cell>
          <table:table-cell office:value-type="float" office:value="1.11288" calcext:value-type="float">
            <text:p>1.11288</text:p>
          </table:table-cell>
          <table:table-cell office:value-type="float" office:value="0.253993" calcext:value-type="float">
            <text:p>0.253993</text:p>
          </table:table-cell>
          <table:table-cell office:value-type="float" office:value="1.55544" calcext:value-type="float">
            <text:p>1.55544</text:p>
          </table:table-cell>
          <table:table-cell/>
          <table:table-cell office:value-type="float" office:value="0.806600000000002" calcext:value-type="float">
            <text:p>0.806600000000002</text:p>
          </table:table-cell>
          <table:table-cell office:value-type="float" office:value="0.477400000000006" calcext:value-type="float">
            <text:p>0.477400000000006</text:p>
          </table:table-cell>
          <table:table-cell office:value-type="float" office:value="-0.699999999999967" calcext:value-type="float">
            <text:p>-0.699999999999967</text:p>
          </table:table-cell>
          <table:table-cell office:value-type="float" office:value="0.278" calcext:value-type="float">
            <text:p>0.278</text:p>
          </table:table-cell>
          <table:table-cell office:value-type="float" office:value="0.806400000000007" calcext:value-type="float">
            <text:p>0.806400000000007</text:p>
          </table:table-cell>
          <table:table-cell office:value-type="float" office:value="0.0580000000000247" calcext:value-type="float">
            <text:p>0.058000000000025</text:p>
          </table:table-cell>
          <table:table-cell/>
          <table:table-cell office:value-type="float" office:value="2.3200000000001" calcext:value-type="float">
            <text:p>2.3200000000001</text:p>
          </table:table-cell>
          <table:table-cell office:value-type="float" office:value="2.27999999999895" calcext:value-type="float">
            <text:p>2.27999999999895</text:p>
          </table:table-cell>
          <table:table-cell office:value-type="float" office:value="-3.2000000000032" calcext:value-type="float">
            <text:p>-3.2000000000032</text:p>
          </table:table-cell>
          <table:table-cell office:value-type="float" office:value="1.19999999999898" calcext:value-type="float">
            <text:p>1.19999999999898</text:p>
          </table:table-cell>
          <table:table-cell office:value-type="float" office:value="2.31999999999788" calcext:value-type="float">
            <text:p>2.31999999999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1271" calcext:value-type="float">
            <text:p>0.271271</text:p>
          </table:table-cell>
          <table:table-cell office:value-type="float" office:value="0.397435" calcext:value-type="float">
            <text:p>0.397435</text:p>
          </table:table-cell>
          <table:table-cell office:value-type="float" office:value="1.61159" calcext:value-type="float">
            <text:p>1.61159</text:p>
          </table:table-cell>
          <table:table-cell office:value-type="float" office:value="1.11427" calcext:value-type="float">
            <text:p>1.11427</text:p>
          </table:table-cell>
          <table:table-cell office:value-type="float" office:value="0.258025" calcext:value-type="float">
            <text:p>0.258025</text:p>
          </table:table-cell>
          <table:table-cell office:value-type="float" office:value="1.55573" calcext:value-type="float">
            <text:p>1.55573</text:p>
          </table:table-cell>
          <table:table-cell/>
          <table:table-cell office:value-type="float" office:value="0.818200000000002" calcext:value-type="float">
            <text:p>0.818200000000002</text:p>
          </table:table-cell>
          <table:table-cell office:value-type="float" office:value="0.4888" calcext:value-type="float">
            <text:p>0.4888</text:p>
          </table:table-cell>
          <table:table-cell office:value-type="float" office:value="-0.715999999999983" calcext:value-type="float">
            <text:p>-0.715999999999983</text:p>
          </table:table-cell>
          <table:table-cell office:value-type="float" office:value="0.283999999999995" calcext:value-type="float">
            <text:p>0.283999999999995</text:p>
          </table:table-cell>
          <table:table-cell office:value-type="float" office:value="0.817999999999996" calcext:value-type="float">
            <text:p>0.817999999999996</text:p>
          </table:table-cell>
          <table:table-cell office:value-type="float" office:value="0.0580000000000247" calcext:value-type="float">
            <text:p>0.058000000000025</text:p>
          </table:table-cell>
          <table:table-cell/>
          <table:table-cell office:value-type="float" office:value="2.40000000000018" calcext:value-type="float">
            <text:p>2.40000000000018</text:p>
          </table:table-cell>
          <table:table-cell office:value-type="float" office:value="2.28000000000117" calcext:value-type="float">
            <text:p>2.28000000000117</text:p>
          </table:table-cell>
          <table:table-cell office:value-type="float" office:value="-3.60000000000582" calcext:value-type="float">
            <text:p>-3.60000000000582</text:p>
          </table:table-cell>
          <table:table-cell office:value-type="float" office:value="0.799999999996359" calcext:value-type="float">
            <text:p>0.799999999996359</text:p>
          </table:table-cell>
          <table:table-cell office:value-type="float" office:value="2.44000000000133" calcext:value-type="float">
            <text:p>2.44000000000133</text:p>
          </table:table-cell>
          <table:table-cell office:value-type="float" office:value="-0.00000000000888178419700125" calcext:value-type="float">
            <text:p>-8.88178419700125E-12</text:p>
          </table:table-cell>
        </table:table-row>
        <table:table-row table:style-name="ro1">
          <table:table-cell office:value-type="float" office:value="0.275362" calcext:value-type="float">
            <text:p>0.275362</text:p>
          </table:table-cell>
          <table:table-cell office:value-type="float" office:value="0.399879" calcext:value-type="float">
            <text:p>0.399879</text:p>
          </table:table-cell>
          <table:table-cell office:value-type="float" office:value="1.60801" calcext:value-type="float">
            <text:p>1.60801</text:p>
          </table:table-cell>
          <table:table-cell office:value-type="float" office:value="1.11569" calcext:value-type="float">
            <text:p>1.11569</text:p>
          </table:table-cell>
          <table:table-cell office:value-type="float" office:value="0.262115" calcext:value-type="float">
            <text:p>0.262115</text:p>
          </table:table-cell>
          <table:table-cell office:value-type="float" office:value="1.55602" calcext:value-type="float">
            <text:p>1.55602</text:p>
          </table:table-cell>
          <table:table-cell/>
          <table:table-cell office:value-type="float" office:value="0.830200000000003" calcext:value-type="float">
            <text:p>0.830200000000003</text:p>
          </table:table-cell>
          <table:table-cell office:value-type="float" office:value="0.500200000000006" calcext:value-type="float">
            <text:p>0.500200000000006</text:p>
          </table:table-cell>
          <table:table-cell office:value-type="float" office:value="-0.734000000000012" calcext:value-type="float">
            <text:p>-0.734000000000012</text:p>
          </table:table-cell>
          <table:table-cell office:value-type="float" office:value="0.287999999999977" calcext:value-type="float">
            <text:p>0.287999999999977</text:p>
          </table:table-cell>
          <table:table-cell office:value-type="float" office:value="0.830200000000003" calcext:value-type="float">
            <text:p>0.830200000000003</text:p>
          </table:table-cell>
          <table:table-cell office:value-type="float" office:value="0.0579999999999803" calcext:value-type="float">
            <text:p>0.05799999999998</text:p>
          </table:table-cell>
          <table:table-cell/>
          <table:table-cell table:number-columns-repeated="2" office:value-type="float" office:value="2.39999999999796" calcext:value-type="float">
            <text:p>2.39999999999796</text:p>
          </table:table-cell>
          <table:table-cell office:value-type="float" office:value="-3.99999999999956" calcext:value-type="float">
            <text:p>-3.99999999999956</text:p>
          </table:table-cell>
          <table:table-cell office:value-type="float" office:value="1.60000000001048" calcext:value-type="float">
            <text:p>1.60000000001048</text:p>
          </table:table-cell>
          <table:table-cell office:value-type="float" office:value="2.35999999999903" calcext:value-type="float">
            <text:p>2.35999999999903</text:p>
          </table:table-cell>
          <table:table-cell office:value-type="float" office:value="-0.400000000002621" calcext:value-type="float">
            <text:p>-0.400000000002621</text:p>
          </table:table-cell>
        </table:table-row>
        <table:table-row table:style-name="ro1">
          <table:table-cell office:value-type="float" office:value="0.279513" calcext:value-type="float">
            <text:p>0.279513</text:p>
          </table:table-cell>
          <table:table-cell office:value-type="float" office:value="0.40238" calcext:value-type="float">
            <text:p>0.40238</text:p>
          </table:table-cell>
          <table:table-cell office:value-type="float" office:value="1.60434" calcext:value-type="float">
            <text:p>1.60434</text:p>
          </table:table-cell>
          <table:table-cell office:value-type="float" office:value="1.11713" calcext:value-type="float">
            <text:p>1.11713</text:p>
          </table:table-cell>
          <table:table-cell office:value-type="float" office:value="0.266266" calcext:value-type="float">
            <text:p>0.266266</text:p>
          </table:table-cell>
          <table:table-cell office:value-type="float" office:value="1.55631" calcext:value-type="float">
            <text:p>1.55631</text:p>
          </table:table-cell>
          <table:table-cell/>
          <table:table-cell office:value-type="float" office:value="0.842199999999993" calcext:value-type="float">
            <text:p>0.842199999999993</text:p>
          </table:table-cell>
          <table:table-cell office:value-type="float" office:value="0.512199999999996" calcext:value-type="float">
            <text:p>0.512199999999996</text:p>
          </table:table-cell>
          <table:table-cell office:value-type="float" office:value="-0.75400000000001" calcext:value-type="float">
            <text:p>-0.75400000000001</text:p>
          </table:table-cell>
          <table:table-cell office:value-type="float" office:value="0.29600000000003" calcext:value-type="float">
            <text:p>0.29600000000003</text:p>
          </table:table-cell>
          <table:table-cell office:value-type="float" office:value="0.841999999999998" calcext:value-type="float">
            <text:p>0.841999999999998</text:p>
          </table:table-cell>
          <table:table-cell office:value-type="float" office:value="0.0559999999999672" calcext:value-type="float">
            <text:p>0.055999999999967</text:p>
          </table:table-cell>
          <table:table-cell/>
          <table:table-cell office:value-type="float" office:value="2.44000000000133" calcext:value-type="float">
            <text:p>2.44000000000133</text:p>
          </table:table-cell>
          <table:table-cell office:value-type="float" office:value="2.48000000000026" calcext:value-type="float">
            <text:p>2.48000000000026</text:p>
          </table:table-cell>
          <table:table-cell office:value-type="float" office:value="-3.59999999999694" calcext:value-type="float">
            <text:p>-3.59999999999694</text:p>
          </table:table-cell>
          <table:table-cell office:value-type="float" office:value="0.799999999987477" calcext:value-type="float">
            <text:p>0.799999999987477</text:p>
          </table:table-cell>
          <table:table-cell office:value-type="float" office:value="2.43999999999911" calcext:value-type="float">
            <text:p>2.43999999999911</text:p>
          </table:table-cell>
          <table:table-cell office:value-type="float" office:value="-0.399999999993739" calcext:value-type="float">
            <text:p>-0.399999999993739</text:p>
          </table:table-cell>
        </table:table-row>
        <table:table-row table:style-name="ro1">
          <table:table-cell office:value-type="float" office:value="0.283724" calcext:value-type="float">
            <text:p>0.283724</text:p>
          </table:table-cell>
          <table:table-cell office:value-type="float" office:value="0.404941" calcext:value-type="float">
            <text:p>0.404941</text:p>
          </table:table-cell>
          <table:table-cell office:value-type="float" office:value="1.60057" calcext:value-type="float">
            <text:p>1.60057</text:p>
          </table:table-cell>
          <table:table-cell office:value-type="float" office:value="1.11861" calcext:value-type="float">
            <text:p>1.11861</text:p>
          </table:table-cell>
          <table:table-cell office:value-type="float" office:value="0.270476" calcext:value-type="float">
            <text:p>0.270476</text:p>
          </table:table-cell>
          <table:table-cell office:value-type="float" office:value="1.55659" calcext:value-type="float">
            <text:p>1.55659</text:p>
          </table:table-cell>
          <table:table-cell/>
          <table:table-cell office:value-type="float" office:value="0.8544" calcext:value-type="float">
            <text:p>0.8544</text:p>
          </table:table-cell>
          <table:table-cell office:value-type="float" office:value="0.524599999999997" calcext:value-type="float">
            <text:p>0.524599999999997</text:p>
          </table:table-cell>
          <table:table-cell office:value-type="float" office:value="-0.771999999999995" calcext:value-type="float">
            <text:p>-0.771999999999995</text:p>
          </table:table-cell>
          <table:table-cell office:value-type="float" office:value="0.299999999999967" calcext:value-type="float">
            <text:p>0.299999999999967</text:p>
          </table:table-cell>
          <table:table-cell office:value-type="float" office:value="0.854199999999994" calcext:value-type="float">
            <text:p>0.854199999999994</text:p>
          </table:table-cell>
          <table:table-cell office:value-type="float" office:value="0.0539999999999985" calcext:value-type="float">
            <text:p>0.053999999999999</text:p>
          </table:table-cell>
          <table:table-cell/>
          <table:table-cell office:value-type="float" office:value="2.44000000000133" calcext:value-type="float">
            <text:p>2.44000000000133</text:p>
          </table:table-cell>
          <table:table-cell office:value-type="float" office:value="2.48000000000026" calcext:value-type="float">
            <text:p>2.48000000000026</text:p>
          </table:table-cell>
          <table:table-cell office:value-type="float" office:value="-3.99999999999956" calcext:value-type="float">
            <text:p>-3.99999999999956</text:p>
          </table:table-cell>
          <table:table-cell office:value-type="float" office:value="1.60000000001048" calcext:value-type="float">
            <text:p>1.60000000001048</text:p>
          </table:table-cell>
          <table:table-cell office:value-type="float" office:value="2.44000000000133" calcext:value-type="float">
            <text:p>2.44000000000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7996" calcext:value-type="float">
            <text:p>0.287996</text:p>
          </table:table-cell>
          <table:table-cell office:value-type="float" office:value="0.407564" calcext:value-type="float">
            <text:p>0.407564</text:p>
          </table:table-cell>
          <table:table-cell office:value-type="float" office:value="1.59671" calcext:value-type="float">
            <text:p>1.59671</text:p>
          </table:table-cell>
          <table:table-cell office:value-type="float" office:value="1.12011" calcext:value-type="float">
            <text:p>1.12011</text:p>
          </table:table-cell>
          <table:table-cell office:value-type="float" office:value="0.274747" calcext:value-type="float">
            <text:p>0.274747</text:p>
          </table:table-cell>
          <table:table-cell office:value-type="float" office:value="1.55686" calcext:value-type="float">
            <text:p>1.55686</text:p>
          </table:table-cell>
          <table:table-cell/>
          <table:table-cell office:value-type="float" office:value="0.866600000000006" calcext:value-type="float">
            <text:p>0.866600000000006</text:p>
          </table:table-cell>
          <table:table-cell office:value-type="float" office:value="0.536999999999999" calcext:value-type="float">
            <text:p>0.536999999999999</text:p>
          </table:table-cell>
          <table:table-cell office:value-type="float" office:value="-0.791999999999993" calcext:value-type="float">
            <text:p>-0.791999999999993</text:p>
          </table:table-cell>
          <table:table-cell office:value-type="float" office:value="0.308000000000019" calcext:value-type="float">
            <text:p>0.308000000000019</text:p>
          </table:table-cell>
          <table:table-cell office:value-type="float" office:value="0.866400000000001" calcext:value-type="float">
            <text:p>0.866400000000001</text:p>
          </table:table-cell>
          <table:table-cell office:value-type="float" office:value="0.0539999999999985" calcext:value-type="float">
            <text:p>0.053999999999999</text:p>
          </table:table-cell>
          <table:table-cell/>
          <table:table-cell office:value-type="float" office:value="2.47999999999804" calcext:value-type="float">
            <text:p>2.47999999999804</text:p>
          </table:table-cell>
          <table:table-cell office:value-type="float" office:value="2.64000000000264" calcext:value-type="float">
            <text:p>2.64000000000264</text:p>
          </table:table-cell>
          <table:table-cell office:value-type="float" office:value="-4.40000000000218" calcext:value-type="float">
            <text:p>-4.40000000000218</text:p>
          </table:table-cell>
          <table:table-cell office:value-type="float" office:value="1.19999999999898" calcext:value-type="float">
            <text:p>1.19999999999898</text:p>
          </table:table-cell>
          <table:table-cell office:value-type="float" office:value="2.52000000000141" calcext:value-type="float">
            <text:p>2.52000000000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2329" calcext:value-type="float">
            <text:p>0.292329</text:p>
          </table:table-cell>
          <table:table-cell office:value-type="float" office:value="0.410249" calcext:value-type="float">
            <text:p>0.410249</text:p>
          </table:table-cell>
          <table:table-cell office:value-type="float" office:value="1.59275" calcext:value-type="float">
            <text:p>1.59275</text:p>
          </table:table-cell>
          <table:table-cell office:value-type="float" office:value="1.12165" calcext:value-type="float">
            <text:p>1.12165</text:p>
          </table:table-cell>
          <table:table-cell office:value-type="float" office:value="0.279079" calcext:value-type="float">
            <text:p>0.279079</text:p>
          </table:table-cell>
          <table:table-cell office:value-type="float" office:value="1.55713" calcext:value-type="float">
            <text:p>1.55713</text:p>
          </table:table-cell>
          <table:table-cell/>
          <table:table-cell office:value-type="float" office:value="0.878999999999996" calcext:value-type="float">
            <text:p>0.878999999999996</text:p>
          </table:table-cell>
          <table:table-cell office:value-type="float" office:value="0.550200000000012" calcext:value-type="float">
            <text:p>0.550200000000012</text:p>
          </table:table-cell>
          <table:table-cell office:value-type="float" office:value="-0.814000000000004" calcext:value-type="float">
            <text:p>-0.814000000000004</text:p>
          </table:table-cell>
          <table:table-cell office:value-type="float" office:value="0.314000000000014" calcext:value-type="float">
            <text:p>0.314000000000014</text:p>
          </table:table-cell>
          <table:table-cell office:value-type="float" office:value="0.879000000000008" calcext:value-type="float">
            <text:p>0.879000000000008</text:p>
          </table:table-cell>
          <table:table-cell office:value-type="float" office:value="0.0539999999999985" calcext:value-type="float">
            <text:p>0.053999999999999</text:p>
          </table:table-cell>
          <table:table-cell/>
          <table:table-cell office:value-type="float" office:value="2.52000000000141" calcext:value-type="float">
            <text:p>2.52000000000141</text:p>
          </table:table-cell>
          <table:table-cell office:value-type="float" office:value="2.67999999999491" calcext:value-type="float">
            <text:p>2.67999999999491</text:p>
          </table:table-cell>
          <table:table-cell office:value-type="float" office:value="-3.99999999999956" calcext:value-type="float">
            <text:p>-3.99999999999956</text:p>
          </table:table-cell>
          <table:table-cell office:value-type="float" office:value="1.59999999999272" calcext:value-type="float">
            <text:p>1.59999999999272</text:p>
          </table:table-cell>
          <table:table-cell office:value-type="float" office:value="2.47999999999804" calcext:value-type="float">
            <text:p>2.47999999999804</text:p>
          </table:table-cell>
          <table:table-cell office:value-type="float" office:value="-0.399999999993739" calcext:value-type="float">
            <text:p>-0.399999999993739</text:p>
          </table:table-cell>
        </table:table-row>
        <table:table-row table:style-name="ro1">
          <table:table-cell office:value-type="float" office:value="0.296724" calcext:value-type="float">
            <text:p>0.296724</text:p>
          </table:table-cell>
          <table:table-cell office:value-type="float" office:value="0.413" calcext:value-type="float">
            <text:p>0.413</text:p>
          </table:table-cell>
          <table:table-cell office:value-type="float" office:value="1.58868" calcext:value-type="float">
            <text:p>1.58868</text:p>
          </table:table-cell>
          <table:table-cell office:value-type="float" office:value="1.12322" calcext:value-type="float">
            <text:p>1.12322</text:p>
          </table:table-cell>
          <table:table-cell office:value-type="float" office:value="0.283474" calcext:value-type="float">
            <text:p>0.283474</text:p>
          </table:table-cell>
          <table:table-cell office:value-type="float" office:value="1.5574" calcext:value-type="float">
            <text:p>1.5574</text:p>
          </table:table-cell>
          <table:table-cell/>
          <table:table-cell office:value-type="float" office:value="0.891600000000003" calcext:value-type="float">
            <text:p>0.891600000000003</text:p>
          </table:table-cell>
          <table:table-cell office:value-type="float" office:value="0.563599999999986" calcext:value-type="float">
            <text:p>0.563599999999986</text:p>
          </table:table-cell>
          <table:table-cell office:value-type="float" office:value="-0.834000000000001" calcext:value-type="float">
            <text:p>-0.834000000000001</text:p>
          </table:table-cell>
          <table:table-cell office:value-type="float" office:value="0.321999999999978" calcext:value-type="float">
            <text:p>0.321999999999978</text:p>
          </table:table-cell>
          <table:table-cell office:value-type="float" office:value="0.891399999999998" calcext:value-type="float">
            <text:p>0.891399999999998</text:p>
          </table:table-cell>
          <table:table-cell office:value-type="float" office:value="0.0520000000000298" calcext:value-type="float">
            <text:p>0.05200000000003</text:p>
          </table:table-cell>
          <table:table-cell/>
          <table:table-cell office:value-type="float" office:value="2.55999999999812" calcext:value-type="float">
            <text:p>2.55999999999812</text:p>
          </table:table-cell>
          <table:table-cell office:value-type="float" office:value="2.76000000000387" calcext:value-type="float">
            <text:p>2.76000000000387</text:p>
          </table:table-cell>
          <table:table-cell office:value-type="float" office:value="-4.79999999999592" calcext:value-type="float">
            <text:p>-4.79999999999592</text:p>
          </table:table-cell>
          <table:table-cell office:value-type="float" office:value="1.20000000000786" calcext:value-type="float">
            <text:p>1.20000000000786</text:p>
          </table:table-cell>
          <table:table-cell office:value-type="float" office:value="2.56000000000034" calcext:value-type="float">
            <text:p>2.56000000000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01182" calcext:value-type="float">
            <text:p>0.301182</text:p>
          </table:table-cell>
          <table:table-cell office:value-type="float" office:value="0.415818" calcext:value-type="float">
            <text:p>0.415818</text:p>
          </table:table-cell>
          <table:table-cell office:value-type="float" office:value="1.58451" calcext:value-type="float">
            <text:p>1.58451</text:p>
          </table:table-cell>
          <table:table-cell office:value-type="float" office:value="1.12483" calcext:value-type="float">
            <text:p>1.12483</text:p>
          </table:table-cell>
          <table:table-cell office:value-type="float" office:value="0.287931" calcext:value-type="float">
            <text:p>0.287931</text:p>
          </table:table-cell>
          <table:table-cell office:value-type="float" office:value="1.55766" calcext:value-type="float">
            <text:p>1.55766</text:p>
          </table:table-cell>
          <table:table-cell/>
          <table:table-cell office:value-type="float" office:value="0.904399999999994" calcext:value-type="float">
            <text:p>0.904399999999994</text:p>
          </table:table-cell>
          <table:table-cell office:value-type="float" office:value="0.577400000000006" calcext:value-type="float">
            <text:p>0.577400000000006</text:p>
          </table:table-cell>
          <table:table-cell office:value-type="float" office:value="-0.857999999999981" calcext:value-type="float">
            <text:p>-0.857999999999981</text:p>
          </table:table-cell>
          <table:table-cell office:value-type="float" office:value="0.328000000000017" calcext:value-type="float">
            <text:p>0.328000000000017</text:p>
          </table:table-cell>
          <table:table-cell office:value-type="float" office:value="0.904199999999999" calcext:value-type="float">
            <text:p>0.904199999999999</text:p>
          </table:table-cell>
          <table:table-cell office:value-type="float" office:value="0.0520000000000298" calcext:value-type="float">
            <text:p>0.05200000000003</text:p>
          </table:table-cell>
          <table:table-cell/>
          <table:table-cell office:value-type="float" office:value="2.56000000000256" calcext:value-type="float">
            <text:p>2.56000000000256</text:p>
          </table:table-cell>
          <table:table-cell office:value-type="float" office:value="2.87999999999844" calcext:value-type="float">
            <text:p>2.87999999999844</text:p>
          </table:table-cell>
          <table:table-cell office:value-type="float" office:value="-4.40000000001106" calcext:value-type="float">
            <text:p>-4.40000000001106</text:p>
          </table:table-cell>
          <table:table-cell office:value-type="float" office:value="1.99999999999534" calcext:value-type="float">
            <text:p>1.99999999999534</text:p>
          </table:table-cell>
          <table:table-cell office:value-type="float" office:value="2.59999999999927" calcext:value-type="float">
            <text:p>2.59999999999927</text:p>
          </table:table-cell>
          <table:table-cell office:value-type="float" office:value="-0.400000000011502" calcext:value-type="float">
            <text:p>-0.400000000011502</text:p>
          </table:table-cell>
        </table:table-row>
        <table:table-row table:style-name="ro1">
          <table:table-cell office:value-type="float" office:value="0.305704" calcext:value-type="float">
            <text:p>0.305704</text:p>
          </table:table-cell>
          <table:table-cell office:value-type="float" office:value="0.418705" calcext:value-type="float">
            <text:p>0.418705</text:p>
          </table:table-cell>
          <table:table-cell office:value-type="float" office:value="1.58022" calcext:value-type="float">
            <text:p>1.58022</text:p>
          </table:table-cell>
          <table:table-cell office:value-type="float" office:value="1.12647" calcext:value-type="float">
            <text:p>1.12647</text:p>
          </table:table-cell>
          <table:table-cell office:value-type="float" office:value="0.292452" calcext:value-type="float">
            <text:p>0.292452</text:p>
          </table:table-cell>
          <table:table-cell office:value-type="float" office:value="1.55792" calcext:value-type="float">
            <text:p>1.55792</text:p>
          </table:table-cell>
          <table:table-cell/>
          <table:table-cell office:value-type="float" office:value="0.917200000000007" calcext:value-type="float">
            <text:p>0.917200000000007</text:p>
          </table:table-cell>
          <table:table-cell office:value-type="float" office:value="0.591799999999998" calcext:value-type="float">
            <text:p>0.591799999999998</text:p>
          </table:table-cell>
          <table:table-cell office:value-type="float" office:value="-0.880000000000036" calcext:value-type="float">
            <text:p>-0.880000000000036</text:p>
          </table:table-cell>
          <table:table-cell office:value-type="float" office:value="0.337999999999994" calcext:value-type="float">
            <text:p>0.337999999999994</text:p>
          </table:table-cell>
          <table:table-cell office:value-type="float" office:value="0.917199999999996" calcext:value-type="float">
            <text:p>0.917199999999996</text:p>
          </table:table-cell>
          <table:table-cell office:value-type="float" office:value="0.0499999999999723" calcext:value-type="float">
            <text:p>0.049999999999972</text:p>
          </table:table-cell>
          <table:table-cell/>
          <table:table-cell office:value-type="float" office:value="2.59999999999705" calcext:value-type="float">
            <text:p>2.59999999999705</text:p>
          </table:table-cell>
          <table:table-cell office:value-type="float" office:value="2.91999999999959" calcext:value-type="float">
            <text:p>2.91999999999959</text:p>
          </table:table-cell>
          <table:table-cell office:value-type="float" office:value="-4.3999999999933" calcext:value-type="float">
            <text:p>-4.3999999999933</text:p>
          </table:table-cell>
          <table:table-cell office:value-type="float" office:value="1.19999999999898" calcext:value-type="float">
            <text:p>1.19999999999898</text:p>
          </table:table-cell>
          <table:table-cell office:value-type="float" office:value="2.60000000000149" calcext:value-type="float">
            <text:p>2.60000000000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029" calcext:value-type="float">
            <text:p>0.31029</text:p>
          </table:table-cell>
          <table:table-cell office:value-type="float" office:value="0.421664" calcext:value-type="float">
            <text:p>0.421664</text:p>
          </table:table-cell>
          <table:table-cell office:value-type="float" office:value="1.57582" calcext:value-type="float">
            <text:p>1.57582</text:p>
          </table:table-cell>
          <table:table-cell office:value-type="float" office:value="1.12816" calcext:value-type="float">
            <text:p>1.12816</text:p>
          </table:table-cell>
          <table:table-cell office:value-type="float" office:value="0.297038" calcext:value-type="float">
            <text:p>0.297038</text:p>
          </table:table-cell>
          <table:table-cell office:value-type="float" office:value="1.55817" calcext:value-type="float">
            <text:p>1.55817</text:p>
          </table:table-cell>
          <table:table-cell/>
          <table:table-cell office:value-type="float" office:value="0.930199999999992" calcext:value-type="float">
            <text:p>0.930199999999992</text:p>
          </table:table-cell>
          <table:table-cell office:value-type="float" office:value="0.606399999999996" calcext:value-type="float">
            <text:p>0.606399999999996</text:p>
          </table:table-cell>
          <table:table-cell office:value-type="float" office:value="-0.902000000000003" calcext:value-type="float">
            <text:p>-0.902000000000003</text:p>
          </table:table-cell>
          <table:table-cell office:value-type="float" office:value="0.343999999999989" calcext:value-type="float">
            <text:p>0.343999999999989</text:p>
          </table:table-cell>
          <table:table-cell office:value-type="float" office:value="0.930200000000003" calcext:value-type="float">
            <text:p>0.930200000000003</text:p>
          </table:table-cell>
          <table:table-cell office:value-type="float" office:value="0.0499999999999723" calcext:value-type="float">
            <text:p>0.049999999999972</text:p>
          </table:table-cell>
          <table:table-cell/>
          <table:table-cell office:value-type="float" office:value="2.68000000000157" calcext:value-type="float">
            <text:p>2.68000000000157</text:p>
          </table:table-cell>
          <table:table-cell office:value-type="float" office:value="3.04000000000082" calcext:value-type="float">
            <text:p>3.04000000000082</text:p>
          </table:table-cell>
          <table:table-cell office:value-type="float" office:value="-5.19999999999854" calcext:value-type="float">
            <text:p>-5.19999999999854</text:p>
          </table:table-cell>
          <table:table-cell office:value-type="float" office:value="2.00000000000422" calcext:value-type="float">
            <text:p>2.00000000000422</text:p>
          </table:table-cell>
          <table:table-cell office:value-type="float" office:value="2.64000000000042" calcext:value-type="float">
            <text:p>2.64000000000042</text:p>
          </table:table-cell>
          <table:table-cell office:value-type="float" office:value="0.00000000000888178419700125" calcext:value-type="float">
            <text:p>8.88178419700125E-12</text:p>
          </table:table-cell>
        </table:table-row>
        <table:table-row table:style-name="ro1">
          <table:table-cell office:value-type="float" office:value="0.314941" calcext:value-type="float">
            <text:p>0.314941</text:p>
          </table:table-cell>
          <table:table-cell office:value-type="float" office:value="0.424696" calcext:value-type="float">
            <text:p>0.424696</text:p>
          </table:table-cell>
          <table:table-cell office:value-type="float" office:value="1.57131" calcext:value-type="float">
            <text:p>1.57131</text:p>
          </table:table-cell>
          <table:table-cell office:value-type="float" office:value="1.12988" calcext:value-type="float">
            <text:p>1.12988</text:p>
          </table:table-cell>
          <table:table-cell office:value-type="float" office:value="0.301689" calcext:value-type="float">
            <text:p>0.301689</text:p>
          </table:table-cell>
          <table:table-cell office:value-type="float" office:value="1.55842" calcext:value-type="float">
            <text:p>1.55842</text:p>
          </table:table-cell>
          <table:table-cell/>
          <table:table-cell office:value-type="float" office:value="0.9436" calcext:value-type="float">
            <text:p>0.9436</text:p>
          </table:table-cell>
          <table:table-cell office:value-type="float" office:value="0.6216" calcext:value-type="float">
            <text:p>0.6216</text:p>
          </table:table-cell>
          <table:table-cell office:value-type="float" office:value="-0.927999999999996" calcext:value-type="float">
            <text:p>-0.927999999999996</text:p>
          </table:table-cell>
          <table:table-cell office:value-type="float" office:value="0.35400000000001" calcext:value-type="float">
            <text:p>0.35400000000001</text:p>
          </table:table-cell>
          <table:table-cell office:value-type="float" office:value="0.943400000000005" calcext:value-type="float">
            <text:p>0.943400000000005</text:p>
          </table:table-cell>
          <table:table-cell office:value-type="float" office:value="0.0500000000000167" calcext:value-type="float">
            <text:p>0.050000000000017</text:p>
          </table:table-cell>
          <table:table-cell/>
          <table:table-cell office:value-type="float" office:value="2.64000000000042" calcext:value-type="float">
            <text:p>2.64000000000042</text:p>
          </table:table-cell>
          <table:table-cell office:value-type="float" office:value="3.15999999999983" calcext:value-type="float">
            <text:p>3.15999999999983</text:p>
          </table:table-cell>
          <table:table-cell office:value-type="float" office:value="-5.19999999999854" calcext:value-type="float">
            <text:p>-5.19999999999854</text:p>
          </table:table-cell>
          <table:table-cell office:value-type="float" office:value="1.59999999999272" calcext:value-type="float">
            <text:p>1.59999999999272</text:p>
          </table:table-cell>
          <table:table-cell office:value-type="float" office:value="2.6399999999982" calcext:value-type="float">
            <text:p>2.6399999999982</text:p>
          </table:table-cell>
          <table:table-cell office:value-type="float" office:value="-0.400000000002621" calcext:value-type="float">
            <text:p>-0.400000000002621</text:p>
          </table:table-cell>
        </table:table-row>
        <table:table-row table:style-name="ro1">
          <table:table-cell office:value-type="float" office:value="0.319659" calcext:value-type="float">
            <text:p>0.319659</text:p>
          </table:table-cell>
          <table:table-cell office:value-type="float" office:value="0.427804" calcext:value-type="float">
            <text:p>0.427804</text:p>
          </table:table-cell>
          <table:table-cell office:value-type="float" office:value="1.56667" calcext:value-type="float">
            <text:p>1.56667</text:p>
          </table:table-cell>
          <table:table-cell office:value-type="float" office:value="1.13165" calcext:value-type="float">
            <text:p>1.13165</text:p>
          </table:table-cell>
          <table:table-cell office:value-type="float" office:value="0.306406" calcext:value-type="float">
            <text:p>0.306406</text:p>
          </table:table-cell>
          <table:table-cell office:value-type="float" office:value="1.55867" calcext:value-type="float">
            <text:p>1.55867</text:p>
          </table:table-cell>
          <table:table-cell/>
          <table:table-cell office:value-type="float" office:value="0.956800000000002" calcext:value-type="float">
            <text:p>0.956800000000002</text:p>
          </table:table-cell>
          <table:table-cell office:value-type="float" office:value="0.637399999999999" calcext:value-type="float">
            <text:p>0.637399999999999</text:p>
          </table:table-cell>
          <table:table-cell office:value-type="float" office:value="-0.953999999999988" calcext:value-type="float">
            <text:p>-0.953999999999988</text:p>
          </table:table-cell>
          <table:table-cell office:value-type="float" office:value="0.361999999999973" calcext:value-type="float">
            <text:p>0.361999999999973</text:p>
          </table:table-cell>
          <table:table-cell office:value-type="float" office:value="0.956599999999996" calcext:value-type="float">
            <text:p>0.956599999999996</text:p>
          </table:table-cell>
          <table:table-cell office:value-type="float" office:value="0.0480000000000036" calcext:value-type="float">
            <text:p>0.048000000000004</text:p>
          </table:table-cell>
          <table:table-cell/>
          <table:table-cell office:value-type="float" office:value="2.7200000000005" calcext:value-type="float">
            <text:p>2.7200000000005</text:p>
          </table:table-cell>
          <table:table-cell office:value-type="float" office:value="3.24000000000213" calcext:value-type="float">
            <text:p>3.24000000000213</text:p>
          </table:table-cell>
          <table:table-cell office:value-type="float" office:value="-5.20000000000742" calcext:value-type="float">
            <text:p>-5.20000000000742</text:p>
          </table:table-cell>
          <table:table-cell office:value-type="float" office:value="1.60000000001048" calcext:value-type="float">
            <text:p>1.60000000001048</text:p>
          </table:table-cell>
          <table:table-cell office:value-type="float" office:value="2.75999999999943" calcext:value-type="float">
            <text:p>2.75999999999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4443" calcext:value-type="float">
            <text:p>0.324443</text:p>
          </table:table-cell>
          <table:table-cell office:value-type="float" office:value="0.430991" calcext:value-type="float">
            <text:p>0.430991</text:p>
          </table:table-cell>
          <table:table-cell office:value-type="float" office:value="1.5619" calcext:value-type="float">
            <text:p>1.5619</text:p>
          </table:table-cell>
          <table:table-cell office:value-type="float" office:value="1.13346" calcext:value-type="float">
            <text:p>1.13346</text:p>
          </table:table-cell>
          <table:table-cell office:value-type="float" office:value="0.311189" calcext:value-type="float">
            <text:p>0.311189</text:p>
          </table:table-cell>
          <table:table-cell office:value-type="float" office:value="1.55891" calcext:value-type="float">
            <text:p>1.55891</text:p>
          </table:table-cell>
          <table:table-cell/>
          <table:table-cell office:value-type="float" office:value="0.970400000000005" calcext:value-type="float">
            <text:p>0.970400000000005</text:p>
          </table:table-cell>
          <table:table-cell office:value-type="float" office:value="0.65360000000001" calcext:value-type="float">
            <text:p>0.65360000000001</text:p>
          </table:table-cell>
          <table:table-cell office:value-type="float" office:value="-0.980000000000025" calcext:value-type="float">
            <text:p>-0.980000000000025</text:p>
          </table:table-cell>
          <table:table-cell office:value-type="float" office:value="0.370000000000026" calcext:value-type="float">
            <text:p>0.370000000000026</text:p>
          </table:table-cell>
          <table:table-cell office:value-type="float" office:value="0.970399999999994" calcext:value-type="float">
            <text:p>0.970399999999994</text:p>
          </table:table-cell>
          <table:table-cell office:value-type="float" office:value="0.0480000000000036" calcext:value-type="float">
            <text:p>0.048000000000004</text:p>
          </table:table-cell>
          <table:table-cell/>
          <table:table-cell office:value-type="float" office:value="2.71999999999828" calcext:value-type="float">
            <text:p>2.71999999999828</text:p>
          </table:table-cell>
          <table:table-cell office:value-type="float" office:value="3.31999999999999" calcext:value-type="float">
            <text:p>3.31999999999999</text:p>
          </table:table-cell>
          <table:table-cell office:value-type="float" office:value="-5.19999999998966" calcext:value-type="float">
            <text:p>-5.19999999998966</text:p>
          </table:table-cell>
          <table:table-cell office:value-type="float" office:value="2.39999999999796" calcext:value-type="float">
            <text:p>2.39999999999796</text:p>
          </table:table-cell>
          <table:table-cell office:value-type="float" office:value="2.68000000000379" calcext:value-type="float">
            <text:p>2.68000000000379</text:p>
          </table:table-cell>
          <table:table-cell office:value-type="float" office:value="-0.400000000002621" calcext:value-type="float">
            <text:p>-0.400000000002621</text:p>
          </table:table-cell>
        </table:table-row>
        <table:table-row table:style-name="ro1">
          <table:table-cell office:value-type="float" office:value="0.329295" calcext:value-type="float">
            <text:p>0.329295</text:p>
          </table:table-cell>
          <table:table-cell office:value-type="float" office:value="0.434259" calcext:value-type="float">
            <text:p>0.434259</text:p>
          </table:table-cell>
          <table:table-cell office:value-type="float" office:value="1.557" calcext:value-type="float">
            <text:p>1.557</text:p>
          </table:table-cell>
          <table:table-cell office:value-type="float" office:value="1.13531" calcext:value-type="float">
            <text:p>1.13531</text:p>
          </table:table-cell>
          <table:table-cell office:value-type="float" office:value="0.316041" calcext:value-type="float">
            <text:p>0.316041</text:p>
          </table:table-cell>
          <table:table-cell office:value-type="float" office:value="1.55915" calcext:value-type="float">
            <text:p>1.55915</text:p>
          </table:table-cell>
          <table:table-cell/>
          <table:table-cell office:value-type="float" office:value="0.983999999999996" calcext:value-type="float">
            <text:p>0.983999999999996</text:p>
          </table:table-cell>
          <table:table-cell office:value-type="float" office:value="0.67020000000001" calcext:value-type="float">
            <text:p>0.67020000000001</text:p>
          </table:table-cell>
          <table:table-cell office:value-type="float" office:value="-1.00599999999997" calcext:value-type="float">
            <text:p>-1.00599999999997</text:p>
          </table:table-cell>
          <table:table-cell office:value-type="float" office:value="0.382000000000016" calcext:value-type="float">
            <text:p>0.382000000000016</text:p>
          </table:table-cell>
          <table:table-cell office:value-type="float" office:value="0.983800000000012" calcext:value-type="float">
            <text:p>0.983800000000012</text:p>
          </table:table-cell>
          <table:table-cell office:value-type="float" office:value="0.0459999999999905" calcext:value-type="float">
            <text:p>0.045999999999991</text:p>
          </table:table-cell>
          <table:table-cell/>
          <table:table-cell office:value-type="float" office:value="2.76000000000165" calcext:value-type="float">
            <text:p>2.76000000000165</text:p>
          </table:table-cell>
          <table:table-cell office:value-type="float" office:value="3.47999999999571" calcext:value-type="float">
            <text:p>3.47999999999571</text:p>
          </table:table-cell>
          <table:table-cell office:value-type="float" office:value="-6.00000000000378" calcext:value-type="float">
            <text:p>-6.00000000000378</text:p>
          </table:table-cell>
          <table:table-cell office:value-type="float" office:value="1.59999999999272" calcext:value-type="float">
            <text:p>1.59999999999272</text:p>
          </table:table-cell>
          <table:table-cell office:value-type="float" office:value="2.79999999999614" calcext:value-type="float">
            <text:p>2.79999999999614</text:p>
          </table:table-cell>
          <table:table-cell office:value-type="float" office:value="0.00000000000888178419700125" calcext:value-type="float">
            <text:p>8.88178419700125E-12</text:p>
          </table:table-cell>
        </table:table-row>
        <table:table-row table:style-name="ro1">
          <table:table-cell office:value-type="float" office:value="0.334215" calcext:value-type="float">
            <text:p>0.334215</text:p>
          </table:table-cell>
          <table:table-cell office:value-type="float" office:value="0.43761" calcext:value-type="float">
            <text:p>0.43761</text:p>
          </table:table-cell>
          <table:table-cell office:value-type="float" office:value="1.55197" calcext:value-type="float">
            <text:p>1.55197</text:p>
          </table:table-cell>
          <table:table-cell office:value-type="float" office:value="1.13722" calcext:value-type="float">
            <text:p>1.13722</text:p>
          </table:table-cell>
          <table:table-cell office:value-type="float" office:value="0.32096" calcext:value-type="float">
            <text:p>0.32096</text:p>
          </table:table-cell>
          <table:table-cell office:value-type="float" office:value="1.55938" calcext:value-type="float">
            <text:p>1.55938</text:p>
          </table:table-cell>
          <table:table-cell/>
          <table:table-cell office:value-type="float" office:value="0.997800000000004" calcext:value-type="float">
            <text:p>0.997800000000004</text:p>
          </table:table-cell>
          <table:table-cell office:value-type="float" office:value="0.687599999999988" calcext:value-type="float">
            <text:p>0.687599999999988</text:p>
          </table:table-cell>
          <table:table-cell office:value-type="float" office:value="-1.03599999999999" calcext:value-type="float">
            <text:p>-1.03599999999999</text:p>
          </table:table-cell>
          <table:table-cell office:value-type="float" office:value="0.389999999999979" calcext:value-type="float">
            <text:p>0.389999999999979</text:p>
          </table:table-cell>
          <table:table-cell office:value-type="float" office:value="0.997799999999993" calcext:value-type="float">
            <text:p>0.997799999999993</text:p>
          </table:table-cell>
          <table:table-cell office:value-type="float" office:value="0.0460000000000349" calcext:value-type="float">
            <text:p>0.046000000000035</text:p>
          </table:table-cell>
          <table:table-cell/>
          <table:table-cell office:value-type="float" office:value="2.79999999999836" calcext:value-type="float">
            <text:p>2.79999999999836</text:p>
          </table:table-cell>
          <table:table-cell office:value-type="float" office:value="3.56000000000245" calcext:value-type="float">
            <text:p>3.56000000000245</text:p>
          </table:table-cell>
          <table:table-cell office:value-type="float" office:value="-5.60000000001004" calcext:value-type="float">
            <text:p>-5.60000000001004</text:p>
          </table:table-cell>
          <table:table-cell office:value-type="float" office:value="2.40000000000684" calcext:value-type="float">
            <text:p>2.40000000000684</text:p>
          </table:table-cell>
          <table:table-cell office:value-type="float" office:value="2.80000000000058" calcext:value-type="float">
            <text:p>2.80000000000058</text:p>
          </table:table-cell>
          <table:table-cell office:value-type="float" office:value="-0.0000000000177635683940025" calcext:value-type="float">
            <text:p>-1.77635683940025E-11</text:p>
          </table:table-cell>
        </table:table-row>
        <table:table-row table:style-name="ro1">
          <table:table-cell office:value-type="float" office:value="0.339204" calcext:value-type="float">
            <text:p>0.339204</text:p>
          </table:table-cell>
          <table:table-cell office:value-type="float" office:value="0.441048" calcext:value-type="float">
            <text:p>0.441048</text:p>
          </table:table-cell>
          <table:table-cell office:value-type="float" office:value="1.54679" calcext:value-type="float">
            <text:p>1.54679</text:p>
          </table:table-cell>
          <table:table-cell office:value-type="float" office:value="1.13917" calcext:value-type="float">
            <text:p>1.13917</text:p>
          </table:table-cell>
          <table:table-cell office:value-type="float" office:value="0.325949" calcext:value-type="float">
            <text:p>0.325949</text:p>
          </table:table-cell>
          <table:table-cell office:value-type="float" office:value="1.55961" calcext:value-type="float">
            <text:p>1.55961</text:p>
          </table:table-cell>
          <table:table-cell/>
          <table:table-cell office:value-type="float" office:value="1.0118" calcext:value-type="float">
            <text:p>1.0118</text:p>
          </table:table-cell>
          <table:table-cell office:value-type="float" office:value="0.705400000000001" calcext:value-type="float">
            <text:p>0.705400000000001</text:p>
          </table:table-cell>
          <table:table-cell office:value-type="float" office:value="-1.06400000000004" calcext:value-type="float">
            <text:p>-1.06400000000004</text:p>
          </table:table-cell>
          <table:table-cell office:value-type="float" office:value="0.402000000000013" calcext:value-type="float">
            <text:p>0.402000000000013</text:p>
          </table:table-cell>
          <table:table-cell office:value-type="float" office:value="1.0118" calcext:value-type="float">
            <text:p>1.0118</text:p>
          </table:table-cell>
          <table:table-cell office:value-type="float" office:value="0.0459999999999461" calcext:value-type="float">
            <text:p>0.045999999999946</text:p>
          </table:table-cell>
          <table:table-cell/>
          <table:table-cell office:value-type="float" office:value="2.84000000000173" calcext:value-type="float">
            <text:p>2.84000000000173</text:p>
          </table:table-cell>
          <table:table-cell office:value-type="float" office:value="3.67999999999924" calcext:value-type="float">
            <text:p>3.67999999999924</text:p>
          </table:table-cell>
          <table:table-cell office:value-type="float" office:value="-5.99999999998602" calcext:value-type="float">
            <text:p>-5.99999999998602</text:p>
          </table:table-cell>
          <table:table-cell office:value-type="float" office:value="2.39999999999796" calcext:value-type="float">
            <text:p>2.39999999999796</text:p>
          </table:table-cell>
          <table:table-cell office:value-type="float" office:value="2.80000000000058" calcext:value-type="float">
            <text:p>2.80000000000058</text:p>
          </table:table-cell>
          <table:table-cell office:value-type="float" office:value="-0.399999999984857" calcext:value-type="float">
            <text:p>-0.399999999984857</text:p>
          </table:table-cell>
        </table:table-row>
        <table:table-row table:style-name="ro1">
          <table:table-cell office:value-type="float" office:value="0.344263" calcext:value-type="float">
            <text:p>0.344263</text:p>
          </table:table-cell>
          <table:table-cell office:value-type="float" office:value="0.444575" calcext:value-type="float">
            <text:p>0.444575</text:p>
          </table:table-cell>
          <table:table-cell office:value-type="float" office:value="1.54147" calcext:value-type="float">
            <text:p>1.54147</text:p>
          </table:table-cell>
          <table:table-cell office:value-type="float" office:value="1.14118" calcext:value-type="float">
            <text:p>1.14118</text:p>
          </table:table-cell>
          <table:table-cell office:value-type="float" office:value="0.331008" calcext:value-type="float">
            <text:p>0.331008</text:p>
          </table:table-cell>
          <table:table-cell office:value-type="float" office:value="1.55984" calcext:value-type="float">
            <text:p>1.55984</text:p>
          </table:table-cell>
          <table:table-cell/>
          <table:table-cell office:value-type="float" office:value="1.026" calcext:value-type="float">
            <text:p>1.026</text:p>
          </table:table-cell>
          <table:table-cell office:value-type="float" office:value="0.723799999999997" calcext:value-type="float">
            <text:p>0.723799999999997</text:p>
          </table:table-cell>
          <table:table-cell office:value-type="float" office:value="-1.09399999999997" calcext:value-type="float">
            <text:p>-1.09399999999997</text:p>
          </table:table-cell>
          <table:table-cell office:value-type="float" office:value="0.414000000000003" calcext:value-type="float">
            <text:p>0.414000000000003</text:p>
          </table:table-cell>
          <table:table-cell office:value-type="float" office:value="1.0258" calcext:value-type="float">
            <text:p>1.0258</text:p>
          </table:table-cell>
          <table:table-cell office:value-type="float" office:value="0.0440000000000218" calcext:value-type="float">
            <text:p>0.044000000000022</text:p>
          </table:table-cell>
          <table:table-cell/>
          <table:table-cell office:value-type="float" office:value="2.87999999999844" calcext:value-type="float">
            <text:p>2.87999999999844</text:p>
          </table:table-cell>
          <table:table-cell office:value-type="float" office:value="3.84000000000162" calcext:value-type="float">
            <text:p>3.84000000000162</text:p>
          </table:table-cell>
          <table:table-cell office:value-type="float" office:value="-6.4000000000064" calcext:value-type="float">
            <text:p>-6.4000000000064</text:p>
          </table:table-cell>
          <table:table-cell office:value-type="float" office:value="1.99999999999534" calcext:value-type="float">
            <text:p>1.99999999999534</text:p>
          </table:table-cell>
          <table:table-cell office:value-type="float" office:value="2.88000000000066" calcext:value-type="float">
            <text:p>2.88000000000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9393" calcext:value-type="float">
            <text:p>0.349393</text:p>
          </table:table-cell>
          <table:table-cell office:value-type="float" office:value="0.448194" calcext:value-type="float">
            <text:p>0.448194</text:p>
          </table:table-cell>
          <table:table-cell office:value-type="float" office:value="1.536" calcext:value-type="float">
            <text:p>1.536</text:p>
          </table:table-cell>
          <table:table-cell office:value-type="float" office:value="1.14325" calcext:value-type="float">
            <text:p>1.14325</text:p>
          </table:table-cell>
          <table:table-cell office:value-type="float" office:value="0.336137" calcext:value-type="float">
            <text:p>0.336137</text:p>
          </table:table-cell>
          <table:table-cell office:value-type="float" office:value="1.56006" calcext:value-type="float">
            <text:p>1.56006</text:p>
          </table:table-cell>
          <table:table-cell/>
          <table:table-cell office:value-type="float" office:value="1.0404" calcext:value-type="float">
            <text:p>1.0404</text:p>
          </table:table-cell>
          <table:table-cell office:value-type="float" office:value="0.743000000000005" calcext:value-type="float">
            <text:p>0.743000000000005</text:p>
          </table:table-cell>
          <table:table-cell office:value-type="float" office:value="-1.126" calcext:value-type="float">
            <text:p>-1.126</text:p>
          </table:table-cell>
          <table:table-cell office:value-type="float" office:value="0.42399999999998" calcext:value-type="float">
            <text:p>0.42399999999998</text:p>
          </table:table-cell>
          <table:table-cell office:value-type="float" office:value="1.0402" calcext:value-type="float">
            <text:p>1.0402</text:p>
          </table:table-cell>
          <table:table-cell office:value-type="float" office:value="0.0440000000000218" calcext:value-type="float">
            <text:p>0.044000000000022</text:p>
          </table:table-cell>
          <table:table-cell/>
          <table:table-cell office:value-type="float" office:value="2.88000000000066" calcext:value-type="float">
            <text:p>2.88000000000066</text:p>
          </table:table-cell>
          <table:table-cell office:value-type="float" office:value="3.91999999999726" calcext:value-type="float">
            <text:p>3.91999999999726</text:p>
          </table:table-cell>
          <table:table-cell office:value-type="float" office:value="-6.39999999999752" calcext:value-type="float">
            <text:p>-6.39999999999752</text:p>
          </table:table-cell>
          <table:table-cell office:value-type="float" office:value="2.40000000000684" calcext:value-type="float">
            <text:p>2.40000000000684</text:p>
          </table:table-cell>
          <table:table-cell office:value-type="float" office:value="2.91999999999959" calcext:value-type="float">
            <text:p>2.91999999999959</text:p>
          </table:table-cell>
          <table:table-cell office:value-type="float" office:value="-0.00000000000888178419700125" calcext:value-type="float">
            <text:p>-8.88178419700125E-12</text:p>
          </table:table-cell>
        </table:table-row>
        <table:table-row table:style-name="ro1">
          <table:table-cell office:value-type="float" office:value="0.354595" calcext:value-type="float">
            <text:p>0.354595</text:p>
          </table:table-cell>
          <table:table-cell office:value-type="float" office:value="0.451909" calcext:value-type="float">
            <text:p>0.451909</text:p>
          </table:table-cell>
          <table:table-cell office:value-type="float" office:value="1.53037" calcext:value-type="float">
            <text:p>1.53037</text:p>
          </table:table-cell>
          <table:table-cell office:value-type="float" office:value="1.14537" calcext:value-type="float">
            <text:p>1.14537</text:p>
          </table:table-cell>
          <table:table-cell office:value-type="float" office:value="0.341338" calcext:value-type="float">
            <text:p>0.341338</text:p>
          </table:table-cell>
          <table:table-cell office:value-type="float" office:value="1.56028" calcext:value-type="float">
            <text:p>1.56028</text:p>
          </table:table-cell>
          <table:table-cell/>
          <table:table-cell office:value-type="float" office:value="1.0548" calcext:value-type="float">
            <text:p>1.0548</text:p>
          </table:table-cell>
          <table:table-cell office:value-type="float" office:value="0.762599999999991" calcext:value-type="float">
            <text:p>0.762599999999991</text:p>
          </table:table-cell>
          <table:table-cell office:value-type="float" office:value="-1.15799999999999" calcext:value-type="float">
            <text:p>-1.15799999999999</text:p>
          </table:table-cell>
          <table:table-cell office:value-type="float" office:value="0.436000000000014" calcext:value-type="float">
            <text:p>0.436000000000014</text:p>
          </table:table-cell>
          <table:table-cell office:value-type="float" office:value="1.0548" calcext:value-type="float">
            <text:p>1.0548</text:p>
          </table:table-cell>
          <table:table-cell office:value-type="float" office:value="0.0439999999999774" calcext:value-type="float">
            <text:p>0.043999999999977</text:p>
          </table:table-cell>
          <table:table-cell/>
          <table:table-cell office:value-type="float" office:value="2.91999999999959" calcext:value-type="float">
            <text:p>2.91999999999959</text:p>
          </table:table-cell>
          <table:table-cell office:value-type="float" office:value="4.08000000000186" calcext:value-type="float">
            <text:p>4.08000000000186</text:p>
          </table:table-cell>
          <table:table-cell office:value-type="float" office:value="-6.80000000000014" calcext:value-type="float">
            <text:p>-6.80000000000014</text:p>
          </table:table-cell>
          <table:table-cell office:value-type="float" office:value="2.7999999999917" calcext:value-type="float">
            <text:p>2.7999999999917</text:p>
          </table:table-cell>
          <table:table-cell office:value-type="float" office:value="2.91999999999959" calcext:value-type="float">
            <text:p>2.91999999999959</text:p>
          </table:table-cell>
          <table:table-cell office:value-type="float" office:value="-0.399999999993739" calcext:value-type="float">
            <text:p>-0.399999999993739</text:p>
          </table:table-cell>
        </table:table-row>
        <table:table-row table:style-name="ro1">
          <table:table-cell office:value-type="float" office:value="0.359869" calcext:value-type="float">
            <text:p>0.359869</text:p>
          </table:table-cell>
          <table:table-cell office:value-type="float" office:value="0.455722" calcext:value-type="float">
            <text:p>0.455722</text:p>
          </table:table-cell>
          <table:table-cell office:value-type="float" office:value="1.52458" calcext:value-type="float">
            <text:p>1.52458</text:p>
          </table:table-cell>
          <table:table-cell office:value-type="float" office:value="1.14755" calcext:value-type="float">
            <text:p>1.14755</text:p>
          </table:table-cell>
          <table:table-cell office:value-type="float" office:value="0.346612" calcext:value-type="float">
            <text:p>0.346612</text:p>
          </table:table-cell>
          <table:table-cell office:value-type="float" office:value="1.5605" calcext:value-type="float">
            <text:p>1.5605</text:p>
          </table:table-cell>
          <table:table-cell/>
          <table:table-cell office:value-type="float" office:value="1.0694" calcext:value-type="float">
            <text:p>1.0694</text:p>
          </table:table-cell>
          <table:table-cell office:value-type="float" office:value="0.783" calcext:value-type="float">
            <text:p>0.783</text:p>
          </table:table-cell>
          <table:table-cell office:value-type="float" office:value="-1.19199999999999" calcext:value-type="float">
            <text:p>-1.19199999999999</text:p>
          </table:table-cell>
          <table:table-cell office:value-type="float" office:value="0.449999999999973" calcext:value-type="float">
            <text:p>0.449999999999973</text:p>
          </table:table-cell>
          <table:table-cell office:value-type="float" office:value="1.0694" calcext:value-type="float">
            <text:p>1.0694</text:p>
          </table:table-cell>
          <table:table-cell office:value-type="float" office:value="0.0420000000000087" calcext:value-type="float">
            <text:p>0.042000000000009</text:p>
          </table:table-cell>
          <table:table-cell/>
          <table:table-cell office:value-type="float" office:value="2.99999999999967" calcext:value-type="float">
            <text:p>2.99999999999967</text:p>
          </table:table-cell>
          <table:table-cell office:value-type="float" office:value="4.2399999999998" calcext:value-type="float">
            <text:p>4.2399999999998</text:p>
          </table:table-cell>
          <table:table-cell office:value-type="float" office:value="-7.20000000000276" calcext:value-type="float">
            <text:p>-7.20000000000276</text:p>
          </table:table-cell>
          <table:table-cell office:value-type="float" office:value="2.40000000000684" calcext:value-type="float">
            <text:p>2.40000000000684</text:p>
          </table:table-cell>
          <table:table-cell office:value-type="float" office:value="2.92000000000181" calcext:value-type="float">
            <text:p>2.92000000000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5216" calcext:value-type="float">
            <text:p>0.365216</text:p>
          </table:table-cell>
          <table:table-cell office:value-type="float" office:value="0.459637" calcext:value-type="float">
            <text:p>0.459637</text:p>
          </table:table-cell>
          <table:table-cell office:value-type="float" office:value="1.51862" calcext:value-type="float">
            <text:p>1.51862</text:p>
          </table:table-cell>
          <table:table-cell office:value-type="float" office:value="1.1498" calcext:value-type="float">
            <text:p>1.1498</text:p>
          </table:table-cell>
          <table:table-cell office:value-type="float" office:value="0.351959" calcext:value-type="float">
            <text:p>0.351959</text:p>
          </table:table-cell>
          <table:table-cell office:value-type="float" office:value="1.56071" calcext:value-type="float">
            <text:p>1.56071</text:p>
          </table:table-cell>
          <table:table-cell/>
          <table:table-cell office:value-type="float" office:value="1.0844" calcext:value-type="float">
            <text:p>1.0844</text:p>
          </table:table-cell>
          <table:table-cell office:value-type="float" office:value="0.804199999999999" calcext:value-type="float">
            <text:p>0.804199999999999</text:p>
          </table:table-cell>
          <table:table-cell office:value-type="float" office:value="-1.22800000000001" calcext:value-type="float">
            <text:p>-1.22800000000001</text:p>
          </table:table-cell>
          <table:table-cell office:value-type="float" office:value="0.462000000000007" calcext:value-type="float">
            <text:p>0.462000000000007</text:p>
          </table:table-cell>
          <table:table-cell office:value-type="float" office:value="1.08400000000001" calcext:value-type="float">
            <text:p>1.08400000000001</text:p>
          </table:table-cell>
          <table:table-cell office:value-type="float" office:value="0.0420000000000087" calcext:value-type="float">
            <text:p>0.042000000000009</text:p>
          </table:table-cell>
          <table:table-cell/>
          <table:table-cell office:value-type="float" office:value="2.96000000000074" calcext:value-type="float">
            <text:p>2.96000000000074</text:p>
          </table:table-cell>
          <table:table-cell office:value-type="float" office:value="4.36000000000103" calcext:value-type="float">
            <text:p>4.36000000000103</text:p>
          </table:table-cell>
          <table:table-cell office:value-type="float" office:value="-7.20000000000276" calcext:value-type="float">
            <text:p>-7.20000000000276</text:p>
          </table:table-cell>
          <table:table-cell office:value-type="float" office:value="2.80000000000058" calcext:value-type="float">
            <text:p>2.80000000000058</text:p>
          </table:table-cell>
          <table:table-cell office:value-type="float" office:value="3.0399999999986" calcext:value-type="float">
            <text:p>3.0399999999986</text:p>
          </table:table-cell>
          <table:table-cell office:value-type="float" office:value="-0.00000000000888178419700125" calcext:value-type="float">
            <text:p>-8.88178419700125E-12</text:p>
          </table:table-cell>
        </table:table-row>
        <table:table-row table:style-name="ro1">
          <table:table-cell office:value-type="float" office:value="0.370638" calcext:value-type="float">
            <text:p>0.370638</text:p>
          </table:table-cell>
          <table:table-cell office:value-type="float" office:value="0.463658" calcext:value-type="float">
            <text:p>0.463658</text:p>
          </table:table-cell>
          <table:table-cell office:value-type="float" office:value="1.51248" calcext:value-type="float">
            <text:p>1.51248</text:p>
          </table:table-cell>
          <table:table-cell office:value-type="float" office:value="1.15211" calcext:value-type="float">
            <text:p>1.15211</text:p>
          </table:table-cell>
          <table:table-cell office:value-type="float" office:value="0.357379" calcext:value-type="float">
            <text:p>0.357379</text:p>
          </table:table-cell>
          <table:table-cell office:value-type="float" office:value="1.56092" calcext:value-type="float">
            <text:p>1.56092</text:p>
          </table:table-cell>
          <table:table-cell/>
          <table:table-cell office:value-type="float" office:value="1.0992" calcext:value-type="float">
            <text:p>1.0992</text:p>
          </table:table-cell>
          <table:table-cell office:value-type="float" office:value="0.826000000000004" calcext:value-type="float">
            <text:p>0.826000000000004</text:p>
          </table:table-cell>
          <table:table-cell office:value-type="float" office:value="-1.26400000000002" calcext:value-type="float">
            <text:p>-1.26400000000002</text:p>
          </table:table-cell>
          <table:table-cell office:value-type="float" office:value="0.47600000000001" calcext:value-type="float">
            <text:p>0.47600000000001</text:p>
          </table:table-cell>
          <table:table-cell office:value-type="float" office:value="1.0992" calcext:value-type="float">
            <text:p>1.0992</text:p>
          </table:table-cell>
          <table:table-cell office:value-type="float" office:value="0.0419999999999643" calcext:value-type="float">
            <text:p>0.041999999999964</text:p>
          </table:table-cell>
          <table:table-cell/>
          <table:table-cell office:value-type="float" office:value="3.04000000000082" calcext:value-type="float">
            <text:p>3.04000000000082</text:p>
          </table:table-cell>
          <table:table-cell office:value-type="float" office:value="4.51999999999897" calcext:value-type="float">
            <text:p>4.51999999999897</text:p>
          </table:table-cell>
          <table:table-cell office:value-type="float" office:value="-7.5999999999965" calcext:value-type="float">
            <text:p>-7.5999999999965</text:p>
          </table:table-cell>
          <table:table-cell office:value-type="float" office:value="3.19999999999432" calcext:value-type="float">
            <text:p>3.19999999999432</text:p>
          </table:table-cell>
          <table:table-cell office:value-type="float" office:value="3.0399999999986" calcext:value-type="float">
            <text:p>3.0399999999986</text:p>
          </table:table-cell>
          <table:table-cell office:value-type="float" office:value="-0.399999999993739" calcext:value-type="float">
            <text:p>-0.399999999993739</text:p>
          </table:table-cell>
        </table:table-row>
        <table:table-row table:style-name="ro1">
          <table:table-cell office:value-type="float" office:value="0.376134" calcext:value-type="float">
            <text:p>0.376134</text:p>
          </table:table-cell>
          <table:table-cell office:value-type="float" office:value="0.467788" calcext:value-type="float">
            <text:p>0.467788</text:p>
          </table:table-cell>
          <table:table-cell office:value-type="float" office:value="1.50616" calcext:value-type="float">
            <text:p>1.50616</text:p>
          </table:table-cell>
          <table:table-cell office:value-type="float" office:value="1.15449" calcext:value-type="float">
            <text:p>1.15449</text:p>
          </table:table-cell>
          <table:table-cell office:value-type="float" office:value="0.362875" calcext:value-type="float">
            <text:p>0.362875</text:p>
          </table:table-cell>
          <table:table-cell office:value-type="float" office:value="1.56113" calcext:value-type="float">
            <text:p>1.56113</text:p>
          </table:table-cell>
          <table:table-cell/>
          <table:table-cell office:value-type="float" office:value="1.1144" calcext:value-type="float">
            <text:p>1.1144</text:p>
          </table:table-cell>
          <table:table-cell office:value-type="float" office:value="0.848599999999999" calcext:value-type="float">
            <text:p>0.848599999999999</text:p>
          </table:table-cell>
          <table:table-cell office:value-type="float" office:value="-1.302" calcext:value-type="float">
            <text:p>-1.302</text:p>
          </table:table-cell>
          <table:table-cell office:value-type="float" office:value="0.491999999999981" calcext:value-type="float">
            <text:p>0.491999999999981</text:p>
          </table:table-cell>
          <table:table-cell office:value-type="float" office:value="1.11439999999999" calcext:value-type="float">
            <text:p>1.11439999999999</text:p>
          </table:table-cell>
          <table:table-cell office:value-type="float" office:value="0.0399999999999956" calcext:value-type="float">
            <text:p>0.039999999999996</text:p>
          </table:table-cell>
          <table:table-cell/>
          <table:table-cell office:value-type="float" office:value="3.07999999999975" calcext:value-type="float">
            <text:p>3.07999999999975</text:p>
          </table:table-cell>
          <table:table-cell office:value-type="float" office:value="4.72000000000028" calcext:value-type="float">
            <text:p>4.72000000000028</text:p>
          </table:table-cell>
          <table:table-cell office:value-type="float" office:value="-7.99999999999912" calcext:value-type="float">
            <text:p>-7.99999999999912</text:p>
          </table:table-cell>
          <table:table-cell office:value-type="float" office:value="2.80000000000946" calcext:value-type="float">
            <text:p>2.80000000000946</text:p>
          </table:table-cell>
          <table:table-cell office:value-type="float" office:value="3.04000000000082" calcext:value-type="float">
            <text:p>3.04000000000082</text:p>
          </table:table-cell>
          <table:table-cell office:value-type="float" office:value="0.00000000000888178419700125" calcext:value-type="float">
            <text:p>8.88178419700125E-12</text:p>
          </table:table-cell>
        </table:table-row>
        <table:table-row table:style-name="ro1">
          <table:table-cell office:value-type="float" office:value="0.381706" calcext:value-type="float">
            <text:p>0.381706</text:p>
          </table:table-cell>
          <table:table-cell office:value-type="float" office:value="0.472031" calcext:value-type="float">
            <text:p>0.472031</text:p>
          </table:table-cell>
          <table:table-cell office:value-type="float" office:value="1.49965" calcext:value-type="float">
            <text:p>1.49965</text:p>
          </table:table-cell>
          <table:table-cell office:value-type="float" office:value="1.15695" calcext:value-type="float">
            <text:p>1.15695</text:p>
          </table:table-cell>
          <table:table-cell office:value-type="float" office:value="0.368447" calcext:value-type="float">
            <text:p>0.368447</text:p>
          </table:table-cell>
          <table:table-cell office:value-type="float" office:value="1.56133" calcext:value-type="float">
            <text:p>1.56133</text:p>
          </table:table-cell>
          <table:table-cell/>
          <table:table-cell office:value-type="float" office:value="1.1298" calcext:value-type="float">
            <text:p>1.1298</text:p>
          </table:table-cell>
          <table:table-cell office:value-type="float" office:value="0.872200000000001" calcext:value-type="float">
            <text:p>0.872200000000001</text:p>
          </table:table-cell>
          <table:table-cell office:value-type="float" office:value="-1.342" calcext:value-type="float">
            <text:p>-1.342</text:p>
          </table:table-cell>
          <table:table-cell office:value-type="float" office:value="0.506000000000029" calcext:value-type="float">
            <text:p>0.506000000000029</text:p>
          </table:table-cell>
          <table:table-cell office:value-type="float" office:value="1.1296" calcext:value-type="float">
            <text:p>1.1296</text:p>
          </table:table-cell>
          <table:table-cell office:value-type="float" office:value="0.04000000000004" calcext:value-type="float">
            <text:p>0.04000000000004</text:p>
          </table:table-cell>
          <table:table-cell/>
          <table:table-cell office:value-type="float" office:value="3.07999999999753" calcext:value-type="float">
            <text:p>3.07999999999753</text:p>
          </table:table-cell>
          <table:table-cell office:value-type="float" office:value="4.83999999999929" calcext:value-type="float">
            <text:p>4.83999999999929</text:p>
          </table:table-cell>
          <table:table-cell office:value-type="float" office:value="-7.99999999999912" calcext:value-type="float">
            <text:p>-7.99999999999912</text:p>
          </table:table-cell>
          <table:table-cell office:value-type="float" office:value="3.59999999998806" calcext:value-type="float">
            <text:p>3.59999999998806</text:p>
          </table:table-cell>
          <table:table-cell office:value-type="float" office:value="3.1200000000009" calcext:value-type="float">
            <text:p>3.1200000000009</text:p>
          </table:table-cell>
          <table:table-cell office:value-type="float" office:value="-0.00000000000888178419700125" calcext:value-type="float">
            <text:p>-8.88178419700125E-12</text:p>
          </table:table-cell>
        </table:table-row>
        <table:table-row table:style-name="ro1">
          <table:table-cell office:value-type="float" office:value="0.387355" calcext:value-type="float">
            <text:p>0.387355</text:p>
          </table:table-cell>
          <table:table-cell office:value-type="float" office:value="0.476392" calcext:value-type="float">
            <text:p>0.476392</text:p>
          </table:table-cell>
          <table:table-cell office:value-type="float" office:value="1.49294" calcext:value-type="float">
            <text:p>1.49294</text:p>
          </table:table-cell>
          <table:table-cell office:value-type="float" office:value="1.15948" calcext:value-type="float">
            <text:p>1.15948</text:p>
          </table:table-cell>
          <table:table-cell office:value-type="float" office:value="0.374095" calcext:value-type="float">
            <text:p>0.374095</text:p>
          </table:table-cell>
          <table:table-cell office:value-type="float" office:value="1.56153" calcext:value-type="float">
            <text:p>1.56153</text:p>
          </table:table-cell>
          <table:table-cell/>
          <table:table-cell office:value-type="float" office:value="1.14519999999999" calcext:value-type="float">
            <text:p>1.14519999999999</text:p>
          </table:table-cell>
          <table:table-cell office:value-type="float" office:value="0.896399999999997" calcext:value-type="float">
            <text:p>0.896399999999997</text:p>
          </table:table-cell>
          <table:table-cell office:value-type="float" office:value="-1.38199999999999" calcext:value-type="float">
            <text:p>-1.38199999999999</text:p>
          </table:table-cell>
          <table:table-cell office:value-type="float" office:value="0.523999999999969" calcext:value-type="float">
            <text:p>0.523999999999969</text:p>
          </table:table-cell>
          <table:table-cell office:value-type="float" office:value="1.1452" calcext:value-type="float">
            <text:p>1.1452</text:p>
          </table:table-cell>
          <table:table-cell office:value-type="float" office:value="0.0399999999999956" calcext:value-type="float">
            <text:p>0.039999999999996</text:p>
          </table:table-cell>
          <table:table-cell/>
          <table:table-cell office:value-type="float" office:value="3.16000000000205" calcext:value-type="float">
            <text:p>3.16000000000205</text:p>
          </table:table-cell>
          <table:table-cell office:value-type="float" office:value="5.08000000000175" calcext:value-type="float">
            <text:p>5.08000000000175</text:p>
          </table:table-cell>
          <table:table-cell office:value-type="float" office:value="-8.40000000000174" calcext:value-type="float">
            <text:p>-8.40000000000174</text:p>
          </table:table-cell>
          <table:table-cell office:value-type="float" office:value="3.20000000001208" calcext:value-type="float">
            <text:p>3.20000000001208</text:p>
          </table:table-cell>
          <table:table-cell office:value-type="float" office:value="3.15999999999983" calcext:value-type="float">
            <text:p>3.15999999999983</text:p>
          </table:table-cell>
          <table:table-cell office:value-type="float" office:value="-0.399999999993739" calcext:value-type="float">
            <text:p>-0.399999999993739</text:p>
          </table:table-cell>
        </table:table-row>
        <table:table-row table:style-name="ro1">
          <table:table-cell office:value-type="float" office:value="0.393081" calcext:value-type="float">
            <text:p>0.393081</text:p>
          </table:table-cell>
          <table:table-cell office:value-type="float" office:value="0.480874" calcext:value-type="float">
            <text:p>0.480874</text:p>
          </table:table-cell>
          <table:table-cell office:value-type="float" office:value="1.48603" calcext:value-type="float">
            <text:p>1.48603</text:p>
          </table:table-cell>
          <table:table-cell office:value-type="float" office:value="1.1621" calcext:value-type="float">
            <text:p>1.1621</text:p>
          </table:table-cell>
          <table:table-cell office:value-type="float" office:value="0.379821" calcext:value-type="float">
            <text:p>0.379821</text:p>
          </table:table-cell>
          <table:table-cell office:value-type="float" office:value="1.56173" calcext:value-type="float">
            <text:p>1.56173</text:p>
          </table:table-cell>
          <table:table-cell/>
          <table:table-cell office:value-type="float" office:value="1.161" calcext:value-type="float">
            <text:p>1.161</text:p>
          </table:table-cell>
          <table:table-cell office:value-type="float" office:value="0.921800000000006" calcext:value-type="float">
            <text:p>0.921800000000006</text:p>
          </table:table-cell>
          <table:table-cell office:value-type="float" office:value="-1.424" calcext:value-type="float">
            <text:p>-1.424</text:p>
          </table:table-cell>
          <table:table-cell office:value-type="float" office:value="0.540000000000029" calcext:value-type="float">
            <text:p>0.540000000000029</text:p>
          </table:table-cell>
          <table:table-cell office:value-type="float" office:value="1.161" calcext:value-type="float">
            <text:p>1.161</text:p>
          </table:table-cell>
          <table:table-cell office:value-type="float" office:value="0.0380000000000269" calcext:value-type="float">
            <text:p>0.038000000000027</text:p>
          </table:table-cell>
          <table:table-cell/>
          <table:table-cell office:value-type="float" office:value="3.16000000000205" calcext:value-type="float">
            <text:p>3.16000000000205</text:p>
          </table:table-cell>
          <table:table-cell office:value-type="float" office:value="5.19999999999854" calcext:value-type="float">
            <text:p>5.19999999999854</text:p>
          </table:table-cell>
          <table:table-cell office:value-type="float" office:value="-9.1999999999981" calcext:value-type="float">
            <text:p>-9.1999999999981</text:p>
          </table:table-cell>
          <table:table-cell office:value-type="float" office:value="3.19999999999432" calcext:value-type="float">
            <text:p>3.19999999999432</text:p>
          </table:table-cell>
          <table:table-cell office:value-type="float" office:value="3.1200000000009" calcext:value-type="float">
            <text:p>3.1200000000009</text:p>
          </table:table-cell>
          <table:table-cell office:value-type="float" office:value="-0.00000000000888178419700125" calcext:value-type="float">
            <text:p>-8.88178419700125E-12</text:p>
          </table:table-cell>
        </table:table-row>
        <table:table-row table:style-name="ro1">
          <table:table-cell office:value-type="float" office:value="0.398886" calcext:value-type="float">
            <text:p>0.398886</text:p>
          </table:table-cell>
          <table:table-cell office:value-type="float" office:value="0.485483" calcext:value-type="float">
            <text:p>0.485483</text:p>
          </table:table-cell>
          <table:table-cell office:value-type="float" office:value="1.47891" calcext:value-type="float">
            <text:p>1.47891</text:p>
          </table:table-cell>
          <table:table-cell office:value-type="float" office:value="1.1648" calcext:value-type="float">
            <text:p>1.1648</text:p>
          </table:table-cell>
          <table:table-cell office:value-type="float" office:value="0.385626" calcext:value-type="float">
            <text:p>0.385626</text:p>
          </table:table-cell>
          <table:table-cell office:value-type="float" office:value="1.56192" calcext:value-type="float">
            <text:p>1.56192</text:p>
          </table:table-cell>
          <table:table-cell/>
          <table:table-cell office:value-type="float" office:value="1.17680000000001" calcext:value-type="float">
            <text:p>1.17680000000001</text:p>
          </table:table-cell>
          <table:table-cell office:value-type="float" office:value="0.947799999999999" calcext:value-type="float">
            <text:p>0.947799999999999</text:p>
          </table:table-cell>
          <table:table-cell office:value-type="float" office:value="-1.46999999999999" calcext:value-type="float">
            <text:p>-1.46999999999999</text:p>
          </table:table-cell>
          <table:table-cell office:value-type="float" office:value="0.556000000000001" calcext:value-type="float">
            <text:p>0.556000000000001</text:p>
          </table:table-cell>
          <table:table-cell office:value-type="float" office:value="1.17660000000001" calcext:value-type="float">
            <text:p>1.17660000000001</text:p>
          </table:table-cell>
          <table:table-cell office:value-type="float" office:value="0.0379999999999825" calcext:value-type="float">
            <text:p>0.037999999999983</text:p>
          </table:table-cell>
          <table:table-cell/>
          <table:table-cell office:value-type="float" office:value="3.19999999999654" calcext:value-type="float">
            <text:p>3.19999999999654</text:p>
          </table:table-cell>
          <table:table-cell office:value-type="float" office:value="5.43999999999878" calcext:value-type="float">
            <text:p>5.43999999999878</text:p>
          </table:table-cell>
          <table:table-cell office:value-type="float" office:value="-9.1999999999981" calcext:value-type="float">
            <text:p>-9.1999999999981</text:p>
          </table:table-cell>
          <table:table-cell office:value-type="float" office:value="3.99999999999956" calcext:value-type="float">
            <text:p>3.99999999999956</text:p>
          </table:table-cell>
          <table:table-cell office:value-type="float" office:value="3.23999999999769" calcext:value-type="float">
            <text:p>3.23999999999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477" calcext:value-type="float">
            <text:p>0.40477</text:p>
          </table:table-cell>
          <table:table-cell office:value-type="float" office:value="0.490222" calcext:value-type="float">
            <text:p>0.490222</text:p>
          </table:table-cell>
          <table:table-cell office:value-type="float" office:value="1.47156" calcext:value-type="float">
            <text:p>1.47156</text:p>
          </table:table-cell>
          <table:table-cell office:value-type="float" office:value="1.16758" calcext:value-type="float">
            <text:p>1.16758</text:p>
          </table:table-cell>
          <table:table-cell office:value-type="float" office:value="0.391509" calcext:value-type="float">
            <text:p>0.391509</text:p>
          </table:table-cell>
          <table:table-cell office:value-type="float" office:value="1.56211" calcext:value-type="float">
            <text:p>1.56211</text:p>
          </table:table-cell>
          <table:table-cell/>
          <table:table-cell office:value-type="float" office:value="1.19279999999999" calcext:value-type="float">
            <text:p>1.19279999999999</text:p>
          </table:table-cell>
          <table:table-cell office:value-type="float" office:value="0.974999999999993" calcext:value-type="float">
            <text:p>0.974999999999993</text:p>
          </table:table-cell>
          <table:table-cell office:value-type="float" office:value="-1.51599999999998" calcext:value-type="float">
            <text:p>-1.51599999999998</text:p>
          </table:table-cell>
          <table:table-cell office:value-type="float" office:value="0.575999999999999" calcext:value-type="float">
            <text:p>0.575999999999999</text:p>
          </table:table-cell>
          <table:table-cell office:value-type="float" office:value="1.19279999999999" calcext:value-type="float">
            <text:p>1.19279999999999</text:p>
          </table:table-cell>
          <table:table-cell office:value-type="float" office:value="0.0379999999999825" calcext:value-type="float">
            <text:p>0.037999999999983</text:p>
          </table:table-cell>
          <table:table-cell/>
          <table:table-cell office:value-type="float" office:value="3.28000000000328" calcext:value-type="float">
            <text:p>3.28000000000328</text:p>
          </table:table-cell>
          <table:table-cell office:value-type="float" office:value="5.68000000000124" calcext:value-type="float">
            <text:p>5.68000000000124</text:p>
          </table:table-cell>
          <table:table-cell office:value-type="float" office:value="-10.0000000000033" calcext:value-type="float">
            <text:p>-10.0000000000033</text:p>
          </table:table-cell>
          <table:table-cell office:value-type="float" office:value="3.99999999999956" calcext:value-type="float">
            <text:p>3.99999999999956</text:p>
          </table:table-cell>
          <table:table-cell office:value-type="float" office:value="3.24000000000213" calcext:value-type="float">
            <text:p>3.24000000000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0734" calcext:value-type="float">
            <text:p>0.410734</text:p>
          </table:table-cell>
          <table:table-cell office:value-type="float" office:value="0.495097" calcext:value-type="float">
            <text:p>0.495097</text:p>
          </table:table-cell>
          <table:table-cell office:value-type="float" office:value="1.46398" calcext:value-type="float">
            <text:p>1.46398</text:p>
          </table:table-cell>
          <table:table-cell office:value-type="float" office:value="1.17046" calcext:value-type="float">
            <text:p>1.17046</text:p>
          </table:table-cell>
          <table:table-cell office:value-type="float" office:value="0.397473" calcext:value-type="float">
            <text:p>0.397473</text:p>
          </table:table-cell>
          <table:table-cell office:value-type="float" office:value="1.5623" calcext:value-type="float">
            <text:p>1.5623</text:p>
          </table:table-cell>
          <table:table-cell/>
          <table:table-cell office:value-type="float" office:value="1.20920000000001" calcext:value-type="float">
            <text:p>1.20920000000001</text:p>
          </table:table-cell>
          <table:table-cell office:value-type="float" office:value="1.0034" calcext:value-type="float">
            <text:p>1.0034</text:p>
          </table:table-cell>
          <table:table-cell office:value-type="float" office:value="-1.566" calcext:value-type="float">
            <text:p>-1.566</text:p>
          </table:table-cell>
          <table:table-cell office:value-type="float" office:value="0.595999999999997" calcext:value-type="float">
            <text:p>0.595999999999997</text:p>
          </table:table-cell>
          <table:table-cell office:value-type="float" office:value="1.209" calcext:value-type="float">
            <text:p>1.209</text:p>
          </table:table-cell>
          <table:table-cell office:value-type="float" office:value="0.0379999999999825" calcext:value-type="float">
            <text:p>0.037999999999983</text:p>
          </table:table-cell>
          <table:table-cell/>
          <table:table-cell office:value-type="float" office:value="3.23999999999547" calcext:value-type="float">
            <text:p>3.23999999999547</text:p>
          </table:table-cell>
          <table:table-cell office:value-type="float" office:value="5.8400000000014" calcext:value-type="float">
            <text:p>5.8400000000014</text:p>
          </table:table-cell>
          <table:table-cell office:value-type="float" office:value="-9.60000000000072" calcext:value-type="float">
            <text:p>-9.60000000000072</text:p>
          </table:table-cell>
          <table:table-cell office:value-type="float" office:value="3.99999999999956" calcext:value-type="float">
            <text:p>3.99999999999956</text:p>
          </table:table-cell>
          <table:table-cell office:value-type="float" office:value="3.27999999999884" calcext:value-type="float">
            <text:p>3.27999999999884</text:p>
          </table:table-cell>
          <table:table-cell office:value-type="float" office:value="-0.399999999993739" calcext:value-type="float">
            <text:p>-0.399999999993739</text:p>
          </table:table-cell>
        </table:table-row>
        <table:table-row table:style-name="ro1">
          <table:table-cell office:value-type="float" office:value="0.41678" calcext:value-type="float">
            <text:p>0.41678</text:p>
          </table:table-cell>
          <table:table-cell office:value-type="float" office:value="0.500114" calcext:value-type="float">
            <text:p>0.500114</text:p>
          </table:table-cell>
          <table:table-cell office:value-type="float" office:value="1.45615" calcext:value-type="float">
            <text:p>1.45615</text:p>
          </table:table-cell>
          <table:table-cell office:value-type="float" office:value="1.17344" calcext:value-type="float">
            <text:p>1.17344</text:p>
          </table:table-cell>
          <table:table-cell office:value-type="float" office:value="0.403518" calcext:value-type="float">
            <text:p>0.403518</text:p>
          </table:table-cell>
          <table:table-cell office:value-type="float" office:value="1.56249" calcext:value-type="float">
            <text:p>1.56249</text:p>
          </table:table-cell>
          <table:table-cell/>
          <table:table-cell office:value-type="float" office:value="1.22539999999999" calcext:value-type="float">
            <text:p>1.22539999999999</text:p>
          </table:table-cell>
          <table:table-cell office:value-type="float" office:value="1.03260000000001" calcext:value-type="float">
            <text:p>1.03260000000001</text:p>
          </table:table-cell>
          <table:table-cell office:value-type="float" office:value="-1.614" calcext:value-type="float">
            <text:p>-1.614</text:p>
          </table:table-cell>
          <table:table-cell office:value-type="float" office:value="0.615999999999994" calcext:value-type="float">
            <text:p>0.615999999999994</text:p>
          </table:table-cell>
          <table:table-cell office:value-type="float" office:value="1.2254" calcext:value-type="float">
            <text:p>1.2254</text:p>
          </table:table-cell>
          <table:table-cell office:value-type="float" office:value="0.0360000000000138" calcext:value-type="float">
            <text:p>0.036000000000014</text:p>
          </table:table-cell>
          <table:table-cell/>
          <table:table-cell office:value-type="float" office:value="3.36000000000336" calcext:value-type="float">
            <text:p>3.36000000000336</text:p>
          </table:table-cell>
          <table:table-cell office:value-type="float" office:value="6.11999999999835" calcext:value-type="float">
            <text:p>6.11999999999835</text:p>
          </table:table-cell>
          <table:table-cell office:value-type="float" office:value="-10.7999999999997" calcext:value-type="float">
            <text:p>-10.7999999999997</text:p>
          </table:table-cell>
          <table:table-cell office:value-type="float" office:value="4.40000000000218" calcext:value-type="float">
            <text:p>4.40000000000218</text:p>
          </table:table-cell>
          <table:table-cell office:value-type="float" office:value="3.36000000000114" calcext:value-type="float">
            <text:p>3.36000000000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22907" calcext:value-type="float">
            <text:p>0.422907</text:p>
          </table:table-cell>
          <table:table-cell office:value-type="float" office:value="0.505277" calcext:value-type="float">
            <text:p>0.505277</text:p>
          </table:table-cell>
          <table:table-cell office:value-type="float" office:value="1.44808" calcext:value-type="float">
            <text:p>1.44808</text:p>
          </table:table-cell>
          <table:table-cell office:value-type="float" office:value="1.17652" calcext:value-type="float">
            <text:p>1.17652</text:p>
          </table:table-cell>
          <table:table-cell office:value-type="float" office:value="0.409645" calcext:value-type="float">
            <text:p>0.409645</text:p>
          </table:table-cell>
          <table:table-cell office:value-type="float" office:value="1.56267" calcext:value-type="float">
            <text:p>1.56267</text:p>
          </table:table-cell>
          <table:table-cell/>
          <table:table-cell office:value-type="float" office:value="1.2422" calcext:value-type="float">
            <text:p>1.2422</text:p>
          </table:table-cell>
          <table:table-cell office:value-type="float" office:value="1.0632" calcext:value-type="float">
            <text:p>1.0632</text:p>
          </table:table-cell>
          <table:table-cell office:value-type="float" office:value="-1.668" calcext:value-type="float">
            <text:p>-1.668</text:p>
          </table:table-cell>
          <table:table-cell office:value-type="float" office:value="0.638000000000005" calcext:value-type="float">
            <text:p>0.638000000000005</text:p>
          </table:table-cell>
          <table:table-cell office:value-type="float" office:value="1.2422" calcext:value-type="float">
            <text:p>1.2422</text:p>
          </table:table-cell>
          <table:table-cell office:value-type="float" office:value="0.0360000000000138" calcext:value-type="float">
            <text:p>0.036000000000014</text:p>
          </table:table-cell>
          <table:table-cell/>
          <table:table-cell office:value-type="float" office:value="3.31999999999777" calcext:value-type="float">
            <text:p>3.31999999999777</text:p>
          </table:table-cell>
          <table:table-cell office:value-type="float" office:value="6.36000000000081" calcext:value-type="float">
            <text:p>6.36000000000081</text:p>
          </table:table-cell>
          <table:table-cell office:value-type="float" office:value="-10.7999999999997" calcext:value-type="float">
            <text:p>-10.7999999999997</text:p>
          </table:table-cell>
          <table:table-cell office:value-type="float" office:value="4.3999999999933" calcext:value-type="float">
            <text:p>4.3999999999933</text:p>
          </table:table-cell>
          <table:table-cell office:value-type="float" office:value="3.31999999999999" calcext:value-type="float">
            <text:p>3.31999999999999</text:p>
          </table:table-cell>
          <table:table-cell office:value-type="float" office:value="-0.00000000000888178419700125" calcext:value-type="float">
            <text:p>-8.88178419700125E-12</text:p>
          </table:table-cell>
        </table:table-row>
        <table:table-row table:style-name="ro1">
          <table:table-cell office:value-type="float" office:value="0.429118" calcext:value-type="float">
            <text:p>0.429118</text:p>
          </table:table-cell>
          <table:table-cell office:value-type="float" office:value="0.510593" calcext:value-type="float">
            <text:p>0.510593</text:p>
          </table:table-cell>
          <table:table-cell office:value-type="float" office:value="1.43974" calcext:value-type="float">
            <text:p>1.43974</text:p>
          </table:table-cell>
          <table:table-cell office:value-type="float" office:value="1.17971" calcext:value-type="float">
            <text:p>1.17971</text:p>
          </table:table-cell>
          <table:table-cell office:value-type="float" office:value="0.415856" calcext:value-type="float">
            <text:p>0.415856</text:p>
          </table:table-cell>
          <table:table-cell office:value-type="float" office:value="1.56285" calcext:value-type="float">
            <text:p>1.56285</text:p>
          </table:table-cell>
          <table:table-cell/>
          <table:table-cell office:value-type="float" office:value="1.25879999999999" calcext:value-type="float">
            <text:p>1.25879999999999</text:p>
          </table:table-cell>
          <table:table-cell office:value-type="float" office:value="1.095" calcext:value-type="float">
            <text:p>1.095</text:p>
          </table:table-cell>
          <table:table-cell office:value-type="float" office:value="-1.722" calcext:value-type="float">
            <text:p>-1.722</text:p>
          </table:table-cell>
          <table:table-cell office:value-type="float" office:value="0.659999999999972" calcext:value-type="float">
            <text:p>0.659999999999972</text:p>
          </table:table-cell>
          <table:table-cell office:value-type="float" office:value="1.2588" calcext:value-type="float">
            <text:p>1.2588</text:p>
          </table:table-cell>
          <table:table-cell office:value-type="float" office:value="0.0359999999999694" calcext:value-type="float">
            <text:p>0.035999999999969</text:p>
          </table:table-cell>
          <table:table-cell/>
          <table:table-cell office:value-type="float" office:value="3.44000000000122" calcext:value-type="float">
            <text:p>3.44000000000122</text:p>
          </table:table-cell>
          <table:table-cell office:value-type="float" office:value="6.63999999999998" calcext:value-type="float">
            <text:p>6.63999999999998</text:p>
          </table:table-cell>
          <table:table-cell office:value-type="float" office:value="-11.9999999999987" calcext:value-type="float">
            <text:p>-11.9999999999987</text:p>
          </table:table-cell>
          <table:table-cell office:value-type="float" office:value="4.80000000001368" calcext:value-type="float">
            <text:p>4.80000000001368</text:p>
          </table:table-cell>
          <table:table-cell office:value-type="float" office:value="3.3599999999967" calcext:value-type="float">
            <text:p>3.3599999999967</text:p>
          </table:table-cell>
          <table:table-cell office:value-type="float" office:value="-0.399999999984857" calcext:value-type="float">
            <text:p>-0.399999999984857</text:p>
          </table:table-cell>
        </table:table-row>
        <table:table-row table:style-name="ro1">
          <table:table-cell office:value-type="float" office:value="0.435412" calcext:value-type="float">
            <text:p>0.435412</text:p>
          </table:table-cell>
          <table:table-cell office:value-type="float" office:value="0.516068" calcext:value-type="float">
            <text:p>0.516068</text:p>
          </table:table-cell>
          <table:table-cell office:value-type="float" office:value="1.43113" calcext:value-type="float">
            <text:p>1.43113</text:p>
          </table:table-cell>
          <table:table-cell office:value-type="float" office:value="1.18301" calcext:value-type="float">
            <text:p>1.18301</text:p>
          </table:table-cell>
          <table:table-cell office:value-type="float" office:value="0.42215" calcext:value-type="float">
            <text:p>0.42215</text:p>
          </table:table-cell>
          <table:table-cell office:value-type="float" office:value="1.56303" calcext:value-type="float">
            <text:p>1.56303</text:p>
          </table:table-cell>
          <table:table-cell/>
          <table:table-cell office:value-type="float" office:value="1.276" calcext:value-type="float">
            <text:p>1.276</text:p>
          </table:table-cell>
          <table:table-cell office:value-type="float" office:value="1.1282" calcext:value-type="float">
            <text:p>1.1282</text:p>
          </table:table-cell>
          <table:table-cell office:value-type="float" office:value="-1.78199999999999" calcext:value-type="float">
            <text:p>-1.78199999999999</text:p>
          </table:table-cell>
          <table:table-cell office:value-type="float" office:value="0.68400000000004" calcext:value-type="float">
            <text:p>0.68400000000004</text:p>
          </table:table-cell>
          <table:table-cell office:value-type="float" office:value="1.27559999999999" calcext:value-type="float">
            <text:p>1.27559999999999</text:p>
          </table:table-cell>
          <table:table-cell office:value-type="float" office:value="0.0340000000000451" calcext:value-type="float">
            <text:p>0.034000000000045</text:p>
          </table:table-cell>
          <table:table-cell/>
          <table:table-cell office:value-type="float" office:value="3.40000000000007" calcext:value-type="float">
            <text:p>3.40000000000007</text:p>
          </table:table-cell>
          <table:table-cell office:value-type="float" office:value="6.879999999998" calcext:value-type="float">
            <text:p>6.879999999998</text:p>
          </table:table-cell>
          <table:table-cell office:value-type="float" office:value="-11.6000000000049" calcext:value-type="float">
            <text:p>-11.6000000000049</text:p>
          </table:table-cell>
          <table:table-cell office:value-type="float" office:value="5.19999999998966" calcext:value-type="float">
            <text:p>5.19999999998966</text:p>
          </table:table-cell>
          <table:table-cell office:value-type="float" office:value="3.48000000000237" calcext:value-type="float">
            <text:p>3.48000000000237</text:p>
          </table:table-cell>
          <table:table-cell office:value-type="float" office:value="-0.0000000000177635683940025" calcext:value-type="float">
            <text:p>-1.77635683940025E-11</text:p>
          </table:table-cell>
        </table:table-row>
        <table:table-row table:style-name="ro1">
          <table:table-cell office:value-type="float" office:value="0.441792" calcext:value-type="float">
            <text:p>0.441792</text:p>
          </table:table-cell>
          <table:table-cell office:value-type="float" office:value="0.521709" calcext:value-type="float">
            <text:p>0.521709</text:p>
          </table:table-cell>
          <table:table-cell office:value-type="float" office:value="1.42222" calcext:value-type="float">
            <text:p>1.42222</text:p>
          </table:table-cell>
          <table:table-cell office:value-type="float" office:value="1.18643" calcext:value-type="float">
            <text:p>1.18643</text:p>
          </table:table-cell>
          <table:table-cell office:value-type="float" office:value="0.428528" calcext:value-type="float">
            <text:p>0.428528</text:p>
          </table:table-cell>
          <table:table-cell office:value-type="float" office:value="1.5632" calcext:value-type="float">
            <text:p>1.5632</text:p>
          </table:table-cell>
          <table:table-cell/>
          <table:table-cell office:value-type="float" office:value="1.293" calcext:value-type="float">
            <text:p>1.293</text:p>
          </table:table-cell>
          <table:table-cell office:value-type="float" office:value="1.16259999999999" calcext:value-type="float">
            <text:p>1.16259999999999</text:p>
          </table:table-cell>
          <table:table-cell office:value-type="float" office:value="-1.84000000000002" calcext:value-type="float">
            <text:p>-1.84000000000002</text:p>
          </table:table-cell>
          <table:table-cell office:value-type="float" office:value="0.709999999999988" calcext:value-type="float">
            <text:p>0.709999999999988</text:p>
          </table:table-cell>
          <table:table-cell office:value-type="float" office:value="1.293" calcext:value-type="float">
            <text:p>1.293</text:p>
          </table:table-cell>
          <table:table-cell office:value-type="float" office:value="0.0339999999999563" calcext:value-type="float">
            <text:p>0.033999999999956</text:p>
          </table:table-cell>
          <table:table-cell/>
          <table:table-cell office:value-type="float" office:value="3.48000000000015" calcext:value-type="float">
            <text:p>3.48000000000015</text:p>
          </table:table-cell>
          <table:table-cell office:value-type="float" office:value="7.20000000000276" calcext:value-type="float">
            <text:p>7.20000000000276</text:p>
          </table:table-cell>
          <table:table-cell office:value-type="float" office:value="-12.799999999995" calcext:value-type="float">
            <text:p>-12.799999999995</text:p>
          </table:table-cell>
          <table:table-cell office:value-type="float" office:value="5.19999999999854" calcext:value-type="float">
            <text:p>5.19999999999854</text:p>
          </table:table-cell>
          <table:table-cell office:value-type="float" office:value="3.48000000000015" calcext:value-type="float">
            <text:p>3.48000000000015</text:p>
          </table:table-cell>
          <table:table-cell office:value-type="float" office:value="0.0000000000177635683940025" calcext:value-type="float">
            <text:p>1.77635683940025E-11</text:p>
          </table:table-cell>
        </table:table-row>
        <table:table-row table:style-name="ro1">
          <table:table-cell office:value-type="float" office:value="0.448257" calcext:value-type="float">
            <text:p>0.448257</text:p>
          </table:table-cell>
          <table:table-cell office:value-type="float" office:value="0.527522" calcext:value-type="float">
            <text:p>0.527522</text:p>
          </table:table-cell>
          <table:table-cell office:value-type="float" office:value="1.41302" calcext:value-type="float">
            <text:p>1.41302</text:p>
          </table:table-cell>
          <table:table-cell office:value-type="float" office:value="1.18998" calcext:value-type="float">
            <text:p>1.18998</text:p>
          </table:table-cell>
          <table:table-cell office:value-type="float" office:value="0.434993" calcext:value-type="float">
            <text:p>0.434993</text:p>
          </table:table-cell>
          <table:table-cell office:value-type="float" office:value="1.56337" calcext:value-type="float">
            <text:p>1.56337</text:p>
          </table:table-cell>
          <table:table-cell/>
          <table:table-cell office:value-type="float" office:value="1.3104" calcext:value-type="float">
            <text:p>1.3104</text:p>
          </table:table-cell>
          <table:table-cell office:value-type="float" office:value="1.19860000000001" calcext:value-type="float">
            <text:p>1.19860000000001</text:p>
          </table:table-cell>
          <table:table-cell office:value-type="float" office:value="-1.90399999999999" calcext:value-type="float">
            <text:p>-1.90399999999999</text:p>
          </table:table-cell>
          <table:table-cell office:value-type="float" office:value="0.735999999999981" calcext:value-type="float">
            <text:p>0.735999999999981</text:p>
          </table:table-cell>
          <table:table-cell office:value-type="float" office:value="1.3104" calcext:value-type="float">
            <text:p>1.3104</text:p>
          </table:table-cell>
          <table:table-cell office:value-type="float" office:value="0.0340000000000451" calcext:value-type="float">
            <text:p>0.034000000000045</text:p>
          </table:table-cell>
          <table:table-cell/>
          <table:table-cell office:value-type="float" office:value="3.48000000000015" calcext:value-type="float">
            <text:p>3.48000000000015</text:p>
          </table:table-cell>
          <table:table-cell office:value-type="float" office:value="7.51999999999864" calcext:value-type="float">
            <text:p>7.51999999999864</text:p>
          </table:table-cell>
          <table:table-cell office:value-type="float" office:value="-13.1999999999977" calcext:value-type="float">
            <text:p>-13.1999999999977</text:p>
          </table:table-cell>
          <table:table-cell office:value-type="float" office:value="5.60000000001004" calcext:value-type="float">
            <text:p>5.60000000001004</text:p>
          </table:table-cell>
          <table:table-cell office:value-type="float" office:value="3.48000000000015" calcext:value-type="float">
            <text:p>3.48000000000015</text:p>
          </table:table-cell>
          <table:table-cell office:value-type="float" office:value="-0.0000000000177635683940025" calcext:value-type="float">
            <text:p>-1.77635683940025E-11</text:p>
          </table:table-cell>
        </table:table-row>
        <table:table-row table:style-name="ro1">
          <table:table-cell office:value-type="float" office:value="0.454809" calcext:value-type="float">
            <text:p>0.454809</text:p>
          </table:table-cell>
          <table:table-cell office:value-type="float" office:value="0.533515" calcext:value-type="float">
            <text:p>0.533515</text:p>
          </table:table-cell>
          <table:table-cell office:value-type="float" office:value="1.4035" calcext:value-type="float">
            <text:p>1.4035</text:p>
          </table:table-cell>
          <table:table-cell office:value-type="float" office:value="1.19366" calcext:value-type="float">
            <text:p>1.19366</text:p>
          </table:table-cell>
          <table:table-cell office:value-type="float" office:value="0.441545" calcext:value-type="float">
            <text:p>0.441545</text:p>
          </table:table-cell>
          <table:table-cell office:value-type="float" office:value="1.56354" calcext:value-type="float">
            <text:p>1.56354</text:p>
          </table:table-cell>
          <table:table-cell/>
          <table:table-cell office:value-type="float" office:value="1.3278" calcext:value-type="float">
            <text:p>1.3278</text:p>
          </table:table-cell>
          <table:table-cell office:value-type="float" office:value="1.2362" calcext:value-type="float">
            <text:p>1.2362</text:p>
          </table:table-cell>
          <table:table-cell office:value-type="float" office:value="-1.96999999999998" calcext:value-type="float">
            <text:p>-1.96999999999998</text:p>
          </table:table-cell>
          <table:table-cell office:value-type="float" office:value="0.764000000000031" calcext:value-type="float">
            <text:p>0.764000000000031</text:p>
          </table:table-cell>
          <table:table-cell office:value-type="float" office:value="1.3278" calcext:value-type="float">
            <text:p>1.3278</text:p>
          </table:table-cell>
          <table:table-cell office:value-type="float" office:value="0.0339999999999563" calcext:value-type="float">
            <text:p>0.033999999999956</text:p>
          </table:table-cell>
          <table:table-cell/>
          <table:table-cell office:value-type="float" office:value="3.59999999999916" calcext:value-type="float">
            <text:p>3.59999999999916</text:p>
          </table:table-cell>
          <table:table-cell office:value-type="float" office:value="7.80000000000225" calcext:value-type="float">
            <text:p>7.80000000000225</text:p>
          </table:table-cell>
          <table:table-cell office:value-type="float" office:value="-14.0000000000029" calcext:value-type="float">
            <text:p>-14.0000000000029</text:p>
          </table:table-cell>
          <table:table-cell office:value-type="float" office:value="5.99999999998602" calcext:value-type="float">
            <text:p>5.99999999998602</text:p>
          </table:table-cell>
          <table:table-cell office:value-type="float" office:value="3.56000000000023" calcext:value-type="float">
            <text:p>3.56000000000023</text:p>
          </table:table-cell>
          <table:table-cell office:value-type="float" office:value="-0.399999999984857" calcext:value-type="float">
            <text:p>-0.399999999984857</text:p>
          </table:table-cell>
        </table:table-row>
        <table:table-row table:style-name="ro1">
          <table:table-cell office:value-type="float" office:value="0.461448" calcext:value-type="float">
            <text:p>0.461448</text:p>
          </table:table-cell>
          <table:table-cell office:value-type="float" office:value="0.539696" calcext:value-type="float">
            <text:p>0.539696</text:p>
          </table:table-cell>
          <table:table-cell office:value-type="float" office:value="1.39365" calcext:value-type="float">
            <text:p>1.39365</text:p>
          </table:table-cell>
          <table:table-cell office:value-type="float" office:value="1.19748" calcext:value-type="float">
            <text:p>1.19748</text:p>
          </table:table-cell>
          <table:table-cell office:value-type="float" office:value="0.448184" calcext:value-type="float">
            <text:p>0.448184</text:p>
          </table:table-cell>
          <table:table-cell office:value-type="float" office:value="1.56371" calcext:value-type="float">
            <text:p>1.56371</text:p>
          </table:table-cell>
          <table:table-cell/>
          <table:table-cell office:value-type="float" office:value="1.3458" calcext:value-type="float">
            <text:p>1.3458</text:p>
          </table:table-cell>
          <table:table-cell office:value-type="float" office:value="1.27520000000001" calcext:value-type="float">
            <text:p>1.27520000000001</text:p>
          </table:table-cell>
          <table:table-cell office:value-type="float" office:value="-2.04" calcext:value-type="float">
            <text:p>-2.04</text:p>
          </table:table-cell>
          <table:table-cell office:value-type="float" office:value="0.793999999999961" calcext:value-type="float">
            <text:p>0.793999999999961</text:p>
          </table:table-cell>
          <table:table-cell office:value-type="float" office:value="1.3456" calcext:value-type="float">
            <text:p>1.3456</text:p>
          </table:table-cell>
          <table:table-cell office:value-type="float" office:value="0.032000000000032" calcext:value-type="float">
            <text:p>0.032000000000032</text:p>
          </table:table-cell>
          <table:table-cell/>
          <table:table-cell office:value-type="float" office:value="3.56000000000245" calcext:value-type="float">
            <text:p>3.56000000000245</text:p>
          </table:table-cell>
          <table:table-cell office:value-type="float" office:value="8.23999999999714" calcext:value-type="float">
            <text:p>8.23999999999714</text:p>
          </table:table-cell>
          <table:table-cell office:value-type="float" office:value="-14.4000000000055" calcext:value-type="float">
            <text:p>-14.4000000000055</text:p>
          </table:table-cell>
          <table:table-cell office:value-type="float" office:value="6.00000000001266" calcext:value-type="float">
            <text:p>6.00000000001266</text:p>
          </table:table-cell>
          <table:table-cell office:value-type="float" office:value="3.60000000000138" calcext:value-type="float">
            <text:p>3.60000000000138</text:p>
          </table:table-cell>
          <table:table-cell office:value-type="float" office:value="0.399999999993739" calcext:value-type="float">
            <text:p>0.399999999993739</text:p>
          </table:table-cell>
        </table:table-row>
        <table:table-row table:style-name="ro1">
          <table:table-cell office:value-type="float" office:value="0.468177" calcext:value-type="float">
            <text:p>0.468177</text:p>
          </table:table-cell>
          <table:table-cell office:value-type="float" office:value="0.546072" calcext:value-type="float">
            <text:p>0.546072</text:p>
          </table:table-cell>
          <table:table-cell office:value-type="float" office:value="1.38345" calcext:value-type="float">
            <text:p>1.38345</text:p>
          </table:table-cell>
          <table:table-cell office:value-type="float" office:value="1.20145" calcext:value-type="float">
            <text:p>1.20145</text:p>
          </table:table-cell>
          <table:table-cell office:value-type="float" office:value="0.454912" calcext:value-type="float">
            <text:p>0.454912</text:p>
          </table:table-cell>
          <table:table-cell office:value-type="float" office:value="1.56387" calcext:value-type="float">
            <text:p>1.56387</text:p>
          </table:table-cell>
          <table:table-cell/>
          <table:table-cell office:value-type="float" office:value="1.36360000000001" calcext:value-type="float">
            <text:p>1.36360000000001</text:p>
          </table:table-cell>
          <table:table-cell office:value-type="float" office:value="1.3164" calcext:value-type="float">
            <text:p>1.3164</text:p>
          </table:table-cell>
          <table:table-cell office:value-type="float" office:value="-2.11200000000002" calcext:value-type="float">
            <text:p>-2.11200000000002</text:p>
          </table:table-cell>
          <table:table-cell office:value-type="float" office:value="0.824000000000025" calcext:value-type="float">
            <text:p>0.824000000000025</text:p>
          </table:table-cell>
          <table:table-cell office:value-type="float" office:value="1.36360000000001" calcext:value-type="float">
            <text:p>1.36360000000001</text:p>
          </table:table-cell>
          <table:table-cell office:value-type="float" office:value="0.0340000000000007" calcext:value-type="float">
            <text:p>0.034000000000001</text:p>
          </table:table-cell>
          <table:table-cell/>
          <table:table-cell office:value-type="float" office:value="3.63999999999809" calcext:value-type="float">
            <text:p>3.63999999999809</text:p>
          </table:table-cell>
          <table:table-cell office:value-type="float" office:value="8.59999999999861" calcext:value-type="float">
            <text:p>8.59999999999861</text:p>
          </table:table-cell>
          <table:table-cell office:value-type="float" office:value="-15.5999999999867" calcext:value-type="float">
            <text:p>-15.5999999999867</text:p>
          </table:table-cell>
          <table:table-cell office:value-type="float" office:value="7.19999999999388" calcext:value-type="float">
            <text:p>7.19999999999388</text:p>
          </table:table-cell>
          <table:table-cell office:value-type="float" office:value="3.63999999999587" calcext:value-type="float">
            <text:p>3.63999999999587</text:p>
          </table:table-cell>
          <table:table-cell office:value-type="float" office:value="-0.400000000002621" calcext:value-type="float">
            <text:p>-0.400000000002621</text:p>
          </table:table-cell>
        </table:table-row>
        <table:table-row table:style-name="ro1">
          <table:table-cell office:value-type="float" office:value="0.474995" calcext:value-type="float">
            <text:p>0.474995</text:p>
          </table:table-cell>
          <table:table-cell office:value-type="float" office:value="0.552654" calcext:value-type="float">
            <text:p>0.552654</text:p>
          </table:table-cell>
          <table:table-cell office:value-type="float" office:value="1.37289" calcext:value-type="float">
            <text:p>1.37289</text:p>
          </table:table-cell>
          <table:table-cell office:value-type="float" office:value="1.20557" calcext:value-type="float">
            <text:p>1.20557</text:p>
          </table:table-cell>
          <table:table-cell office:value-type="float" office:value="0.46173" calcext:value-type="float">
            <text:p>0.46173</text:p>
          </table:table-cell>
          <table:table-cell office:value-type="float" office:value="1.56404" calcext:value-type="float">
            <text:p>1.56404</text:p>
          </table:table-cell>
          <table:table-cell/>
          <table:table-cell office:value-type="float" office:value="1.3818" calcext:value-type="float">
            <text:p>1.3818</text:p>
          </table:table-cell>
          <table:table-cell office:value-type="float" office:value="1.35939999999999" calcext:value-type="float">
            <text:p>1.35939999999999</text:p>
          </table:table-cell>
          <table:table-cell office:value-type="float" office:value="-2.18999999999996" calcext:value-type="float">
            <text:p>-2.18999999999996</text:p>
          </table:table-cell>
          <table:table-cell office:value-type="float" office:value="0.859999999999994" calcext:value-type="float">
            <text:p>0.859999999999994</text:p>
          </table:table-cell>
          <table:table-cell office:value-type="float" office:value="1.38179999999999" calcext:value-type="float">
            <text:p>1.38179999999999</text:p>
          </table:table-cell>
          <table:table-cell office:value-type="float" office:value="0.0319999999999876" calcext:value-type="float">
            <text:p>0.031999999999988</text:p>
          </table:table-cell>
          <table:table-cell/>
          <table:table-cell office:value-type="float" office:value="3.67999999999924" calcext:value-type="float">
            <text:p>3.67999999999924</text:p>
          </table:table-cell>
          <table:table-cell office:value-type="float" office:value="9.00000000000567" calcext:value-type="float">
            <text:p>9.00000000000567</text:p>
          </table:table-cell>
          <table:table-cell office:value-type="float" office:value="-15.6000000000134" calcext:value-type="float">
            <text:p>-15.6000000000134</text:p>
          </table:table-cell>
          <table:table-cell office:value-type="float" office:value="6.39999999999752" calcext:value-type="float">
            <text:p>6.39999999999752</text:p>
          </table:table-cell>
          <table:table-cell office:value-type="float" office:value="3.64000000000253" calcext:value-type="float">
            <text:p>3.64000000000253</text:p>
          </table:table-cell>
          <table:table-cell office:value-type="float" office:value="-0.399999999993739" calcext:value-type="float">
            <text:p>-0.399999999993739</text:p>
          </table:table-cell>
        </table:table-row>
        <table:table-row table:style-name="ro1">
          <table:table-cell office:value-type="float" office:value="0.481904" calcext:value-type="float">
            <text:p>0.481904</text:p>
          </table:table-cell>
          <table:table-cell office:value-type="float" office:value="0.559451" calcext:value-type="float">
            <text:p>0.559451</text:p>
          </table:table-cell>
          <table:table-cell office:value-type="float" office:value="1.36194" calcext:value-type="float">
            <text:p>1.36194</text:p>
          </table:table-cell>
          <table:table-cell office:value-type="float" office:value="1.20987" calcext:value-type="float">
            <text:p>1.20987</text:p>
          </table:table-cell>
          <table:table-cell office:value-type="float" office:value="0.468639" calcext:value-type="float">
            <text:p>0.468639</text:p>
          </table:table-cell>
          <table:table-cell office:value-type="float" office:value="1.5642" calcext:value-type="float">
            <text:p>1.5642</text:p>
          </table:table-cell>
          <table:table-cell/>
          <table:table-cell office:value-type="float" office:value="1.4002" calcext:value-type="float">
            <text:p>1.4002</text:p>
          </table:table-cell>
          <table:table-cell office:value-type="float" office:value="1.40440000000002" calcext:value-type="float">
            <text:p>1.40440000000002</text:p>
          </table:table-cell>
          <table:table-cell office:value-type="float" office:value="-2.26800000000003" calcext:value-type="float">
            <text:p>-2.26800000000003</text:p>
          </table:table-cell>
          <table:table-cell office:value-type="float" office:value="0.891999999999982" calcext:value-type="float">
            <text:p>0.891999999999982</text:p>
          </table:table-cell>
          <table:table-cell office:value-type="float" office:value="1.4" calcext:value-type="float">
            <text:p>1.4</text:p>
          </table:table-cell>
          <table:table-cell office:value-type="float" office:value="0.0300000000000189" calcext:value-type="float">
            <text:p>0.030000000000019</text:p>
          </table:table-cell>
          <table:table-cell/>
          <table:table-cell office:value-type="float" office:value="3.68000000000146" calcext:value-type="float">
            <text:p>3.68000000000146</text:p>
          </table:table-cell>
          <table:table-cell office:value-type="float" office:value="9.39999999999941" calcext:value-type="float">
            <text:p>9.39999999999941</text:p>
          </table:table-cell>
          <table:table-cell office:value-type="float" office:value="-17.599999999991" calcext:value-type="float">
            <text:p>-17.599999999991</text:p>
          </table:table-cell>
          <table:table-cell office:value-type="float" office:value="8.000000000008" calcext:value-type="float">
            <text:p>8.000000000008</text:p>
          </table:table-cell>
          <table:table-cell office:value-type="float" office:value="3.72000000000039" calcext:value-type="float">
            <text:p>3.72000000000039</text:p>
          </table:table-cell>
          <table:table-cell office:value-type="float" office:value="0.399999999993739" calcext:value-type="float">
            <text:p>0.399999999993739</text:p>
          </table:table-cell>
        </table:table-row>
        <table:table-row table:style-name="ro1">
          <table:table-cell office:value-type="float" office:value="0.488905" calcext:value-type="float">
            <text:p>0.488905</text:p>
          </table:table-cell>
          <table:table-cell office:value-type="float" office:value="0.566473" calcext:value-type="float">
            <text:p>0.566473</text:p>
          </table:table-cell>
          <table:table-cell office:value-type="float" office:value="1.3506" calcext:value-type="float">
            <text:p>1.3506</text:p>
          </table:table-cell>
          <table:table-cell office:value-type="float" office:value="1.21433" calcext:value-type="float">
            <text:p>1.21433</text:p>
          </table:table-cell>
          <table:table-cell office:value-type="float" office:value="0.475639" calcext:value-type="float">
            <text:p>0.475639</text:p>
          </table:table-cell>
          <table:table-cell office:value-type="float" office:value="1.56435" calcext:value-type="float">
            <text:p>1.56435</text:p>
          </table:table-cell>
          <table:table-cell/>
          <table:table-cell office:value-type="float" office:value="1.4186" calcext:value-type="float">
            <text:p>1.4186</text:p>
          </table:table-cell>
          <table:table-cell office:value-type="float" office:value="1.45140000000001" calcext:value-type="float">
            <text:p>1.45140000000001</text:p>
          </table:table-cell>
          <table:table-cell office:value-type="float" office:value="-2.35599999999998" calcext:value-type="float">
            <text:p>-2.35599999999998</text:p>
          </table:table-cell>
          <table:table-cell office:value-type="float" office:value="0.932000000000022" calcext:value-type="float">
            <text:p>0.932000000000022</text:p>
          </table:table-cell>
          <table:table-cell office:value-type="float" office:value="1.4186" calcext:value-type="float">
            <text:p>1.4186</text:p>
          </table:table-cell>
          <table:table-cell office:value-type="float" office:value="0.0319999999999876" calcext:value-type="float">
            <text:p>0.031999999999988</text:p>
          </table:table-cell>
          <table:table-cell/>
          <table:table-cell office:value-type="float" office:value="0.56000000000056" calcext:value-type="float">
            <text:p>0.56000000000056</text:p>
          </table:table-cell>
          <table:table-cell office:value-type="float" office:value="6.51999999999653" calcext:value-type="float">
            <text:p>6.51999999999653</text:p>
          </table:table-cell>
          <table:table-cell office:value-type="float" office:value="-12.0000000000076" calcext:value-type="float">
            <text:p>-12.0000000000076</text:p>
          </table:table-cell>
          <table:table-cell office:value-type="float" office:value="5.19999999999854" calcext:value-type="float">
            <text:p>5.19999999999854</text:p>
          </table:table-cell>
          <table:table-cell office:value-type="float" office:value="0.55999999999834" calcext:value-type="float">
            <text:p>0.55999999999834</text:p>
          </table:table-cell>
          <table:table-cell office:value-type="float" office:value="-0.400000000002621" calcext:value-type="float">
            <text:p>-0.400000000002621</text:p>
          </table:table-cell>
        </table:table-row>
        <table:table-row table:style-name="ro1">
          <table:table-cell office:value-type="float" office:value="0.495998" calcext:value-type="float">
            <text:p>0.495998</text:p>
          </table:table-cell>
          <table:table-cell office:value-type="float" office:value="0.57373" calcext:value-type="float">
            <text:p>0.57373</text:p>
          </table:table-cell>
          <table:table-cell office:value-type="float" office:value="1.33882" calcext:value-type="float">
            <text:p>1.33882</text:p>
          </table:table-cell>
          <table:table-cell office:value-type="float" office:value="1.21899" calcext:value-type="float">
            <text:p>1.21899</text:p>
          </table:table-cell>
          <table:table-cell office:value-type="float" office:value="0.482732" calcext:value-type="float">
            <text:p>0.482732</text:p>
          </table:table-cell>
          <table:table-cell office:value-type="float" office:value="1.56451" calcext:value-type="float">
            <text:p>1.56451</text:p>
          </table:table-cell>
          <table:table-cell/>
          <table:table-cell office:value-type="float" office:value="1.42140000000001" calcext:value-type="float">
            <text:p>1.42140000000001</text:p>
          </table:table-cell>
          <table:table-cell office:value-type="float" office:value="1.484" calcext:value-type="float">
            <text:p>1.484</text:p>
          </table:table-cell>
          <table:table-cell office:value-type="float" office:value="-2.41600000000002" calcext:value-type="float">
            <text:p>-2.41600000000002</text:p>
          </table:table-cell>
          <table:table-cell office:value-type="float" office:value="0.958000000000014" calcext:value-type="float">
            <text:p>0.958000000000014</text:p>
          </table:table-cell>
          <table:table-cell office:value-type="float" office:value="1.4214" calcext:value-type="float">
            <text:p>1.4214</text:p>
          </table:table-cell>
          <table:table-cell office:value-type="float" office:value="0.0299999999999745" calcext:value-type="float">
            <text:p>0.029999999999975</text:p>
          </table:table-cell>
          <table:table-cell/>
          <table:table-cell office:value-type="float" office:value="-6.36000000000303" calcext:value-type="float">
            <text:p>-6.36000000000303</text:p>
          </table:table-cell>
          <table:table-cell office:value-type="float" office:value="-0.68000000000179" calcext:value-type="float">
            <text:p>-0.68000000000179</text:p>
          </table:table-cell>
          <table:table-cell office:value-type="float" office:value="-0.799999999996359" calcext:value-type="float">
            <text:p>-0.799999999996359</text:p>
          </table:table-cell>
          <table:table-cell office:value-type="float" office:value="1.59999999999272" calcext:value-type="float">
            <text:p>1.59999999999272</text:p>
          </table:table-cell>
          <table:table-cell office:value-type="float" office:value="-6.35999999999859" calcext:value-type="float">
            <text:p>-6.35999999999859</text:p>
          </table:table-cell>
          <table:table-cell office:value-type="float" office:value="0.00000000000888178419700125" calcext:value-type="float">
            <text:p>8.88178419700125E-12</text:p>
          </table:table-cell>
        </table:table-row>
        <table:table-row table:style-name="ro1">
          <table:table-cell office:value-type="float" office:value="0.503105" calcext:value-type="float">
            <text:p>0.503105</text:p>
          </table:table-cell>
          <table:table-cell office:value-type="float" office:value="0.58115" calcext:value-type="float">
            <text:p>0.58115</text:p>
          </table:table-cell>
          <table:table-cell office:value-type="float" office:value="1.32674" calcext:value-type="float">
            <text:p>1.32674</text:p>
          </table:table-cell>
          <table:table-cell office:value-type="float" office:value="1.22378" calcext:value-type="float">
            <text:p>1.22378</text:p>
          </table:table-cell>
          <table:table-cell office:value-type="float" office:value="0.489839" calcext:value-type="float">
            <text:p>0.489839</text:p>
          </table:table-cell>
          <table:table-cell office:value-type="float" office:value="1.56466" calcext:value-type="float">
            <text:p>1.56466</text:p>
          </table:table-cell>
          <table:table-cell/>
          <table:table-cell office:value-type="float" office:value="1.38959999999999" calcext:value-type="float">
            <text:p>1.38959999999999</text:p>
          </table:table-cell>
          <table:table-cell office:value-type="float" office:value="1.48059999999999" calcext:value-type="float">
            <text:p>1.48059999999999</text:p>
          </table:table-cell>
          <table:table-cell office:value-type="float" office:value="-2.42" calcext:value-type="float">
            <text:p>-2.42</text:p>
          </table:table-cell>
          <table:table-cell office:value-type="float" office:value="0.965999999999978" calcext:value-type="float">
            <text:p>0.965999999999978</text:p>
          </table:table-cell>
          <table:table-cell office:value-type="float" office:value="1.3896" calcext:value-type="float">
            <text:p>1.3896</text:p>
          </table:table-cell>
          <table:table-cell office:value-type="float" office:value="0.0300000000000189" calcext:value-type="float">
            <text:p>0.030000000000019</text:p>
          </table:table-cell>
          <table:table-cell/>
          <table:table-cell office:value-type="float" office:value="-6.51999999999653" calcext:value-type="float">
            <text:p>-6.51999999999653</text:p>
          </table:table-cell>
          <table:table-cell office:value-type="float" office:value="-1.03999999999438" calcext:value-type="float">
            <text:p>-1.03999999999438</text:p>
          </table:table-cell>
          <table:table-cell office:value-type="float" office:value="0" calcext:value-type="float">
            <text:p>0</text:p>
          </table:table-cell>
          <table:table-cell office:value-type="float" office:value="0.400000000002621" calcext:value-type="float">
            <text:p>0.400000000002621</text:p>
          </table:table-cell>
          <table:table-cell office:value-type="float" office:value="-6.5599999999999" calcext:value-type="float">
            <text:p>-6.5599999999999</text:p>
          </table:table-cell>
          <table:table-cell office:value-type="float" office:value="-0.800000000005241" calcext:value-type="float">
            <text:p>-0.800000000005241</text:p>
          </table:table-cell>
        </table:table-row>
        <table:table-row table:style-name="ro1">
          <table:table-cell office:value-type="float" office:value="0.510053" calcext:value-type="float">
            <text:p>0.510053</text:p>
          </table:table-cell>
          <table:table-cell office:value-type="float" office:value="0.588553" calcext:value-type="float">
            <text:p>0.588553</text:p>
          </table:table-cell>
          <table:table-cell office:value-type="float" office:value="1.31464" calcext:value-type="float">
            <text:p>1.31464</text:p>
          </table:table-cell>
          <table:table-cell office:value-type="float" office:value="1.22861" calcext:value-type="float">
            <text:p>1.22861</text:p>
          </table:table-cell>
          <table:table-cell office:value-type="float" office:value="0.496787" calcext:value-type="float">
            <text:p>0.496787</text:p>
          </table:table-cell>
          <table:table-cell office:value-type="float" office:value="1.56481" calcext:value-type="float">
            <text:p>1.56481</text:p>
          </table:table-cell>
          <table:table-cell/>
          <table:table-cell office:value-type="float" office:value="1.35700000000001" calcext:value-type="float">
            <text:p>1.35700000000001</text:p>
          </table:table-cell>
          <table:table-cell office:value-type="float" office:value="1.47540000000002" calcext:value-type="float">
            <text:p>1.47540000000002</text:p>
          </table:table-cell>
          <table:table-cell office:value-type="float" office:value="-2.42" calcext:value-type="float">
            <text:p>-2.42</text:p>
          </table:table-cell>
          <table:table-cell office:value-type="float" office:value="0.967999999999991" calcext:value-type="float">
            <text:p>0.967999999999991</text:p>
          </table:table-cell>
          <table:table-cell office:value-type="float" office:value="1.3568" calcext:value-type="float">
            <text:p>1.3568</text:p>
          </table:table-cell>
          <table:table-cell office:value-type="float" office:value="0.0259999999999927" calcext:value-type="float">
            <text:p>0.025999999999993</text:p>
          </table:table-cell>
          <table:table-cell/>
          <table:table-cell office:value-type="float" office:value="-6.36000000000525" calcext:value-type="float">
            <text:p>-6.36000000000525</text:p>
          </table:table-cell>
          <table:table-cell office:value-type="float" office:value="-1.08000000000441" calcext:value-type="float">
            <text:p>-1.08000000000441</text:p>
          </table:table-cell>
          <table:table-cell office:value-type="float" office:value="0" calcext:value-type="float">
            <text:p>0</text:p>
          </table:table-cell>
          <table:table-cell office:value-type="float" office:value="0.800000000005241" calcext:value-type="float">
            <text:p>0.800000000005241</text:p>
          </table:table-cell>
          <table:table-cell office:value-type="float" office:value="-6.31999999999966" calcext:value-type="float">
            <text:p>-6.31999999999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6838" calcext:value-type="float">
            <text:p>0.516838</text:p>
          </table:table-cell>
          <table:table-cell office:value-type="float" office:value="0.59593" calcext:value-type="float">
            <text:p>0.59593</text:p>
          </table:table-cell>
          <table:table-cell office:value-type="float" office:value="1.30254" calcext:value-type="float">
            <text:p>1.30254</text:p>
          </table:table-cell>
          <table:table-cell office:value-type="float" office:value="1.23345" calcext:value-type="float">
            <text:p>1.23345</text:p>
          </table:table-cell>
          <table:table-cell office:value-type="float" office:value="0.503571" calcext:value-type="float">
            <text:p>0.503571</text:p>
          </table:table-cell>
          <table:table-cell office:value-type="float" office:value="1.56494" calcext:value-type="float">
            <text:p>1.56494</text:p>
          </table:table-cell>
          <table:table-cell/>
          <table:table-cell office:value-type="float" office:value="1.32519999999998" calcext:value-type="float">
            <text:p>1.32519999999998</text:p>
          </table:table-cell>
          <table:table-cell office:value-type="float" office:value="1.46999999999999" calcext:value-type="float">
            <text:p>1.46999999999999</text:p>
          </table:table-cell>
          <table:table-cell office:value-type="float" office:value="-2.42" calcext:value-type="float">
            <text:p>-2.42</text:p>
          </table:table-cell>
          <table:table-cell office:value-type="float" office:value="0.972000000000017" calcext:value-type="float">
            <text:p>0.972000000000017</text:p>
          </table:table-cell>
          <table:table-cell office:value-type="float" office:value="1.3252" calcext:value-type="float">
            <text:p>1.3252</text:p>
          </table:table-cell>
          <table:table-cell office:value-type="float" office:value="0.0259999999999927" calcext:value-type="float">
            <text:p>0.025999999999993</text:p>
          </table:table-cell>
          <table:table-cell/>
          <table:table-cell office:value-type="float" office:value="-6.15999999999506" calcext:value-type="float">
            <text:p>-6.15999999999506</text:p>
          </table:table-cell>
          <table:table-cell office:value-type="float" office:value="-1.04000000000326" calcext:value-type="float">
            <text:p>-1.04000000000326</text:p>
          </table:table-cell>
          <table:table-cell office:value-type="float" office:value="0" calcext:value-type="float">
            <text:p>0</text:p>
          </table:table-cell>
          <table:table-cell office:value-type="float" office:value="1.19999999999898" calcext:value-type="float">
            <text:p>1.19999999999898</text:p>
          </table:table-cell>
          <table:table-cell office:value-type="float" office:value="-6.16000000000394" calcext:value-type="float">
            <text:p>-6.16000000000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3464" calcext:value-type="float">
            <text:p>0.523464</text:p>
          </table:table-cell>
          <table:table-cell office:value-type="float" office:value="0.60328" calcext:value-type="float">
            <text:p>0.60328</text:p>
          </table:table-cell>
          <table:table-cell office:value-type="float" office:value="1.29044" calcext:value-type="float">
            <text:p>1.29044</text:p>
          </table:table-cell>
          <table:table-cell office:value-type="float" office:value="1.23831" calcext:value-type="float">
            <text:p>1.23831</text:p>
          </table:table-cell>
          <table:table-cell office:value-type="float" office:value="0.510197" calcext:value-type="float">
            <text:p>0.510197</text:p>
          </table:table-cell>
          <table:table-cell office:value-type="float" office:value="1.56507" calcext:value-type="float">
            <text:p>1.56507</text:p>
          </table:table-cell>
          <table:table-cell/>
          <table:table-cell office:value-type="float" office:value="1.29440000000001" calcext:value-type="float">
            <text:p>1.29440000000001</text:p>
          </table:table-cell>
          <table:table-cell office:value-type="float" office:value="1.46479999999998" calcext:value-type="float">
            <text:p>1.46479999999998</text:p>
          </table:table-cell>
          <table:table-cell office:value-type="float" office:value="-2.42" calcext:value-type="float">
            <text:p>-2.42</text:p>
          </table:table-cell>
          <table:table-cell office:value-type="float" office:value="0.978000000000012" calcext:value-type="float">
            <text:p>0.978000000000012</text:p>
          </table:table-cell>
          <table:table-cell office:value-type="float" office:value="1.29439999999998" calcext:value-type="float">
            <text:p>1.29439999999998</text:p>
          </table:table-cell>
          <table:table-cell office:value-type="float" office:value="0.0259999999999927" calcext:value-type="float">
            <text:p>0.025999999999993</text:p>
          </table:table-cell>
          <table:table-cell/>
          <table:table-cell office:value-type="float" office:value="-5.88000000000033" calcext:value-type="float">
            <text:p>-5.88000000000033</text:p>
          </table:table-cell>
          <table:table-cell office:value-type="float" office:value="-1.03999999999438" calcext:value-type="float">
            <text:p>-1.03999999999438</text:p>
          </table:table-cell>
          <table:table-cell office:value-type="float" office:value="0" calcext:value-type="float">
            <text:p>0</text:p>
          </table:table-cell>
          <table:table-cell office:value-type="float" office:value="0.799999999996359" calcext:value-type="float">
            <text:p>0.799999999996359</text:p>
          </table:table-cell>
          <table:table-cell office:value-type="float" office:value="-5.91999999999704" calcext:value-type="float">
            <text:p>-5.91999999999704</text:p>
          </table:table-cell>
          <table:table-cell office:value-type="float" office:value="-0.399999999993739" calcext:value-type="float">
            <text:p>-0.399999999993739</text:p>
          </table:table-cell>
        </table:table-row>
        <table:table-row table:style-name="ro1">
          <table:table-cell office:value-type="float" office:value="0.529936" calcext:value-type="float">
            <text:p>0.529936</text:p>
          </table:table-cell>
          <table:table-cell office:value-type="float" office:value="0.610604" calcext:value-type="float">
            <text:p>0.610604</text:p>
          </table:table-cell>
          <table:table-cell office:value-type="float" office:value="1.27834" calcext:value-type="float">
            <text:p>1.27834</text:p>
          </table:table-cell>
          <table:table-cell office:value-type="float" office:value="1.2432" calcext:value-type="float">
            <text:p>1.2432</text:p>
          </table:table-cell>
          <table:table-cell office:value-type="float" office:value="0.516669" calcext:value-type="float">
            <text:p>0.516669</text:p>
          </table:table-cell>
          <table:table-cell office:value-type="float" office:value="1.5652" calcext:value-type="float">
            <text:p>1.5652</text:p>
          </table:table-cell>
          <table:table-cell/>
          <table:table-cell office:value-type="float" office:value="1.26500000000001" calcext:value-type="float">
            <text:p>1.26500000000001</text:p>
          </table:table-cell>
          <table:table-cell office:value-type="float" office:value="1.45960000000001" calcext:value-type="float">
            <text:p>1.45960000000001</text:p>
          </table:table-cell>
          <table:table-cell office:value-type="float" office:value="-2.42" calcext:value-type="float">
            <text:p>-2.42</text:p>
          </table:table-cell>
          <table:table-cell office:value-type="float" office:value="0.981999999999994" calcext:value-type="float">
            <text:p>0.981999999999994</text:p>
          </table:table-cell>
          <table:table-cell office:value-type="float" office:value="1.2648" calcext:value-type="float">
            <text:p>1.2648</text:p>
          </table:table-cell>
          <table:table-cell office:value-type="float" office:value="0.024000000000024" calcext:value-type="float">
            <text:p>0.024000000000024</text:p>
          </table:table-cell>
          <table:table-cell/>
          <table:table-cell office:value-type="float" office:value="-5.80000000000247" calcext:value-type="float">
            <text:p>-5.80000000000247</text:p>
          </table:table-cell>
          <table:table-cell office:value-type="float" office:value="-1.00000000000211" calcext:value-type="float">
            <text:p>-1.00000000000211</text:p>
          </table:table-cell>
          <table:table-cell office:value-type="float" office:value="0" calcext:value-type="float">
            <text:p>0</text:p>
          </table:table-cell>
          <table:table-cell office:value-type="float" office:value="0.400000000002621" calcext:value-type="float">
            <text:p>0.400000000002621</text:p>
          </table:table-cell>
          <table:table-cell office:value-type="float" office:value="-5.72000000000017" calcext:value-type="float">
            <text:p>-5.72000000000017</text:p>
          </table:table-cell>
          <table:table-cell office:value-type="float" office:value="-0.400000000002621" calcext:value-type="float">
            <text:p>-0.400000000002621</text:p>
          </table:table-cell>
        </table:table-row>
        <table:table-row table:style-name="ro1">
          <table:table-cell office:value-type="float" office:value="0.536261" calcext:value-type="float">
            <text:p>0.536261</text:p>
          </table:table-cell>
          <table:table-cell office:value-type="float" office:value="0.617902" calcext:value-type="float">
            <text:p>0.617902</text:p>
          </table:table-cell>
          <table:table-cell office:value-type="float" office:value="1.26624" calcext:value-type="float">
            <text:p>1.26624</text:p>
          </table:table-cell>
          <table:table-cell office:value-type="float" office:value="1.24811" calcext:value-type="float">
            <text:p>1.24811</text:p>
          </table:table-cell>
          <table:table-cell office:value-type="float" office:value="0.522993" calcext:value-type="float">
            <text:p>0.522993</text:p>
          </table:table-cell>
          <table:table-cell office:value-type="float" office:value="1.56532" calcext:value-type="float">
            <text:p>1.56532</text:p>
          </table:table-cell>
          <table:table-cell/>
          <table:table-cell office:value-type="float" office:value="1.23599999999999" calcext:value-type="float">
            <text:p>1.23599999999999</text:p>
          </table:table-cell>
          <table:table-cell office:value-type="float" office:value="1.45459999999999" calcext:value-type="float">
            <text:p>1.45459999999999</text:p>
          </table:table-cell>
          <table:table-cell office:value-type="float" office:value="-2.42" calcext:value-type="float">
            <text:p>-2.42</text:p>
          </table:table-cell>
          <table:table-cell office:value-type="float" office:value="0.984000000000007" calcext:value-type="float">
            <text:p>0.984000000000007</text:p>
          </table:table-cell>
          <table:table-cell office:value-type="float" office:value="1.2362" calcext:value-type="float">
            <text:p>1.2362</text:p>
          </table:table-cell>
          <table:table-cell office:value-type="float" office:value="0.0220000000000109" calcext:value-type="float">
            <text:p>0.022000000000011</text:p>
          </table:table-cell>
          <table:table-cell/>
          <table:table-cell office:value-type="float" office:value="-5.51999999999886" calcext:value-type="float">
            <text:p>-5.51999999999886</text:p>
          </table:table-cell>
          <table:table-cell office:value-type="float" office:value="-0.959999999996519" calcext:value-type="float">
            <text:p>-0.959999999996519</text:p>
          </table:table-cell>
          <table:table-cell office:value-type="float" office:value="0" calcext:value-type="float">
            <text:p>0</text:p>
          </table:table-cell>
          <table:table-cell office:value-type="float" office:value="1.19999999999898" calcext:value-type="float">
            <text:p>1.19999999999898</text:p>
          </table:table-cell>
          <table:table-cell office:value-type="float" office:value="-5.59999999999672" calcext:value-type="float">
            <text:p>-5.59999999999672</text:p>
          </table:table-cell>
          <table:table-cell office:value-type="float" office:value="-0.00000000000888178419700125" calcext:value-type="float">
            <text:p>-8.88178419700125E-12</text:p>
          </table:table-cell>
        </table:table-row>
        <table:table-row table:style-name="ro1">
          <table:table-cell office:value-type="float" office:value="0.542441" calcext:value-type="float">
            <text:p>0.542441</text:p>
          </table:table-cell>
          <table:table-cell office:value-type="float" office:value="0.625175" calcext:value-type="float">
            <text:p>0.625175</text:p>
          </table:table-cell>
          <table:table-cell office:value-type="float" office:value="1.25414" calcext:value-type="float">
            <text:p>1.25414</text:p>
          </table:table-cell>
          <table:table-cell office:value-type="float" office:value="1.25303" calcext:value-type="float">
            <text:p>1.25303</text:p>
          </table:table-cell>
          <table:table-cell office:value-type="float" office:value="0.529174" calcext:value-type="float">
            <text:p>0.529174</text:p>
          </table:table-cell>
          <table:table-cell office:value-type="float" office:value="1.56543" calcext:value-type="float">
            <text:p>1.56543</text:p>
          </table:table-cell>
          <table:table-cell/>
          <table:table-cell office:value-type="float" office:value="1.2084" calcext:value-type="float">
            <text:p>1.2084</text:p>
          </table:table-cell>
          <table:table-cell office:value-type="float" office:value="1.44980000000001" calcext:value-type="float">
            <text:p>1.44980000000001</text:p>
          </table:table-cell>
          <table:table-cell office:value-type="float" office:value="-2.42" calcext:value-type="float">
            <text:p>-2.42</text:p>
          </table:table-cell>
          <table:table-cell office:value-type="float" office:value="0.990000000000002" calcext:value-type="float">
            <text:p>0.990000000000002</text:p>
          </table:table-cell>
          <table:table-cell office:value-type="float" office:value="1.20820000000001" calcext:value-type="float">
            <text:p>1.20820000000001</text:p>
          </table:table-cell>
          <table:table-cell office:value-type="float" office:value="0.0219999999999665" calcext:value-type="float">
            <text:p>0.021999999999967</text:p>
          </table:table-cell>
          <table:table-cell/>
          <table:table-cell office:value-type="float" office:value="-5.43999999999656" calcext:value-type="float">
            <text:p>-5.43999999999656</text:p>
          </table:table-cell>
          <table:table-cell office:value-type="float" office:value="-1.00000000000211" calcext:value-type="float">
            <text:p>-1.00000000000211</text:p>
          </table:table-cell>
          <table:table-cell office:value-type="float" office:value="0" calcext:value-type="float">
            <text:p>0</text:p>
          </table:table-cell>
          <table:table-cell office:value-type="float" office:value="0.399999999993739" calcext:value-type="float">
            <text:p>0.399999999993739</text:p>
          </table:table-cell>
          <table:table-cell office:value-type="float" office:value="-5.40000000000429" calcext:value-type="float">
            <text:p>-5.40000000000429</text:p>
          </table:table-cell>
          <table:table-cell office:value-type="float" office:value="0.0000000000177635683940025" calcext:value-type="float">
            <text:p>1.77635683940025E-11</text:p>
          </table:table-cell>
        </table:table-row>
        <table:table-row table:style-name="ro1">
          <table:table-cell office:value-type="float" office:value="0.548483" calcext:value-type="float">
            <text:p>0.548483</text:p>
          </table:table-cell>
          <table:table-cell office:value-type="float" office:value="0.632424" calcext:value-type="float">
            <text:p>0.632424</text:p>
          </table:table-cell>
          <table:table-cell office:value-type="float" office:value="1.24204" calcext:value-type="float">
            <text:p>1.24204</text:p>
          </table:table-cell>
          <table:table-cell office:value-type="float" office:value="1.25798" calcext:value-type="float">
            <text:p>1.25798</text:p>
          </table:table-cell>
          <table:table-cell office:value-type="float" office:value="0.535215" calcext:value-type="float">
            <text:p>0.535215</text:p>
          </table:table-cell>
          <table:table-cell office:value-type="float" office:value="1.56554" calcext:value-type="float">
            <text:p>1.56554</text:p>
          </table:table-cell>
          <table:table-cell/>
          <table:table-cell office:value-type="float" office:value="1.18120000000002" calcext:value-type="float">
            <text:p>1.18120000000002</text:p>
          </table:table-cell>
          <table:table-cell office:value-type="float" office:value="1.4448" calcext:value-type="float">
            <text:p>1.4448</text:p>
          </table:table-cell>
          <table:table-cell office:value-type="float" office:value="-2.42" calcext:value-type="float">
            <text:p>-2.42</text:p>
          </table:table-cell>
          <table:table-cell office:value-type="float" office:value="0.991999999999971" calcext:value-type="float">
            <text:p>0.991999999999971</text:p>
          </table:table-cell>
          <table:table-cell office:value-type="float" office:value="1.18119999999999" calcext:value-type="float">
            <text:p>1.18119999999999</text:p>
          </table:table-cell>
          <table:table-cell office:value-type="float" office:value="0.0220000000000553" calcext:value-type="float">
            <text:p>0.022000000000055</text:p>
          </table:table-cell>
          <table:table-cell/>
          <table:table-cell office:value-type="float" office:value="-5.24000000000413" calcext:value-type="float">
            <text:p>-5.24000000000413</text:p>
          </table:table-cell>
          <table:table-cell office:value-type="float" office:value="-0.96000000000096" calcext:value-type="float">
            <text:p>-0.96000000000096</text:p>
          </table:table-cell>
          <table:table-cell office:value-type="float" office:value="0" calcext:value-type="float">
            <text:p>0</text:p>
          </table:table-cell>
          <table:table-cell office:value-type="float" office:value="1.20000000000786" calcext:value-type="float">
            <text:p>1.20000000000786</text:p>
          </table:table-cell>
          <table:table-cell office:value-type="float" office:value="-5.2799999999964" calcext:value-type="float">
            <text:p>-5.2799999999964</text:p>
          </table:table-cell>
          <table:table-cell office:value-type="float" office:value="-0.400000000020384" calcext:value-type="float">
            <text:p>-0.400000000020384</text:p>
          </table:table-cell>
        </table:table-row>
        <table:table-row table:style-name="ro1">
          <table:table-cell office:value-type="float" office:value="0.554389" calcext:value-type="float">
            <text:p>0.554389</text:p>
          </table:table-cell>
          <table:table-cell office:value-type="float" office:value="0.639648" calcext:value-type="float">
            <text:p>0.639648</text:p>
          </table:table-cell>
          <table:table-cell office:value-type="float" office:value="1.22994" calcext:value-type="float">
            <text:p>1.22994</text:p>
          </table:table-cell>
          <table:table-cell office:value-type="float" office:value="1.26294" calcext:value-type="float">
            <text:p>1.26294</text:p>
          </table:table-cell>
          <table:table-cell office:value-type="float" office:value="0.541121" calcext:value-type="float">
            <text:p>0.541121</text:p>
          </table:table-cell>
          <table:table-cell office:value-type="float" office:value="1.56565" calcext:value-type="float">
            <text:p>1.56565</text:p>
          </table:table-cell>
          <table:table-cell/>
          <table:table-cell office:value-type="float" office:value="1.155" calcext:value-type="float">
            <text:p>1.155</text:p>
          </table:table-cell>
          <table:table-cell office:value-type="float" office:value="1.44" calcext:value-type="float">
            <text:p>1.44</text:p>
          </table:table-cell>
          <table:table-cell office:value-type="float" office:value="-2.42" calcext:value-type="float">
            <text:p>-2.42</text:p>
          </table:table-cell>
          <table:table-cell office:value-type="float" office:value="0.99800000000001" calcext:value-type="float">
            <text:p>0.99800000000001</text:p>
          </table:table-cell>
          <table:table-cell office:value-type="float" office:value="1.15480000000001" calcext:value-type="float">
            <text:p>1.15480000000001</text:p>
          </table:table-cell>
          <table:table-cell office:value-type="float" office:value="0.0199999999999534" calcext:value-type="float">
            <text:p>0.019999999999953</text:p>
          </table:table-cell>
          <table:table-cell/>
          <table:table-cell office:value-type="float" office:value="-5.12000000000068" calcext:value-type="float">
            <text:p>-5.12000000000068</text:p>
          </table:table-cell>
          <table:table-cell office:value-type="float" office:value="-0.91999999999981" calcext:value-type="float">
            <text:p>-0.91999999999981</text:p>
          </table:table-cell>
          <table:table-cell office:value-type="float" office:value="0" calcext:value-type="float">
            <text:p>0</text:p>
          </table:table-cell>
          <table:table-cell office:value-type="float" office:value="0.799999999996359" calcext:value-type="float">
            <text:p>0.799999999996359</text:p>
          </table:table-cell>
          <table:table-cell office:value-type="float" office:value="-5.04000000000282" calcext:value-type="float">
            <text:p>-5.04000000000282</text:p>
          </table:table-cell>
          <table:table-cell office:value-type="float" office:value="-0.399999999984857" calcext:value-type="float">
            <text:p>-0.399999999984857</text:p>
          </table:table-cell>
        </table:table-row>
        <table:table-row table:style-name="ro1">
          <table:table-cell office:value-type="float" office:value="0.560164" calcext:value-type="float">
            <text:p>0.560164</text:p>
          </table:table-cell>
          <table:table-cell office:value-type="float" office:value="0.646848" calcext:value-type="float">
            <text:p>0.646848</text:p>
          </table:table-cell>
          <table:table-cell office:value-type="float" office:value="1.21784" calcext:value-type="float">
            <text:p>1.21784</text:p>
          </table:table-cell>
          <table:table-cell office:value-type="float" office:value="1.26793" calcext:value-type="float">
            <text:p>1.26793</text:p>
          </table:table-cell>
          <table:table-cell office:value-type="float" office:value="0.546895" calcext:value-type="float">
            <text:p>0.546895</text:p>
          </table:table-cell>
          <table:table-cell office:value-type="float" office:value="1.56575" calcext:value-type="float">
            <text:p>1.56575</text:p>
          </table:table-cell>
          <table:table-cell/>
          <table:table-cell office:value-type="float" office:value="1.12939999999999" calcext:value-type="float">
            <text:p>1.12939999999999</text:p>
          </table:table-cell>
          <table:table-cell office:value-type="float" office:value="1.4354" calcext:value-type="float">
            <text:p>1.4354</text:p>
          </table:table-cell>
          <table:table-cell office:value-type="float" office:value="-2.42" calcext:value-type="float">
            <text:p>-2.42</text:p>
          </table:table-cell>
          <table:table-cell office:value-type="float" office:value="1.00199999999999" calcext:value-type="float">
            <text:p>1.00199999999999</text:p>
          </table:table-cell>
          <table:table-cell office:value-type="float" office:value="1.1296" calcext:value-type="float">
            <text:p>1.1296</text:p>
          </table:table-cell>
          <table:table-cell office:value-type="float" office:value="0.0180000000000291" calcext:value-type="float">
            <text:p>0.018000000000029</text:p>
          </table:table-cell>
          <table:table-cell/>
          <table:table-cell office:value-type="float" office:value="-4.91999999999937" calcext:value-type="float">
            <text:p>-4.91999999999937</text:p>
          </table:table-cell>
          <table:table-cell office:value-type="float" office:value="-0.96000000000096" calcext:value-type="float">
            <text:p>-0.96000000000096</text:p>
          </table:table-cell>
          <table:table-cell office:value-type="float" office:value="0" calcext:value-type="float">
            <text:p>0</text:p>
          </table:table-cell>
          <table:table-cell office:value-type="float" office:value="0.400000000002621" calcext:value-type="float">
            <text:p>0.400000000002621</text:p>
          </table:table-cell>
          <table:table-cell office:value-type="float" office:value="-5.00000000000167" calcext:value-type="float">
            <text:p>-5.00000000000167</text:p>
          </table:table-cell>
          <table:table-cell office:value-type="float" office:value="0.399999999984857" calcext:value-type="float">
            <text:p>0.399999999984857</text:p>
          </table:table-cell>
        </table:table-row>
        <table:table-row table:style-name="ro1">
          <table:table-cell office:value-type="float" office:value="0.565811" calcext:value-type="float">
            <text:p>0.565811</text:p>
          </table:table-cell>
          <table:table-cell office:value-type="float" office:value="0.654025" calcext:value-type="float">
            <text:p>0.654025</text:p>
          </table:table-cell>
          <table:table-cell office:value-type="float" office:value="1.20574" calcext:value-type="float">
            <text:p>1.20574</text:p>
          </table:table-cell>
          <table:table-cell office:value-type="float" office:value="1.27294" calcext:value-type="float">
            <text:p>1.27294</text:p>
          </table:table-cell>
          <table:table-cell office:value-type="float" office:value="0.552543" calcext:value-type="float">
            <text:p>0.552543</text:p>
          </table:table-cell>
          <table:table-cell office:value-type="float" office:value="1.56584" calcext:value-type="float">
            <text:p>1.56584</text:p>
          </table:table-cell>
          <table:table-cell/>
          <table:table-cell office:value-type="float" office:value="1.10479999999999" calcext:value-type="float">
            <text:p>1.10479999999999</text:p>
          </table:table-cell>
          <table:table-cell office:value-type="float" office:value="1.43059999999999" calcext:value-type="float">
            <text:p>1.43059999999999</text:p>
          </table:table-cell>
          <table:table-cell office:value-type="float" office:value="-2.42" calcext:value-type="float">
            <text:p>-2.42</text:p>
          </table:table-cell>
          <table:table-cell office:value-type="float" office:value="1.004" calcext:value-type="float">
            <text:p>1.004</text:p>
          </table:table-cell>
          <table:table-cell office:value-type="float" office:value="1.10459999999999" calcext:value-type="float">
            <text:p>1.10459999999999</text:p>
          </table:table-cell>
          <table:table-cell office:value-type="float" office:value="0.0199999999999534" calcext:value-type="float">
            <text:p>0.019999999999953</text:p>
          </table:table-cell>
          <table:table-cell/>
          <table:table-cell office:value-type="float" office:value="-4.79999999999592" calcext:value-type="float">
            <text:p>-4.79999999999592</text:p>
          </table:table-cell>
          <table:table-cell office:value-type="float" office:value="-0.87999999999866" calcext:value-type="float">
            <text:p>-0.87999999999866</text:p>
          </table:table-cell>
          <table:table-cell office:value-type="float" office:value="0" calcext:value-type="float">
            <text:p>0</text:p>
          </table:table-cell>
          <table:table-cell office:value-type="float" office:value="0.799999999996359" calcext:value-type="float">
            <text:p>0.799999999996359</text:p>
          </table:table-cell>
          <table:table-cell office:value-type="float" office:value="-4.75999999999477" calcext:value-type="float">
            <text:p>-4.75999999999477</text:p>
          </table:table-cell>
          <table:table-cell office:value-type="float" office:value="-0.399999999984857" calcext:value-type="float">
            <text:p>-0.399999999984857</text:p>
          </table:table-cell>
        </table:table-row>
        <table:table-row table:style-name="ro1">
          <table:table-cell office:value-type="float" office:value="0.571335" calcext:value-type="float">
            <text:p>0.571335</text:p>
          </table:table-cell>
          <table:table-cell office:value-type="float" office:value="0.661178" calcext:value-type="float">
            <text:p>0.661178</text:p>
          </table:table-cell>
          <table:table-cell office:value-type="float" office:value="1.19364" calcext:value-type="float">
            <text:p>1.19364</text:p>
          </table:table-cell>
          <table:table-cell office:value-type="float" office:value="1.27796" calcext:value-type="float">
            <text:p>1.27796</text:p>
          </table:table-cell>
          <table:table-cell office:value-type="float" office:value="0.558066" calcext:value-type="float">
            <text:p>0.558066</text:p>
          </table:table-cell>
          <table:table-cell office:value-type="float" office:value="1.56594" calcext:value-type="float">
            <text:p>1.56594</text:p>
          </table:table-cell>
          <table:table-cell/>
          <table:table-cell office:value-type="float" office:value="1.08080000000002" calcext:value-type="float">
            <text:p>1.08080000000002</text:p>
          </table:table-cell>
          <table:table-cell office:value-type="float" office:value="1.4262" calcext:value-type="float">
            <text:p>1.4262</text:p>
          </table:table-cell>
          <table:table-cell office:value-type="float" office:value="-2.42" calcext:value-type="float">
            <text:p>-2.42</text:p>
          </table:table-cell>
          <table:table-cell office:value-type="float" office:value="1.00799999999999" calcext:value-type="float">
            <text:p>1.00799999999999</text:p>
          </table:table-cell>
          <table:table-cell office:value-type="float" office:value="1.08080000000002" calcext:value-type="float">
            <text:p>1.08080000000002</text:p>
          </table:table-cell>
          <table:table-cell office:value-type="float" office:value="0.0180000000000291" calcext:value-type="float">
            <text:p>0.018000000000029</text:p>
          </table:table-cell>
          <table:table-cell/>
          <table:table-cell office:value-type="float" office:value="-4.68000000000579" calcext:value-type="float">
            <text:p>-4.68000000000579</text:p>
          </table:table-cell>
          <table:table-cell office:value-type="float" office:value="-0.87999999999866" calcext:value-type="float">
            <text:p>-0.87999999999866</text:p>
          </table:table-cell>
          <table:table-cell office:value-type="float" office:value="0" calcext:value-type="float">
            <text:p>0</text:p>
          </table:table-cell>
          <table:table-cell office:value-type="float" office:value="1.20000000000786" calcext:value-type="float">
            <text:p>1.20000000000786</text:p>
          </table:table-cell>
          <table:table-cell office:value-type="float" office:value="-4.68000000000579" calcext:value-type="float">
            <text:p>-4.68000000000579</text:p>
          </table:table-cell>
          <table:table-cell office:value-type="float" office:value="-0.400000000002621" calcext:value-type="float">
            <text:p>-0.400000000002621</text:p>
          </table:table-cell>
        </table:table-row>
        <table:table-row table:style-name="ro1">
          <table:table-cell office:value-type="float" office:value="0.576739" calcext:value-type="float">
            <text:p>0.576739</text:p>
          </table:table-cell>
          <table:table-cell office:value-type="float" office:value="0.668309" calcext:value-type="float">
            <text:p>0.668309</text:p>
          </table:table-cell>
          <table:table-cell office:value-type="float" office:value="1.18154" calcext:value-type="float">
            <text:p>1.18154</text:p>
          </table:table-cell>
          <table:table-cell office:value-type="float" office:value="1.283" calcext:value-type="float">
            <text:p>1.283</text:p>
          </table:table-cell>
          <table:table-cell office:value-type="float" office:value="0.56347" calcext:value-type="float">
            <text:p>0.56347</text:p>
          </table:table-cell>
          <table:table-cell office:value-type="float" office:value="1.56603" calcext:value-type="float">
            <text:p>1.56603</text:p>
          </table:table-cell>
          <table:table-cell/>
          <table:table-cell office:value-type="float" office:value="1.05739999999999" calcext:value-type="float">
            <text:p>1.05739999999999</text:p>
          </table:table-cell>
          <table:table-cell office:value-type="float" office:value="1.42180000000001" calcext:value-type="float">
            <text:p>1.42180000000001</text:p>
          </table:table-cell>
          <table:table-cell office:value-type="float" office:value="-2.42" calcext:value-type="float">
            <text:p>-2.42</text:p>
          </table:table-cell>
          <table:table-cell office:value-type="float" office:value="1.01400000000003" calcext:value-type="float">
            <text:p>1.01400000000003</text:p>
          </table:table-cell>
          <table:table-cell office:value-type="float" office:value="1.05739999999999" calcext:value-type="float">
            <text:p>1.05739999999999</text:p>
          </table:table-cell>
          <table:table-cell office:value-type="float" office:value="0.016000000000016" calcext:value-type="float">
            <text:p>0.016000000000016</text:p>
          </table:table-cell>
          <table:table-cell/>
          <table:table-cell office:value-type="float" office:value="-4.55999999999346" calcext:value-type="float">
            <text:p>-4.55999999999346</text:p>
          </table:table-cell>
          <table:table-cell office:value-type="float" office:value="-0.880000000003101" calcext:value-type="float">
            <text:p>-0.880000000003101</text:p>
          </table:table-cell>
          <table:table-cell office:value-type="float" office:value="0" calcext:value-type="float">
            <text:p>0</text:p>
          </table:table-cell>
          <table:table-cell office:value-type="float" office:value="0.399999999993739" calcext:value-type="float">
            <text:p>0.399999999993739</text:p>
          </table:table-cell>
          <table:table-cell office:value-type="float" office:value="-4.55999999999346" calcext:value-type="float">
            <text:p>-4.55999999999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82026" calcext:value-type="float">
            <text:p>0.582026</text:p>
          </table:table-cell>
          <table:table-cell office:value-type="float" office:value="0.675418" calcext:value-type="float">
            <text:p>0.675418</text:p>
          </table:table-cell>
          <table:table-cell office:value-type="float" office:value="1.16944" calcext:value-type="float">
            <text:p>1.16944</text:p>
          </table:table-cell>
          <table:table-cell office:value-type="float" office:value="1.28807" calcext:value-type="float">
            <text:p>1.28807</text:p>
          </table:table-cell>
          <table:table-cell office:value-type="float" office:value="0.568757" calcext:value-type="float">
            <text:p>0.568757</text:p>
          </table:table-cell>
          <table:table-cell office:value-type="float" office:value="1.56611" calcext:value-type="float">
            <text:p>1.56611</text:p>
          </table:table-cell>
          <table:table-cell/>
          <table:table-cell office:value-type="float" office:value="1.03460000000002" calcext:value-type="float">
            <text:p>1.03460000000002</text:p>
          </table:table-cell>
          <table:table-cell office:value-type="float" office:value="1.41739999999999" calcext:value-type="float">
            <text:p>1.41739999999999</text:p>
          </table:table-cell>
          <table:table-cell office:value-type="float" office:value="-2.42" calcext:value-type="float">
            <text:p>-2.42</text:p>
          </table:table-cell>
          <table:table-cell office:value-type="float" office:value="1.01599999999999" calcext:value-type="float">
            <text:p>1.01599999999999</text:p>
          </table:table-cell>
          <table:table-cell office:value-type="float" office:value="1.03460000000002" calcext:value-type="float">
            <text:p>1.03460000000002</text:p>
          </table:table-cell>
          <table:table-cell office:value-type="float" office:value="0.016000000000016" calcext:value-type="float">
            <text:p>0.016000000000016</text:p>
          </table:table-cell>
          <table:table-cell/>
          <table:table-cell office:value-type="float" office:value="-4.44000000000777" calcext:value-type="float">
            <text:p>-4.44000000000777</text:p>
          </table:table-cell>
          <table:table-cell office:value-type="float" office:value="-0.839999999997509" calcext:value-type="float">
            <text:p>-0.839999999997509</text:p>
          </table:table-cell>
          <table:table-cell office:value-type="float" office:value="0" calcext:value-type="float">
            <text:p>0</text:p>
          </table:table-cell>
          <table:table-cell office:value-type="float" office:value="0.799999999996359" calcext:value-type="float">
            <text:p>0.799999999996359</text:p>
          </table:table-cell>
          <table:table-cell office:value-type="float" office:value="-4.44000000000777" calcext:value-type="float">
            <text:p>-4.44000000000777</text:p>
          </table:table-cell>
          <table:table-cell office:value-type="float" office:value="-0.00000000000888178419700125" calcext:value-type="float">
            <text:p>-8.88178419700125E-12</text:p>
          </table:table-cell>
        </table:table-row>
        <table:table-row table:style-name="ro1">
          <table:table-cell office:value-type="float" office:value="0.587199" calcext:value-type="float">
            <text:p>0.587199</text:p>
          </table:table-cell>
          <table:table-cell office:value-type="float" office:value="0.682505" calcext:value-type="float">
            <text:p>0.682505</text:p>
          </table:table-cell>
          <table:table-cell office:value-type="float" office:value="1.15734" calcext:value-type="float">
            <text:p>1.15734</text:p>
          </table:table-cell>
          <table:table-cell office:value-type="float" office:value="1.29315" calcext:value-type="float">
            <text:p>1.29315</text:p>
          </table:table-cell>
          <table:table-cell office:value-type="float" office:value="0.57393" calcext:value-type="float">
            <text:p>0.57393</text:p>
          </table:table-cell>
          <table:table-cell office:value-type="float" office:value="1.56619" calcext:value-type="float">
            <text:p>1.56619</text:p>
          </table:table-cell>
          <table:table-cell/>
          <table:table-cell office:value-type="float" office:value="1.01239999999998" calcext:value-type="float">
            <text:p>1.01239999999998</text:p>
          </table:table-cell>
          <table:table-cell office:value-type="float" office:value="1.4132" calcext:value-type="float">
            <text:p>1.4132</text:p>
          </table:table-cell>
          <table:table-cell office:value-type="float" office:value="-2.42" calcext:value-type="float">
            <text:p>-2.42</text:p>
          </table:table-cell>
          <table:table-cell office:value-type="float" office:value="1.01999999999998" calcext:value-type="float">
            <text:p>1.01999999999998</text:p>
          </table:table-cell>
          <table:table-cell office:value-type="float" office:value="1.01239999999998" calcext:value-type="float">
            <text:p>1.01239999999998</text:p>
          </table:table-cell>
          <table:table-cell office:value-type="float" office:value="0.0159999999999716" calcext:value-type="float">
            <text:p>0.015999999999972</text:p>
          </table:table-cell>
          <table:table-cell/>
          <table:table-cell office:value-type="float" office:value="-5.43999999999212" calcext:value-type="float">
            <text:p>-5.43999999999212</text:p>
          </table:table-cell>
          <table:table-cell office:value-type="float" office:value="-2.52000000000141" calcext:value-type="float">
            <text:p>-2.52000000000141</text:p>
          </table:table-cell>
          <table:table-cell office:value-type="float" office:value="2.80000000000058" calcext:value-type="float">
            <text:p>2.80000000000058</text:p>
          </table:table-cell>
          <table:table-cell office:value-type="float" office:value="-0.399999999993739" calcext:value-type="float">
            <text:p>-0.399999999993739</text:p>
          </table:table-cell>
          <table:table-cell office:value-type="float" office:value="-5.47999999999327" calcext:value-type="float">
            <text:p>-5.47999999999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92261" calcext:value-type="float">
            <text:p>0.592261</text:p>
          </table:table-cell>
          <table:table-cell office:value-type="float" office:value="0.689571" calcext:value-type="float">
            <text:p>0.689571</text:p>
          </table:table-cell>
          <table:table-cell office:value-type="float" office:value="1.14524" calcext:value-type="float">
            <text:p>1.14524</text:p>
          </table:table-cell>
          <table:table-cell office:value-type="float" office:value="1.29825" calcext:value-type="float">
            <text:p>1.29825</text:p>
          </table:table-cell>
          <table:table-cell office:value-type="float" office:value="0.578992" calcext:value-type="float">
            <text:p>0.578992</text:p>
          </table:table-cell>
          <table:table-cell office:value-type="float" office:value="1.56627" calcext:value-type="float">
            <text:p>1.56627</text:p>
          </table:table-cell>
          <table:table-cell/>
          <table:table-cell office:value-type="float" office:value="0.985200000000019" calcext:value-type="float">
            <text:p>0.985200000000019</text:p>
          </table:table-cell>
          <table:table-cell office:value-type="float" office:value="1.4006" calcext:value-type="float">
            <text:p>1.4006</text:p>
          </table:table-cell>
          <table:table-cell office:value-type="float" office:value="-2.406" calcext:value-type="float">
            <text:p>-2.406</text:p>
          </table:table-cell>
          <table:table-cell office:value-type="float" office:value="1.01800000000001" calcext:value-type="float">
            <text:p>1.01800000000001</text:p>
          </table:table-cell>
          <table:table-cell office:value-type="float" office:value="0.985000000000014" calcext:value-type="float">
            <text:p>0.985000000000014</text:p>
          </table:table-cell>
          <table:table-cell office:value-type="float" office:value="0.0159999999999716" calcext:value-type="float">
            <text:p>0.015999999999972</text:p>
          </table:table-cell>
          <table:table-cell/>
          <table:table-cell office:value-type="float" office:value="-10.3200000000081" calcext:value-type="float">
            <text:p>-10.3200000000081</text:p>
          </table:table-cell>
          <table:table-cell office:value-type="float" office:value="-9.79999999999759" calcext:value-type="float">
            <text:p>-9.79999999999759</text:p>
          </table:table-cell>
          <table:table-cell office:value-type="float" office:value="15.5999999999956" calcext:value-type="float">
            <text:p>15.5999999999956</text:p>
          </table:table-cell>
          <table:table-cell office:value-type="float" office:value="-6.00000000000378" calcext:value-type="float">
            <text:p>-6.00000000000378</text:p>
          </table:table-cell>
          <table:table-cell office:value-type="float" office:value="-10.2800000000025" calcext:value-type="float">
            <text:p>-10.2800000000025</text:p>
          </table:table-cell>
          <table:table-cell office:value-type="float" office:value="-0.399999999993739" calcext:value-type="float">
            <text:p>-0.399999999993739</text:p>
          </table:table-cell>
        </table:table-row>
        <table:table-row table:style-name="ro1">
          <table:table-cell office:value-type="float" office:value="0.597187" calcext:value-type="float">
            <text:p>0.597187</text:p>
          </table:table-cell>
          <table:table-cell office:value-type="float" office:value="0.696574" calcext:value-type="float">
            <text:p>0.696574</text:p>
          </table:table-cell>
          <table:table-cell office:value-type="float" office:value="1.13321" calcext:value-type="float">
            <text:p>1.13321</text:p>
          </table:table-cell>
          <table:table-cell office:value-type="float" office:value="1.30334" calcext:value-type="float">
            <text:p>1.30334</text:p>
          </table:table-cell>
          <table:table-cell office:value-type="float" office:value="0.583917" calcext:value-type="float">
            <text:p>0.583917</text:p>
          </table:table-cell>
          <table:table-cell office:value-type="float" office:value="1.56635" calcext:value-type="float">
            <text:p>1.56635</text:p>
          </table:table-cell>
          <table:table-cell/>
          <table:table-cell office:value-type="float" office:value="0.933599999999979" calcext:value-type="float">
            <text:p>0.933599999999979</text:p>
          </table:table-cell>
          <table:table-cell office:value-type="float" office:value="1.35160000000001" calcext:value-type="float">
            <text:p>1.35160000000001</text:p>
          </table:table-cell>
          <table:table-cell office:value-type="float" office:value="-2.32800000000002" calcext:value-type="float">
            <text:p>-2.32800000000002</text:p>
          </table:table-cell>
          <table:table-cell office:value-type="float" office:value="0.987999999999989" calcext:value-type="float">
            <text:p>0.987999999999989</text:p>
          </table:table-cell>
          <table:table-cell office:value-type="float" office:value="0.933600000000001" calcext:value-type="float">
            <text:p>0.933600000000001</text:p>
          </table:table-cell>
          <table:table-cell office:value-type="float" office:value="0.0140000000000029" calcext:value-type="float">
            <text:p>0.014000000000003</text:p>
          </table:table-cell>
          <table:table-cell/>
          <table:table-cell office:value-type="float" office:value="-10.5599999999928" calcext:value-type="float">
            <text:p>-10.5599999999928</text:p>
          </table:table-cell>
          <table:table-cell office:value-type="float" office:value="-10.8400000000009" calcext:value-type="float">
            <text:p>-10.8400000000009</text:p>
          </table:table-cell>
          <table:table-cell office:value-type="float" office:value="17.6000000000087" calcext:value-type="float">
            <text:p>17.6000000000087</text:p>
          </table:table-cell>
          <table:table-cell office:value-type="float" office:value="-6.39999999998864" calcext:value-type="float">
            <text:p>-6.39999999998864</text:p>
          </table:table-cell>
          <table:table-cell office:value-type="float" office:value="-10.5600000000017" calcext:value-type="float">
            <text:p>-10.5600000000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01855" calcext:value-type="float">
            <text:p>0.601855</text:p>
          </table:table-cell>
          <table:table-cell office:value-type="float" office:value="0.703332" calcext:value-type="float">
            <text:p>0.703332</text:p>
          </table:table-cell>
          <table:table-cell office:value-type="float" office:value="1.12157" calcext:value-type="float">
            <text:p>1.12157</text:p>
          </table:table-cell>
          <table:table-cell office:value-type="float" office:value="1.30828" calcext:value-type="float">
            <text:p>1.30828</text:p>
          </table:table-cell>
          <table:table-cell office:value-type="float" office:value="0.588585" calcext:value-type="float">
            <text:p>0.588585</text:p>
          </table:table-cell>
          <table:table-cell office:value-type="float" office:value="1.56642" calcext:value-type="float">
            <text:p>1.56642</text:p>
          </table:table-cell>
          <table:table-cell/>
          <table:table-cell office:value-type="float" office:value="0.880800000000015" calcext:value-type="float">
            <text:p>0.880800000000015</text:p>
          </table:table-cell>
          <table:table-cell office:value-type="float" office:value="1.2974" calcext:value-type="float">
            <text:p>1.2974</text:p>
          </table:table-cell>
          <table:table-cell office:value-type="float" office:value="-2.23999999999998" calcext:value-type="float">
            <text:p>-2.23999999999998</text:p>
          </table:table-cell>
          <table:table-cell office:value-type="float" office:value="0.956000000000046" calcext:value-type="float">
            <text:p>0.956000000000046</text:p>
          </table:table-cell>
          <table:table-cell office:value-type="float" office:value="0.880799999999993" calcext:value-type="float">
            <text:p>0.880799999999993</text:p>
          </table:table-cell>
          <table:table-cell office:value-type="float" office:value="0.0140000000000029" calcext:value-type="float">
            <text:p>0.014000000000003</text:p>
          </table:table-cell>
          <table:table-cell/>
          <table:table-cell office:value-type="float" office:value="-10.0800000000056" calcext:value-type="float">
            <text:p>-10.0800000000056</text:p>
          </table:table-cell>
          <table:table-cell office:value-type="float" office:value="-10.7200000000018" calcext:value-type="float">
            <text:p>-10.7200000000018</text:p>
          </table:table-cell>
          <table:table-cell office:value-type="float" office:value="17.1999999999883" calcext:value-type="float">
            <text:p>17.1999999999883</text:p>
          </table:table-cell>
          <table:table-cell office:value-type="float" office:value="-7.20000000001164" calcext:value-type="float">
            <text:p>-7.20000000001164</text:p>
          </table:table-cell>
          <table:table-cell office:value-type="float" office:value="-10.0800000000012" calcext:value-type="float">
            <text:p>-10.0800000000012</text:p>
          </table:table-cell>
          <table:table-cell office:value-type="float" office:value="-0.400000000002621" calcext:value-type="float">
            <text:p>-0.400000000002621</text:p>
          </table:table-cell>
        </table:table-row>
        <table:table-row table:style-name="ro1">
          <table:table-cell office:value-type="float" office:value="0.606259" calcext:value-type="float">
            <text:p>0.606259</text:p>
          </table:table-cell>
          <table:table-cell office:value-type="float" office:value="0.709819" calcext:value-type="float">
            <text:p>0.709819</text:p>
          </table:table-cell>
          <table:table-cell office:value-type="float" office:value="1.11037" calcext:value-type="float">
            <text:p>1.11037</text:p>
          </table:table-cell>
          <table:table-cell office:value-type="float" office:value="1.31306" calcext:value-type="float">
            <text:p>1.31306</text:p>
          </table:table-cell>
          <table:table-cell office:value-type="float" office:value="0.592989" calcext:value-type="float">
            <text:p>0.592989</text:p>
          </table:table-cell>
          <table:table-cell office:value-type="float" office:value="1.56649" calcext:value-type="float">
            <text:p>1.56649</text:p>
          </table:table-cell>
          <table:table-cell/>
          <table:table-cell office:value-type="float" office:value="0.830399999999987" calcext:value-type="float">
            <text:p>0.830399999999987</text:p>
          </table:table-cell>
          <table:table-cell office:value-type="float" office:value="1.2438" calcext:value-type="float">
            <text:p>1.2438</text:p>
          </table:table-cell>
          <table:table-cell office:value-type="float" office:value="-2.15400000000003" calcext:value-type="float">
            <text:p>-2.15400000000003</text:p>
          </table:table-cell>
          <table:table-cell office:value-type="float" office:value="0.919999999999988" calcext:value-type="float">
            <text:p>0.919999999999988</text:p>
          </table:table-cell>
          <table:table-cell office:value-type="float" office:value="0.830399999999987" calcext:value-type="float">
            <text:p>0.830399999999987</text:p>
          </table:table-cell>
          <table:table-cell office:value-type="float" office:value="0.0119999999999898" calcext:value-type="float">
            <text:p>0.01199999999999</text:p>
          </table:table-cell>
          <table:table-cell/>
          <table:table-cell office:value-type="float" office:value="-9.63999999999743" calcext:value-type="float">
            <text:p>-9.63999999999743</text:p>
          </table:table-cell>
          <table:table-cell office:value-type="float" office:value="-10.6799999999962" calcext:value-type="float">
            <text:p>-10.6799999999962</text:p>
          </table:table-cell>
          <table:table-cell office:value-type="float" office:value="17.2000000000061" calcext:value-type="float">
            <text:p>17.2000000000061</text:p>
          </table:table-cell>
          <table:table-cell office:value-type="float" office:value="-6.80000000000014" calcext:value-type="float">
            <text:p>-6.80000000000014</text:p>
          </table:table-cell>
          <table:table-cell office:value-type="float" office:value="-9.63999999999743" calcext:value-type="float">
            <text:p>-9.63999999999743</text:p>
          </table:table-cell>
          <table:table-cell office:value-type="float" office:value="-0.399999999993739" calcext:value-type="float">
            <text:p>-0.399999999993739</text:p>
          </table:table-cell>
        </table:table-row>
        <table:table-row table:style-name="ro1">
          <table:table-cell office:value-type="float" office:value="0.610411" calcext:value-type="float">
            <text:p>0.610411</text:p>
          </table:table-cell>
          <table:table-cell office:value-type="float" office:value="0.716038" calcext:value-type="float">
            <text:p>0.716038</text:p>
          </table:table-cell>
          <table:table-cell office:value-type="float" office:value="1.0996" calcext:value-type="float">
            <text:p>1.0996</text:p>
          </table:table-cell>
          <table:table-cell office:value-type="float" office:value="1.31766" calcext:value-type="float">
            <text:p>1.31766</text:p>
          </table:table-cell>
          <table:table-cell office:value-type="float" office:value="0.597141" calcext:value-type="float">
            <text:p>0.597141</text:p>
          </table:table-cell>
          <table:table-cell office:value-type="float" office:value="1.56655" calcext:value-type="float">
            <text:p>1.56655</text:p>
          </table:table-cell>
          <table:table-cell/>
          <table:table-cell office:value-type="float" office:value="0.7822" calcext:value-type="float">
            <text:p>0.7822</text:p>
          </table:table-cell>
          <table:table-cell office:value-type="float" office:value="1.19040000000001" calcext:value-type="float">
            <text:p>1.19040000000001</text:p>
          </table:table-cell>
          <table:table-cell office:value-type="float" office:value="-2.068" calcext:value-type="float">
            <text:p>-2.068</text:p>
          </table:table-cell>
          <table:table-cell office:value-type="float" office:value="0.885999999999987" calcext:value-type="float">
            <text:p>0.885999999999987</text:p>
          </table:table-cell>
          <table:table-cell office:value-type="float" office:value="0.7822" calcext:value-type="float">
            <text:p>0.7822</text:p>
          </table:table-cell>
          <table:table-cell office:value-type="float" office:value="0.0100000000000211" calcext:value-type="float">
            <text:p>0.010000000000021</text:p>
          </table:table-cell>
          <table:table-cell/>
          <table:table-cell office:value-type="float" office:value="-9.1999999999981" calcext:value-type="float">
            <text:p>-9.1999999999981</text:p>
          </table:table-cell>
          <table:table-cell office:value-type="float" office:value="-10.5600000000061" calcext:value-type="float">
            <text:p>-10.5600000000061</text:p>
          </table:table-cell>
          <table:table-cell office:value-type="float" office:value="17.6000000000087" calcext:value-type="float">
            <text:p>17.6000000000087</text:p>
          </table:table-cell>
          <table:table-cell office:value-type="float" office:value="-6.79999999999126" calcext:value-type="float">
            <text:p>-6.79999999999126</text:p>
          </table:table-cell>
          <table:table-cell office:value-type="float" office:value="-9.23999999999925" calcext:value-type="float">
            <text:p>-9.23999999999925</text:p>
          </table:table-cell>
          <table:table-cell office:value-type="float" office:value="0.400000000002621" calcext:value-type="float">
            <text:p>0.400000000002621</text:p>
          </table:table-cell>
        </table:table-row>
        <table:table-row table:style-name="ro1">
          <table:table-cell office:value-type="float" office:value="0.614322" calcext:value-type="float">
            <text:p>0.614322</text:p>
          </table:table-cell>
          <table:table-cell office:value-type="float" office:value="0.72199" calcext:value-type="float">
            <text:p>0.72199</text:p>
          </table:table-cell>
          <table:table-cell office:value-type="float" office:value="1.08926" calcext:value-type="float">
            <text:p>1.08926</text:p>
          </table:table-cell>
          <table:table-cell office:value-type="float" office:value="1.32209" calcext:value-type="float">
            <text:p>1.32209</text:p>
          </table:table-cell>
          <table:table-cell office:value-type="float" office:value="0.601052" calcext:value-type="float">
            <text:p>0.601052</text:p>
          </table:table-cell>
          <table:table-cell office:value-type="float" office:value="1.5666" calcext:value-type="float">
            <text:p>1.5666</text:p>
          </table:table-cell>
          <table:table-cell/>
          <table:table-cell office:value-type="float" office:value="0.736200000000009" calcext:value-type="float">
            <text:p>0.736200000000009</text:p>
          </table:table-cell>
          <table:table-cell office:value-type="float" office:value="1.13759999999998" calcext:value-type="float">
            <text:p>1.13759999999998</text:p>
          </table:table-cell>
          <table:table-cell office:value-type="float" office:value="-1.97999999999996" calcext:value-type="float">
            <text:p>-1.97999999999996</text:p>
          </table:table-cell>
          <table:table-cell office:value-type="float" office:value="0.852000000000031" calcext:value-type="float">
            <text:p>0.852000000000031</text:p>
          </table:table-cell>
          <table:table-cell office:value-type="float" office:value="0.736000000000003" calcext:value-type="float">
            <text:p>0.736000000000003</text:p>
          </table:table-cell>
          <table:table-cell office:value-type="float" office:value="0.0120000000000342" calcext:value-type="float">
            <text:p>0.012000000000034</text:p>
          </table:table-cell>
          <table:table-cell/>
          <table:table-cell office:value-type="float" office:value="-8.84000000000107" calcext:value-type="float">
            <text:p>-8.84000000000107</text:p>
          </table:table-cell>
          <table:table-cell office:value-type="float" office:value="-10.4799999999949" calcext:value-type="float">
            <text:p>-10.4799999999949</text:p>
          </table:table-cell>
          <table:table-cell office:value-type="float" office:value="17.599999999991" calcext:value-type="float">
            <text:p>17.599999999991</text:p>
          </table:table-cell>
          <table:table-cell office:value-type="float" office:value="-7.20000000001164" calcext:value-type="float">
            <text:p>-7.20000000001164</text:p>
          </table:table-cell>
          <table:table-cell office:value-type="float" office:value="-8.79999999999992" calcext:value-type="float">
            <text:p>-8.79999999999992</text:p>
          </table:table-cell>
          <table:table-cell office:value-type="float" office:value="-0.400000000011502" calcext:value-type="float">
            <text:p>-0.400000000011502</text:p>
          </table:table-cell>
        </table:table-row>
        <table:table-row table:style-name="ro1">
          <table:table-cell office:value-type="float" office:value="0.618003" calcext:value-type="float">
            <text:p>0.618003</text:p>
          </table:table-cell>
          <table:table-cell office:value-type="float" office:value="0.727678" calcext:value-type="float">
            <text:p>0.727678</text:p>
          </table:table-cell>
          <table:table-cell office:value-type="float" office:value="1.07936" calcext:value-type="float">
            <text:p>1.07936</text:p>
          </table:table-cell>
          <table:table-cell office:value-type="float" office:value="1.32635" calcext:value-type="float">
            <text:p>1.32635</text:p>
          </table:table-cell>
          <table:table-cell office:value-type="float" office:value="0.604732" calcext:value-type="float">
            <text:p>0.604732</text:p>
          </table:table-cell>
          <table:table-cell office:value-type="float" office:value="1.56666" calcext:value-type="float">
            <text:p>1.56666</text:p>
          </table:table-cell>
          <table:table-cell/>
          <table:table-cell office:value-type="float" office:value="0.692000000000004" calcext:value-type="float">
            <text:p>0.692000000000004</text:p>
          </table:table-cell>
          <table:table-cell office:value-type="float" office:value="1.08520000000001" calcext:value-type="float">
            <text:p>1.08520000000001</text:p>
          </table:table-cell>
          <table:table-cell office:value-type="float" office:value="-1.892" calcext:value-type="float">
            <text:p>-1.892</text:p>
          </table:table-cell>
          <table:table-cell office:value-type="float" office:value="0.815999999999972" calcext:value-type="float">
            <text:p>0.815999999999972</text:p>
          </table:table-cell>
          <table:table-cell office:value-type="float" office:value="0.692000000000004" calcext:value-type="float">
            <text:p>0.692000000000004</text:p>
          </table:table-cell>
          <table:table-cell office:value-type="float" office:value="0.00999999999997669" calcext:value-type="float">
            <text:p>0.009999999999977</text:p>
          </table:table-cell>
          <table:table-cell/>
          <table:table-cell office:value-type="float" office:value="-8.4799999999996" calcext:value-type="float">
            <text:p>-8.4799999999996</text:p>
          </table:table-cell>
          <table:table-cell office:value-type="float" office:value="-10.3999999999971" calcext:value-type="float">
            <text:p>-10.3999999999971</text:p>
          </table:table-cell>
          <table:table-cell office:value-type="float" office:value="17.1999999999972" calcext:value-type="float">
            <text:p>17.1999999999972</text:p>
          </table:table-cell>
          <table:table-cell office:value-type="float" office:value="-7.19999999999388" calcext:value-type="float">
            <text:p>-7.19999999999388</text:p>
          </table:table-cell>
          <table:table-cell office:value-type="float" office:value="-8.47999999999516" calcext:value-type="float">
            <text:p>-8.47999999999516</text:p>
          </table:table-cell>
          <table:table-cell office:value-type="float" office:value="-0.399999999993739" calcext:value-type="float">
            <text:p>-0.399999999993739</text:p>
          </table:table-cell>
        </table:table-row>
        <table:table-row table:style-name="ro1">
          <table:table-cell office:value-type="float" office:value="0.621463" calcext:value-type="float">
            <text:p>0.621463</text:p>
          </table:table-cell>
          <table:table-cell office:value-type="float" office:value="0.733104" calcext:value-type="float">
            <text:p>0.733104</text:p>
          </table:table-cell>
          <table:table-cell office:value-type="float" office:value="1.0699" calcext:value-type="float">
            <text:p>1.0699</text:p>
          </table:table-cell>
          <table:table-cell office:value-type="float" office:value="1.33043" calcext:value-type="float">
            <text:p>1.33043</text:p>
          </table:table-cell>
          <table:table-cell office:value-type="float" office:value="0.608192" calcext:value-type="float">
            <text:p>0.608192</text:p>
          </table:table-cell>
          <table:table-cell office:value-type="float" office:value="1.56671" calcext:value-type="float">
            <text:p>1.56671</text:p>
          </table:table-cell>
          <table:table-cell/>
          <table:table-cell office:value-type="float" office:value="0.649600000000006" calcext:value-type="float">
            <text:p>0.649600000000006</text:p>
          </table:table-cell>
          <table:table-cell office:value-type="float" office:value="1.03320000000002" calcext:value-type="float">
            <text:p>1.03320000000002</text:p>
          </table:table-cell>
          <table:table-cell office:value-type="float" office:value="-1.80600000000002" calcext:value-type="float">
            <text:p>-1.80600000000002</text:p>
          </table:table-cell>
          <table:table-cell office:value-type="float" office:value="0.780000000000003" calcext:value-type="float">
            <text:p>0.780000000000003</text:p>
          </table:table-cell>
          <table:table-cell office:value-type="float" office:value="0.649600000000028" calcext:value-type="float">
            <text:p>0.649600000000028</text:p>
          </table:table-cell>
          <table:table-cell office:value-type="float" office:value="0.008000000000008" calcext:value-type="float">
            <text:p>0.008000000000008</text:p>
          </table:table-cell>
          <table:table-cell/>
          <table:table-cell office:value-type="float" office:value="-8.16000000000372" calcext:value-type="float">
            <text:p>-8.16000000000372</text:p>
          </table:table-cell>
          <table:table-cell office:value-type="float" office:value="-10.4000000000104" calcext:value-type="float">
            <text:p>-10.4000000000104</text:p>
          </table:table-cell>
          <table:table-cell office:value-type="float" office:value="17.6000000000087" calcext:value-type="float">
            <text:p>17.6000000000087</text:p>
          </table:table-cell>
          <table:table-cell office:value-type="float" office:value="-7.20000000000276" calcext:value-type="float">
            <text:p>-7.20000000000276</text:p>
          </table:table-cell>
          <table:table-cell office:value-type="float" office:value="-8.12000000001145" calcext:value-type="float">
            <text:p>-8.12000000001145</text:p>
          </table:table-cell>
          <table:table-cell office:value-type="float" office:value="0.400000000002621" calcext:value-type="float">
            <text:p>0.400000000002621</text:p>
          </table:table-cell>
        </table:table-row>
        <table:table-row table:style-name="ro1">
          <table:table-cell office:value-type="float" office:value="0.624711" calcext:value-type="float">
            <text:p>0.624711</text:p>
          </table:table-cell>
          <table:table-cell office:value-type="float" office:value="0.73827" calcext:value-type="float">
            <text:p>0.73827</text:p>
          </table:table-cell>
          <table:table-cell office:value-type="float" office:value="1.06087" calcext:value-type="float">
            <text:p>1.06087</text:p>
          </table:table-cell>
          <table:table-cell office:value-type="float" office:value="1.33433" calcext:value-type="float">
            <text:p>1.33433</text:p>
          </table:table-cell>
          <table:table-cell office:value-type="float" office:value="0.61144" calcext:value-type="float">
            <text:p>0.61144</text:p>
          </table:table-cell>
          <table:table-cell office:value-type="float" office:value="1.56675" calcext:value-type="float">
            <text:p>1.56675</text:p>
          </table:table-cell>
          <table:table-cell/>
          <table:table-cell office:value-type="float" office:value="0.608799999999987" calcext:value-type="float">
            <text:p>0.608799999999987</text:p>
          </table:table-cell>
          <table:table-cell office:value-type="float" office:value="0.981199999999971" calcext:value-type="float">
            <text:p>0.981199999999971</text:p>
          </table:table-cell>
          <table:table-cell office:value-type="float" office:value="-1.71799999999998" calcext:value-type="float">
            <text:p>-1.71799999999998</text:p>
          </table:table-cell>
          <table:table-cell office:value-type="float" office:value="0.743999999999989" calcext:value-type="float">
            <text:p>0.743999999999989</text:p>
          </table:table-cell>
          <table:table-cell office:value-type="float" office:value="0.608999999999971" calcext:value-type="float">
            <text:p>0.608999999999971</text:p>
          </table:table-cell>
          <table:table-cell office:value-type="float" office:value="0.0100000000000211" calcext:value-type="float">
            <text:p>0.010000000000021</text:p>
          </table:table-cell>
          <table:table-cell/>
          <table:table-cell office:value-type="float" office:value="-7.79999999999781" calcext:value-type="float">
            <text:p>-7.79999999999781</text:p>
          </table:table-cell>
          <table:table-cell office:value-type="float" office:value="-10.2799999999936" calcext:value-type="float">
            <text:p>-10.2799999999936</text:p>
          </table:table-cell>
          <table:table-cell office:value-type="float" office:value="17.1999999999883" calcext:value-type="float">
            <text:p>17.1999999999883</text:p>
          </table:table-cell>
          <table:table-cell office:value-type="float" office:value="-7.19999999999388" calcext:value-type="float">
            <text:p>-7.19999999999388</text:p>
          </table:table-cell>
          <table:table-cell office:value-type="float" office:value="-7.87999999999123" calcext:value-type="float">
            <text:p>-7.87999999999123</text:p>
          </table:table-cell>
          <table:table-cell office:value-type="float" office:value="-0.400000000011502" calcext:value-type="float">
            <text:p>-0.400000000011502</text:p>
          </table:table-cell>
        </table:table-row>
        <table:table-row table:style-name="ro1">
          <table:table-cell office:value-type="float" office:value="0.627755" calcext:value-type="float">
            <text:p>0.627755</text:p>
          </table:table-cell>
          <table:table-cell office:value-type="float" office:value="0.743176" calcext:value-type="float">
            <text:p>0.743176</text:p>
          </table:table-cell>
          <table:table-cell office:value-type="float" office:value="1.05228" calcext:value-type="float">
            <text:p>1.05228</text:p>
          </table:table-cell>
          <table:table-cell office:value-type="float" office:value="1.33805" calcext:value-type="float">
            <text:p>1.33805</text:p>
          </table:table-cell>
          <table:table-cell office:value-type="float" office:value="0.614485" calcext:value-type="float">
            <text:p>0.614485</text:p>
          </table:table-cell>
          <table:table-cell office:value-type="float" office:value="1.5668" calcext:value-type="float">
            <text:p>1.5668</text:p>
          </table:table-cell>
          <table:table-cell/>
          <table:table-cell office:value-type="float" office:value="0.569799999999998" calcext:value-type="float">
            <text:p>0.569799999999998</text:p>
          </table:table-cell>
          <table:table-cell office:value-type="float" office:value="0.929800000000003" calcext:value-type="float">
            <text:p>0.929800000000003</text:p>
          </table:table-cell>
          <table:table-cell office:value-type="float" office:value="-1.63200000000003" calcext:value-type="float">
            <text:p>-1.63200000000003</text:p>
          </table:table-cell>
          <table:table-cell office:value-type="float" office:value="0.70800000000002" calcext:value-type="float">
            <text:p>0.70800000000002</text:p>
          </table:table-cell>
          <table:table-cell office:value-type="float" office:value="0.569600000000015" calcext:value-type="float">
            <text:p>0.569600000000015</text:p>
          </table:table-cell>
          <table:table-cell office:value-type="float" office:value="0.00799999999996359" calcext:value-type="float">
            <text:p>0.007999999999964</text:p>
          </table:table-cell>
          <table:table-cell/>
          <table:table-cell office:value-type="float" office:value="-7.55999999999979" calcext:value-type="float">
            <text:p>-7.55999999999979</text:p>
          </table:table-cell>
          <table:table-cell office:value-type="float" office:value="-10.2400000000014" calcext:value-type="float">
            <text:p>-10.2400000000014</text:p>
          </table:table-cell>
          <table:table-cell office:value-type="float" office:value="17.6000000000087" calcext:value-type="float">
            <text:p>17.6000000000087</text:p>
          </table:table-cell>
          <table:table-cell office:value-type="float" office:value="-7.20000000000276" calcext:value-type="float">
            <text:p>-7.20000000000276</text:p>
          </table:table-cell>
          <table:table-cell office:value-type="float" office:value="-7.52000000000308" calcext:value-type="float">
            <text:p>-7.52000000000308</text:p>
          </table:table-cell>
          <table:table-cell office:value-type="float" office:value="-0.399999999984857" calcext:value-type="float">
            <text:p>-0.399999999984857</text:p>
          </table:table-cell>
        </table:table-row>
        <table:table-row table:style-name="ro1">
          <table:table-cell office:value-type="float" office:value="0.630604" calcext:value-type="float">
            <text:p>0.630604</text:p>
          </table:table-cell>
          <table:table-cell office:value-type="float" office:value="0.747825" calcext:value-type="float">
            <text:p>0.747825</text:p>
          </table:table-cell>
          <table:table-cell office:value-type="float" office:value="1.04412" calcext:value-type="float">
            <text:p>1.04412</text:p>
          </table:table-cell>
          <table:table-cell office:value-type="float" office:value="1.34159" calcext:value-type="float">
            <text:p>1.34159</text:p>
          </table:table-cell>
          <table:table-cell office:value-type="float" office:value="0.617333" calcext:value-type="float">
            <text:p>0.617333</text:p>
          </table:table-cell>
          <table:table-cell office:value-type="float" office:value="1.56684" calcext:value-type="float">
            <text:p>1.56684</text:p>
          </table:table-cell>
          <table:table-cell/>
          <table:table-cell office:value-type="float" office:value="0.531999999999999" calcext:value-type="float">
            <text:p>0.531999999999999</text:p>
          </table:table-cell>
          <table:table-cell office:value-type="float" office:value="0.878599999999996" calcext:value-type="float">
            <text:p>0.878599999999996</text:p>
          </table:table-cell>
          <table:table-cell office:value-type="float" office:value="-1.54399999999999" calcext:value-type="float">
            <text:p>-1.54399999999999</text:p>
          </table:table-cell>
          <table:table-cell office:value-type="float" office:value="0.672000000000006" calcext:value-type="float">
            <text:p>0.672000000000006</text:p>
          </table:table-cell>
          <table:table-cell office:value-type="float" office:value="0.531999999999999" calcext:value-type="float">
            <text:p>0.531999999999999</text:p>
          </table:table-cell>
          <table:table-cell office:value-type="float" office:value="0.00600000000003931" calcext:value-type="float">
            <text:p>0.006000000000039</text:p>
          </table:table-cell>
          <table:table-cell/>
          <table:table-cell office:value-type="float" office:value="-7.31999999999733" calcext:value-type="float">
            <text:p>-7.31999999999733</text:p>
          </table:table-cell>
          <table:table-cell office:value-type="float" office:value="-10.2000000000002" calcext:value-type="float">
            <text:p>-10.2000000000002</text:p>
          </table:table-cell>
          <table:table-cell office:value-type="float" office:value="17.1999999999972" calcext:value-type="float">
            <text:p>17.1999999999972</text:p>
          </table:table-cell>
          <table:table-cell office:value-type="float" office:value="-7.20000000000276" calcext:value-type="float">
            <text:p>-7.20000000000276</text:p>
          </table:table-cell>
          <table:table-cell office:value-type="float" office:value="-7.31999999999733" calcext:value-type="float">
            <text:p>-7.31999999999733</text:p>
          </table:table-cell>
          <table:table-cell office:value-type="float" office:value="0.399999999984857" calcext:value-type="float">
            <text:p>0.399999999984857</text:p>
          </table:table-cell>
        </table:table-row>
        <table:table-row table:style-name="ro1">
          <table:table-cell office:value-type="float" office:value="0.633264" calcext:value-type="float">
            <text:p>0.633264</text:p>
          </table:table-cell>
          <table:table-cell office:value-type="float" office:value="0.752218" calcext:value-type="float">
            <text:p>0.752218</text:p>
          </table:table-cell>
          <table:table-cell office:value-type="float" office:value="1.0364" calcext:value-type="float">
            <text:p>1.0364</text:p>
          </table:table-cell>
          <table:table-cell office:value-type="float" office:value="1.34495" calcext:value-type="float">
            <text:p>1.34495</text:p>
          </table:table-cell>
          <table:table-cell office:value-type="float" office:value="0.619993" calcext:value-type="float">
            <text:p>0.619993</text:p>
          </table:table-cell>
          <table:table-cell office:value-type="float" office:value="1.56687" calcext:value-type="float">
            <text:p>1.56687</text:p>
          </table:table-cell>
          <table:table-cell/>
          <table:table-cell office:value-type="float" office:value="0.495400000000013" calcext:value-type="float">
            <text:p>0.495400000000013</text:p>
          </table:table-cell>
          <table:table-cell office:value-type="float" office:value="0.827599999999995" calcext:value-type="float">
            <text:p>0.827599999999995</text:p>
          </table:table-cell>
          <table:table-cell office:value-type="float" office:value="-1.458" calcext:value-type="float">
            <text:p>-1.458</text:p>
          </table:table-cell>
          <table:table-cell office:value-type="float" office:value="0.635999999999992" calcext:value-type="float">
            <text:p>0.635999999999992</text:p>
          </table:table-cell>
          <table:table-cell office:value-type="float" office:value="0.495400000000013" calcext:value-type="float">
            <text:p>0.495400000000013</text:p>
          </table:table-cell>
          <table:table-cell office:value-type="float" office:value="0.00799999999996359" calcext:value-type="float">
            <text:p>0.007999999999964</text:p>
          </table:table-cell>
          <table:table-cell/>
          <table:table-cell office:value-type="float" office:value="-7.0400000000026" calcext:value-type="float">
            <text:p>-7.0400000000026</text:p>
          </table:table-cell>
          <table:table-cell office:value-type="float" office:value="-10.1199999999979" calcext:value-type="float">
            <text:p>-10.1199999999979</text:p>
          </table:table-cell>
          <table:table-cell office:value-type="float" office:value="17.5999999999998" calcext:value-type="float">
            <text:p>17.5999999999998</text:p>
          </table:table-cell>
          <table:table-cell office:value-type="float" office:value="-7.5999999999965" calcext:value-type="float">
            <text:p>-7.5999999999965</text:p>
          </table:table-cell>
          <table:table-cell office:value-type="float" office:value="-7.00000000000589" calcext:value-type="float">
            <text:p>-7.00000000000589</text:p>
          </table:table-cell>
          <table:table-cell office:value-type="float" office:value="-0.399999999993739" calcext:value-type="float">
            <text:p>-0.399999999993739</text:p>
          </table:table-cell>
        </table:table-row>
        <table:table-row table:style-name="ro1">
          <table:table-cell office:value-type="float" office:value="0.635741" calcext:value-type="float">
            <text:p>0.635741</text:p>
          </table:table-cell>
          <table:table-cell office:value-type="float" office:value="0.756356" calcext:value-type="float">
            <text:p>0.756356</text:p>
          </table:table-cell>
          <table:table-cell office:value-type="float" office:value="1.02911" calcext:value-type="float">
            <text:p>1.02911</text:p>
          </table:table-cell>
          <table:table-cell office:value-type="float" office:value="1.34813" calcext:value-type="float">
            <text:p>1.34813</text:p>
          </table:table-cell>
          <table:table-cell office:value-type="float" office:value="0.62247" calcext:value-type="float">
            <text:p>0.62247</text:p>
          </table:table-cell>
          <table:table-cell office:value-type="float" office:value="1.56691" calcext:value-type="float">
            <text:p>1.56691</text:p>
          </table:table-cell>
          <table:table-cell/>
          <table:table-cell office:value-type="float" office:value="0.4602" calcext:value-type="float">
            <text:p>0.4602</text:p>
          </table:table-cell>
          <table:table-cell office:value-type="float" office:value="0.777000000000005" calcext:value-type="float">
            <text:p>0.777000000000005</text:p>
          </table:table-cell>
          <table:table-cell office:value-type="float" office:value="-1.37" calcext:value-type="float">
            <text:p>-1.37</text:p>
          </table:table-cell>
          <table:table-cell office:value-type="float" office:value="0.59800000000001" calcext:value-type="float">
            <text:p>0.59800000000001</text:p>
          </table:table-cell>
          <table:table-cell office:value-type="float" office:value="0.460399999999983" calcext:value-type="float">
            <text:p>0.460399999999983</text:p>
          </table:table-cell>
          <table:table-cell office:value-type="float" office:value="0.0059999999999949" calcext:value-type="float">
            <text:p>0.005999999999995</text:p>
          </table:table-cell>
          <table:table-cell/>
          <table:table-cell office:value-type="float" office:value="-6.80000000000014" calcext:value-type="float">
            <text:p>-6.80000000000014</text:p>
          </table:table-cell>
          <table:table-cell office:value-type="float" office:value="-10.0800000000012" calcext:value-type="float">
            <text:p>-10.0800000000012</text:p>
          </table:table-cell>
          <table:table-cell office:value-type="float" office:value="17.2000000000061" calcext:value-type="float">
            <text:p>17.2000000000061</text:p>
          </table:table-cell>
          <table:table-cell office:value-type="float" office:value="-7.60000000000538" calcext:value-type="float">
            <text:p>-7.60000000000538</text:p>
          </table:table-cell>
          <table:table-cell office:value-type="float" office:value="-6.879999999998" calcext:value-type="float">
            <text:p>-6.879999999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8042" calcext:value-type="float">
            <text:p>0.638042</text:p>
          </table:table-cell>
          <table:table-cell office:value-type="float" office:value="0.760241" calcext:value-type="float">
            <text:p>0.760241</text:p>
          </table:table-cell>
          <table:table-cell office:value-type="float" office:value="1.02226" calcext:value-type="float">
            <text:p>1.02226</text:p>
          </table:table-cell>
          <table:table-cell office:value-type="float" office:value="1.35112" calcext:value-type="float">
            <text:p>1.35112</text:p>
          </table:table-cell>
          <table:table-cell office:value-type="float" office:value="0.624772" calcext:value-type="float">
            <text:p>0.624772</text:p>
          </table:table-cell>
          <table:table-cell office:value-type="float" office:value="1.56694" calcext:value-type="float">
            <text:p>1.56694</text:p>
          </table:table-cell>
          <table:table-cell/>
          <table:table-cell office:value-type="float" office:value="0.426199999999999" calcext:value-type="float">
            <text:p>0.426199999999999</text:p>
          </table:table-cell>
          <table:table-cell office:value-type="float" office:value="0.7266" calcext:value-type="float">
            <text:p>0.7266</text:p>
          </table:table-cell>
          <table:table-cell office:value-type="float" office:value="-1.28399999999997" calcext:value-type="float">
            <text:p>-1.28399999999997</text:p>
          </table:table-cell>
          <table:table-cell office:value-type="float" office:value="0.559999999999983" calcext:value-type="float">
            <text:p>0.559999999999983</text:p>
          </table:table-cell>
          <table:table-cell office:value-type="float" office:value="0.425999999999993" calcext:value-type="float">
            <text:p>0.425999999999993</text:p>
          </table:table-cell>
          <table:table-cell office:value-type="float" office:value="0.0059999999999949" calcext:value-type="float">
            <text:p>0.005999999999995</text:p>
          </table:table-cell>
          <table:table-cell/>
          <table:table-cell office:value-type="float" office:value="-6.68000000000113" calcext:value-type="float">
            <text:p>-6.68000000000113</text:p>
          </table:table-cell>
          <table:table-cell office:value-type="float" office:value="-10.0799999999968" calcext:value-type="float">
            <text:p>-10.0799999999968</text:p>
          </table:table-cell>
          <table:table-cell office:value-type="float" office:value="17.599999999991" calcext:value-type="float">
            <text:p>17.599999999991</text:p>
          </table:table-cell>
          <table:table-cell office:value-type="float" office:value="-7.19999999999388" calcext:value-type="float">
            <text:p>-7.19999999999388</text:p>
          </table:table-cell>
          <table:table-cell office:value-type="float" office:value="-6.63999999999998" calcext:value-type="float">
            <text:p>-6.63999999999998</text:p>
          </table:table-cell>
          <table:table-cell office:value-type="float" office:value="-0.399999999993739" calcext:value-type="float">
            <text:p>-0.399999999993739</text:p>
          </table:table-cell>
        </table:table-row>
        <table:table-row table:style-name="ro1">
          <table:table-cell office:value-type="float" office:value="0.640173" calcext:value-type="float">
            <text:p>0.640173</text:p>
          </table:table-cell>
          <table:table-cell office:value-type="float" office:value="0.763874" calcext:value-type="float">
            <text:p>0.763874</text:p>
          </table:table-cell>
          <table:table-cell office:value-type="float" office:value="1.01584" calcext:value-type="float">
            <text:p>1.01584</text:p>
          </table:table-cell>
          <table:table-cell office:value-type="float" office:value="1.35392" calcext:value-type="float">
            <text:p>1.35392</text:p>
          </table:table-cell>
          <table:table-cell office:value-type="float" office:value="0.626902" calcext:value-type="float">
            <text:p>0.626902</text:p>
          </table:table-cell>
          <table:table-cell office:value-type="float" office:value="1.56697" calcext:value-type="float">
            <text:p>1.56697</text:p>
          </table:table-cell>
          <table:table-cell/>
          <table:table-cell office:value-type="float" office:value="0.392799999999993" calcext:value-type="float">
            <text:p>0.392799999999993</text:p>
          </table:table-cell>
          <table:table-cell office:value-type="float" office:value="0.676200000000016" calcext:value-type="float">
            <text:p>0.676200000000016</text:p>
          </table:table-cell>
          <table:table-cell office:value-type="float" office:value="-1.19600000000002" calcext:value-type="float">
            <text:p>-1.19600000000002</text:p>
          </table:table-cell>
          <table:table-cell office:value-type="float" office:value="0.524000000000013" calcext:value-type="float">
            <text:p>0.524000000000013</text:p>
          </table:table-cell>
          <table:table-cell office:value-type="float" office:value="0.392799999999993" calcext:value-type="float">
            <text:p>0.392799999999993</text:p>
          </table:table-cell>
          <table:table-cell office:value-type="float" office:value="0.00400000000002621" calcext:value-type="float">
            <text:p>0.004000000000026</text:p>
          </table:table-cell>
          <table:table-cell/>
          <table:table-cell office:value-type="float" office:value="-6.39999999999752" calcext:value-type="float">
            <text:p>-6.39999999999752</text:p>
          </table:table-cell>
          <table:table-cell office:value-type="float" office:value="-10.0000000000033" calcext:value-type="float">
            <text:p>-10.0000000000033</text:p>
          </table:table-cell>
          <table:table-cell office:value-type="float" office:value="17.6000000000087" calcext:value-type="float">
            <text:p>17.6000000000087</text:p>
          </table:table-cell>
          <table:table-cell office:value-type="float" office:value="-7.20000000000276" calcext:value-type="float">
            <text:p>-7.20000000000276</text:p>
          </table:table-cell>
          <table:table-cell office:value-type="float" office:value="-6.39999999999308" calcext:value-type="float">
            <text:p>-6.39999999999308</text:p>
          </table:table-cell>
          <table:table-cell office:value-type="float" office:value="0.399999999993739" calcext:value-type="float">
            <text:p>0.399999999993739</text:p>
          </table:table-cell>
        </table:table-row>
        <table:table-row table:style-name="ro1">
          <table:table-cell office:value-type="float" office:value="0.642137" calcext:value-type="float">
            <text:p>0.642137</text:p>
          </table:table-cell>
          <table:table-cell office:value-type="float" office:value="0.767255" calcext:value-type="float">
            <text:p>0.767255</text:p>
          </table:table-cell>
          <table:table-cell office:value-type="float" office:value="1.00986" calcext:value-type="float">
            <text:p>1.00986</text:p>
          </table:table-cell>
          <table:table-cell office:value-type="float" office:value="1.35654" calcext:value-type="float">
            <text:p>1.35654</text:p>
          </table:table-cell>
          <table:table-cell office:value-type="float" office:value="0.628866" calcext:value-type="float">
            <text:p>0.628866</text:p>
          </table:table-cell>
          <table:table-cell office:value-type="float" office:value="1.56699" calcext:value-type="float">
            <text:p>1.56699</text:p>
          </table:table-cell>
          <table:table-cell/>
          <table:table-cell office:value-type="float" office:value="0.360800000000006" calcext:value-type="float">
            <text:p>0.360800000000006</text:p>
          </table:table-cell>
          <table:table-cell office:value-type="float" office:value="0.626199999999999" calcext:value-type="float">
            <text:p>0.626199999999999</text:p>
          </table:table-cell>
          <table:table-cell office:value-type="float" office:value="-1.10799999999998" calcext:value-type="float">
            <text:p>-1.10799999999998</text:p>
          </table:table-cell>
          <table:table-cell office:value-type="float" office:value="0.488" calcext:value-type="float">
            <text:p>0.488</text:p>
          </table:table-cell>
          <table:table-cell office:value-type="float" office:value="0.360800000000028" calcext:value-type="float">
            <text:p>0.360800000000028</text:p>
          </table:table-cell>
          <table:table-cell office:value-type="float" office:value="0.0059999999999949" calcext:value-type="float">
            <text:p>0.005999999999995</text:p>
          </table:table-cell>
          <table:table-cell/>
          <table:table-cell office:value-type="float" office:value="-6.31999999999966" calcext:value-type="float">
            <text:p>-6.31999999999966</text:p>
          </table:table-cell>
          <table:table-cell office:value-type="float" office:value="-9.96000000000219" calcext:value-type="float">
            <text:p>-9.96000000000219</text:p>
          </table:table-cell>
          <table:table-cell office:value-type="float" office:value="17.1999999999928" calcext:value-type="float">
            <text:p>17.1999999999928</text:p>
          </table:table-cell>
          <table:table-cell office:value-type="float" office:value="-7.99999999999912" calcext:value-type="float">
            <text:p>-7.99999999999912</text:p>
          </table:table-cell>
          <table:table-cell office:value-type="float" office:value="-6.32000000000854" calcext:value-type="float">
            <text:p>-6.32000000000854</text:p>
          </table:table-cell>
          <table:table-cell office:value-type="float" office:value="-0.400000000002621" calcext:value-type="float">
            <text:p>-0.400000000002621</text:p>
          </table:table-cell>
        </table:table-row>
        <table:table-row table:style-name="ro1">
          <table:table-cell office:value-type="float" office:value="0.643941" calcext:value-type="float">
            <text:p>0.643941</text:p>
          </table:table-cell>
          <table:table-cell office:value-type="float" office:value="0.770386" calcext:value-type="float">
            <text:p>0.770386</text:p>
          </table:table-cell>
          <table:table-cell office:value-type="float" office:value="1.00432" calcext:value-type="float">
            <text:p>1.00432</text:p>
          </table:table-cell>
          <table:table-cell office:value-type="float" office:value="1.35898" calcext:value-type="float">
            <text:p>1.35898</text:p>
          </table:table-cell>
          <table:table-cell office:value-type="float" office:value="0.63067" calcext:value-type="float">
            <text:p>0.63067</text:p>
          </table:table-cell>
          <table:table-cell office:value-type="float" office:value="1.56702" calcext:value-type="float">
            <text:p>1.56702</text:p>
          </table:table-cell>
          <table:table-cell/>
          <table:table-cell office:value-type="float" office:value="0.329200000000007" calcext:value-type="float">
            <text:p>0.329200000000007</text:p>
          </table:table-cell>
          <table:table-cell office:value-type="float" office:value="0.576399999999988" calcext:value-type="float">
            <text:p>0.576399999999988</text:p>
          </table:table-cell>
          <table:table-cell office:value-type="float" office:value="-1.02200000000001" calcext:value-type="float">
            <text:p>-1.02200000000001</text:p>
          </table:table-cell>
          <table:table-cell office:value-type="float" office:value="0.448000000000004" calcext:value-type="float">
            <text:p>0.448000000000004</text:p>
          </table:table-cell>
          <table:table-cell office:value-type="float" office:value="0.329199999999985" calcext:value-type="float">
            <text:p>0.329199999999985</text:p>
          </table:table-cell>
          <table:table-cell office:value-type="float" office:value="0.0039999999999818" calcext:value-type="float">
            <text:p>0.003999999999982</text:p>
          </table:table-cell>
          <table:table-cell/>
          <table:table-cell office:value-type="float" office:value="-6.08000000000164" calcext:value-type="float">
            <text:p>-6.08000000000164</text:p>
          </table:table-cell>
          <table:table-cell office:value-type="float" office:value="-9.9199999999966" calcext:value-type="float">
            <text:p>-9.9199999999966</text:p>
          </table:table-cell>
          <table:table-cell office:value-type="float" office:value="17.4800000000008" calcext:value-type="float">
            <text:p>17.4800000000008</text:p>
          </table:table-cell>
          <table:table-cell office:value-type="float" office:value="-7.20000000000276" calcext:value-type="float">
            <text:p>-7.20000000000276</text:p>
          </table:table-cell>
          <table:table-cell office:value-type="float" office:value="-6.07999999999276" calcext:value-type="float">
            <text:p>-6.07999999999276</text:p>
          </table:table-cell>
          <table:table-cell office:value-type="float" office:value="0.00000000000888178419700125" calcext:value-type="float">
            <text:p>8.88178419700125E-12</text:p>
          </table:table-cell>
        </table:table-row>
        <table:table-row table:style-name="ro1">
          <table:table-cell office:value-type="float" office:value="0.645587" calcext:value-type="float">
            <text:p>0.645587</text:p>
          </table:table-cell>
          <table:table-cell office:value-type="float" office:value="0.773268" calcext:value-type="float">
            <text:p>0.773268</text:p>
          </table:table-cell>
          <table:table-cell office:value-type="float" office:value="0.99921" calcext:value-type="float">
            <text:p>0.99921</text:p>
          </table:table-cell>
          <table:table-cell office:value-type="float" office:value="1.36122" calcext:value-type="float">
            <text:p>1.36122</text:p>
          </table:table-cell>
          <table:table-cell office:value-type="float" office:value="0.632316" calcext:value-type="float">
            <text:p>0.632316</text:p>
          </table:table-cell>
          <table:table-cell office:value-type="float" office:value="1.56704" calcext:value-type="float">
            <text:p>1.56704</text:p>
          </table:table-cell>
          <table:table-cell/>
          <table:table-cell office:value-type="float" office:value="0.298799999999999" calcext:value-type="float">
            <text:p>0.298799999999999</text:p>
          </table:table-cell>
          <table:table-cell office:value-type="float" office:value="0.526800000000005" calcext:value-type="float">
            <text:p>0.526800000000005</text:p>
          </table:table-cell>
          <table:table-cell office:value-type="float" office:value="-0.934600000000008" calcext:value-type="float">
            <text:p>-0.934600000000008</text:p>
          </table:table-cell>
          <table:table-cell office:value-type="float" office:value="0.41199999999999" calcext:value-type="float">
            <text:p>0.41199999999999</text:p>
          </table:table-cell>
          <table:table-cell office:value-type="float" office:value="0.298800000000021" calcext:value-type="float">
            <text:p>0.298800000000021</text:p>
          </table:table-cell>
          <table:table-cell office:value-type="float" office:value="0.00400000000002621" calcext:value-type="float">
            <text:p>0.004000000000026</text:p>
          </table:table-cell>
          <table:table-cell/>
          <table:table-cell office:value-type="float" office:value="-6.00000000000378" calcext:value-type="float">
            <text:p>-6.00000000000378</text:p>
          </table:table-cell>
          <table:table-cell office:value-type="float" office:value="-9.96000000000219" calcext:value-type="float">
            <text:p>-9.96000000000219</text:p>
          </table:table-cell>
          <table:table-cell office:value-type="float" office:value="17.4400000000041" calcext:value-type="float">
            <text:p>17.4400000000041</text:p>
          </table:table-cell>
          <table:table-cell office:value-type="float" office:value="-7.99999999999912" calcext:value-type="float">
            <text:p>-7.99999999999912</text:p>
          </table:table-cell>
          <table:table-cell office:value-type="float" office:value="-6.00000000000822" calcext:value-type="float">
            <text:p>-6.00000000000822</text:p>
          </table:table-cell>
          <table:table-cell office:value-type="float" office:value="-0.00000000000888178419700125" calcext:value-type="float">
            <text:p>-8.88178419700125E-12</text:p>
          </table:table-cell>
        </table:table-row>
        <table:table-row table:style-name="ro1">
          <table:table-cell office:value-type="float" office:value="0.647081" calcext:value-type="float">
            <text:p>0.647081</text:p>
          </table:table-cell>
          <table:table-cell office:value-type="float" office:value="0.775902" calcext:value-type="float">
            <text:p>0.775902</text:p>
          </table:table-cell>
          <table:table-cell office:value-type="float" office:value="0.994537" calcext:value-type="float">
            <text:p>0.994537</text:p>
          </table:table-cell>
          <table:table-cell office:value-type="float" office:value="1.36328" calcext:value-type="float">
            <text:p>1.36328</text:p>
          </table:table-cell>
          <table:table-cell office:value-type="float" office:value="0.63381" calcext:value-type="float">
            <text:p>0.63381</text:p>
          </table:table-cell>
          <table:table-cell office:value-type="float" office:value="1.56706" calcext:value-type="float">
            <text:p>1.56706</text:p>
          </table:table-cell>
          <table:table-cell/>
          <table:table-cell office:value-type="float" office:value="0.26879999999998" calcext:value-type="float">
            <text:p>0.26879999999998</text:p>
          </table:table-cell>
          <table:table-cell office:value-type="float" office:value="0.476999999999994" calcext:value-type="float">
            <text:p>0.476999999999994</text:p>
          </table:table-cell>
          <table:table-cell office:value-type="float" office:value="-0.847399999999987" calcext:value-type="float">
            <text:p>-0.847399999999987</text:p>
          </table:table-cell>
          <table:table-cell office:value-type="float" office:value="0.371999999999995" calcext:value-type="float">
            <text:p>0.371999999999995</text:p>
          </table:table-cell>
          <table:table-cell office:value-type="float" office:value="0.26879999999998" calcext:value-type="float">
            <text:p>0.26879999999998</text:p>
          </table:table-cell>
          <table:table-cell office:value-type="float" office:value="0.0039999999999818" calcext:value-type="float">
            <text:p>0.003999999999982</text:p>
          </table:table-cell>
          <table:table-cell/>
          <table:table-cell office:value-type="float" office:value="-5.87999999999589" calcext:value-type="float">
            <text:p>-5.87999999999589</text:p>
          </table:table-cell>
          <table:table-cell office:value-type="float" office:value="-9.83999999999874" calcext:value-type="float">
            <text:p>-9.83999999999874</text:p>
          </table:table-cell>
          <table:table-cell office:value-type="float" office:value="17.4399999999908" calcext:value-type="float">
            <text:p>17.4399999999908</text:p>
          </table:table-cell>
          <table:table-cell office:value-type="float" office:value="-7.19999999999388" calcext:value-type="float">
            <text:p>-7.19999999999388</text:p>
          </table:table-cell>
          <table:table-cell office:value-type="float" office:value="-5.87999999999589" calcext:value-type="float">
            <text:p>-5.87999999999589</text:p>
          </table:table-cell>
          <table:table-cell office:value-type="float" office:value="-0.399999999993739" calcext:value-type="float">
            <text:p>-0.399999999993739</text:p>
          </table:table-cell>
        </table:table-row>
        <table:table-row table:style-name="ro1">
          <table:table-cell office:value-type="float" office:value="0.648425" calcext:value-type="float">
            <text:p>0.648425</text:p>
          </table:table-cell>
          <table:table-cell office:value-type="float" office:value="0.778287" calcext:value-type="float">
            <text:p>0.778287</text:p>
          </table:table-cell>
          <table:table-cell office:value-type="float" office:value="0.9903" calcext:value-type="float">
            <text:p>0.9903</text:p>
          </table:table-cell>
          <table:table-cell office:value-type="float" office:value="1.36514" calcext:value-type="float">
            <text:p>1.36514</text:p>
          </table:table-cell>
          <table:table-cell office:value-type="float" office:value="0.635154" calcext:value-type="float">
            <text:p>0.635154</text:p>
          </table:table-cell>
          <table:table-cell office:value-type="float" office:value="1.56708" calcext:value-type="float">
            <text:p>1.56708</text:p>
          </table:table-cell>
          <table:table-cell/>
          <table:table-cell office:value-type="float" office:value="0.239400000000001" calcext:value-type="float">
            <text:p>0.239400000000001</text:p>
          </table:table-cell>
          <table:table-cell office:value-type="float" office:value="0.4278" calcext:value-type="float">
            <text:p>0.4278</text:p>
          </table:table-cell>
          <table:table-cell office:value-type="float" office:value="-0.760200000000033" calcext:value-type="float">
            <text:p>-0.760200000000033</text:p>
          </table:table-cell>
          <table:table-cell office:value-type="float" office:value="0.336000000000025" calcext:value-type="float">
            <text:p>0.336000000000025</text:p>
          </table:table-cell>
          <table:table-cell office:value-type="float" office:value="0.239400000000001" calcext:value-type="float">
            <text:p>0.239400000000001</text:p>
          </table:table-cell>
          <table:table-cell office:value-type="float" office:value="0.0020000000000131" calcext:value-type="float">
            <text:p>0.002000000000013</text:p>
          </table:table-cell>
          <table:table-cell/>
          <table:table-cell office:value-type="float" office:value="-5.72000000000017" calcext:value-type="float">
            <text:p>-5.72000000000017</text:p>
          </table:table-cell>
          <table:table-cell office:value-type="float" office:value="-9.87999999999989" calcext:value-type="float">
            <text:p>-9.87999999999989</text:p>
          </table:table-cell>
          <table:table-cell office:value-type="float" office:value="17.4000000000074" calcext:value-type="float">
            <text:p>17.4000000000074</text:p>
          </table:table-cell>
          <table:table-cell office:value-type="float" office:value="-8.000000000008" calcext:value-type="float">
            <text:p>-8.000000000008</text:p>
          </table:table-cell>
          <table:table-cell office:value-type="float" office:value="-5.72000000000017" calcext:value-type="float">
            <text:p>-5.72000000000017</text:p>
          </table:table-cell>
          <table:table-cell office:value-type="float" office:value="0.399999999993739" calcext:value-type="float">
            <text:p>0.399999999993739</text:p>
          </table:table-cell>
        </table:table-row>
        <table:table-row table:style-name="ro1">
          <table:table-cell office:value-type="float" office:value="0.649622" calcext:value-type="float">
            <text:p>0.649622</text:p>
          </table:table-cell>
          <table:table-cell office:value-type="float" office:value="0.780426" calcext:value-type="float">
            <text:p>0.780426</text:p>
          </table:table-cell>
          <table:table-cell office:value-type="float" office:value="0.986499" calcext:value-type="float">
            <text:p>0.986499</text:p>
          </table:table-cell>
          <table:table-cell office:value-type="float" office:value="1.36682" calcext:value-type="float">
            <text:p>1.36682</text:p>
          </table:table-cell>
          <table:table-cell office:value-type="float" office:value="0.636351" calcext:value-type="float">
            <text:p>0.636351</text:p>
          </table:table-cell>
          <table:table-cell office:value-type="float" office:value="1.56709" calcext:value-type="float">
            <text:p>1.56709</text:p>
          </table:table-cell>
          <table:table-cell/>
          <table:table-cell office:value-type="float" office:value="0.2108" calcext:value-type="float">
            <text:p>0.2108</text:p>
          </table:table-cell>
          <table:table-cell office:value-type="float" office:value="0.378400000000001" calcext:value-type="float">
            <text:p>0.378400000000001</text:p>
          </table:table-cell>
          <table:table-cell office:value-type="float" office:value="-0.673199999999996" calcext:value-type="float">
            <text:p>-0.673199999999996</text:p>
          </table:table-cell>
          <table:table-cell office:value-type="float" office:value="0.295999999999985" calcext:value-type="float">
            <text:p>0.295999999999985</text:p>
          </table:table-cell>
          <table:table-cell office:value-type="float" office:value="0.2108" calcext:value-type="float">
            <text:p>0.2108</text:p>
          </table:table-cell>
          <table:table-cell office:value-type="float" office:value="0.0039999999999818" calcext:value-type="float">
            <text:p>0.003999999999982</text:p>
          </table:table-cell>
          <table:table-cell/>
          <table:table-cell office:value-type="float" office:value="-5.67999999999902" calcext:value-type="float">
            <text:p>-5.67999999999902</text:p>
          </table:table-cell>
          <table:table-cell office:value-type="float" office:value="-9.83999999999874" calcext:value-type="float">
            <text:p>-9.83999999999874</text:p>
          </table:table-cell>
          <table:table-cell office:value-type="float" office:value="17.4399999999997" calcext:value-type="float">
            <text:p>17.4399999999997</text:p>
          </table:table-cell>
          <table:table-cell office:value-type="float" office:value="-7.19999999999388" calcext:value-type="float">
            <text:p>-7.19999999999388</text:p>
          </table:table-cell>
          <table:table-cell office:value-type="float" office:value="-5.67999999999902" calcext:value-type="float">
            <text:p>-5.67999999999902</text:p>
          </table:table-cell>
          <table:table-cell office:value-type="float" office:value="-0.399999999993739" calcext:value-type="float">
            <text:p>-0.399999999993739</text:p>
          </table:table-cell>
        </table:table-row>
        <table:table-row table:style-name="ro1">
          <table:table-cell office:value-type="float" office:value="0.650676" calcext:value-type="float">
            <text:p>0.650676</text:p>
          </table:table-cell>
          <table:table-cell office:value-type="float" office:value="0.782318" calcext:value-type="float">
            <text:p>0.782318</text:p>
          </table:table-cell>
          <table:table-cell office:value-type="float" office:value="0.983133" calcext:value-type="float">
            <text:p>0.983133</text:p>
          </table:table-cell>
          <table:table-cell office:value-type="float" office:value="1.3683" calcext:value-type="float">
            <text:p>1.3683</text:p>
          </table:table-cell>
          <table:table-cell office:value-type="float" office:value="0.637405" calcext:value-type="float">
            <text:p>0.637405</text:p>
          </table:table-cell>
          <table:table-cell office:value-type="float" office:value="1.56711" calcext:value-type="float">
            <text:p>1.56711</text:p>
          </table:table-cell>
          <table:table-cell/>
          <table:table-cell office:value-type="float" office:value="0.182400000000005" calcext:value-type="float">
            <text:p>0.182400000000005</text:p>
          </table:table-cell>
          <table:table-cell office:value-type="float" office:value="0.329200000000007" calcext:value-type="float">
            <text:p>0.329200000000007</text:p>
          </table:table-cell>
          <table:table-cell office:value-type="float" office:value="-0.585999999999998" calcext:value-type="float">
            <text:p>-0.585999999999998</text:p>
          </table:table-cell>
          <table:table-cell office:value-type="float" office:value="0.260000000000016" calcext:value-type="float">
            <text:p>0.260000000000016</text:p>
          </table:table-cell>
          <table:table-cell office:value-type="float" office:value="0.182400000000005" calcext:value-type="float">
            <text:p>0.182400000000005</text:p>
          </table:table-cell>
          <table:table-cell office:value-type="float" office:value="0.0020000000000131" calcext:value-type="float">
            <text:p>0.002000000000013</text:p>
          </table:table-cell>
          <table:table-cell/>
          <table:table-cell office:value-type="float" office:value="-5.56000000000001" calcext:value-type="float">
            <text:p>-5.56000000000001</text:p>
          </table:table-cell>
          <table:table-cell office:value-type="float" office:value="-9.84000000000318" calcext:value-type="float">
            <text:p>-9.84000000000318</text:p>
          </table:table-cell>
          <table:table-cell office:value-type="float" office:value="17.4399999999997" calcext:value-type="float">
            <text:p>17.4399999999997</text:p>
          </table:table-cell>
          <table:table-cell office:value-type="float" office:value="-8.000000000008" calcext:value-type="float">
            <text:p>-8.000000000008</text:p>
          </table:table-cell>
          <table:table-cell office:value-type="float" office:value="-5.56000000000001" calcext:value-type="float">
            <text:p>-5.560000000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1588" calcext:value-type="float">
            <text:p>0.651588</text:p>
          </table:table-cell>
          <table:table-cell office:value-type="float" office:value="0.783964" calcext:value-type="float">
            <text:p>0.783964</text:p>
          </table:table-cell>
          <table:table-cell office:value-type="float" office:value="0.980203" calcext:value-type="float">
            <text:p>0.980203</text:p>
          </table:table-cell>
          <table:table-cell office:value-type="float" office:value="1.3696" calcext:value-type="float">
            <text:p>1.3696</text:p>
          </table:table-cell>
          <table:table-cell office:value-type="float" office:value="0.638317" calcext:value-type="float">
            <text:p>0.638317</text:p>
          </table:table-cell>
          <table:table-cell office:value-type="float" office:value="1.56712" calcext:value-type="float">
            <text:p>1.56712</text:p>
          </table:table-cell>
          <table:table-cell/>
          <table:table-cell office:value-type="float" office:value="0.154600000000005" calcext:value-type="float">
            <text:p>0.154600000000005</text:p>
          </table:table-cell>
          <table:table-cell office:value-type="float" office:value="0.279999999999991" calcext:value-type="float">
            <text:p>0.279999999999991</text:p>
          </table:table-cell>
          <table:table-cell office:value-type="float" office:value="-0.498799999999999" calcext:value-type="float">
            <text:p>-0.498799999999999</text:p>
          </table:table-cell>
          <table:table-cell office:value-type="float" office:value="0.219999999999976" calcext:value-type="float">
            <text:p>0.219999999999976</text:p>
          </table:table-cell>
          <table:table-cell office:value-type="float" office:value="0.154600000000005" calcext:value-type="float">
            <text:p>0.154600000000005</text:p>
          </table:table-cell>
          <table:table-cell office:value-type="float" office:value="0.0020000000000131" calcext:value-type="float">
            <text:p>0.002000000000013</text:p>
          </table:table-cell>
          <table:table-cell/>
          <table:table-cell office:value-type="float" office:value="-5.48000000000215" calcext:value-type="float">
            <text:p>-5.48000000000215</text:p>
          </table:table-cell>
          <table:table-cell office:value-type="float" office:value="-9.79999999999759" calcext:value-type="float">
            <text:p>-9.79999999999759</text:p>
          </table:table-cell>
          <table:table-cell office:value-type="float" office:value="17.4000000000074" calcext:value-type="float">
            <text:p>17.4000000000074</text:p>
          </table:table-cell>
          <table:table-cell office:value-type="float" office:value="-7.5999999999965" calcext:value-type="float">
            <text:p>-7.5999999999965</text:p>
          </table:table-cell>
          <table:table-cell office:value-type="float" office:value="-5.48000000000215" calcext:value-type="float">
            <text:p>-5.48000000000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2361" calcext:value-type="float">
            <text:p>0.652361</text:p>
          </table:table-cell>
          <table:table-cell office:value-type="float" office:value="0.785364" calcext:value-type="float">
            <text:p>0.785364</text:p>
          </table:table-cell>
          <table:table-cell office:value-type="float" office:value="0.977709" calcext:value-type="float">
            <text:p>0.977709</text:p>
          </table:table-cell>
          <table:table-cell office:value-type="float" office:value="1.3707" calcext:value-type="float">
            <text:p>1.3707</text:p>
          </table:table-cell>
          <table:table-cell office:value-type="float" office:value="0.63909" calcext:value-type="float">
            <text:p>0.63909</text:p>
          </table:table-cell>
          <table:table-cell office:value-type="float" office:value="1.56713" calcext:value-type="float">
            <text:p>1.56713</text:p>
          </table:table-cell>
          <table:table-cell/>
          <table:table-cell office:value-type="float" office:value="0.127199999999994" calcext:value-type="float">
            <text:p>0.127199999999994</text:p>
          </table:table-cell>
          <table:table-cell office:value-type="float" office:value="0.231000000000003" calcext:value-type="float">
            <text:p>0.231000000000003</text:p>
          </table:table-cell>
          <table:table-cell office:value-type="float" office:value="-0.411799999999962" calcext:value-type="float">
            <text:p>-0.411799999999962</text:p>
          </table:table-cell>
          <table:table-cell office:value-type="float" office:value="0.181999999999993" calcext:value-type="float">
            <text:p>0.181999999999993</text:p>
          </table:table-cell>
          <table:table-cell office:value-type="float" office:value="0.127199999999994" calcext:value-type="float">
            <text:p>0.127199999999994</text:p>
          </table:table-cell>
          <table:table-cell office:value-type="float" office:value="0.0020000000000131" calcext:value-type="float">
            <text:p>0.002000000000013</text:p>
          </table:table-cell>
          <table:table-cell/>
          <table:table-cell office:value-type="float" office:value="-5.47999999999771" calcext:value-type="float">
            <text:p>-5.47999999999771</text:p>
          </table:table-cell>
          <table:table-cell office:value-type="float" office:value="-9.75999999999644" calcext:value-type="float">
            <text:p>-9.75999999999644</text:p>
          </table:table-cell>
          <table:table-cell office:value-type="float" office:value="17.3999999999852" calcext:value-type="float">
            <text:p>17.3999999999852</text:p>
          </table:table-cell>
          <table:table-cell office:value-type="float" office:value="-7.5999999999965" calcext:value-type="float">
            <text:p>-7.5999999999965</text:p>
          </table:table-cell>
          <table:table-cell office:value-type="float" office:value="-5.48000000000215" calcext:value-type="float">
            <text:p>-5.48000000000215</text:p>
          </table:table-cell>
          <table:table-cell office:value-type="float" office:value="-0.400000000002621" calcext:value-type="float">
            <text:p>-0.400000000002621</text:p>
          </table:table-cell>
        </table:table-row>
        <table:table-row table:style-name="ro1">
          <table:table-cell office:value-type="float" office:value="0.652997" calcext:value-type="float">
            <text:p>0.652997</text:p>
          </table:table-cell>
          <table:table-cell office:value-type="float" office:value="0.786519" calcext:value-type="float">
            <text:p>0.786519</text:p>
          </table:table-cell>
          <table:table-cell office:value-type="float" office:value="0.97565" calcext:value-type="float">
            <text:p>0.97565</text:p>
          </table:table-cell>
          <table:table-cell office:value-type="float" office:value="1.37161" calcext:value-type="float">
            <text:p>1.37161</text:p>
          </table:table-cell>
          <table:table-cell office:value-type="float" office:value="0.639726" calcext:value-type="float">
            <text:p>0.639726</text:p>
          </table:table-cell>
          <table:table-cell office:value-type="float" office:value="1.56714" calcext:value-type="float">
            <text:p>1.56714</text:p>
          </table:table-cell>
          <table:table-cell/>
          <table:table-cell office:value-type="float" office:value="0.0998000000000054" calcext:value-type="float">
            <text:p>0.099800000000006</text:p>
          </table:table-cell>
          <table:table-cell office:value-type="float" office:value="0.182200000000021" calcext:value-type="float">
            <text:p>0.182200000000021</text:p>
          </table:table-cell>
          <table:table-cell office:value-type="float" office:value="-0.324800000000036" calcext:value-type="float">
            <text:p>-0.324800000000036</text:p>
          </table:table-cell>
          <table:table-cell office:value-type="float" office:value="0.144000000000011" calcext:value-type="float">
            <text:p>0.144000000000011</text:p>
          </table:table-cell>
          <table:table-cell office:value-type="float" office:value="0.0997999999999832" calcext:value-type="float">
            <text:p>0.09979999999998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.3599999999987" calcext:value-type="float">
            <text:p>-5.3599999999987</text:p>
          </table:table-cell>
          <table:table-cell office:value-type="float" office:value="-9.80000000000647" calcext:value-type="float">
            <text:p>-9.80000000000647</text:p>
          </table:table-cell>
          <table:table-cell office:value-type="float" office:value="17.4800000000097" calcext:value-type="float">
            <text:p>17.4800000000097</text:p>
          </table:table-cell>
          <table:table-cell office:value-type="float" office:value="-7.99999999999912" calcext:value-type="float">
            <text:p>-7.99999999999912</text:p>
          </table:table-cell>
          <table:table-cell office:value-type="float" office:value="-5.35999999998982" calcext:value-type="float">
            <text:p>-5.35999999998982</text:p>
          </table:table-cell>
          <table:table-cell office:value-type="float" office:value="0.399999999993739" calcext:value-type="float">
            <text:p>0.399999999993739</text:p>
          </table:table-cell>
        </table:table-row>
        <table:table-row table:style-name="ro1">
          <table:table-cell office:value-type="float" office:value="0.653496" calcext:value-type="float">
            <text:p>0.653496</text:p>
          </table:table-cell>
          <table:table-cell office:value-type="float" office:value="0.78743" calcext:value-type="float">
            <text:p>0.78743</text:p>
          </table:table-cell>
          <table:table-cell office:value-type="float" office:value="0.974026" calcext:value-type="float">
            <text:p>0.974026</text:p>
          </table:table-cell>
          <table:table-cell office:value-type="float" office:value="1.37233" calcext:value-type="float">
            <text:p>1.37233</text:p>
          </table:table-cell>
          <table:table-cell office:value-type="float" office:value="0.640225" calcext:value-type="float">
            <text:p>0.640225</text:p>
          </table:table-cell>
          <table:table-cell office:value-type="float" office:value="1.56714" calcext:value-type="float">
            <text:p>1.56714</text:p>
          </table:table-cell>
          <table:table-cell/>
          <table:table-cell office:value-type="float" office:value="0.0730000000000119" calcext:value-type="float">
            <text:p>0.073000000000012</text:p>
          </table:table-cell>
          <table:table-cell office:value-type="float" office:value="0.133199999999989" calcext:value-type="float">
            <text:p>0.133199999999989</text:p>
          </table:table-cell>
          <table:table-cell office:value-type="float" office:value="-0.237399999999988" calcext:value-type="float">
            <text:p>-0.237399999999988</text:p>
          </table:table-cell>
          <table:table-cell office:value-type="float" office:value="0.104000000000015" calcext:value-type="float">
            <text:p>0.104000000000015</text:p>
          </table:table-cell>
          <table:table-cell office:value-type="float" office:value="0.0730000000000342" calcext:value-type="float">
            <text:p>0.073000000000034</text:p>
          </table:table-cell>
          <table:table-cell office:value-type="float" office:value="0.00199999999996869" calcext:value-type="float">
            <text:p>0.001999999999969</text:p>
          </table:table-cell>
          <table:table-cell/>
          <table:table-cell office:value-type="float" office:value="-5.440000000001" calcext:value-type="float">
            <text:p>-5.440000000001</text:p>
          </table:table-cell>
          <table:table-cell office:value-type="float" office:value="-9.87999999999989" calcext:value-type="float">
            <text:p>-9.87999999999989</text:p>
          </table:table-cell>
          <table:table-cell office:value-type="float" office:value="17.5599999999942" calcext:value-type="float">
            <text:p>17.5599999999942</text:p>
          </table:table-cell>
          <table:table-cell office:value-type="float" office:value="-7.60000000000538" calcext:value-type="float">
            <text:p>-7.60000000000538</text:p>
          </table:table-cell>
          <table:table-cell office:value-type="float" office:value="-5.44000000001432" calcext:value-type="float">
            <text:p>-5.44000000001432</text:p>
          </table:table-cell>
          <table:table-cell office:value-type="float" office:value="-0.399999999993739" calcext:value-type="float">
            <text:p>-0.399999999993739</text:p>
          </table:table-cell>
        </table:table-row>
        <table:table-row table:style-name="ro1">
          <table:table-cell office:value-type="float" office:value="0.653861" calcext:value-type="float">
            <text:p>0.653861</text:p>
          </table:table-cell>
          <table:table-cell office:value-type="float" office:value="0.788096" calcext:value-type="float">
            <text:p>0.788096</text:p>
          </table:table-cell>
          <table:table-cell office:value-type="float" office:value="0.972839" calcext:value-type="float">
            <text:p>0.972839</text:p>
          </table:table-cell>
          <table:table-cell office:value-type="float" office:value="1.37285" calcext:value-type="float">
            <text:p>1.37285</text:p>
          </table:table-cell>
          <table:table-cell office:value-type="float" office:value="0.64059" calcext:value-type="float">
            <text:p>0.64059</text:p>
          </table:table-cell>
          <table:table-cell office:value-type="float" office:value="1.56715" calcext:value-type="float">
            <text:p>1.56715</text:p>
          </table:table-cell>
          <table:table-cell/>
          <table:table-cell office:value-type="float" office:value="0.0458000000000069" calcext:value-type="float">
            <text:p>0.045800000000007</text:p>
          </table:table-cell>
          <table:table-cell office:value-type="float" office:value="0.0837999999999894" calcext:value-type="float">
            <text:p>0.08379999999999</text:p>
          </table:table-cell>
          <table:table-cell office:value-type="float" office:value="-0.149600000000016" calcext:value-type="float">
            <text:p>-0.149600000000016</text:p>
          </table:table-cell>
          <table:table-cell office:value-type="float" office:value="0.0659999999999883" calcext:value-type="float">
            <text:p>0.065999999999988</text:p>
          </table:table-cell>
          <table:table-cell office:value-type="float" office:value="0.0457999999999625" calcext:value-type="float">
            <text:p>0.04579999999996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.36000000000314" calcext:value-type="float">
            <text:p>-5.36000000000314</text:p>
          </table:table-cell>
          <table:table-cell office:value-type="float" office:value="-9.83999999999874" calcext:value-type="float">
            <text:p>-9.83999999999874</text:p>
          </table:table-cell>
          <table:table-cell office:value-type="float" office:value="17.5600000000031" calcext:value-type="float">
            <text:p>17.5600000000031</text:p>
          </table:table-cell>
          <table:table-cell office:value-type="float" office:value="-7.5999999999965" calcext:value-type="float">
            <text:p>-7.5999999999965</text:p>
          </table:table-cell>
          <table:table-cell office:value-type="float" office:value="-5.35999999998982" calcext:value-type="float">
            <text:p>-5.35999999998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409" calcext:value-type="float">
            <text:p>0.65409</text:p>
          </table:table-cell>
          <table:table-cell office:value-type="float" office:value="0.788515" calcext:value-type="float">
            <text:p>0.788515</text:p>
          </table:table-cell>
          <table:table-cell office:value-type="float" office:value="0.972091" calcext:value-type="float">
            <text:p>0.972091</text:p>
          </table:table-cell>
          <table:table-cell office:value-type="float" office:value="1.37318" calcext:value-type="float">
            <text:p>1.37318</text:p>
          </table:table-cell>
          <table:table-cell office:value-type="float" office:value="0.640819" calcext:value-type="float">
            <text:p>0.640819</text:p>
          </table:table-cell>
          <table:table-cell office:value-type="float" office:value="1.56715" calcext:value-type="float">
            <text:p>1.56715</text:p>
          </table:table-cell>
          <table:table-cell/>
          <table:table-cell office:value-type="float" office:value="0.0189999999999912" calcext:value-type="float">
            <text:p>0.018999999999991</text:p>
          </table:table-cell>
          <table:table-cell office:value-type="float" office:value="0.0345999999999957" calcext:value-type="float">
            <text:p>0.034599999999996</text:p>
          </table:table-cell>
          <table:table-cell office:value-type="float" office:value="-0.0618000000000007" calcext:value-type="float">
            <text:p>-0.061800000000001</text:p>
          </table:table-cell>
          <table:table-cell office:value-type="float" office:value="0.0280000000000058" calcext:value-type="float">
            <text:p>0.028000000000006</text:p>
          </table:table-cell>
          <table:table-cell office:value-type="float" office:value="0.0190000000000135" calcext:value-type="float">
            <text:p>0.0190000000000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.67999999999924" calcext:value-type="float">
            <text:p>-3.67999999999924</text:p>
          </table:table-cell>
          <table:table-cell office:value-type="float" office:value="-6.67999999999669" calcext:value-type="float">
            <text:p>-6.67999999999669</text:p>
          </table:table-cell>
          <table:table-cell office:value-type="float" office:value="11.960000000002" calcext:value-type="float">
            <text:p>11.960000000002</text:p>
          </table:table-cell>
          <table:table-cell office:value-type="float" office:value="-5.19999999999854" calcext:value-type="float">
            <text:p>-5.19999999999854</text:p>
          </table:table-cell>
          <table:table-cell office:value-type="float" office:value="-3.68000000000368" calcext:value-type="float">
            <text:p>-3.68000000000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4185" calcext:value-type="float">
            <text:p>0.654185</text:p>
          </table:table-cell>
          <table:table-cell office:value-type="float" office:value="0.788688" calcext:value-type="float">
            <text:p>0.788688</text:p>
          </table:table-cell>
          <table:table-cell office:value-type="float" office:value="0.971782" calcext:value-type="float">
            <text:p>0.971782</text:p>
          </table:table-cell>
          <table:table-cell office:value-type="float" office:value="1.37332" calcext:value-type="float">
            <text:p>1.37332</text:p>
          </table:table-cell>
          <table:table-cell office:value-type="float" office:value="0.640914" calcext:value-type="float">
            <text:p>0.640914</text:p>
          </table:table-cell>
          <table:table-cell office:value-type="float" office:value="1.56715" calcext:value-type="float">
            <text:p>1.56715</text:p>
          </table:table-cell>
          <table:table-cell/>
          <table:table-cell office:value-type="float" office:value="0.000599999999995049" calcext:value-type="float">
            <text:p>0.000599999999995</text:p>
          </table:table-cell>
          <table:table-cell office:value-type="float" office:value="0.0012000000000123" calcext:value-type="float">
            <text:p>0.001200000000012</text:p>
          </table:table-cell>
          <table:table-cell office:value-type="float" office:value="-0.0019999999999909" calcext:value-type="float">
            <text:p>-0.001999999999991</text:p>
          </table:table-cell>
          <table:table-cell office:value-type="float" office:value="0.0020000000000131" calcext:value-type="float">
            <text:p>0.002000000000013</text:p>
          </table:table-cell>
          <table:table-cell office:value-type="float" office:value="0.000599999999995049" calcext:value-type="float">
            <text:p>0.00059999999999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4188" calcext:value-type="float">
            <text:p>0.654188</text:p>
          </table:table-cell>
          <table:table-cell office:value-type="float" office:value="0.788694" calcext:value-type="float">
            <text:p>0.788694</text:p>
          </table:table-cell>
          <table:table-cell office:value-type="float" office:value="0.971772" calcext:value-type="float">
            <text:p>0.971772</text:p>
          </table:table-cell>
          <table:table-cell office:value-type="float" office:value="1.37333" calcext:value-type="float">
            <text:p>1.37333</text:p>
          </table:table-cell>
          <table:table-cell office:value-type="float" office:value="0.640917" calcext:value-type="float">
            <text:p>0.640917</text:p>
          </table:table-cell>
          <table:table-cell office:value-type="float" office:value="1.56715" calcext:value-type="float">
            <text:p>1.56715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3">00/00/0000</text:date>, <text:time style:data-style-name="N2" text:time-value="11:27:01.4353794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03T11:27:51.681564464</dc:date>
    <meta:editing-duration>PT17M1S</meta:editing-duration>
    <meta:editing-cycles>8</meta:editing-cycles>
    <meta:generator>LibreOffice/6.0.7.3$Linux_X86_64 LibreOffice_project/00m0$Build-3</meta:generator>
    <meta:document-statistic meta:table-count="2" meta:cell-count="3574" meta:object-count="0"/>
  </office:meta>
</office:document-meta>
</file>